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7" table:style-name="ta1">
        <table:shapes>
          <draw:frame draw:z-index="0" draw:style-name="gr1" draw:text-style-name="P1" svg:width="964.91pt" svg:height="436.9pt" svg:x="89.72pt" svg:y="20.1pt">
            <loext:p draw:notify-on-update-of-ranges="i7.A1:i7.A100 i7.B1:i7.B100 i7.C1:i7.C100 i7.D1:i7.D100 i7.E1:i7.E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rraycopy_0_0</text:p>
          </table:table-cell>
          <table:table-cell office:value-type="float" office:value="20.2518799958" calcext:value-type="float">
            <text:p>20.2518799958</text:p>
          </table:table-cell>
          <table:table-cell office:value-type="float" office:value="19.7338597764" calcext:value-type="float">
            <text:p>19.7338597764</text:p>
          </table:table-cell>
          <table:table-cell office:value-type="float" office:value="21.0604594377" calcext:value-type="float">
            <text:p>21.0604594377</text:p>
          </table:table-cell>
          <table:table-cell office:value-type="float" office:value="20.6884720103" calcext:value-type="float">
            <text:p>20.6884720103</text:p>
          </table:table-cell>
        </table:table-row>
        <table:table-row table:style-name="ro1">
          <table:table-cell office:value-type="string" calcext:value-type="string">
            <text:p>arraycopy_0_1</text:p>
          </table:table-cell>
          <table:table-cell office:value-type="float" office:value="20.4314798096" calcext:value-type="float">
            <text:p>20.4314798096</text:p>
          </table:table-cell>
          <table:table-cell office:value-type="float" office:value="20.1479645488" calcext:value-type="float">
            <text:p>20.1479645488</text:p>
          </table:table-cell>
          <table:table-cell office:value-type="float" office:value="21.0959641048" calcext:value-type="float">
            <text:p>21.0959641048</text:p>
          </table:table-cell>
          <table:table-cell office:value-type="float" office:value="20.7305889894" calcext:value-type="float">
            <text:p>20.7305889894</text:p>
          </table:table-cell>
        </table:table-row>
        <table:table-row table:style-name="ro1">
          <table:table-cell office:value-type="string" calcext:value-type="string">
            <text:p>arraycopy_0_15</text:p>
          </table:table-cell>
          <table:table-cell office:value-type="float" office:value="20.325171128" calcext:value-type="float">
            <text:p>20.325171128</text:p>
          </table:table-cell>
          <table:table-cell office:value-type="float" office:value="19.2431295267" calcext:value-type="float">
            <text:p>19.2431295267</text:p>
          </table:table-cell>
          <table:table-cell office:value-type="float" office:value="22.1167374984" calcext:value-type="float">
            <text:p>22.1167374984</text:p>
          </table:table-cell>
          <table:table-cell office:value-type="float" office:value="21.2625402597" calcext:value-type="float">
            <text:p>21.2625402597</text:p>
          </table:table-cell>
        </table:table-row>
        <table:table-row table:style-name="ro1">
          <table:table-cell office:value-type="string" calcext:value-type="string">
            <text:p>arraycopy_0_16</text:p>
          </table:table-cell>
          <table:table-cell office:value-type="float" office:value="15.8021485721" calcext:value-type="float">
            <text:p>15.8021485721</text:p>
          </table:table-cell>
          <table:table-cell office:value-type="float" office:value="15.6925678097" calcext:value-type="float">
            <text:p>15.6925678097</text:p>
          </table:table-cell>
          <table:table-cell office:value-type="float" office:value="16.0796807987" calcext:value-type="float">
            <text:p>16.0796807987</text:p>
          </table:table-cell>
          <table:table-cell office:value-type="float" office:value="15.935664536" calcext:value-type="float">
            <text:p>15.935664536</text:p>
          </table:table-cell>
        </table:table-row>
        <table:table-row table:style-name="ro1">
          <table:table-cell office:value-type="string" calcext:value-type="string">
            <text:p>arraycopy_0_17</text:p>
          </table:table-cell>
          <table:table-cell office:value-type="float" office:value="20.3304445467" calcext:value-type="float">
            <text:p>20.3304445467</text:p>
          </table:table-cell>
          <table:table-cell office:value-type="float" office:value="20.2923363414" calcext:value-type="float">
            <text:p>20.2923363414</text:p>
          </table:table-cell>
          <table:table-cell office:value-type="float" office:value="20.4004687504" calcext:value-type="float">
            <text:p>20.4004687504</text:p>
          </table:table-cell>
          <table:table-cell office:value-type="float" office:value="20.363763702" calcext:value-type="float">
            <text:p>20.363763702</text:p>
          </table:table-cell>
        </table:table-row>
        <table:table-row table:style-name="ro1">
          <table:table-cell office:value-type="string" calcext:value-type="string">
            <text:p>arraycopy_0_2</text:p>
          </table:table-cell>
          <table:table-cell office:value-type="float" office:value="20.3445675458" calcext:value-type="float">
            <text:p>20.3445675458</text:p>
          </table:table-cell>
          <table:table-cell office:value-type="float" office:value="20.2021793543" calcext:value-type="float">
            <text:p>20.2021793543</text:p>
          </table:table-cell>
          <table:table-cell office:value-type="float" office:value="20.5763206556" calcext:value-type="float">
            <text:p>20.5763206556</text:p>
          </table:table-cell>
          <table:table-cell office:value-type="float" office:value="20.4496642867" calcext:value-type="float">
            <text:p>20.4496642867</text:p>
          </table:table-cell>
        </table:table-row>
        <table:table-row table:style-name="ro1">
          <table:table-cell office:value-type="string" calcext:value-type="string">
            <text:p>arraycopy_0_21</text:p>
          </table:table-cell>
          <table:table-cell office:value-type="float" office:value="20.3174284739" calcext:value-type="float">
            <text:p>20.3174284739</text:p>
          </table:table-cell>
          <table:table-cell office:value-type="float" office:value="20.2744010227" calcext:value-type="float">
            <text:p>20.2744010227</text:p>
          </table:table-cell>
          <table:table-cell office:value-type="float" office:value="20.4315375077" calcext:value-type="float">
            <text:p>20.4315375077</text:p>
          </table:table-cell>
          <table:table-cell office:value-type="float" office:value="20.3675367035" calcext:value-type="float">
            <text:p>20.3675367035</text:p>
          </table:table-cell>
        </table:table-row>
        <table:table-row table:style-name="ro1">
          <table:table-cell office:value-type="string" calcext:value-type="string">
            <text:p>arraycopy_0_23</text:p>
          </table:table-cell>
          <table:table-cell office:value-type="float" office:value="22.7536022277" calcext:value-type="float">
            <text:p>22.7536022277</text:p>
          </table:table-cell>
          <table:table-cell office:value-type="float" office:value="22.3289299922" calcext:value-type="float">
            <text:p>22.3289299922</text:p>
          </table:table-cell>
          <table:table-cell office:value-type="float" office:value="23.3880586319" calcext:value-type="float">
            <text:p>23.3880586319</text:p>
          </table:table-cell>
          <table:table-cell office:value-type="float" office:value="23.0986176835" calcext:value-type="float">
            <text:p>23.0986176835</text:p>
          </table:table-cell>
        </table:table-row>
        <table:table-row table:style-name="ro1">
          <table:table-cell office:value-type="string" calcext:value-type="string">
            <text:p>arraycopy_0_24</text:p>
          </table:table-cell>
          <table:table-cell office:value-type="float" office:value="20.3316647882" calcext:value-type="float">
            <text:p>20.3316647882</text:p>
          </table:table-cell>
          <table:table-cell office:value-type="float" office:value="18.950658649" calcext:value-type="float">
            <text:p>18.950658649</text:p>
          </table:table-cell>
          <table:table-cell office:value-type="float" office:value="22.1336890373" calcext:value-type="float">
            <text:p>22.1336890373</text:p>
          </table:table-cell>
          <table:table-cell office:value-type="float" office:value="21.2809286804" calcext:value-type="float">
            <text:p>21.2809286804</text:p>
          </table:table-cell>
        </table:table-row>
        <table:table-row table:style-name="ro1">
          <table:table-cell office:value-type="string" calcext:value-type="string">
            <text:p>arraycopy_0_27</text:p>
          </table:table-cell>
          <table:table-cell office:value-type="float" office:value="20.2871383821" calcext:value-type="float">
            <text:p>20.2871383821</text:p>
          </table:table-cell>
          <table:table-cell office:value-type="float" office:value="19.9892623824" calcext:value-type="float">
            <text:p>19.9892623824</text:p>
          </table:table-cell>
          <table:table-cell office:value-type="float" office:value="20.7397767935" calcext:value-type="float">
            <text:p>20.7397767935</text:p>
          </table:table-cell>
          <table:table-cell office:value-type="float" office:value="20.5322466382" calcext:value-type="float">
            <text:p>20.5322466382</text:p>
          </table:table-cell>
        </table:table-row>
        <table:table-row table:style-name="ro1">
          <table:table-cell office:value-type="string" calcext:value-type="string">
            <text:p>arraycopy_0_29</text:p>
          </table:table-cell>
          <table:table-cell office:value-type="float" office:value="26.3960446868" calcext:value-type="float">
            <text:p>26.3960446868</text:p>
          </table:table-cell>
          <table:table-cell office:value-type="float" office:value="26.2952813557" calcext:value-type="float">
            <text:p>26.2952813557</text:p>
          </table:table-cell>
          <table:table-cell office:value-type="float" office:value="26.5727142847" calcext:value-type="float">
            <text:p>26.5727142847</text:p>
          </table:table-cell>
          <table:table-cell office:value-type="float" office:value="26.4862577222" calcext:value-type="float">
            <text:p>26.4862577222</text:p>
          </table:table-cell>
        </table:table-row>
        <table:table-row table:style-name="ro1">
          <table:table-cell office:value-type="string" calcext:value-type="string">
            <text:p>arraycopy_0_3</text:p>
          </table:table-cell>
          <table:table-cell office:value-type="float" office:value="20.385062415" calcext:value-type="float">
            <text:p>20.385062415</text:p>
          </table:table-cell>
          <table:table-cell office:value-type="float" office:value="19.3530285888" calcext:value-type="float">
            <text:p>19.3530285888</text:p>
          </table:table-cell>
          <table:table-cell office:value-type="float" office:value="21.8983275987" calcext:value-type="float">
            <text:p>21.8983275987</text:p>
          </table:table-cell>
          <table:table-cell office:value-type="float" office:value="21.2003257012" calcext:value-type="float">
            <text:p>21.2003257012</text:p>
          </table:table-cell>
        </table:table-row>
        <table:table-row table:style-name="ro1">
          <table:table-cell office:value-type="string" calcext:value-type="string">
            <text:p>arraycopy_0_31</text:p>
          </table:table-cell>
          <table:table-cell office:value-type="float" office:value="20.9109524856" calcext:value-type="float">
            <text:p>20.9109524856</text:p>
          </table:table-cell>
          <table:table-cell office:value-type="float" office:value="20.3782480825" calcext:value-type="float">
            <text:p>20.3782480825</text:p>
          </table:table-cell>
          <table:table-cell office:value-type="float" office:value="21.7996916022" calcext:value-type="float">
            <text:p>21.7996916022</text:p>
          </table:table-cell>
          <table:table-cell office:value-type="float" office:value="21.3756183145" calcext:value-type="float">
            <text:p>21.3756183145</text:p>
          </table:table-cell>
        </table:table-row>
        <table:table-row table:style-name="ro1">
          <table:table-cell office:value-type="string" calcext:value-type="string">
            <text:p>arraycopy_0_7</text:p>
          </table:table-cell>
          <table:table-cell office:value-type="float" office:value="20.3295257808" calcext:value-type="float">
            <text:p>20.3295257808</text:p>
          </table:table-cell>
          <table:table-cell office:value-type="float" office:value="19.4459110239" calcext:value-type="float">
            <text:p>19.4459110239</text:p>
          </table:table-cell>
          <table:table-cell office:value-type="float" office:value="21.5163757982" calcext:value-type="float">
            <text:p>21.5163757982</text:p>
          </table:table-cell>
          <table:table-cell office:value-type="float" office:value="20.9546107724" calcext:value-type="float">
            <text:p>20.9546107724</text:p>
          </table:table-cell>
        </table:table-row>
        <table:table-row table:style-name="ro1">
          <table:table-cell office:value-type="string" calcext:value-type="string">
            <text:p>arraycopy_0_8</text:p>
          </table:table-cell>
          <table:table-cell office:value-type="float" office:value="20.2897918585" calcext:value-type="float">
            <text:p>20.2897918585</text:p>
          </table:table-cell>
          <table:table-cell office:value-type="float" office:value="19.9756029598" calcext:value-type="float">
            <text:p>19.9756029598</text:p>
          </table:table-cell>
          <table:table-cell office:value-type="float" office:value="20.8696626769" calcext:value-type="float">
            <text:p>20.8696626769</text:p>
          </table:table-cell>
          <table:table-cell office:value-type="float" office:value="20.5937652303" calcext:value-type="float">
            <text:p>20.5937652303</text:p>
          </table:table-cell>
        </table:table-row>
        <table:table-row table:style-name="ro1">
          <table:table-cell office:value-type="string" calcext:value-type="string">
            <text:p>arraycopy_0_9</text:p>
          </table:table-cell>
          <table:table-cell office:value-type="float" office:value="20.3010864231" calcext:value-type="float">
            <text:p>20.3010864231</text:p>
          </table:table-cell>
          <table:table-cell office:value-type="float" office:value="20.1676300867" calcext:value-type="float">
            <text:p>20.1676300867</text:p>
          </table:table-cell>
          <table:table-cell office:value-type="float" office:value="20.5316064675" calcext:value-type="float">
            <text:p>20.5316064675</text:p>
          </table:table-cell>
          <table:table-cell office:value-type="float" office:value="20.4260959538" calcext:value-type="float">
            <text:p>20.4260959538</text:p>
          </table:table-cell>
        </table:table-row>
        <table:table-row table:style-name="ro1">
          <table:table-cell office:value-type="string" calcext:value-type="string">
            <text:p>arraycopy_15_0</text:p>
          </table:table-cell>
          <table:table-cell office:value-type="float" office:value="20.2875355516" calcext:value-type="float">
            <text:p>20.2875355516</text:p>
          </table:table-cell>
          <table:table-cell office:value-type="float" office:value="19.8686243497" calcext:value-type="float">
            <text:p>19.8686243497</text:p>
          </table:table-cell>
          <table:table-cell office:value-type="float" office:value="21.0465108159" calcext:value-type="float">
            <text:p>21.0465108159</text:p>
          </table:table-cell>
          <table:table-cell office:value-type="float" office:value="20.6273730091" calcext:value-type="float">
            <text:p>20.6273730091</text:p>
          </table:table-cell>
        </table:table-row>
        <table:table-row table:style-name="ro1">
          <table:table-cell office:value-type="string" calcext:value-type="string">
            <text:p>arraycopy_15_1</text:p>
          </table:table-cell>
          <table:table-cell office:value-type="float" office:value="20.3025508721" calcext:value-type="float">
            <text:p>20.3025508721</text:p>
          </table:table-cell>
          <table:table-cell office:value-type="float" office:value="19.6701601035" calcext:value-type="float">
            <text:p>19.6701601035</text:p>
          </table:table-cell>
          <table:table-cell office:value-type="float" office:value="21.3351233433" calcext:value-type="float">
            <text:p>21.3351233433</text:p>
          </table:table-cell>
          <table:table-cell office:value-type="float" office:value="20.8236837819" calcext:value-type="float">
            <text:p>20.8236837819</text:p>
          </table:table-cell>
        </table:table-row>
        <table:table-row table:style-name="ro1">
          <table:table-cell office:value-type="string" calcext:value-type="string">
            <text:p>arraycopy_15_15</text:p>
          </table:table-cell>
          <table:table-cell office:value-type="float" office:value="20.2809006935" calcext:value-type="float">
            <text:p>20.2809006935</text:p>
          </table:table-cell>
          <table:table-cell office:value-type="float" office:value="19.8328200041" calcext:value-type="float">
            <text:p>19.8328200041</text:p>
          </table:table-cell>
          <table:table-cell office:value-type="float" office:value="20.9439024049" calcext:value-type="float">
            <text:p>20.9439024049</text:p>
          </table:table-cell>
          <table:table-cell office:value-type="float" office:value="20.6384424039" calcext:value-type="float">
            <text:p>20.6384424039</text:p>
          </table:table-cell>
        </table:table-row>
        <table:table-row table:style-name="ro1">
          <table:table-cell office:value-type="string" calcext:value-type="string">
            <text:p>arraycopy_15_16</text:p>
          </table:table-cell>
          <table:table-cell office:value-type="float" office:value="15.9201224664" calcext:value-type="float">
            <text:p>15.9201224664</text:p>
          </table:table-cell>
          <table:table-cell office:value-type="float" office:value="15.20054455" calcext:value-type="float">
            <text:p>15.20054455</text:p>
          </table:table-cell>
          <table:table-cell office:value-type="float" office:value="16.910029198" calcext:value-type="float">
            <text:p>16.910029198</text:p>
          </table:table-cell>
          <table:table-cell office:value-type="float" office:value="16.4502720215" calcext:value-type="float">
            <text:p>16.4502720215</text:p>
          </table:table-cell>
        </table:table-row>
        <table:table-row table:style-name="ro1">
          <table:table-cell office:value-type="string" calcext:value-type="string">
            <text:p>arraycopy_15_17</text:p>
          </table:table-cell>
          <table:table-cell office:value-type="float" office:value="20.3251592252" calcext:value-type="float">
            <text:p>20.3251592252</text:p>
          </table:table-cell>
          <table:table-cell office:value-type="float" office:value="19.727493429" calcext:value-type="float">
            <text:p>19.727493429</text:p>
          </table:table-cell>
          <table:table-cell office:value-type="float" office:value="21.1606642442" calcext:value-type="float">
            <text:p>21.1606642442</text:p>
          </table:table-cell>
          <table:table-cell office:value-type="float" office:value="20.7689489719" calcext:value-type="float">
            <text:p>20.7689489719</text:p>
          </table:table-cell>
        </table:table-row>
        <table:table-row table:style-name="ro1">
          <table:table-cell office:value-type="string" calcext:value-type="string">
            <text:p>arraycopy_15_2</text:p>
          </table:table-cell>
          <table:table-cell office:value-type="float" office:value="20.345224664" calcext:value-type="float">
            <text:p>20.345224664</text:p>
          </table:table-cell>
          <table:table-cell office:value-type="float" office:value="19.861067439" calcext:value-type="float">
            <text:p>19.861067439</text:p>
          </table:table-cell>
          <table:table-cell office:value-type="float" office:value="21.0592134364" calcext:value-type="float">
            <text:p>21.0592134364</text:p>
          </table:table-cell>
          <table:table-cell office:value-type="float" office:value="20.7279307542" calcext:value-type="float">
            <text:p>20.7279307542</text:p>
          </table:table-cell>
        </table:table-row>
        <table:table-row table:style-name="ro1">
          <table:table-cell office:value-type="string" calcext:value-type="string">
            <text:p>arraycopy_15_21</text:p>
          </table:table-cell>
          <table:table-cell office:value-type="float" office:value="25.0610348323" calcext:value-type="float">
            <text:p>25.0610348323</text:p>
          </table:table-cell>
          <table:table-cell office:value-type="float" office:value="25.0329327809" calcext:value-type="float">
            <text:p>25.0329327809</text:p>
          </table:table-cell>
          <table:table-cell office:value-type="float" office:value="25.123316345" calcext:value-type="float">
            <text:p>25.123316345</text:p>
          </table:table-cell>
          <table:table-cell office:value-type="float" office:value="25.0904317958" calcext:value-type="float">
            <text:p>25.0904317958</text:p>
          </table:table-cell>
        </table:table-row>
        <table:table-row table:style-name="ro1">
          <table:table-cell office:value-type="string" calcext:value-type="string">
            <text:p>arraycopy_15_23</text:p>
          </table:table-cell>
          <table:table-cell office:value-type="float" office:value="20.3100763237" calcext:value-type="float">
            <text:p>20.3100763237</text:p>
          </table:table-cell>
          <table:table-cell office:value-type="float" office:value="19.8825268383" calcext:value-type="float">
            <text:p>19.8825268383</text:p>
          </table:table-cell>
          <table:table-cell office:value-type="float" office:value="20.9720214274" calcext:value-type="float">
            <text:p>20.9720214274</text:p>
          </table:table-cell>
          <table:table-cell office:value-type="float" office:value="20.6104376142" calcext:value-type="float">
            <text:p>20.6104376142</text:p>
          </table:table-cell>
        </table:table-row>
        <table:table-row table:style-name="ro1">
          <table:table-cell office:value-type="string" calcext:value-type="string">
            <text:p>arraycopy_15_24</text:p>
          </table:table-cell>
          <table:table-cell office:value-type="float" office:value="20.3307240948" calcext:value-type="float">
            <text:p>20.3307240948</text:p>
          </table:table-cell>
          <table:table-cell office:value-type="float" office:value="20.2962757701" calcext:value-type="float">
            <text:p>20.2962757701</text:p>
          </table:table-cell>
          <table:table-cell office:value-type="float" office:value="20.3927702335" calcext:value-type="float">
            <text:p>20.3927702335</text:p>
          </table:table-cell>
          <table:table-cell office:value-type="float" office:value="20.3594815863" calcext:value-type="float">
            <text:p>20.3594815863</text:p>
          </table:table-cell>
        </table:table-row>
        <table:table-row table:style-name="ro1">
          <table:table-cell office:value-type="string" calcext:value-type="string">
            <text:p>arraycopy_15_27</text:p>
          </table:table-cell>
          <table:table-cell office:value-type="float" office:value="20.3180169825" calcext:value-type="float">
            <text:p>20.3180169825</text:p>
          </table:table-cell>
          <table:table-cell office:value-type="float" office:value="20.231474828" calcext:value-type="float">
            <text:p>20.231474828</text:p>
          </table:table-cell>
          <table:table-cell office:value-type="float" office:value="20.45887275" calcext:value-type="float">
            <text:p>20.45887275</text:p>
          </table:table-cell>
          <table:table-cell office:value-type="float" office:value="20.39577066" calcext:value-type="float">
            <text:p>20.39577066</text:p>
          </table:table-cell>
        </table:table-row>
        <table:table-row table:style-name="ro1">
          <table:table-cell office:value-type="string" calcext:value-type="string">
            <text:p>arraycopy_15_29</text:p>
          </table:table-cell>
          <table:table-cell office:value-type="float" office:value="20.3234938588" calcext:value-type="float">
            <text:p>20.3234938588</text:p>
          </table:table-cell>
          <table:table-cell office:value-type="float" office:value="20.2831639375" calcext:value-type="float">
            <text:p>20.2831639375</text:p>
          </table:table-cell>
          <table:table-cell office:value-type="float" office:value="20.4305301306" calcext:value-type="float">
            <text:p>20.4305301306</text:p>
          </table:table-cell>
          <table:table-cell office:value-type="float" office:value="20.3718656457" calcext:value-type="float">
            <text:p>20.3718656457</text:p>
          </table:table-cell>
        </table:table-row>
        <table:table-row table:style-name="ro1">
          <table:table-cell office:value-type="string" calcext:value-type="string">
            <text:p>arraycopy_15_3</text:p>
          </table:table-cell>
          <table:table-cell office:value-type="float" office:value="20.3235138773" calcext:value-type="float">
            <text:p>20.3235138773</text:p>
          </table:table-cell>
          <table:table-cell office:value-type="float" office:value="20.2961551721" calcext:value-type="float">
            <text:p>20.2961551721</text:p>
          </table:table-cell>
          <table:table-cell office:value-type="float" office:value="20.3933108449" calcext:value-type="float">
            <text:p>20.3933108449</text:p>
          </table:table-cell>
          <table:table-cell office:value-type="float" office:value="20.3538546937" calcext:value-type="float">
            <text:p>20.3538546937</text:p>
          </table:table-cell>
        </table:table-row>
        <table:table-row table:style-name="ro1">
          <table:table-cell office:value-type="string" calcext:value-type="string">
            <text:p>arraycopy_15_31</text:p>
          </table:table-cell>
          <table:table-cell office:value-type="float" office:value="20.494211417" calcext:value-type="float">
            <text:p>20.494211417</text:p>
          </table:table-cell>
          <table:table-cell office:value-type="float" office:value="18.1302640575" calcext:value-type="float">
            <text:p>18.1302640575</text:p>
          </table:table-cell>
          <table:table-cell office:value-type="float" office:value="24.0690152851" calcext:value-type="float">
            <text:p>24.0690152851</text:p>
          </table:table-cell>
          <table:table-cell office:value-type="float" office:value="22.3912093055" calcext:value-type="float">
            <text:p>22.3912093055</text:p>
          </table:table-cell>
        </table:table-row>
        <table:table-row table:style-name="ro1">
          <table:table-cell office:value-type="string" calcext:value-type="string">
            <text:p>arraycopy_15_7</text:p>
          </table:table-cell>
          <table:table-cell office:value-type="float" office:value="20.4921190446" calcext:value-type="float">
            <text:p>20.4921190446</text:p>
          </table:table-cell>
          <table:table-cell office:value-type="float" office:value="19.3955466592" calcext:value-type="float">
            <text:p>19.3955466592</text:p>
          </table:table-cell>
          <table:table-cell office:value-type="float" office:value="22.3322378635" calcext:value-type="float">
            <text:p>22.3322378635</text:p>
          </table:table-cell>
          <table:table-cell office:value-type="float" office:value="21.4394873753" calcext:value-type="float">
            <text:p>21.4394873753</text:p>
          </table:table-cell>
        </table:table-row>
        <table:table-row table:style-name="ro1">
          <table:table-cell office:value-type="string" calcext:value-type="string">
            <text:p>arraycopy_15_8</text:p>
          </table:table-cell>
          <table:table-cell office:value-type="float" office:value="20.3266111545" calcext:value-type="float">
            <text:p>20.3266111545</text:p>
          </table:table-cell>
          <table:table-cell office:value-type="float" office:value="20.2372686153" calcext:value-type="float">
            <text:p>20.2372686153</text:p>
          </table:table-cell>
          <table:table-cell office:value-type="float" office:value="20.5116836822" calcext:value-type="float">
            <text:p>20.5116836822</text:p>
          </table:table-cell>
          <table:table-cell office:value-type="float" office:value="20.409665108" calcext:value-type="float">
            <text:p>20.409665108</text:p>
          </table:table-cell>
        </table:table-row>
        <table:table-row table:style-name="ro1">
          <table:table-cell office:value-type="string" calcext:value-type="string">
            <text:p>arraycopy_15_9</text:p>
          </table:table-cell>
          <table:table-cell office:value-type="float" office:value="20.3400108272" calcext:value-type="float">
            <text:p>20.3400108272</text:p>
          </table:table-cell>
          <table:table-cell office:value-type="float" office:value="20.2356837822" calcext:value-type="float">
            <text:p>20.2356837822</text:p>
          </table:table-cell>
          <table:table-cell office:value-type="float" office:value="20.5065635939" calcext:value-type="float">
            <text:p>20.5065635939</text:p>
          </table:table-cell>
          <table:table-cell office:value-type="float" office:value="20.4284930793" calcext:value-type="float">
            <text:p>20.4284930793</text:p>
          </table:table-cell>
        </table:table-row>
        <table:table-row table:style-name="ro1">
          <table:table-cell office:value-type="string" calcext:value-type="string">
            <text:p>arraycopy_16_0</text:p>
          </table:table-cell>
          <table:table-cell office:value-type="float" office:value="20.3097895393" calcext:value-type="float">
            <text:p>20.3097895393</text:p>
          </table:table-cell>
          <table:table-cell office:value-type="float" office:value="20.2078938159" calcext:value-type="float">
            <text:p>20.2078938159</text:p>
          </table:table-cell>
          <table:table-cell office:value-type="float" office:value="20.493837955" calcext:value-type="float">
            <text:p>20.493837955</text:p>
          </table:table-cell>
          <table:table-cell office:value-type="float" office:value="20.4069947401" calcext:value-type="float">
            <text:p>20.4069947401</text:p>
          </table:table-cell>
        </table:table-row>
        <table:table-row table:style-name="ro1">
          <table:table-cell office:value-type="string" calcext:value-type="string">
            <text:p>arraycopy_16_1</text:p>
          </table:table-cell>
          <table:table-cell office:value-type="float" office:value="20.2956505693" calcext:value-type="float">
            <text:p>20.2956505693</text:p>
          </table:table-cell>
          <table:table-cell office:value-type="float" office:value="19.7664807218" calcext:value-type="float">
            <text:p>19.7664807218</text:p>
          </table:table-cell>
          <table:table-cell office:value-type="float" office:value="21.1380769194" calcext:value-type="float">
            <text:p>21.1380769194</text:p>
          </table:table-cell>
          <table:table-cell office:value-type="float" office:value="20.6784899155" calcext:value-type="float">
            <text:p>20.6784899155</text:p>
          </table:table-cell>
        </table:table-row>
        <table:table-row table:style-name="ro1">
          <table:table-cell office:value-type="string" calcext:value-type="string">
            <text:p>arraycopy_16_15</text:p>
          </table:table-cell>
          <table:table-cell office:value-type="float" office:value="20.2888468691" calcext:value-type="float">
            <text:p>20.2888468691</text:p>
          </table:table-cell>
          <table:table-cell office:value-type="float" office:value="20.1396380475" calcext:value-type="float">
            <text:p>20.1396380475</text:p>
          </table:table-cell>
          <table:table-cell office:value-type="float" office:value="20.5437614541" calcext:value-type="float">
            <text:p>20.5437614541</text:p>
          </table:table-cell>
          <table:table-cell office:value-type="float" office:value="20.4116921478" calcext:value-type="float">
            <text:p>20.4116921478</text:p>
          </table:table-cell>
        </table:table-row>
        <table:table-row table:style-name="ro1">
          <table:table-cell office:value-type="string" calcext:value-type="string">
            <text:p>arraycopy_16_16</text:p>
          </table:table-cell>
          <table:table-cell office:value-type="float" office:value="15.1958772047" calcext:value-type="float">
            <text:p>15.1958772047</text:p>
          </table:table-cell>
          <table:table-cell office:value-type="float" office:value="15.0663334999" calcext:value-type="float">
            <text:p>15.0663334999</text:p>
          </table:table-cell>
          <table:table-cell office:value-type="float" office:value="15.4696579784" calcext:value-type="float">
            <text:p>15.4696579784</text:p>
          </table:table-cell>
          <table:table-cell office:value-type="float" office:value="15.3421259731" calcext:value-type="float">
            <text:p>15.3421259731</text:p>
          </table:table-cell>
        </table:table-row>
        <table:table-row table:style-name="ro1">
          <table:table-cell office:value-type="string" calcext:value-type="string">
            <text:p>arraycopy_16_17</text:p>
          </table:table-cell>
          <table:table-cell office:value-type="float" office:value="20.2952073448" calcext:value-type="float">
            <text:p>20.2952073448</text:p>
          </table:table-cell>
          <table:table-cell office:value-type="float" office:value="20.2064849727" calcext:value-type="float">
            <text:p>20.2064849727</text:p>
          </table:table-cell>
          <table:table-cell office:value-type="float" office:value="20.4564684819" calcext:value-type="float">
            <text:p>20.4564684819</text:p>
          </table:table-cell>
          <table:table-cell office:value-type="float" office:value="20.3735324482" calcext:value-type="float">
            <text:p>20.3735324482</text:p>
          </table:table-cell>
        </table:table-row>
        <table:table-row table:style-name="ro1">
          <table:table-cell office:value-type="string" calcext:value-type="string">
            <text:p>arraycopy_16_2</text:p>
          </table:table-cell>
          <table:table-cell office:value-type="float" office:value="23.1105545138" calcext:value-type="float">
            <text:p>23.1105545138</text:p>
          </table:table-cell>
          <table:table-cell office:value-type="float" office:value="22.6070149232" calcext:value-type="float">
            <text:p>22.6070149232</text:p>
          </table:table-cell>
          <table:table-cell office:value-type="float" office:value="23.9900298383" calcext:value-type="float">
            <text:p>23.9900298383</text:p>
          </table:table-cell>
          <table:table-cell office:value-type="float" office:value="23.5252487661" calcext:value-type="float">
            <text:p>23.5252487661</text:p>
          </table:table-cell>
        </table:table-row>
        <table:table-row table:style-name="ro1">
          <table:table-cell office:value-type="string" calcext:value-type="string">
            <text:p>arraycopy_16_21</text:p>
          </table:table-cell>
          <table:table-cell office:value-type="float" office:value="20.2997539125" calcext:value-type="float">
            <text:p>20.2997539125</text:p>
          </table:table-cell>
          <table:table-cell office:value-type="float" office:value="19.4284112843" calcext:value-type="float">
            <text:p>19.4284112843</text:p>
          </table:table-cell>
          <table:table-cell office:value-type="float" office:value="21.5137426388" calcext:value-type="float">
            <text:p>21.5137426388</text:p>
          </table:table-cell>
          <table:table-cell office:value-type="float" office:value="20.9471616229" calcext:value-type="float">
            <text:p>20.9471616229</text:p>
          </table:table-cell>
        </table:table-row>
        <table:table-row table:style-name="ro1">
          <table:table-cell office:value-type="string" calcext:value-type="string">
            <text:p>arraycopy_16_23</text:p>
          </table:table-cell>
          <table:table-cell office:value-type="float" office:value="20.3206344375" calcext:value-type="float">
            <text:p>20.3206344375</text:p>
          </table:table-cell>
          <table:table-cell office:value-type="float" office:value="18.0358026764" calcext:value-type="float">
            <text:p>18.0358026764</text:p>
          </table:table-cell>
          <table:table-cell office:value-type="float" office:value="23.4735358017" calcext:value-type="float">
            <text:p>23.4735358017</text:p>
          </table:table-cell>
          <table:table-cell office:value-type="float" office:value="21.9903448957" calcext:value-type="float">
            <text:p>21.9903448957</text:p>
          </table:table-cell>
        </table:table-row>
        <table:table-row table:style-name="ro1">
          <table:table-cell office:value-type="string" calcext:value-type="string">
            <text:p>arraycopy_16_24</text:p>
          </table:table-cell>
          <table:table-cell office:value-type="float" office:value="20.3059133693" calcext:value-type="float">
            <text:p>20.3059133693</text:p>
          </table:table-cell>
          <table:table-cell office:value-type="float" office:value="19.0117333441" calcext:value-type="float">
            <text:p>19.0117333441</text:p>
          </table:table-cell>
          <table:table-cell office:value-type="float" office:value="22.0484819295" calcext:value-type="float">
            <text:p>22.0484819295</text:p>
          </table:table-cell>
          <table:table-cell office:value-type="float" office:value="21.2306177027" calcext:value-type="float">
            <text:p>21.2306177027</text:p>
          </table:table-cell>
        </table:table-row>
        <table:table-row table:style-name="ro1">
          <table:table-cell office:value-type="string" calcext:value-type="string">
            <text:p>arraycopy_16_27</text:p>
          </table:table-cell>
          <table:table-cell office:value-type="float" office:value="20.3243650349" calcext:value-type="float">
            <text:p>20.3243650349</text:p>
          </table:table-cell>
          <table:table-cell office:value-type="float" office:value="20.1727186719" calcext:value-type="float">
            <text:p>20.1727186719</text:p>
          </table:table-cell>
          <table:table-cell office:value-type="float" office:value="20.6395665371" calcext:value-type="float">
            <text:p>20.6395665371</text:p>
          </table:table-cell>
          <table:table-cell office:value-type="float" office:value="20.4633065705" calcext:value-type="float">
            <text:p>20.4633065705</text:p>
          </table:table-cell>
        </table:table-row>
        <table:table-row table:style-name="ro1">
          <table:table-cell office:value-type="string" calcext:value-type="string">
            <text:p>arraycopy_16_29</text:p>
          </table:table-cell>
          <table:table-cell office:value-type="float" office:value="20.3118248486" calcext:value-type="float">
            <text:p>20.3118248486</text:p>
          </table:table-cell>
          <table:table-cell office:value-type="float" office:value="20.2256838138" calcext:value-type="float">
            <text:p>20.2256838138</text:p>
          </table:table-cell>
          <table:table-cell office:value-type="float" office:value="20.4666768566" calcext:value-type="float">
            <text:p>20.4666768566</text:p>
          </table:table-cell>
          <table:table-cell office:value-type="float" office:value="20.383448398" calcext:value-type="float">
            <text:p>20.383448398</text:p>
          </table:table-cell>
        </table:table-row>
        <table:table-row table:style-name="ro1">
          <table:table-cell office:value-type="string" calcext:value-type="string">
            <text:p>arraycopy_16_3</text:p>
          </table:table-cell>
          <table:table-cell office:value-type="float" office:value="20.29670247" calcext:value-type="float">
            <text:p>20.29670247</text:p>
          </table:table-cell>
          <table:table-cell office:value-type="float" office:value="20.2455827645" calcext:value-type="float">
            <text:p>20.2455827645</text:p>
          </table:table-cell>
          <table:table-cell office:value-type="float" office:value="20.4219759081" calcext:value-type="float">
            <text:p>20.4219759081</text:p>
          </table:table-cell>
          <table:table-cell office:value-type="float" office:value="20.3519300783" calcext:value-type="float">
            <text:p>20.3519300783</text:p>
          </table:table-cell>
        </table:table-row>
        <table:table-row table:style-name="ro1">
          <table:table-cell office:value-type="string" calcext:value-type="string">
            <text:p>arraycopy_16_31</text:p>
          </table:table-cell>
          <table:table-cell office:value-type="float" office:value="29.613684785" calcext:value-type="float">
            <text:p>29.613684785</text:p>
          </table:table-cell>
          <table:table-cell office:value-type="float" office:value="29.5192335028" calcext:value-type="float">
            <text:p>29.5192335028</text:p>
          </table:table-cell>
          <table:table-cell office:value-type="float" office:value="29.7901404458" calcext:value-type="float">
            <text:p>29.7901404458</text:p>
          </table:table-cell>
          <table:table-cell office:value-type="float" office:value="29.7090422774" calcext:value-type="float">
            <text:p>29.7090422774</text:p>
          </table:table-cell>
        </table:table-row>
        <table:table-row table:style-name="ro1">
          <table:table-cell office:value-type="string" calcext:value-type="string">
            <text:p>arraycopy_16_7</text:p>
          </table:table-cell>
          <table:table-cell office:value-type="float" office:value="20.3162276844" calcext:value-type="float">
            <text:p>20.3162276844</text:p>
          </table:table-cell>
          <table:table-cell office:value-type="float" office:value="20.2422054358" calcext:value-type="float">
            <text:p>20.2422054358</text:p>
          </table:table-cell>
          <table:table-cell office:value-type="float" office:value="20.4361690196" calcext:value-type="float">
            <text:p>20.4361690196</text:p>
          </table:table-cell>
          <table:table-cell office:value-type="float" office:value="20.3759837104" calcext:value-type="float">
            <text:p>20.3759837104</text:p>
          </table:table-cell>
        </table:table-row>
        <table:table-row table:style-name="ro1">
          <table:table-cell office:value-type="string" calcext:value-type="string">
            <text:p>arraycopy_16_8</text:p>
          </table:table-cell>
          <table:table-cell office:value-type="float" office:value="20.3522634367" calcext:value-type="float">
            <text:p>20.3522634367</text:p>
          </table:table-cell>
          <table:table-cell office:value-type="float" office:value="19.9260263843" calcext:value-type="float">
            <text:p>19.9260263843</text:p>
          </table:table-cell>
          <table:table-cell office:value-type="float" office:value="21.0279594612" calcext:value-type="float">
            <text:p>21.0279594612</text:p>
          </table:table-cell>
          <table:table-cell office:value-type="float" office:value="20.7142520151" calcext:value-type="float">
            <text:p>20.7142520151</text:p>
          </table:table-cell>
        </table:table-row>
        <table:table-row table:style-name="ro1">
          <table:table-cell office:value-type="string" calcext:value-type="string">
            <text:p>arraycopy_16_9</text:p>
          </table:table-cell>
          <table:table-cell office:value-type="float" office:value="20.3228680484" calcext:value-type="float">
            <text:p>20.3228680484</text:p>
          </table:table-cell>
          <table:table-cell office:value-type="float" office:value="20.1750571016" calcext:value-type="float">
            <text:p>20.1750571016</text:p>
          </table:table-cell>
          <table:table-cell office:value-type="float" office:value="20.629795505" calcext:value-type="float">
            <text:p>20.629795505</text:p>
          </table:table-cell>
          <table:table-cell office:value-type="float" office:value="20.4701391332" calcext:value-type="float">
            <text:p>20.4701391332</text:p>
          </table:table-cell>
        </table:table-row>
        <table:table-row table:style-name="ro1">
          <table:table-cell office:value-type="string" calcext:value-type="string">
            <text:p>arraycopy_17_0</text:p>
          </table:table-cell>
          <table:table-cell office:value-type="float" office:value="20.2834717169" calcext:value-type="float">
            <text:p>20.2834717169</text:p>
          </table:table-cell>
          <table:table-cell office:value-type="float" office:value="19.6600105399" calcext:value-type="float">
            <text:p>19.6600105399</text:p>
          </table:table-cell>
          <table:table-cell office:value-type="float" office:value="21.2507824443" calcext:value-type="float">
            <text:p>21.2507824443</text:p>
          </table:table-cell>
          <table:table-cell office:value-type="float" office:value="20.7253457405" calcext:value-type="float">
            <text:p>20.7253457405</text:p>
          </table:table-cell>
        </table:table-row>
        <table:table-row table:style-name="ro1">
          <table:table-cell office:value-type="string" calcext:value-type="string">
            <text:p>arraycopy_17_1</text:p>
          </table:table-cell>
          <table:table-cell office:value-type="float" office:value="20.2757750573" calcext:value-type="float">
            <text:p>20.2757750573</text:p>
          </table:table-cell>
          <table:table-cell office:value-type="float" office:value="19.8571970198" calcext:value-type="float">
            <text:p>19.8571970198</text:p>
          </table:table-cell>
          <table:table-cell office:value-type="float" office:value="21.0524150697" calcext:value-type="float">
            <text:p>21.0524150697</text:p>
          </table:table-cell>
          <table:table-cell office:value-type="float" office:value="20.6660437721" calcext:value-type="float">
            <text:p>20.6660437721</text:p>
          </table:table-cell>
        </table:table-row>
        <table:table-row table:style-name="ro1">
          <table:table-cell office:value-type="string" calcext:value-type="string">
            <text:p>arraycopy_17_15</text:p>
          </table:table-cell>
          <table:table-cell office:value-type="float" office:value="20.2600017872" calcext:value-type="float">
            <text:p>20.2600017872</text:p>
          </table:table-cell>
          <table:table-cell office:value-type="float" office:value="20.1808563862" calcext:value-type="float">
            <text:p>20.1808563862</text:p>
          </table:table-cell>
          <table:table-cell office:value-type="float" office:value="20.4166349367" calcext:value-type="float">
            <text:p>20.4166349367</text:p>
          </table:table-cell>
          <table:table-cell office:value-type="float" office:value="20.3439820971" calcext:value-type="float">
            <text:p>20.3439820971</text:p>
          </table:table-cell>
        </table:table-row>
        <table:table-row table:style-name="ro1">
          <table:table-cell office:value-type="string" calcext:value-type="string">
            <text:p>arraycopy_17_16</text:p>
          </table:table-cell>
          <table:table-cell office:value-type="float" office:value="15.6352308419" calcext:value-type="float">
            <text:p>15.6352308419</text:p>
          </table:table-cell>
          <table:table-cell office:value-type="float" office:value="15.5357985999" calcext:value-type="float">
            <text:p>15.5357985999</text:p>
          </table:table-cell>
          <table:table-cell office:value-type="float" office:value="15.8108833346" calcext:value-type="float">
            <text:p>15.8108833346</text:p>
          </table:table-cell>
          <table:table-cell office:value-type="float" office:value="15.7122541774" calcext:value-type="float">
            <text:p>15.7122541774</text:p>
          </table:table-cell>
        </table:table-row>
        <table:table-row table:style-name="ro1">
          <table:table-cell office:value-type="string" calcext:value-type="string">
            <text:p>arraycopy_17_17</text:p>
          </table:table-cell>
          <table:table-cell office:value-type="float" office:value="20.3053970089" calcext:value-type="float">
            <text:p>20.3053970089</text:p>
          </table:table-cell>
          <table:table-cell office:value-type="float" office:value="19.8799046563" calcext:value-type="float">
            <text:p>19.8799046563</text:p>
          </table:table-cell>
          <table:table-cell office:value-type="float" office:value="20.9946867346" calcext:value-type="float">
            <text:p>20.9946867346</text:p>
          </table:table-cell>
          <table:table-cell office:value-type="float" office:value="20.6235192897" calcext:value-type="float">
            <text:p>20.6235192897</text:p>
          </table:table-cell>
        </table:table-row>
        <table:table-row table:style-name="ro1">
          <table:table-cell office:value-type="string" calcext:value-type="string">
            <text:p>arraycopy_17_2</text:p>
          </table:table-cell>
          <table:table-cell office:value-type="float" office:value="20.3363631067" calcext:value-type="float">
            <text:p>20.3363631067</text:p>
          </table:table-cell>
          <table:table-cell office:value-type="float" office:value="20.1116456785" calcext:value-type="float">
            <text:p>20.1116456785</text:p>
          </table:table-cell>
          <table:table-cell office:value-type="float" office:value="20.678336661" calcext:value-type="float">
            <text:p>20.678336661</text:p>
          </table:table-cell>
          <table:table-cell office:value-type="float" office:value="20.5222699791" calcext:value-type="float">
            <text:p>20.5222699791</text:p>
          </table:table-cell>
        </table:table-row>
        <table:table-row table:style-name="ro1">
          <table:table-cell office:value-type="string" calcext:value-type="string">
            <text:p>arraycopy_17_21</text:p>
          </table:table-cell>
          <table:table-cell office:value-type="float" office:value="27.1484572201" calcext:value-type="float">
            <text:p>27.1484572201</text:p>
          </table:table-cell>
          <table:table-cell office:value-type="float" office:value="26.9834869402" calcext:value-type="float">
            <text:p>26.9834869402</text:p>
          </table:table-cell>
          <table:table-cell office:value-type="float" office:value="27.4917980738" calcext:value-type="float">
            <text:p>27.4917980738</text:p>
          </table:table-cell>
          <table:table-cell office:value-type="float" office:value="27.291646943" calcext:value-type="float">
            <text:p>27.291646943</text:p>
          </table:table-cell>
        </table:table-row>
        <table:table-row table:style-name="ro1">
          <table:table-cell office:value-type="string" calcext:value-type="string">
            <text:p>arraycopy_17_23</text:p>
          </table:table-cell>
          <table:table-cell office:value-type="float" office:value="20.2937880203" calcext:value-type="float">
            <text:p>20.2937880203</text:p>
          </table:table-cell>
          <table:table-cell office:value-type="float" office:value="20.1524446071" calcext:value-type="float">
            <text:p>20.1524446071</text:p>
          </table:table-cell>
          <table:table-cell office:value-type="float" office:value="20.5240476702" calcext:value-type="float">
            <text:p>20.5240476702</text:p>
          </table:table-cell>
          <table:table-cell office:value-type="float" office:value="20.4036535274" calcext:value-type="float">
            <text:p>20.4036535274</text:p>
          </table:table-cell>
        </table:table-row>
        <table:table-row table:style-name="ro1">
          <table:table-cell office:value-type="string" calcext:value-type="string">
            <text:p>arraycopy_17_24</text:p>
          </table:table-cell>
          <table:table-cell office:value-type="float" office:value="20.3004546266" calcext:value-type="float">
            <text:p>20.3004546266</text:p>
          </table:table-cell>
          <table:table-cell office:value-type="float" office:value="19.5262139612" calcext:value-type="float">
            <text:p>19.5262139612</text:p>
          </table:table-cell>
          <table:table-cell office:value-type="float" office:value="21.3410913854" calcext:value-type="float">
            <text:p>21.3410913854</text:p>
          </table:table-cell>
          <table:table-cell office:value-type="float" office:value="20.851620742" calcext:value-type="float">
            <text:p>20.851620742</text:p>
          </table:table-cell>
        </table:table-row>
        <table:table-row table:style-name="ro1">
          <table:table-cell office:value-type="string" calcext:value-type="string">
            <text:p>arraycopy_17_27</text:p>
          </table:table-cell>
          <table:table-cell office:value-type="float" office:value="20.2570997738" calcext:value-type="float">
            <text:p>20.2570997738</text:p>
          </table:table-cell>
          <table:table-cell office:value-type="float" office:value="20.1559773758" calcext:value-type="float">
            <text:p>20.1559773758</text:p>
          </table:table-cell>
          <table:table-cell office:value-type="float" office:value="20.475395748" calcext:value-type="float">
            <text:p>20.475395748</text:p>
          </table:table-cell>
          <table:table-cell office:value-type="float" office:value="20.3733033893" calcext:value-type="float">
            <text:p>20.3733033893</text:p>
          </table:table-cell>
        </table:table-row>
        <table:table-row table:style-name="ro1">
          <table:table-cell office:value-type="string" calcext:value-type="string">
            <text:p>arraycopy_17_29</text:p>
          </table:table-cell>
          <table:table-cell office:value-type="float" office:value="20.3018491063" calcext:value-type="float">
            <text:p>20.3018491063</text:p>
          </table:table-cell>
          <table:table-cell office:value-type="float" office:value="19.5997481034" calcext:value-type="float">
            <text:p>19.5997481034</text:p>
          </table:table-cell>
          <table:table-cell office:value-type="float" office:value="21.4771190709" calcext:value-type="float">
            <text:p>21.4771190709</text:p>
          </table:table-cell>
          <table:table-cell office:value-type="float" office:value="20.8476918068" calcext:value-type="float">
            <text:p>20.8476918068</text:p>
          </table:table-cell>
        </table:table-row>
        <table:table-row table:style-name="ro1">
          <table:table-cell office:value-type="string" calcext:value-type="string">
            <text:p>arraycopy_17_3</text:p>
          </table:table-cell>
          <table:table-cell office:value-type="float" office:value="20.2760447403" calcext:value-type="float">
            <text:p>20.2760447403</text:p>
          </table:table-cell>
          <table:table-cell office:value-type="float" office:value="20.0014934383" calcext:value-type="float">
            <text:p>20.0014934383</text:p>
          </table:table-cell>
          <table:table-cell office:value-type="float" office:value="20.8295685472" calcext:value-type="float">
            <text:p>20.8295685472</text:p>
          </table:table-cell>
          <table:table-cell office:value-type="float" office:value="20.5360944745" calcext:value-type="float">
            <text:p>20.5360944745</text:p>
          </table:table-cell>
        </table:table-row>
        <table:table-row table:style-name="ro1">
          <table:table-cell office:value-type="string" calcext:value-type="string">
            <text:p>arraycopy_17_31</text:p>
          </table:table-cell>
          <table:table-cell office:value-type="float" office:value="20.3057910372" calcext:value-type="float">
            <text:p>20.3057910372</text:p>
          </table:table-cell>
          <table:table-cell office:value-type="float" office:value="20.1055393714" calcext:value-type="float">
            <text:p>20.1055393714</text:p>
          </table:table-cell>
          <table:table-cell office:value-type="float" office:value="20.6311421889" calcext:value-type="float">
            <text:p>20.6311421889</text:p>
          </table:table-cell>
          <table:table-cell office:value-type="float" office:value="20.472096101" calcext:value-type="float">
            <text:p>20.472096101</text:p>
          </table:table-cell>
        </table:table-row>
        <table:table-row table:style-name="ro1">
          <table:table-cell office:value-type="string" calcext:value-type="string">
            <text:p>arraycopy_17_7</text:p>
          </table:table-cell>
          <table:table-cell office:value-type="float" office:value="20.2941613895" calcext:value-type="float">
            <text:p>20.2941613895</text:p>
          </table:table-cell>
          <table:table-cell office:value-type="float" office:value="20.216208648" calcext:value-type="float">
            <text:p>20.216208648</text:p>
          </table:table-cell>
          <table:table-cell office:value-type="float" office:value="20.4334523336" calcext:value-type="float">
            <text:p>20.4334523336</text:p>
          </table:table-cell>
          <table:table-cell office:value-type="float" office:value="20.3674435315" calcext:value-type="float">
            <text:p>20.3674435315</text:p>
          </table:table-cell>
        </table:table-row>
        <table:table-row table:style-name="ro1">
          <table:table-cell office:value-type="string" calcext:value-type="string">
            <text:p>arraycopy_17_8</text:p>
          </table:table-cell>
          <table:table-cell office:value-type="float" office:value="20.2819635796" calcext:value-type="float">
            <text:p>20.2819635796</text:p>
          </table:table-cell>
          <table:table-cell office:value-type="float" office:value="20.2234817842" calcext:value-type="float">
            <text:p>20.2234817842</text:p>
          </table:table-cell>
          <table:table-cell office:value-type="float" office:value="20.3822044817" calcext:value-type="float">
            <text:p>20.3822044817</text:p>
          </table:table-cell>
          <table:table-cell office:value-type="float" office:value="20.3364639161" calcext:value-type="float">
            <text:p>20.3364639161</text:p>
          </table:table-cell>
        </table:table-row>
        <table:table-row table:style-name="ro1">
          <table:table-cell office:value-type="string" calcext:value-type="string">
            <text:p>arraycopy_17_9</text:p>
          </table:table-cell>
          <table:table-cell office:value-type="float" office:value="20.2875363275" calcext:value-type="float">
            <text:p>20.2875363275</text:p>
          </table:table-cell>
          <table:table-cell office:value-type="float" office:value="20.1877428287" calcext:value-type="float">
            <text:p>20.1877428287</text:p>
          </table:table-cell>
          <table:table-cell office:value-type="float" office:value="20.4544367403" calcext:value-type="float">
            <text:p>20.4544367403</text:p>
          </table:table-cell>
          <table:table-cell office:value-type="float" office:value="20.3658282573" calcext:value-type="float">
            <text:p>20.3658282573</text:p>
          </table:table-cell>
        </table:table-row>
        <table:table-row table:style-name="ro1">
          <table:table-cell office:value-type="string" calcext:value-type="string">
            <text:p>arraycopy_1_0</text:p>
          </table:table-cell>
          <table:table-cell office:value-type="float" office:value="20.4493071636" calcext:value-type="float">
            <text:p>20.4493071636</text:p>
          </table:table-cell>
          <table:table-cell office:value-type="float" office:value="20.0194581237" calcext:value-type="float">
            <text:p>20.0194581237</text:p>
          </table:table-cell>
          <table:table-cell office:value-type="float" office:value="21.1192032113" calcext:value-type="float">
            <text:p>21.1192032113</text:p>
          </table:table-cell>
          <table:table-cell office:value-type="float" office:value="20.7996674132" calcext:value-type="float">
            <text:p>20.7996674132</text:p>
          </table:table-cell>
        </table:table-row>
        <table:table-row table:style-name="ro1">
          <table:table-cell office:value-type="string" calcext:value-type="string">
            <text:p>arraycopy_1_1</text:p>
          </table:table-cell>
          <table:table-cell office:value-type="float" office:value="27.0271197762" calcext:value-type="float">
            <text:p>27.0271197762</text:p>
          </table:table-cell>
          <table:table-cell office:value-type="float" office:value="26.5594920491" calcext:value-type="float">
            <text:p>26.5594920491</text:p>
          </table:table-cell>
          <table:table-cell office:value-type="float" office:value="27.7438052053" calcext:value-type="float">
            <text:p>27.7438052053</text:p>
          </table:table-cell>
          <table:table-cell office:value-type="float" office:value="27.3240480979" calcext:value-type="float">
            <text:p>27.3240480979</text:p>
          </table:table-cell>
        </table:table-row>
        <table:table-row table:style-name="ro1">
          <table:table-cell office:value-type="string" calcext:value-type="string">
            <text:p>arraycopy_1_15</text:p>
          </table:table-cell>
          <table:table-cell office:value-type="float" office:value="20.3333980978" calcext:value-type="float">
            <text:p>20.3333980978</text:p>
          </table:table-cell>
          <table:table-cell office:value-type="float" office:value="19.9256989655" calcext:value-type="float">
            <text:p>19.9256989655</text:p>
          </table:table-cell>
          <table:table-cell office:value-type="float" office:value="21.0203633622" calcext:value-type="float">
            <text:p>21.0203633622</text:p>
          </table:table-cell>
          <table:table-cell office:value-type="float" office:value="20.7053677046" calcext:value-type="float">
            <text:p>20.7053677046</text:p>
          </table:table-cell>
        </table:table-row>
        <table:table-row table:style-name="ro1">
          <table:table-cell office:value-type="string" calcext:value-type="string">
            <text:p>arraycopy_1_16</text:p>
          </table:table-cell>
          <table:table-cell office:value-type="float" office:value="15.5212930243" calcext:value-type="float">
            <text:p>15.5212930243</text:p>
          </table:table-cell>
          <table:table-cell office:value-type="float" office:value="15.4163083487" calcext:value-type="float">
            <text:p>15.4163083487</text:p>
          </table:table-cell>
          <table:table-cell office:value-type="float" office:value="15.763578541" calcext:value-type="float">
            <text:p>15.763578541</text:p>
          </table:table-cell>
          <table:table-cell office:value-type="float" office:value="15.6465504263" calcext:value-type="float">
            <text:p>15.6465504263</text:p>
          </table:table-cell>
        </table:table-row>
        <table:table-row table:style-name="ro1">
          <table:table-cell office:value-type="string" calcext:value-type="string">
            <text:p>arraycopy_1_17</text:p>
          </table:table-cell>
          <table:table-cell office:value-type="float" office:value="20.3707836227" calcext:value-type="float">
            <text:p>20.3707836227</text:p>
          </table:table-cell>
          <table:table-cell office:value-type="float" office:value="20.0870285629" calcext:value-type="float">
            <text:p>20.0870285629</text:p>
          </table:table-cell>
          <table:table-cell office:value-type="float" office:value="20.8532174797" calcext:value-type="float">
            <text:p>20.8532174797</text:p>
          </table:table-cell>
          <table:table-cell office:value-type="float" office:value="20.6358976067" calcext:value-type="float">
            <text:p>20.6358976067</text:p>
          </table:table-cell>
        </table:table-row>
        <table:table-row table:style-name="ro1">
          <table:table-cell office:value-type="string" calcext:value-type="string">
            <text:p>arraycopy_1_2</text:p>
          </table:table-cell>
          <table:table-cell office:value-type="float" office:value="26.3747978998" calcext:value-type="float">
            <text:p>26.3747978998</text:p>
          </table:table-cell>
          <table:table-cell office:value-type="float" office:value="26.2636911558" calcext:value-type="float">
            <text:p>26.2636911558</text:p>
          </table:table-cell>
          <table:table-cell office:value-type="float" office:value="26.5851792974" calcext:value-type="float">
            <text:p>26.5851792974</text:p>
          </table:table-cell>
          <table:table-cell office:value-type="float" office:value="26.4767925048" calcext:value-type="float">
            <text:p>26.4767925048</text:p>
          </table:table-cell>
        </table:table-row>
        <table:table-row table:style-name="ro1">
          <table:table-cell office:value-type="string" calcext:value-type="string">
            <text:p>arraycopy_1_21</text:p>
          </table:table-cell>
          <table:table-cell office:value-type="float" office:value="20.2735109955" calcext:value-type="float">
            <text:p>20.2735109955</text:p>
          </table:table-cell>
          <table:table-cell office:value-type="float" office:value="19.9474473371" calcext:value-type="float">
            <text:p>19.9474473371</text:p>
          </table:table-cell>
          <table:table-cell office:value-type="float" office:value="20.7960771322" calcext:value-type="float">
            <text:p>20.7960771322</text:p>
          </table:table-cell>
          <table:table-cell office:value-type="float" office:value="20.5596512585" calcext:value-type="float">
            <text:p>20.5596512585</text:p>
          </table:table-cell>
        </table:table-row>
        <table:table-row table:style-name="ro1">
          <table:table-cell office:value-type="string" calcext:value-type="string">
            <text:p>arraycopy_1_23</text:p>
          </table:table-cell>
          <table:table-cell office:value-type="float" office:value="20.3062932123" calcext:value-type="float">
            <text:p>20.3062932123</text:p>
          </table:table-cell>
          <table:table-cell office:value-type="float" office:value="20.1433707954" calcext:value-type="float">
            <text:p>20.1433707954</text:p>
          </table:table-cell>
          <table:table-cell office:value-type="float" office:value="20.6207261851" calcext:value-type="float">
            <text:p>20.6207261851</text:p>
          </table:table-cell>
          <table:table-cell office:value-type="float" office:value="20.4481054863" calcext:value-type="float">
            <text:p>20.4481054863</text:p>
          </table:table-cell>
        </table:table-row>
        <table:table-row table:style-name="ro1">
          <table:table-cell office:value-type="string" calcext:value-type="string">
            <text:p>arraycopy_1_24</text:p>
          </table:table-cell>
          <table:table-cell office:value-type="float" office:value="20.3181566818" calcext:value-type="float">
            <text:p>20.3181566818</text:p>
          </table:table-cell>
          <table:table-cell office:value-type="float" office:value="20.2321536814" calcext:value-type="float">
            <text:p>20.2321536814</text:p>
          </table:table-cell>
          <table:table-cell office:value-type="float" office:value="20.4519987846" calcext:value-type="float">
            <text:p>20.4519987846</text:p>
          </table:table-cell>
          <table:table-cell office:value-type="float" office:value="20.3880229027" calcext:value-type="float">
            <text:p>20.3880229027</text:p>
          </table:table-cell>
        </table:table-row>
        <table:table-row table:style-name="ro1">
          <table:table-cell office:value-type="string" calcext:value-type="string">
            <text:p>arraycopy_1_27</text:p>
          </table:table-cell>
          <table:table-cell office:value-type="float" office:value="20.3203447298" calcext:value-type="float">
            <text:p>20.3203447298</text:p>
          </table:table-cell>
          <table:table-cell office:value-type="float" office:value="19.3818818606" calcext:value-type="float">
            <text:p>19.3818818606</text:p>
          </table:table-cell>
          <table:table-cell office:value-type="float" office:value="21.5615543486" calcext:value-type="float">
            <text:p>21.5615543486</text:p>
          </table:table-cell>
          <table:table-cell office:value-type="float" office:value="20.9773211863" calcext:value-type="float">
            <text:p>20.9773211863</text:p>
          </table:table-cell>
        </table:table-row>
        <table:table-row table:style-name="ro1">
          <table:table-cell office:value-type="string" calcext:value-type="string">
            <text:p>arraycopy_1_29</text:p>
          </table:table-cell>
          <table:table-cell office:value-type="float" office:value="20.2695013011" calcext:value-type="float">
            <text:p>20.2695013011</text:p>
          </table:table-cell>
          <table:table-cell office:value-type="float" office:value="19.8613467426" calcext:value-type="float">
            <text:p>19.8613467426</text:p>
          </table:table-cell>
          <table:table-cell office:value-type="float" office:value="20.9006316981" calcext:value-type="float">
            <text:p>20.9006316981</text:p>
          </table:table-cell>
          <table:table-cell office:value-type="float" office:value="20.5985279931" calcext:value-type="float">
            <text:p>20.5985279931</text:p>
          </table:table-cell>
        </table:table-row>
        <table:table-row table:style-name="ro1">
          <table:table-cell office:value-type="string" calcext:value-type="string">
            <text:p>arraycopy_1_3</text:p>
          </table:table-cell>
          <table:table-cell office:value-type="float" office:value="20.3137779103" calcext:value-type="float">
            <text:p>20.3137779103</text:p>
          </table:table-cell>
          <table:table-cell office:value-type="float" office:value="20.2708511693" calcext:value-type="float">
            <text:p>20.2708511693</text:p>
          </table:table-cell>
          <table:table-cell office:value-type="float" office:value="20.4164468752" calcext:value-type="float">
            <text:p>20.4164468752</text:p>
          </table:table-cell>
          <table:table-cell office:value-type="float" office:value="20.3644230001" calcext:value-type="float">
            <text:p>20.3644230001</text:p>
          </table:table-cell>
        </table:table-row>
        <table:table-row table:style-name="ro1">
          <table:table-cell office:value-type="string" calcext:value-type="string">
            <text:p>arraycopy_1_31</text:p>
          </table:table-cell>
          <table:table-cell office:value-type="float" office:value="20.2874973197" calcext:value-type="float">
            <text:p>20.2874973197</text:p>
          </table:table-cell>
          <table:table-cell office:value-type="float" office:value="20.2289262766" calcext:value-type="float">
            <text:p>20.2289262766</text:p>
          </table:table-cell>
          <table:table-cell office:value-type="float" office:value="20.4162889376" calcext:value-type="float">
            <text:p>20.4162889376</text:p>
          </table:table-cell>
          <table:table-cell office:value-type="float" office:value="20.3548068211" calcext:value-type="float">
            <text:p>20.3548068211</text:p>
          </table:table-cell>
        </table:table-row>
        <table:table-row table:style-name="ro1">
          <table:table-cell office:value-type="string" calcext:value-type="string">
            <text:p>arraycopy_1_7</text:p>
          </table:table-cell>
          <table:table-cell office:value-type="float" office:value="20.3610397086" calcext:value-type="float">
            <text:p>20.3610397086</text:p>
          </table:table-cell>
          <table:table-cell office:value-type="float" office:value="18.6927650482" calcext:value-type="float">
            <text:p>18.6927650482</text:p>
          </table:table-cell>
          <table:table-cell office:value-type="float" office:value="23.0778965692" calcext:value-type="float">
            <text:p>23.0778965692</text:p>
          </table:table-cell>
          <table:table-cell office:value-type="float" office:value="21.746787337" calcext:value-type="float">
            <text:p>21.746787337</text:p>
          </table:table-cell>
        </table:table-row>
        <table:table-row table:style-name="ro1">
          <table:table-cell office:value-type="string" calcext:value-type="string">
            <text:p>arraycopy_1_8</text:p>
          </table:table-cell>
          <table:table-cell office:value-type="float" office:value="20.3684409387" calcext:value-type="float">
            <text:p>20.3684409387</text:p>
          </table:table-cell>
          <table:table-cell office:value-type="float" office:value="19.253870987" calcext:value-type="float">
            <text:p>19.253870987</text:p>
          </table:table-cell>
          <table:table-cell office:value-type="float" office:value="22.3314810022" calcext:value-type="float">
            <text:p>22.3314810022</text:p>
          </table:table-cell>
          <table:table-cell office:value-type="float" office:value="21.3250967145" calcext:value-type="float">
            <text:p>21.3250967145</text:p>
          </table:table-cell>
        </table:table-row>
        <table:table-row table:style-name="ro1">
          <table:table-cell office:value-type="string" calcext:value-type="string">
            <text:p>arraycopy_1_9</text:p>
          </table:table-cell>
          <table:table-cell office:value-type="float" office:value="20.3283903287" calcext:value-type="float">
            <text:p>20.3283903287</text:p>
          </table:table-cell>
          <table:table-cell office:value-type="float" office:value="19.7036395555" calcext:value-type="float">
            <text:p>19.7036395555</text:p>
          </table:table-cell>
          <table:table-cell office:value-type="float" office:value="21.2012822664" calcext:value-type="float">
            <text:p>21.2012822664</text:p>
          </table:table-cell>
          <table:table-cell office:value-type="float" office:value="20.7974581672" calcext:value-type="float">
            <text:p>20.7974581672</text:p>
          </table:table-cell>
        </table:table-row>
        <table:table-row table:style-name="ro1">
          <table:table-cell office:value-type="string" calcext:value-type="string">
            <text:p>arraycopy_21_0</text:p>
          </table:table-cell>
          <table:table-cell office:value-type="float" office:value="20.310388457" calcext:value-type="float">
            <text:p>20.310388457</text:p>
          </table:table-cell>
          <table:table-cell office:value-type="float" office:value="20.2230821086" calcext:value-type="float">
            <text:p>20.2230821086</text:p>
          </table:table-cell>
          <table:table-cell office:value-type="float" office:value="20.5120486922" calcext:value-type="float">
            <text:p>20.5120486922</text:p>
          </table:table-cell>
          <table:table-cell office:value-type="float" office:value="20.4093613087" calcext:value-type="float">
            <text:p>20.4093613087</text:p>
          </table:table-cell>
        </table:table-row>
        <table:table-row table:style-name="ro1">
          <table:table-cell office:value-type="string" calcext:value-type="string">
            <text:p>arraycopy_21_1</text:p>
          </table:table-cell>
          <table:table-cell office:value-type="float" office:value="28.5507226508" calcext:value-type="float">
            <text:p>28.5507226508</text:p>
          </table:table-cell>
          <table:table-cell office:value-type="float" office:value="28.4557810611" calcext:value-type="float">
            <text:p>28.4557810611</text:p>
          </table:table-cell>
          <table:table-cell office:value-type="float" office:value="28.7576511573" calcext:value-type="float">
            <text:p>28.7576511573</text:p>
          </table:table-cell>
          <table:table-cell office:value-type="float" office:value="28.639720171" calcext:value-type="float">
            <text:p>28.639720171</text:p>
          </table:table-cell>
        </table:table-row>
        <table:table-row table:style-name="ro1">
          <table:table-cell office:value-type="string" calcext:value-type="string">
            <text:p>arraycopy_21_15</text:p>
          </table:table-cell>
          <table:table-cell office:value-type="float" office:value="20.2761673916" calcext:value-type="float">
            <text:p>20.2761673916</text:p>
          </table:table-cell>
          <table:table-cell office:value-type="float" office:value="19.8137796044" calcext:value-type="float">
            <text:p>19.8137796044</text:p>
          </table:table-cell>
          <table:table-cell office:value-type="float" office:value="21.014537718" calcext:value-type="float">
            <text:p>21.014537718</text:p>
          </table:table-cell>
          <table:table-cell office:value-type="float" office:value="20.6610207424" calcext:value-type="float">
            <text:p>20.6610207424</text:p>
          </table:table-cell>
        </table:table-row>
        <table:table-row table:style-name="ro1">
          <table:table-cell office:value-type="string" calcext:value-type="string">
            <text:p>arraycopy_21_16</text:p>
          </table:table-cell>
          <table:table-cell office:value-type="float" office:value="18.0888508295" calcext:value-type="float">
            <text:p>18.0888508295</text:p>
          </table:table-cell>
          <table:table-cell office:value-type="float" office:value="17.2795130525" calcext:value-type="float">
            <text:p>17.2795130525</text:p>
          </table:table-cell>
          <table:table-cell office:value-type="float" office:value="19.3031848921" calcext:value-type="float">
            <text:p>19.3031848921</text:p>
          </table:table-cell>
          <table:table-cell office:value-type="float" office:value="18.7315734567" calcext:value-type="float">
            <text:p>18.7315734567</text:p>
          </table:table-cell>
        </table:table-row>
        <table:table-row table:style-name="ro1">
          <table:table-cell office:value-type="string" calcext:value-type="string">
            <text:p>arraycopy_21_17</text:p>
          </table:table-cell>
          <table:table-cell office:value-type="float" office:value="20.3240542486" calcext:value-type="float">
            <text:p>20.3240542486</text:p>
          </table:table-cell>
          <table:table-cell office:value-type="float" office:value="19.9042187335" calcext:value-type="float">
            <text:p>19.9042187335</text:p>
          </table:table-cell>
          <table:table-cell office:value-type="float" office:value="20.9366083793" calcext:value-type="float">
            <text:p>20.9366083793</text:p>
          </table:table-cell>
          <table:table-cell office:value-type="float" office:value="20.6462231742" calcext:value-type="float">
            <text:p>20.6462231742</text:p>
          </table:table-cell>
        </table:table-row>
        <table:table-row table:style-name="ro1">
          <table:table-cell office:value-type="string" calcext:value-type="string">
            <text:p>arraycopy_21_2</text:p>
          </table:table-cell>
          <table:table-cell office:value-type="float" office:value="21.8077087874" calcext:value-type="float">
            <text:p>21.8077087874</text:p>
          </table:table-cell>
          <table:table-cell office:value-type="float" office:value="21.3806756939" calcext:value-type="float">
            <text:p>21.3806756939</text:p>
          </table:table-cell>
          <table:table-cell office:value-type="float" office:value="22.4015972963" calcext:value-type="float">
            <text:p>22.4015972963</text:p>
          </table:table-cell>
          <table:table-cell office:value-type="float" office:value="22.1262235088" calcext:value-type="float">
            <text:p>22.1262235088</text:p>
          </table:table-cell>
        </table:table-row>
        <table:table-row table:style-name="ro1">
          <table:table-cell office:value-type="string" calcext:value-type="string">
            <text:p>arraycopy_21_21</text:p>
          </table:table-cell>
          <table:table-cell office:value-type="float" office:value="20.2831722754" calcext:value-type="float">
            <text:p>20.2831722754</text:p>
          </table:table-cell>
          <table:table-cell office:value-type="float" office:value="20.2027455252" calcext:value-type="float">
            <text:p>20.2027455252</text:p>
          </table:table-cell>
          <table:table-cell office:value-type="float" office:value="20.4332620513" calcext:value-type="float">
            <text:p>20.4332620513</text:p>
          </table:table-cell>
          <table:table-cell office:value-type="float" office:value="20.3494688959" calcext:value-type="float">
            <text:p>20.3494688959</text:p>
          </table:table-cell>
        </table:table-row>
        <table:table-row table:style-name="ro1">
          <table:table-cell office:value-type="string" calcext:value-type="string">
            <text:p>arraycopy_21_23</text:p>
          </table:table-cell>
          <table:table-cell office:value-type="float" office:value="20.419204892" calcext:value-type="float">
            <text:p>20.419204892</text:p>
          </table:table-cell>
          <table:table-cell office:value-type="float" office:value="19.3124312567" calcext:value-type="float">
            <text:p>19.3124312567</text:p>
          </table:table-cell>
          <table:table-cell office:value-type="float" office:value="22.0246692522" calcext:value-type="float">
            <text:p>22.0246692522</text:p>
          </table:table-cell>
          <table:table-cell office:value-type="float" office:value="21.2788393844" calcext:value-type="float">
            <text:p>21.2788393844</text:p>
          </table:table-cell>
        </table:table-row>
        <table:table-row table:style-name="ro1">
          <table:table-cell office:value-type="string" calcext:value-type="string">
            <text:p>arraycopy_21_24</text:p>
          </table:table-cell>
          <table:table-cell office:value-type="float" office:value="21.2642863725" calcext:value-type="float">
            <text:p>21.2642863725</text:p>
          </table:table-cell>
          <table:table-cell office:value-type="float" office:value="21.1293315508" calcext:value-type="float">
            <text:p>21.1293315508</text:p>
          </table:table-cell>
          <table:table-cell office:value-type="float" office:value="21.4610600777" calcext:value-type="float">
            <text:p>21.4610600777</text:p>
          </table:table-cell>
          <table:table-cell office:value-type="float" office:value="21.3701936859" calcext:value-type="float">
            <text:p>21.3701936859</text:p>
          </table:table-cell>
        </table:table-row>
        <table:table-row table:style-name="ro1">
          <table:table-cell office:value-type="string" calcext:value-type="string">
            <text:p>arraycopy_21_27</text:p>
          </table:table-cell>
          <table:table-cell office:value-type="float" office:value="20.3088921159" calcext:value-type="float">
            <text:p>20.3088921159</text:p>
          </table:table-cell>
          <table:table-cell office:value-type="float" office:value="20.0237726274" calcext:value-type="float">
            <text:p>20.0237726274</text:p>
          </table:table-cell>
          <table:table-cell office:value-type="float" office:value="20.7399262828" calcext:value-type="float">
            <text:p>20.7399262828</text:p>
          </table:table-cell>
          <table:table-cell office:value-type="float" office:value="20.4856156357" calcext:value-type="float">
            <text:p>20.4856156357</text:p>
          </table:table-cell>
        </table:table-row>
        <table:table-row table:style-name="ro1">
          <table:table-cell office:value-type="string" calcext:value-type="string">
            <text:p>arraycopy_21_29</text:p>
          </table:table-cell>
          <table:table-cell office:value-type="float" office:value="20.599554963" calcext:value-type="float">
            <text:p>20.599554963</text:p>
          </table:table-cell>
          <table:table-cell office:value-type="float" office:value="18.4096328133" calcext:value-type="float">
            <text:p>18.4096328133</text:p>
          </table:table-cell>
          <table:table-cell office:value-type="float" office:value="23.4503964397" calcext:value-type="float">
            <text:p>23.4503964397</text:p>
          </table:table-cell>
          <table:table-cell office:value-type="float" office:value="22.0992593583" calcext:value-type="float">
            <text:p>22.0992593583</text:p>
          </table:table-cell>
        </table:table-row>
        <table:table-row table:style-name="ro1">
          <table:table-cell office:value-type="string" calcext:value-type="string">
            <text:p>arraycopy_21_3</text:p>
          </table:table-cell>
          <table:table-cell office:value-type="float" office:value="27.471948662" calcext:value-type="float">
            <text:p>27.471948662</text:p>
          </table:table-cell>
          <table:table-cell office:value-type="float" office:value="27.433097119" calcext:value-type="float">
            <text:p>27.433097119</text:p>
          </table:table-cell>
          <table:table-cell office:value-type="float" office:value="27.5423032497" calcext:value-type="float">
            <text:p>27.5423032497</text:p>
          </table:table-cell>
          <table:table-cell office:value-type="float" office:value="27.5045278593" calcext:value-type="float">
            <text:p>27.5045278593</text:p>
          </table:table-cell>
        </table:table-row>
        <table:table-row table:style-name="ro1">
          <table:table-cell office:value-type="string" calcext:value-type="string">
            <text:p>arraycopy_21_31</text:p>
          </table:table-cell>
          <table:table-cell office:value-type="float" office:value="20.2798903748" calcext:value-type="float">
            <text:p>20.2798903748</text:p>
          </table:table-cell>
          <table:table-cell office:value-type="float" office:value="20.176834708" calcext:value-type="float">
            <text:p>20.176834708</text:p>
          </table:table-cell>
          <table:table-cell office:value-type="float" office:value="20.4917267341" calcext:value-type="float">
            <text:p>20.4917267341</text:p>
          </table:table-cell>
          <table:table-cell office:value-type="float" office:value="20.3879500144" calcext:value-type="float">
            <text:p>20.3879500144</text:p>
          </table:table-cell>
        </table:table-row>
        <table:table-row table:style-name="ro1">
          <table:table-cell office:value-type="string" calcext:value-type="string">
            <text:p>arraycopy_21_7</text:p>
          </table:table-cell>
          <table:table-cell office:value-type="float" office:value="20.6239839818" calcext:value-type="float">
            <text:p>20.6239839818</text:p>
          </table:table-cell>
          <table:table-cell office:value-type="float" office:value="20.5520676716" calcext:value-type="float">
            <text:p>20.5520676716</text:p>
          </table:table-cell>
          <table:table-cell office:value-type="float" office:value="20.8116497848" calcext:value-type="float">
            <text:p>20.8116497848</text:p>
          </table:table-cell>
          <table:table-cell office:value-type="float" office:value="20.7068344145" calcext:value-type="float">
            <text:p>20.7068344145</text:p>
          </table:table-cell>
        </table:table-row>
        <table:table-row table:style-name="ro1">
          <table:table-cell office:value-type="string" calcext:value-type="string">
            <text:p>arraycopy_21_8</text:p>
          </table:table-cell>
          <table:table-cell office:value-type="float" office:value="20.3261900354" calcext:value-type="float">
            <text:p>20.3261900354</text:p>
          </table:table-cell>
          <table:table-cell office:value-type="float" office:value="20.2691940665" calcext:value-type="float">
            <text:p>20.2691940665</text:p>
          </table:table-cell>
          <table:table-cell office:value-type="float" office:value="20.46128674" calcext:value-type="float">
            <text:p>20.46128674</text:p>
          </table:table-cell>
          <table:table-cell office:value-type="float" office:value="20.3907380028" calcext:value-type="float">
            <text:p>20.3907380028</text:p>
          </table:table-cell>
        </table:table-row>
        <table:table-row table:style-name="ro1">
          <table:table-cell office:value-type="string" calcext:value-type="string">
            <text:p>arraycopy_21_9</text:p>
          </table:table-cell>
          <table:table-cell office:value-type="float" office:value="20.4203532628" calcext:value-type="float">
            <text:p>20.4203532628</text:p>
          </table:table-cell>
          <table:table-cell office:value-type="float" office:value="19.554571091" calcext:value-type="float">
            <text:p>19.554571091</text:p>
          </table:table-cell>
          <table:table-cell office:value-type="float" office:value="21.6252993543" calcext:value-type="float">
            <text:p>21.6252993543</text:p>
          </table:table-cell>
          <table:table-cell office:value-type="float" office:value="21.0648294013" calcext:value-type="float">
            <text:p>21.0648294013</text:p>
          </table:table-cell>
        </table:table-row>
        <table:table-row table:style-name="ro1">
          <table:table-cell office:value-type="string" calcext:value-type="string">
            <text:p>arraycopy_23_0</text:p>
          </table:table-cell>
          <table:table-cell office:value-type="float" office:value="20.2967635544" calcext:value-type="float">
            <text:p>20.2967635544</text:p>
          </table:table-cell>
          <table:table-cell office:value-type="float" office:value="18.9665338297" calcext:value-type="float">
            <text:p>18.9665338297</text:p>
          </table:table-cell>
          <table:table-cell office:value-type="float" office:value="22.0596015754" calcext:value-type="float">
            <text:p>22.0596015754</text:p>
          </table:table-cell>
          <table:table-cell office:value-type="float" office:value="21.2274303518" calcext:value-type="float">
            <text:p>21.2274303518</text:p>
          </table:table-cell>
        </table:table-row>
        <table:table-row table:style-name="ro1">
          <table:table-cell office:value-type="string" calcext:value-type="string">
            <text:p>arraycopy_23_1</text:p>
          </table:table-cell>
          <table:table-cell office:value-type="float" office:value="20.3079914545" calcext:value-type="float">
            <text:p>20.3079914545</text:p>
          </table:table-cell>
          <table:table-cell office:value-type="float" office:value="19.886243733" calcext:value-type="float">
            <text:p>19.886243733</text:p>
          </table:table-cell>
          <table:table-cell office:value-type="float" office:value="20.8604949895" calcext:value-type="float">
            <text:p>20.8604949895</text:p>
          </table:table-cell>
          <table:table-cell office:value-type="float" office:value="20.5980904622" calcext:value-type="float">
            <text:p>20.5980904622</text:p>
          </table:table-cell>
        </table:table-row>
        <table:table-row table:style-name="ro1">
          <table:table-cell office:value-type="string" calcext:value-type="string">
            <text:p>arraycopy_23_15</text:p>
          </table:table-cell>
          <table:table-cell office:value-type="float" office:value="20.2823642086" calcext:value-type="float">
            <text:p>20.2823642086</text:p>
          </table:table-cell>
          <table:table-cell office:value-type="float" office:value="20.1850362593" calcext:value-type="float">
            <text:p>20.1850362593</text:p>
          </table:table-cell>
          <table:table-cell office:value-type="float" office:value="20.4610420728" calcext:value-type="float">
            <text:p>20.4610420728</text:p>
          </table:table-cell>
          <table:table-cell office:value-type="float" office:value="20.367060778" calcext:value-type="float">
            <text:p>20.367060778</text:p>
          </table:table-cell>
        </table:table-row>
        <table:table-row table:style-name="ro1">
          <table:table-cell office:value-type="string" calcext:value-type="string">
            <text:p>arraycopy_23_16</text:p>
          </table:table-cell>
          <table:table-cell office:value-type="float" office:value="15.6489785973" calcext:value-type="float">
            <text:p>15.6489785973</text:p>
          </table:table-cell>
          <table:table-cell office:value-type="float" office:value="15.5366091651" calcext:value-type="float">
            <text:p>15.5366091651</text:p>
          </table:table-cell>
          <table:table-cell office:value-type="float" office:value="15.8579539378" calcext:value-type="float">
            <text:p>15.8579539378</text:p>
          </table:table-cell>
          <table:table-cell office:value-type="float" office:value="15.756133986" calcext:value-type="float">
            <text:p>15.756133986</text:p>
          </table:table-cell>
        </table:table-row>
        <table:table-row table:style-name="ro1">
          <table:table-cell office:value-type="string" calcext:value-type="string">
            <text:p>arraycopy_23_17</text:p>
          </table:table-cell>
          <table:table-cell office:value-type="float" office:value="20.389076637" calcext:value-type="float">
            <text:p>20.389076637</text:p>
          </table:table-cell>
          <table:table-cell office:value-type="float" office:value="19.8590852883" calcext:value-type="float">
            <text:p>19.8590852883</text:p>
          </table:table-cell>
          <table:table-cell office:value-type="float" office:value="21.2770841074" calcext:value-type="float">
            <text:p>21.2770841074</text:p>
          </table:table-cell>
          <table:table-cell office:value-type="float" office:value="20.8330415204" calcext:value-type="float">
            <text:p>20.8330415204</text:p>
          </table:table-cell>
        </table:table-row>
        <table:table-row table:style-name="ro1">
          <table:table-cell office:value-type="string" calcext:value-type="string">
            <text:p>arraycopy_23_2</text:p>
          </table:table-cell>
          <table:table-cell office:value-type="float" office:value="20.2996697945" calcext:value-type="float">
            <text:p>20.2996697945</text:p>
          </table:table-cell>
          <table:table-cell office:value-type="float" office:value="20.1196553066" calcext:value-type="float">
            <text:p>20.1196553066</text:p>
          </table:table-cell>
          <table:table-cell office:value-type="float" office:value="20.6349930084" calcext:value-type="float">
            <text:p>20.6349930084</text:p>
          </table:table-cell>
          <table:table-cell office:value-type="float" office:value="20.4840294253" calcext:value-type="float">
            <text:p>20.4840294253</text:p>
          </table:table-cell>
        </table:table-row>
        <table:table-row table:style-name="ro1">
          <table:table-cell office:value-type="string" calcext:value-type="string">
            <text:p>arraycopy_23_21</text:p>
          </table:table-cell>
          <table:table-cell office:value-type="float" office:value="20.294460812" calcext:value-type="float">
            <text:p>20.294460812</text:p>
          </table:table-cell>
          <table:table-cell office:value-type="float" office:value="20.2166469028" calcext:value-type="float">
            <text:p>20.2166469028</text:p>
          </table:table-cell>
          <table:table-cell office:value-type="float" office:value="20.4467968543" calcext:value-type="float">
            <text:p>20.4467968543</text:p>
          </table:table-cell>
          <table:table-cell office:value-type="float" office:value="20.3696504916" calcext:value-type="float">
            <text:p>20.3696504916</text:p>
          </table:table-cell>
        </table:table-row>
        <table:table-row table:style-name="ro1">
          <table:table-cell office:value-type="string" calcext:value-type="string">
            <text:p>arraycopy_23_23</text:p>
          </table:table-cell>
          <table:table-cell office:value-type="float" office:value="26.8665459232" calcext:value-type="float">
            <text:p>26.8665459232</text:p>
          </table:table-cell>
          <table:table-cell office:value-type="float" office:value="26.7066181544" calcext:value-type="float">
            <text:p>26.7066181544</text:p>
          </table:table-cell>
          <table:table-cell office:value-type="float" office:value="27.1266769414" calcext:value-type="float">
            <text:p>27.1266769414</text:p>
          </table:table-cell>
          <table:table-cell office:value-type="float" office:value="27.0097265658" calcext:value-type="float">
            <text:p>27.0097265658</text:p>
          </table:table-cell>
        </table:table-row>
        <table:table-row table:style-name="ro1">
          <table:table-cell office:value-type="string" calcext:value-type="string">
            <text:p>arraycopy_23_24</text:p>
          </table:table-cell>
          <table:table-cell office:value-type="float" office:value="20.3118209013" calcext:value-type="float">
            <text:p>20.3118209013</text:p>
          </table:table-cell>
          <table:table-cell office:value-type="float" office:value="20.2782513708" calcext:value-type="float">
            <text:p>20.2782513708</text:p>
          </table:table-cell>
          <table:table-cell office:value-type="float" office:value="20.3827118561" calcext:value-type="float">
            <text:p>20.3827118561</text:p>
          </table:table-cell>
          <table:table-cell office:value-type="float" office:value="20.3477042446" calcext:value-type="float">
            <text:p>20.3477042446</text:p>
          </table:table-cell>
        </table:table-row>
        <table:table-row table:style-name="ro1">
          <table:table-cell office:value-type="string" calcext:value-type="string">
            <text:p>arraycopy_23_27</text:p>
          </table:table-cell>
          <table:table-cell office:value-type="float" office:value="20.3356993411" calcext:value-type="float">
            <text:p>20.3356993411</text:p>
          </table:table-cell>
          <table:table-cell office:value-type="float" office:value="20.0686931746" calcext:value-type="float">
            <text:p>20.0686931746</text:p>
          </table:table-cell>
          <table:table-cell office:value-type="float" office:value="20.715024879" calcext:value-type="float">
            <text:p>20.715024879</text:p>
          </table:table-cell>
          <table:table-cell office:value-type="float" office:value="20.5337749807" calcext:value-type="float">
            <text:p>20.5337749807</text:p>
          </table:table-cell>
        </table:table-row>
        <table:table-row table:style-name="ro1">
          <table:table-cell office:value-type="string" calcext:value-type="string">
            <text:p>arraycopy_23_29</text:p>
          </table:table-cell>
          <table:table-cell office:value-type="float" office:value="20.3275216236" calcext:value-type="float">
            <text:p>20.3275216236</text:p>
          </table:table-cell>
          <table:table-cell office:value-type="float" office:value="20.2700457328" calcext:value-type="float">
            <text:p>20.2700457328</text:p>
          </table:table-cell>
          <table:table-cell office:value-type="float" office:value="20.4446031837" calcext:value-type="float">
            <text:p>20.4446031837</text:p>
          </table:table-cell>
          <table:table-cell office:value-type="float" office:value="20.3877835916" calcext:value-type="float">
            <text:p>20.3877835916</text:p>
          </table:table-cell>
        </table:table-row>
        <table:table-row table:style-name="ro1">
          <table:table-cell office:value-type="string" calcext:value-type="string">
            <text:p>arraycopy_23_3</text:p>
          </table:table-cell>
          <table:table-cell office:value-type="float" office:value="20.3040194392" calcext:value-type="float">
            <text:p>20.3040194392</text:p>
          </table:table-cell>
          <table:table-cell office:value-type="float" office:value="19.5544799867" calcext:value-type="float">
            <text:p>19.5544799867</text:p>
          </table:table-cell>
          <table:table-cell office:value-type="float" office:value="21.4325397826" calcext:value-type="float">
            <text:p>21.4325397826</text:p>
          </table:table-cell>
          <table:table-cell office:value-type="float" office:value="20.8885801201" calcext:value-type="float">
            <text:p>20.8885801201</text:p>
          </table:table-cell>
        </table:table-row>
        <table:table-row table:style-name="ro1">
          <table:table-cell office:value-type="string" calcext:value-type="string">
            <text:p>arraycopy_23_31</text:p>
          </table:table-cell>
          <table:table-cell office:value-type="float" office:value="20.3007948938" calcext:value-type="float">
            <text:p>20.3007948938</text:p>
          </table:table-cell>
          <table:table-cell office:value-type="float" office:value="20.2080008041" calcext:value-type="float">
            <text:p>20.2080008041</text:p>
          </table:table-cell>
          <table:table-cell office:value-type="float" office:value="20.4448318564" calcext:value-type="float">
            <text:p>20.4448318564</text:p>
          </table:table-cell>
          <table:table-cell office:value-type="float" office:value="20.3676222306" calcext:value-type="float">
            <text:p>20.3676222306</text:p>
          </table:table-cell>
        </table:table-row>
        <table:table-row table:style-name="ro1">
          <table:table-cell office:value-type="string" calcext:value-type="string">
            <text:p>arraycopy_23_7</text:p>
          </table:table-cell>
          <table:table-cell office:value-type="float" office:value="20.2975811034" calcext:value-type="float">
            <text:p>20.2975811034</text:p>
          </table:table-cell>
          <table:table-cell office:value-type="float" office:value="19.9094063089" calcext:value-type="float">
            <text:p>19.9094063089</text:p>
          </table:table-cell>
          <table:table-cell office:value-type="float" office:value="20.8332727883" calcext:value-type="float">
            <text:p>20.8332727883</text:p>
          </table:table-cell>
          <table:table-cell office:value-type="float" office:value="20.5832198103" calcext:value-type="float">
            <text:p>20.5832198103</text:p>
          </table:table-cell>
        </table:table-row>
        <table:table-row table:style-name="ro1">
          <table:table-cell office:value-type="string" calcext:value-type="string">
            <text:p>arraycopy_23_8</text:p>
          </table:table-cell>
          <table:table-cell office:value-type="float" office:value="20.3544113777" calcext:value-type="float">
            <text:p>20.3544113777</text:p>
          </table:table-cell>
          <table:table-cell office:value-type="float" office:value="20.0906144885" calcext:value-type="float">
            <text:p>20.0906144885</text:p>
          </table:table-cell>
          <table:table-cell office:value-type="float" office:value="20.7615290004" calcext:value-type="float">
            <text:p>20.7615290004</text:p>
          </table:table-cell>
          <table:table-cell office:value-type="float" office:value="20.5769841479" calcext:value-type="float">
            <text:p>20.5769841479</text:p>
          </table:table-cell>
        </table:table-row>
        <table:table-row table:style-name="ro1">
          <table:table-cell office:value-type="string" calcext:value-type="string">
            <text:p>arraycopy_23_9</text:p>
          </table:table-cell>
          <table:table-cell office:value-type="float" office:value="20.3419770152" calcext:value-type="float">
            <text:p>20.3419770152</text:p>
          </table:table-cell>
          <table:table-cell office:value-type="float" office:value="19.9356365745" calcext:value-type="float">
            <text:p>19.9356365745</text:p>
          </table:table-cell>
          <table:table-cell office:value-type="float" office:value="20.8634589008" calcext:value-type="float">
            <text:p>20.8634589008</text:p>
          </table:table-cell>
          <table:table-cell office:value-type="float" office:value="20.6148814952" calcext:value-type="float">
            <text:p>20.6148814952</text:p>
          </table:table-cell>
        </table:table-row>
        <table:table-row table:style-name="ro1">
          <table:table-cell office:value-type="string" calcext:value-type="string">
            <text:p>arraycopy_24_0</text:p>
          </table:table-cell>
          <table:table-cell office:value-type="float" office:value="20.3014499846" calcext:value-type="float">
            <text:p>20.3014499846</text:p>
          </table:table-cell>
          <table:table-cell office:value-type="float" office:value="20.2085487559" calcext:value-type="float">
            <text:p>20.2085487559</text:p>
          </table:table-cell>
          <table:table-cell office:value-type="float" office:value="20.4801724356" calcext:value-type="float">
            <text:p>20.4801724356</text:p>
          </table:table-cell>
          <table:table-cell office:value-type="float" office:value="20.3846398665" calcext:value-type="float">
            <text:p>20.3846398665</text:p>
          </table:table-cell>
        </table:table-row>
        <table:table-row table:style-name="ro1">
          <table:table-cell office:value-type="string" calcext:value-type="string">
            <text:p>arraycopy_24_1</text:p>
          </table:table-cell>
          <table:table-cell office:value-type="float" office:value="20.3557478557" calcext:value-type="float">
            <text:p>20.3557478557</text:p>
          </table:table-cell>
          <table:table-cell office:value-type="float" office:value="20.1333694747" calcext:value-type="float">
            <text:p>20.1333694747</text:p>
          </table:table-cell>
          <table:table-cell office:value-type="float" office:value="20.8796184306" calcext:value-type="float">
            <text:p>20.8796184306</text:p>
          </table:table-cell>
          <table:table-cell office:value-type="float" office:value="20.6238857562" calcext:value-type="float">
            <text:p>20.6238857562</text:p>
          </table:table-cell>
        </table:table-row>
        <table:table-row table:style-name="ro1">
          <table:table-cell office:value-type="string" calcext:value-type="string">
            <text:p>arraycopy_24_15</text:p>
          </table:table-cell>
          <table:table-cell office:value-type="float" office:value="20.3022918426" calcext:value-type="float">
            <text:p>20.3022918426</text:p>
          </table:table-cell>
          <table:table-cell office:value-type="float" office:value="19.0206737879" calcext:value-type="float">
            <text:p>19.0206737879</text:p>
          </table:table-cell>
          <table:table-cell office:value-type="float" office:value="22.0355572362" calcext:value-type="float">
            <text:p>22.0355572362</text:p>
          </table:table-cell>
          <table:table-cell office:value-type="float" office:value="21.2247416642" calcext:value-type="float">
            <text:p>21.2247416642</text:p>
          </table:table-cell>
        </table:table-row>
        <table:table-row table:style-name="ro1">
          <table:table-cell office:value-type="string" calcext:value-type="string">
            <text:p>arraycopy_24_16</text:p>
          </table:table-cell>
          <table:table-cell office:value-type="float" office:value="15.6398084514" calcext:value-type="float">
            <text:p>15.6398084514</text:p>
          </table:table-cell>
          <table:table-cell office:value-type="float" office:value="15.4702245396" calcext:value-type="float">
            <text:p>15.4702245396</text:p>
          </table:table-cell>
          <table:table-cell office:value-type="float" office:value="15.9299118981" calcext:value-type="float">
            <text:p>15.9299118981</text:p>
          </table:table-cell>
          <table:table-cell office:value-type="float" office:value="15.784831508" calcext:value-type="float">
            <text:p>15.784831508</text:p>
          </table:table-cell>
        </table:table-row>
        <table:table-row table:style-name="ro1">
          <table:table-cell office:value-type="string" calcext:value-type="string">
            <text:p>arraycopy_24_17</text:p>
          </table:table-cell>
          <table:table-cell office:value-type="float" office:value="20.3058569909" calcext:value-type="float">
            <text:p>20.3058569909</text:p>
          </table:table-cell>
          <table:table-cell office:value-type="float" office:value="20.1932073927" calcext:value-type="float">
            <text:p>20.1932073927</text:p>
          </table:table-cell>
          <table:table-cell office:value-type="float" office:value="20.4703351033" calcext:value-type="float">
            <text:p>20.4703351033</text:p>
          </table:table-cell>
          <table:table-cell office:value-type="float" office:value="20.3939610139" calcext:value-type="float">
            <text:p>20.3939610139</text:p>
          </table:table-cell>
        </table:table-row>
        <table:table-row table:style-name="ro1">
          <table:table-cell office:value-type="string" calcext:value-type="string">
            <text:p>arraycopy_24_2</text:p>
          </table:table-cell>
          <table:table-cell office:value-type="float" office:value="24.424658388" calcext:value-type="float">
            <text:p>24.424658388</text:p>
          </table:table-cell>
          <table:table-cell office:value-type="float" office:value="24.3328045494" calcext:value-type="float">
            <text:p>24.3328045494</text:p>
          </table:table-cell>
          <table:table-cell office:value-type="float" office:value="24.6348860065" calcext:value-type="float">
            <text:p>24.6348860065</text:p>
          </table:table-cell>
          <table:table-cell office:value-type="float" office:value="24.5346543318" calcext:value-type="float">
            <text:p>24.5346543318</text:p>
          </table:table-cell>
        </table:table-row>
        <table:table-row table:style-name="ro1">
          <table:table-cell office:value-type="string" calcext:value-type="string">
            <text:p>arraycopy_24_21</text:p>
          </table:table-cell>
          <table:table-cell office:value-type="float" office:value="20.2961626742" calcext:value-type="float">
            <text:p>20.2961626742</text:p>
          </table:table-cell>
          <table:table-cell office:value-type="float" office:value="20.129898071" calcext:value-type="float">
            <text:p>20.129898071</text:p>
          </table:table-cell>
          <table:table-cell office:value-type="float" office:value="20.5532825595" calcext:value-type="float">
            <text:p>20.5532825595</text:p>
          </table:table-cell>
          <table:table-cell office:value-type="float" office:value="20.4370962345" calcext:value-type="float">
            <text:p>20.4370962345</text:p>
          </table:table-cell>
        </table:table-row>
        <table:table-row table:style-name="ro1">
          <table:table-cell office:value-type="string" calcext:value-type="string">
            <text:p>arraycopy_24_23</text:p>
          </table:table-cell>
          <table:table-cell office:value-type="float" office:value="25.4095792884" calcext:value-type="float">
            <text:p>25.4095792884</text:p>
          </table:table-cell>
          <table:table-cell office:value-type="float" office:value="25.2727772485" calcext:value-type="float">
            <text:p>25.2727772485</text:p>
          </table:table-cell>
          <table:table-cell office:value-type="float" office:value="25.6526067171" calcext:value-type="float">
            <text:p>25.6526067171</text:p>
          </table:table-cell>
          <table:table-cell office:value-type="float" office:value="25.5386561849" calcext:value-type="float">
            <text:p>25.5386561849</text:p>
          </table:table-cell>
        </table:table-row>
        <table:table-row table:style-name="ro1">
          <table:table-cell office:value-type="string" calcext:value-type="string">
            <text:p>arraycopy_24_24</text:p>
          </table:table-cell>
          <table:table-cell office:value-type="float" office:value="20.4478782237" calcext:value-type="float">
            <text:p>20.4478782237</text:p>
          </table:table-cell>
          <table:table-cell office:value-type="float" office:value="20.118513015" calcext:value-type="float">
            <text:p>20.118513015</text:p>
          </table:table-cell>
          <table:table-cell office:value-type="float" office:value="21.0396493743" calcext:value-type="float">
            <text:p>21.0396493743</text:p>
          </table:table-cell>
          <table:table-cell office:value-type="float" office:value="20.7291743247" calcext:value-type="float">
            <text:p>20.7291743247</text:p>
          </table:table-cell>
        </table:table-row>
        <table:table-row table:style-name="ro1">
          <table:table-cell office:value-type="string" calcext:value-type="string">
            <text:p>arraycopy_24_27</text:p>
          </table:table-cell>
          <table:table-cell office:value-type="float" office:value="20.3463290661" calcext:value-type="float">
            <text:p>20.3463290661</text:p>
          </table:table-cell>
          <table:table-cell office:value-type="float" office:value="20.2236955247" calcext:value-type="float">
            <text:p>20.2236955247</text:p>
          </table:table-cell>
          <table:table-cell office:value-type="float" office:value="20.5691456876" calcext:value-type="float">
            <text:p>20.5691456876</text:p>
          </table:table-cell>
          <table:table-cell office:value-type="float" office:value="20.4574217949" calcext:value-type="float">
            <text:p>20.4574217949</text:p>
          </table:table-cell>
        </table:table-row>
        <table:table-row table:style-name="ro1">
          <table:table-cell office:value-type="string" calcext:value-type="string">
            <text:p>arraycopy_24_29</text:p>
          </table:table-cell>
          <table:table-cell office:value-type="float" office:value="20.3129807713" calcext:value-type="float">
            <text:p>20.3129807713</text:p>
          </table:table-cell>
          <table:table-cell office:value-type="float" office:value="20.2218101746" calcext:value-type="float">
            <text:p>20.2218101746</text:p>
          </table:table-cell>
          <table:table-cell office:value-type="float" office:value="20.4972185057" calcext:value-type="float">
            <text:p>20.4972185057</text:p>
          </table:table-cell>
          <table:table-cell office:value-type="float" office:value="20.407190266" calcext:value-type="float">
            <text:p>20.407190266</text:p>
          </table:table-cell>
        </table:table-row>
        <table:table-row table:style-name="ro1">
          <table:table-cell office:value-type="string" calcext:value-type="string">
            <text:p>arraycopy_24_3</text:p>
          </table:table-cell>
          <table:table-cell office:value-type="float" office:value="20.3254402062" calcext:value-type="float">
            <text:p>20.3254402062</text:p>
          </table:table-cell>
          <table:table-cell office:value-type="float" office:value="19.9451362884" calcext:value-type="float">
            <text:p>19.9451362884</text:p>
          </table:table-cell>
          <table:table-cell office:value-type="float" office:value="20.977933998" calcext:value-type="float">
            <text:p>20.977933998</text:p>
          </table:table-cell>
          <table:table-cell office:value-type="float" office:value="20.6199636768" calcext:value-type="float">
            <text:p>20.6199636768</text:p>
          </table:table-cell>
        </table:table-row>
        <table:table-row table:style-name="ro1">
          <table:table-cell office:value-type="string" calcext:value-type="string">
            <text:p>arraycopy_24_31</text:p>
          </table:table-cell>
          <table:table-cell office:value-type="float" office:value="20.3111323268" calcext:value-type="float">
            <text:p>20.3111323268</text:p>
          </table:table-cell>
          <table:table-cell office:value-type="float" office:value="20.1836575293" calcext:value-type="float">
            <text:p>20.1836575293</text:p>
          </table:table-cell>
          <table:table-cell office:value-type="float" office:value="20.5354144027" calcext:value-type="float">
            <text:p>20.5354144027</text:p>
          </table:table-cell>
          <table:table-cell office:value-type="float" office:value="20.4166484791" calcext:value-type="float">
            <text:p>20.4166484791</text:p>
          </table:table-cell>
        </table:table-row>
        <table:table-row table:style-name="ro1">
          <table:table-cell office:value-type="string" calcext:value-type="string">
            <text:p>arraycopy_24_7</text:p>
          </table:table-cell>
          <table:table-cell office:value-type="float" office:value="20.3092649224" calcext:value-type="float">
            <text:p>20.3092649224</text:p>
          </table:table-cell>
          <table:table-cell office:value-type="float" office:value="19.9427991473" calcext:value-type="float">
            <text:p>19.9427991473</text:p>
          </table:table-cell>
          <table:table-cell office:value-type="float" office:value="20.9857115918" calcext:value-type="float">
            <text:p>20.9857115918</text:p>
          </table:table-cell>
          <table:table-cell office:value-type="float" office:value="20.6572039986" calcext:value-type="float">
            <text:p>20.6572039986</text:p>
          </table:table-cell>
        </table:table-row>
        <table:table-row table:style-name="ro1">
          <table:table-cell office:value-type="string" calcext:value-type="string">
            <text:p>arraycopy_24_8</text:p>
          </table:table-cell>
          <table:table-cell office:value-type="float" office:value="20.3088590248" calcext:value-type="float">
            <text:p>20.3088590248</text:p>
          </table:table-cell>
          <table:table-cell office:value-type="float" office:value="20.2215759831" calcext:value-type="float">
            <text:p>20.2215759831</text:p>
          </table:table-cell>
          <table:table-cell office:value-type="float" office:value="20.4640137667" calcext:value-type="float">
            <text:p>20.4640137667</text:p>
          </table:table-cell>
          <table:table-cell office:value-type="float" office:value="20.3805108904" calcext:value-type="float">
            <text:p>20.3805108904</text:p>
          </table:table-cell>
        </table:table-row>
        <table:table-row table:style-name="ro1">
          <table:table-cell office:value-type="string" calcext:value-type="string">
            <text:p>arraycopy_24_9</text:p>
          </table:table-cell>
          <table:table-cell office:value-type="float" office:value="20.4733550526" calcext:value-type="float">
            <text:p>20.4733550526</text:p>
          </table:table-cell>
          <table:table-cell office:value-type="float" office:value="19.0107095839" calcext:value-type="float">
            <text:p>19.0107095839</text:p>
          </table:table-cell>
          <table:table-cell office:value-type="float" office:value="22.5382272996" calcext:value-type="float">
            <text:p>22.5382272996</text:p>
          </table:table-cell>
          <table:table-cell office:value-type="float" office:value="21.5840613057" calcext:value-type="float">
            <text:p>21.5840613057</text:p>
          </table:table-cell>
        </table:table-row>
        <table:table-row table:style-name="ro1">
          <table:table-cell office:value-type="string" calcext:value-type="string">
            <text:p>arraycopy_27_0</text:p>
          </table:table-cell>
          <table:table-cell office:value-type="float" office:value="20.2983621077" calcext:value-type="float">
            <text:p>20.2983621077</text:p>
          </table:table-cell>
          <table:table-cell office:value-type="float" office:value="19.7870103404" calcext:value-type="float">
            <text:p>19.7870103404</text:p>
          </table:table-cell>
          <table:table-cell office:value-type="float" office:value="21.1179560646" calcext:value-type="float">
            <text:p>21.1179560646</text:p>
          </table:table-cell>
          <table:table-cell office:value-type="float" office:value="20.7477528572" calcext:value-type="float">
            <text:p>20.7477528572</text:p>
          </table:table-cell>
        </table:table-row>
        <table:table-row table:style-name="ro1">
          <table:table-cell office:value-type="string" calcext:value-type="string">
            <text:p>arraycopy_27_1</text:p>
          </table:table-cell>
          <table:table-cell office:value-type="float" office:value="20.2869127843" calcext:value-type="float">
            <text:p>20.2869127843</text:p>
          </table:table-cell>
          <table:table-cell office:value-type="float" office:value="20.0147592354" calcext:value-type="float">
            <text:p>20.0147592354</text:p>
          </table:table-cell>
          <table:table-cell office:value-type="float" office:value="20.7408179178" calcext:value-type="float">
            <text:p>20.7408179178</text:p>
          </table:table-cell>
          <table:table-cell office:value-type="float" office:value="20.5079006784" calcext:value-type="float">
            <text:p>20.5079006784</text:p>
          </table:table-cell>
        </table:table-row>
        <table:table-row table:style-name="ro1">
          <table:table-cell office:value-type="string" calcext:value-type="string">
            <text:p>arraycopy_27_15</text:p>
          </table:table-cell>
          <table:table-cell office:value-type="float" office:value="20.4288209701" calcext:value-type="float">
            <text:p>20.4288209701</text:p>
          </table:table-cell>
          <table:table-cell office:value-type="float" office:value="17.9172725901" calcext:value-type="float">
            <text:p>17.9172725901</text:p>
          </table:table-cell>
          <table:table-cell office:value-type="float" office:value="23.7186130434" calcext:value-type="float">
            <text:p>23.7186130434</text:p>
          </table:table-cell>
          <table:table-cell office:value-type="float" office:value="22.1640390422" calcext:value-type="float">
            <text:p>22.1640390422</text:p>
          </table:table-cell>
        </table:table-row>
        <table:table-row table:style-name="ro1">
          <table:table-cell office:value-type="string" calcext:value-type="string">
            <text:p>arraycopy_27_16</text:p>
          </table:table-cell>
          <table:table-cell office:value-type="float" office:value="15.6896698716" calcext:value-type="float">
            <text:p>15.6896698716</text:p>
          </table:table-cell>
          <table:table-cell office:value-type="float" office:value="15.6277291874" calcext:value-type="float">
            <text:p>15.6277291874</text:p>
          </table:table-cell>
          <table:table-cell office:value-type="float" office:value="15.8045618747" calcext:value-type="float">
            <text:p>15.8045618747</text:p>
          </table:table-cell>
          <table:table-cell office:value-type="float" office:value="15.7396426128" calcext:value-type="float">
            <text:p>15.7396426128</text:p>
          </table:table-cell>
        </table:table-row>
        <table:table-row table:style-name="ro1">
          <table:table-cell office:value-type="string" calcext:value-type="string">
            <text:p>arraycopy_27_17</text:p>
          </table:table-cell>
          <table:table-cell office:value-type="float" office:value="20.310033638" calcext:value-type="float">
            <text:p>20.310033638</text:p>
          </table:table-cell>
          <table:table-cell office:value-type="float" office:value="20.0793074414" calcext:value-type="float">
            <text:p>20.0793074414</text:p>
          </table:table-cell>
          <table:table-cell office:value-type="float" office:value="20.7328208217" calcext:value-type="float">
            <text:p>20.7328208217</text:p>
          </table:table-cell>
          <table:table-cell office:value-type="float" office:value="20.5007503173" calcext:value-type="float">
            <text:p>20.5007503173</text:p>
          </table:table-cell>
        </table:table-row>
        <table:table-row table:style-name="ro1">
          <table:table-cell office:value-type="string" calcext:value-type="string">
            <text:p>arraycopy_27_2</text:p>
          </table:table-cell>
          <table:table-cell office:value-type="float" office:value="20.3102226579" calcext:value-type="float">
            <text:p>20.3102226579</text:p>
          </table:table-cell>
          <table:table-cell office:value-type="float" office:value="20.1813481195" calcext:value-type="float">
            <text:p>20.1813481195</text:p>
          </table:table-cell>
          <table:table-cell office:value-type="float" office:value="20.5548596332" calcext:value-type="float">
            <text:p>20.5548596332</text:p>
          </table:table-cell>
          <table:table-cell office:value-type="float" office:value="20.422137886" calcext:value-type="float">
            <text:p>20.422137886</text:p>
          </table:table-cell>
        </table:table-row>
        <table:table-row table:style-name="ro1">
          <table:table-cell office:value-type="string" calcext:value-type="string">
            <text:p>arraycopy_27_21</text:p>
          </table:table-cell>
          <table:table-cell office:value-type="float" office:value="20.351246882" calcext:value-type="float">
            <text:p>20.351246882</text:p>
          </table:table-cell>
          <table:table-cell office:value-type="float" office:value="20.2266027883" calcext:value-type="float">
            <text:p>20.2266027883</text:p>
          </table:table-cell>
          <table:table-cell office:value-type="float" office:value="20.5811047166" calcext:value-type="float">
            <text:p>20.5811047166</text:p>
          </table:table-cell>
          <table:table-cell office:value-type="float" office:value="20.4414867733" calcext:value-type="float">
            <text:p>20.4414867733</text:p>
          </table:table-cell>
        </table:table-row>
        <table:table-row table:style-name="ro1">
          <table:table-cell office:value-type="string" calcext:value-type="string">
            <text:p>arraycopy_27_23</text:p>
          </table:table-cell>
          <table:table-cell office:value-type="float" office:value="20.3347384326" calcext:value-type="float">
            <text:p>20.3347384326</text:p>
          </table:table-cell>
          <table:table-cell office:value-type="float" office:value="18.9385025676" calcext:value-type="float">
            <text:p>18.9385025676</text:p>
          </table:table-cell>
          <table:table-cell office:value-type="float" office:value="22.3438752906" calcext:value-type="float">
            <text:p>22.3438752906</text:p>
          </table:table-cell>
          <table:table-cell office:value-type="float" office:value="21.371266004" calcext:value-type="float">
            <text:p>21.371266004</text:p>
          </table:table-cell>
        </table:table-row>
        <table:table-row table:style-name="ro1">
          <table:table-cell office:value-type="string" calcext:value-type="string">
            <text:p>arraycopy_27_24</text:p>
          </table:table-cell>
          <table:table-cell office:value-type="float" office:value="20.3235244988" calcext:value-type="float">
            <text:p>20.3235244988</text:p>
          </table:table-cell>
          <table:table-cell office:value-type="float" office:value="20.1903844363" calcext:value-type="float">
            <text:p>20.1903844363</text:p>
          </table:table-cell>
          <table:table-cell office:value-type="float" office:value="20.5947239848" calcext:value-type="float">
            <text:p>20.5947239848</text:p>
          </table:table-cell>
          <table:table-cell office:value-type="float" office:value="20.4467057819" calcext:value-type="float">
            <text:p>20.4467057819</text:p>
          </table:table-cell>
        </table:table-row>
        <table:table-row table:style-name="ro1">
          <table:table-cell office:value-type="string" calcext:value-type="string">
            <text:p>arraycopy_27_27</text:p>
          </table:table-cell>
          <table:table-cell office:value-type="float" office:value="20.3088717709" calcext:value-type="float">
            <text:p>20.3088717709</text:p>
          </table:table-cell>
          <table:table-cell office:value-type="float" office:value="20.1178709332" calcext:value-type="float">
            <text:p>20.1178709332</text:p>
          </table:table-cell>
          <table:table-cell office:value-type="float" office:value="20.6985290029" calcext:value-type="float">
            <text:p>20.6985290029</text:p>
          </table:table-cell>
          <table:table-cell office:value-type="float" office:value="20.4869135115" calcext:value-type="float">
            <text:p>20.4869135115</text:p>
          </table:table-cell>
        </table:table-row>
        <table:table-row table:style-name="ro1">
          <table:table-cell office:value-type="string" calcext:value-type="string">
            <text:p>arraycopy_27_29</text:p>
          </table:table-cell>
          <table:table-cell office:value-type="float" office:value="29.6309982722" calcext:value-type="float">
            <text:p>29.6309982722</text:p>
          </table:table-cell>
          <table:table-cell office:value-type="float" office:value="29.4328080826" calcext:value-type="float">
            <text:p>29.4328080826</text:p>
          </table:table-cell>
          <table:table-cell office:value-type="float" office:value="30.0023067245" calcext:value-type="float">
            <text:p>30.0023067245</text:p>
          </table:table-cell>
          <table:table-cell office:value-type="float" office:value="29.8163582958" calcext:value-type="float">
            <text:p>29.8163582958</text:p>
          </table:table-cell>
        </table:table-row>
        <table:table-row table:style-name="ro1">
          <table:table-cell office:value-type="string" calcext:value-type="string">
            <text:p>arraycopy_27_3</text:p>
          </table:table-cell>
          <table:table-cell office:value-type="float" office:value="20.2844340447" calcext:value-type="float">
            <text:p>20.2844340447</text:p>
          </table:table-cell>
          <table:table-cell office:value-type="float" office:value="20.1360120252" calcext:value-type="float">
            <text:p>20.1360120252</text:p>
          </table:table-cell>
          <table:table-cell office:value-type="float" office:value="20.5293126556" calcext:value-type="float">
            <text:p>20.5293126556</text:p>
          </table:table-cell>
          <table:table-cell office:value-type="float" office:value="20.4139514202" calcext:value-type="float">
            <text:p>20.4139514202</text:p>
          </table:table-cell>
        </table:table-row>
        <table:table-row table:style-name="ro1">
          <table:table-cell office:value-type="string" calcext:value-type="string">
            <text:p>arraycopy_27_31</text:p>
          </table:table-cell>
          <table:table-cell office:value-type="float" office:value="23.6120385646" calcext:value-type="float">
            <text:p>23.6120385646</text:p>
          </table:table-cell>
          <table:table-cell office:value-type="float" office:value="23.2768368828" calcext:value-type="float">
            <text:p>23.2768368828</text:p>
          </table:table-cell>
          <table:table-cell office:value-type="float" office:value="24.1839074806" calcext:value-type="float">
            <text:p>24.1839074806</text:p>
          </table:table-cell>
          <table:table-cell office:value-type="float" office:value="23.859555565" calcext:value-type="float">
            <text:p>23.859555565</text:p>
          </table:table-cell>
        </table:table-row>
        <table:table-row table:style-name="ro1">
          <table:table-cell office:value-type="string" calcext:value-type="string">
            <text:p>arraycopy_27_7</text:p>
          </table:table-cell>
          <table:table-cell office:value-type="float" office:value="20.280800117" calcext:value-type="float">
            <text:p>20.280800117</text:p>
          </table:table-cell>
          <table:table-cell office:value-type="float" office:value="20.1672317498" calcext:value-type="float">
            <text:p>20.1672317498</text:p>
          </table:table-cell>
          <table:table-cell office:value-type="float" office:value="20.4890522353" calcext:value-type="float">
            <text:p>20.4890522353</text:p>
          </table:table-cell>
          <table:table-cell office:value-type="float" office:value="20.365231957" calcext:value-type="float">
            <text:p>20.365231957</text:p>
          </table:table-cell>
        </table:table-row>
        <table:table-row table:style-name="ro1">
          <table:table-cell office:value-type="string" calcext:value-type="string">
            <text:p>arraycopy_27_8</text:p>
          </table:table-cell>
          <table:table-cell office:value-type="float" office:value="20.2951950515" calcext:value-type="float">
            <text:p>20.2951950515</text:p>
          </table:table-cell>
          <table:table-cell office:value-type="float" office:value="19.7789002681" calcext:value-type="float">
            <text:p>19.7789002681</text:p>
          </table:table-cell>
          <table:table-cell office:value-type="float" office:value="21.0628211137" calcext:value-type="float">
            <text:p>21.0628211137</text:p>
          </table:table-cell>
          <table:table-cell office:value-type="float" office:value="20.7129724537" calcext:value-type="float">
            <text:p>20.7129724537</text:p>
          </table:table-cell>
        </table:table-row>
        <table:table-row table:style-name="ro1">
          <table:table-cell office:value-type="string" calcext:value-type="string">
            <text:p>arraycopy_27_9</text:p>
          </table:table-cell>
          <table:table-cell office:value-type="float" office:value="20.3283794026" calcext:value-type="float">
            <text:p>20.3283794026</text:p>
          </table:table-cell>
          <table:table-cell office:value-type="float" office:value="20.2413520193" calcext:value-type="float">
            <text:p>20.2413520193</text:p>
          </table:table-cell>
          <table:table-cell office:value-type="float" office:value="20.5411396369" calcext:value-type="float">
            <text:p>20.5411396369</text:p>
          </table:table-cell>
          <table:table-cell office:value-type="float" office:value="20.4357521003" calcext:value-type="float">
            <text:p>20.4357521003</text:p>
          </table:table-cell>
        </table:table-row>
        <table:table-row table:style-name="ro1">
          <table:table-cell office:value-type="string" calcext:value-type="string">
            <text:p>arraycopy_29_0</text:p>
          </table:table-cell>
          <table:table-cell office:value-type="float" office:value="25.857045652" calcext:value-type="float">
            <text:p>25.857045652</text:p>
          </table:table-cell>
          <table:table-cell office:value-type="float" office:value="25.6734173835" calcext:value-type="float">
            <text:p>25.6734173835</text:p>
          </table:table-cell>
          <table:table-cell office:value-type="float" office:value="26.2178670697" calcext:value-type="float">
            <text:p>26.2178670697</text:p>
          </table:table-cell>
          <table:table-cell office:value-type="float" office:value="26.0359653589" calcext:value-type="float">
            <text:p>26.0359653589</text:p>
          </table:table-cell>
        </table:table-row>
        <table:table-row table:style-name="ro1">
          <table:table-cell office:value-type="string" calcext:value-type="string">
            <text:p>arraycopy_29_1</text:p>
          </table:table-cell>
          <table:table-cell office:value-type="float" office:value="28.520726051" calcext:value-type="float">
            <text:p>28.520726051</text:p>
          </table:table-cell>
          <table:table-cell office:value-type="float" office:value="28.3904455033" calcext:value-type="float">
            <text:p>28.3904455033</text:p>
          </table:table-cell>
          <table:table-cell office:value-type="float" office:value="28.7879560327" calcext:value-type="float">
            <text:p>28.7879560327</text:p>
          </table:table-cell>
          <table:table-cell office:value-type="float" office:value="28.6413811727" calcext:value-type="float">
            <text:p>28.6413811727</text:p>
          </table:table-cell>
        </table:table-row>
        <table:table-row table:style-name="ro1">
          <table:table-cell office:value-type="string" calcext:value-type="string">
            <text:p>arraycopy_29_15</text:p>
          </table:table-cell>
          <table:table-cell office:value-type="float" office:value="20.2717046714" calcext:value-type="float">
            <text:p>20.2717046714</text:p>
          </table:table-cell>
          <table:table-cell office:value-type="float" office:value="20.0735162449" calcext:value-type="float">
            <text:p>20.0735162449</text:p>
          </table:table-cell>
          <table:table-cell office:value-type="float" office:value="20.6085374519" calcext:value-type="float">
            <text:p>20.6085374519</text:p>
          </table:table-cell>
          <table:table-cell office:value-type="float" office:value="20.4473677765" calcext:value-type="float">
            <text:p>20.4473677765</text:p>
          </table:table-cell>
        </table:table-row>
        <table:table-row table:style-name="ro1">
          <table:table-cell office:value-type="string" calcext:value-type="string">
            <text:p>arraycopy_29_16</text:p>
          </table:table-cell>
          <table:table-cell office:value-type="float" office:value="15.6744324844" calcext:value-type="float">
            <text:p>15.6744324844</text:p>
          </table:table-cell>
          <table:table-cell office:value-type="float" office:value="14.7230186219" calcext:value-type="float">
            <text:p>14.7230186219</text:p>
          </table:table-cell>
          <table:table-cell office:value-type="float" office:value="16.9562593419" calcext:value-type="float">
            <text:p>16.9562593419</text:p>
          </table:table-cell>
          <table:table-cell office:value-type="float" office:value="16.3565579168" calcext:value-type="float">
            <text:p>16.3565579168</text:p>
          </table:table-cell>
        </table:table-row>
        <table:table-row table:style-name="ro1">
          <table:table-cell office:value-type="string" calcext:value-type="string">
            <text:p>arraycopy_29_17</text:p>
          </table:table-cell>
          <table:table-cell office:value-type="float" office:value="20.3434205519" calcext:value-type="float">
            <text:p>20.3434205519</text:p>
          </table:table-cell>
          <table:table-cell office:value-type="float" office:value="20.0091745605" calcext:value-type="float">
            <text:p>20.0091745605</text:p>
          </table:table-cell>
          <table:table-cell office:value-type="float" office:value="20.8881682246" calcext:value-type="float">
            <text:p>20.8881682246</text:p>
          </table:table-cell>
          <table:table-cell office:value-type="float" office:value="20.5892810784" calcext:value-type="float">
            <text:p>20.5892810784</text:p>
          </table:table-cell>
        </table:table-row>
        <table:table-row table:style-name="ro1">
          <table:table-cell office:value-type="string" calcext:value-type="string">
            <text:p>arraycopy_29_2</text:p>
          </table:table-cell>
          <table:table-cell office:value-type="float" office:value="20.384150711" calcext:value-type="float">
            <text:p>20.384150711</text:p>
          </table:table-cell>
          <table:table-cell office:value-type="float" office:value="20.1272321073" calcext:value-type="float">
            <text:p>20.1272321073</text:p>
          </table:table-cell>
          <table:table-cell office:value-type="float" office:value="20.8212578491" calcext:value-type="float">
            <text:p>20.8212578491</text:p>
          </table:table-cell>
          <table:table-cell office:value-type="float" office:value="20.5813687126" calcext:value-type="float">
            <text:p>20.5813687126</text:p>
          </table:table-cell>
        </table:table-row>
        <table:table-row table:style-name="ro1">
          <table:table-cell office:value-type="string" calcext:value-type="string">
            <text:p>arraycopy_29_21</text:p>
          </table:table-cell>
          <table:table-cell office:value-type="float" office:value="20.2963741593" calcext:value-type="float">
            <text:p>20.2963741593</text:p>
          </table:table-cell>
          <table:table-cell office:value-type="float" office:value="20.1675001318" calcext:value-type="float">
            <text:p>20.1675001318</text:p>
          </table:table-cell>
          <table:table-cell office:value-type="float" office:value="20.5210982818" calcext:value-type="float">
            <text:p>20.5210982818</text:p>
          </table:table-cell>
          <table:table-cell office:value-type="float" office:value="20.4041384222" calcext:value-type="float">
            <text:p>20.4041384222</text:p>
          </table:table-cell>
        </table:table-row>
        <table:table-row table:style-name="ro1">
          <table:table-cell office:value-type="string" calcext:value-type="string">
            <text:p>arraycopy_29_23</text:p>
          </table:table-cell>
          <table:table-cell office:value-type="float" office:value="20.3100507392" calcext:value-type="float">
            <text:p>20.3100507392</text:p>
          </table:table-cell>
          <table:table-cell office:value-type="float" office:value="19.9900698316" calcext:value-type="float">
            <text:p>19.9900698316</text:p>
          </table:table-cell>
          <table:table-cell office:value-type="float" office:value="20.8907633003" calcext:value-type="float">
            <text:p>20.8907633003</text:p>
          </table:table-cell>
          <table:table-cell office:value-type="float" office:value="20.5966268059" calcext:value-type="float">
            <text:p>20.5966268059</text:p>
          </table:table-cell>
        </table:table-row>
        <table:table-row table:style-name="ro1">
          <table:table-cell office:value-type="string" calcext:value-type="string">
            <text:p>arraycopy_29_24</text:p>
          </table:table-cell>
          <table:table-cell office:value-type="float" office:value="20.2648512644" calcext:value-type="float">
            <text:p>20.2648512644</text:p>
          </table:table-cell>
          <table:table-cell office:value-type="float" office:value="20.1044012696" calcext:value-type="float">
            <text:p>20.1044012696</text:p>
          </table:table-cell>
          <table:table-cell office:value-type="float" office:value="20.569822242" calcext:value-type="float">
            <text:p>20.569822242</text:p>
          </table:table-cell>
          <table:table-cell office:value-type="float" office:value="20.3934501894" calcext:value-type="float">
            <text:p>20.3934501894</text:p>
          </table:table-cell>
        </table:table-row>
        <table:table-row table:style-name="ro1">
          <table:table-cell office:value-type="string" calcext:value-type="string">
            <text:p>arraycopy_29_27</text:p>
          </table:table-cell>
          <table:table-cell office:value-type="float" office:value="20.3635331219" calcext:value-type="float">
            <text:p>20.3635331219</text:p>
          </table:table-cell>
          <table:table-cell office:value-type="float" office:value="19.3844735617" calcext:value-type="float">
            <text:p>19.3844735617</text:p>
          </table:table-cell>
          <table:table-cell office:value-type="float" office:value="21.8922886918" calcext:value-type="float">
            <text:p>21.8922886918</text:p>
          </table:table-cell>
          <table:table-cell office:value-type="float" office:value="21.161422286" calcext:value-type="float">
            <text:p>21.161422286</text:p>
          </table:table-cell>
        </table:table-row>
        <table:table-row table:style-name="ro1">
          <table:table-cell office:value-type="string" calcext:value-type="string">
            <text:p>arraycopy_29_29</text:p>
          </table:table-cell>
          <table:table-cell office:value-type="float" office:value="20.3405081682" calcext:value-type="float">
            <text:p>20.3405081682</text:p>
          </table:table-cell>
          <table:table-cell office:value-type="float" office:value="20.2333204553" calcext:value-type="float">
            <text:p>20.2333204553</text:p>
          </table:table-cell>
          <table:table-cell office:value-type="float" office:value="20.5066455153" calcext:value-type="float">
            <text:p>20.5066455153</text:p>
          </table:table-cell>
          <table:table-cell office:value-type="float" office:value="20.4214452942" calcext:value-type="float">
            <text:p>20.4214452942</text:p>
          </table:table-cell>
        </table:table-row>
        <table:table-row table:style-name="ro1">
          <table:table-cell office:value-type="string" calcext:value-type="string">
            <text:p>arraycopy_29_3</text:p>
          </table:table-cell>
          <table:table-cell office:value-type="float" office:value="20.3245063277" calcext:value-type="float">
            <text:p>20.3245063277</text:p>
          </table:table-cell>
          <table:table-cell office:value-type="float" office:value="20.1774542596" calcext:value-type="float">
            <text:p>20.1774542596</text:p>
          </table:table-cell>
          <table:table-cell office:value-type="float" office:value="20.665830584" calcext:value-type="float">
            <text:p>20.665830584</text:p>
          </table:table-cell>
          <table:table-cell office:value-type="float" office:value="20.4946278135" calcext:value-type="float">
            <text:p>20.4946278135</text:p>
          </table:table-cell>
        </table:table-row>
        <table:table-row table:style-name="ro1">
          <table:table-cell office:value-type="string" calcext:value-type="string">
            <text:p>arraycopy_29_31</text:p>
          </table:table-cell>
          <table:table-cell office:value-type="float" office:value="20.2882069735" calcext:value-type="float">
            <text:p>20.2882069735</text:p>
          </table:table-cell>
          <table:table-cell office:value-type="float" office:value="20.2419660178" calcext:value-type="float">
            <text:p>20.2419660178</text:p>
          </table:table-cell>
          <table:table-cell office:value-type="float" office:value="20.4035363916" calcext:value-type="float">
            <text:p>20.4035363916</text:p>
          </table:table-cell>
          <table:table-cell office:value-type="float" office:value="20.3424035682" calcext:value-type="float">
            <text:p>20.3424035682</text:p>
          </table:table-cell>
        </table:table-row>
        <table:table-row table:style-name="ro1">
          <table:table-cell office:value-type="string" calcext:value-type="string">
            <text:p>arraycopy_29_7</text:p>
          </table:table-cell>
          <table:table-cell office:value-type="float" office:value="20.3322633991" calcext:value-type="float">
            <text:p>20.3322633991</text:p>
          </table:table-cell>
          <table:table-cell office:value-type="float" office:value="20.0415375838" calcext:value-type="float">
            <text:p>20.0415375838</text:p>
          </table:table-cell>
          <table:table-cell office:value-type="float" office:value="20.8612670795" calcext:value-type="float">
            <text:p>20.8612670795</text:p>
          </table:table-cell>
          <table:table-cell office:value-type="float" office:value="20.5945946798" calcext:value-type="float">
            <text:p>20.5945946798</text:p>
          </table:table-cell>
        </table:table-row>
        <table:table-row table:style-name="ro1">
          <table:table-cell office:value-type="string" calcext:value-type="string">
            <text:p>arraycopy_29_8</text:p>
          </table:table-cell>
          <table:table-cell office:value-type="float" office:value="20.2917336375" calcext:value-type="float">
            <text:p>20.2917336375</text:p>
          </table:table-cell>
          <table:table-cell office:value-type="float" office:value="20.2101599523" calcext:value-type="float">
            <text:p>20.2101599523</text:p>
          </table:table-cell>
          <table:table-cell office:value-type="float" office:value="20.4462053782" calcext:value-type="float">
            <text:p>20.4462053782</text:p>
          </table:table-cell>
          <table:table-cell office:value-type="float" office:value="20.3706937387" calcext:value-type="float">
            <text:p>20.3706937387</text:p>
          </table:table-cell>
        </table:table-row>
        <table:table-row table:style-name="ro1">
          <table:table-cell office:value-type="string" calcext:value-type="string">
            <text:p>arraycopy_29_9</text:p>
          </table:table-cell>
          <table:table-cell office:value-type="float" office:value="26.2886760297" calcext:value-type="float">
            <text:p>26.2886760297</text:p>
          </table:table-cell>
          <table:table-cell office:value-type="float" office:value="26.1790781494" calcext:value-type="float">
            <text:p>26.1790781494</text:p>
          </table:table-cell>
          <table:table-cell office:value-type="float" office:value="26.5558742159" calcext:value-type="float">
            <text:p>26.5558742159</text:p>
          </table:table-cell>
          <table:table-cell office:value-type="float" office:value="26.4134589907" calcext:value-type="float">
            <text:p>26.4134589907</text:p>
          </table:table-cell>
        </table:table-row>
        <table:table-row table:style-name="ro1">
          <table:table-cell office:value-type="string" calcext:value-type="string">
            <text:p>arraycopy_2_0</text:p>
          </table:table-cell>
          <table:table-cell office:value-type="float" office:value="20.298954262" calcext:value-type="float">
            <text:p>20.298954262</text:p>
          </table:table-cell>
          <table:table-cell office:value-type="float" office:value="20.2106450506" calcext:value-type="float">
            <text:p>20.2106450506</text:p>
          </table:table-cell>
          <table:table-cell office:value-type="float" office:value="20.4562070989" calcext:value-type="float">
            <text:p>20.4562070989</text:p>
          </table:table-cell>
          <table:table-cell office:value-type="float" office:value="20.3841616682" calcext:value-type="float">
            <text:p>20.3841616682</text:p>
          </table:table-cell>
        </table:table-row>
        <table:table-row table:style-name="ro1">
          <table:table-cell office:value-type="string" calcext:value-type="string">
            <text:p>arraycopy_2_1</text:p>
          </table:table-cell>
          <table:table-cell office:value-type="float" office:value="20.3277660196" calcext:value-type="float">
            <text:p>20.3277660196</text:p>
          </table:table-cell>
          <table:table-cell office:value-type="float" office:value="20.1150134272" calcext:value-type="float">
            <text:p>20.1150134272</text:p>
          </table:table-cell>
          <table:table-cell office:value-type="float" office:value="20.6466857843" calcext:value-type="float">
            <text:p>20.6466857843</text:p>
          </table:table-cell>
          <table:table-cell office:value-type="float" office:value="20.4969166848" calcext:value-type="float">
            <text:p>20.4969166848</text:p>
          </table:table-cell>
        </table:table-row>
        <table:table-row table:style-name="ro1">
          <table:table-cell office:value-type="string" calcext:value-type="string">
            <text:p>arraycopy_2_15</text:p>
          </table:table-cell>
          <table:table-cell office:value-type="float" office:value="20.3068531795" calcext:value-type="float">
            <text:p>20.3068531795</text:p>
          </table:table-cell>
          <table:table-cell office:value-type="float" office:value="20.0847586725" calcext:value-type="float">
            <text:p>20.0847586725</text:p>
          </table:table-cell>
          <table:table-cell office:value-type="float" office:value="20.6287938569" calcext:value-type="float">
            <text:p>20.6287938569</text:p>
          </table:table-cell>
          <table:table-cell office:value-type="float" office:value="20.4796980408" calcext:value-type="float">
            <text:p>20.4796980408</text:p>
          </table:table-cell>
        </table:table-row>
        <table:table-row table:style-name="ro1">
          <table:table-cell office:value-type="string" calcext:value-type="string">
            <text:p>arraycopy_2_16</text:p>
          </table:table-cell>
          <table:table-cell office:value-type="float" office:value="15.9222595871" calcext:value-type="float">
            <text:p>15.9222595871</text:p>
          </table:table-cell>
          <table:table-cell office:value-type="float" office:value="15.8511563472" calcext:value-type="float">
            <text:p>15.8511563472</text:p>
          </table:table-cell>
          <table:table-cell office:value-type="float" office:value="16.0608619622" calcext:value-type="float">
            <text:p>16.0608619622</text:p>
          </table:table-cell>
          <table:table-cell office:value-type="float" office:value="15.9946335409" calcext:value-type="float">
            <text:p>15.9946335409</text:p>
          </table:table-cell>
        </table:table-row>
        <table:table-row table:style-name="ro1">
          <table:table-cell office:value-type="string" calcext:value-type="string">
            <text:p>arraycopy_2_17</text:p>
          </table:table-cell>
          <table:table-cell office:value-type="float" office:value="20.2992487397" calcext:value-type="float">
            <text:p>20.2992487397</text:p>
          </table:table-cell>
          <table:table-cell office:value-type="float" office:value="18.2249970497" calcext:value-type="float">
            <text:p>18.2249970497</text:p>
          </table:table-cell>
          <table:table-cell office:value-type="float" office:value="22.9942664492" calcext:value-type="float">
            <text:p>22.9942664492</text:p>
          </table:table-cell>
          <table:table-cell office:value-type="float" office:value="21.7162280703" calcext:value-type="float">
            <text:p>21.7162280703</text:p>
          </table:table-cell>
        </table:table-row>
        <table:table-row table:style-name="ro1">
          <table:table-cell office:value-type="string" calcext:value-type="string">
            <text:p>arraycopy_2_2</text:p>
          </table:table-cell>
          <table:table-cell office:value-type="float" office:value="20.3439442434" calcext:value-type="float">
            <text:p>20.3439442434</text:p>
          </table:table-cell>
          <table:table-cell office:value-type="float" office:value="20.0678357886" calcext:value-type="float">
            <text:p>20.0678357886</text:p>
          </table:table-cell>
          <table:table-cell office:value-type="float" office:value="21.0152755106" calcext:value-type="float">
            <text:p>21.0152755106</text:p>
          </table:table-cell>
          <table:table-cell office:value-type="float" office:value="20.6261903742" calcext:value-type="float">
            <text:p>20.6261903742</text:p>
          </table:table-cell>
        </table:table-row>
        <table:table-row table:style-name="ro1">
          <table:table-cell office:value-type="string" calcext:value-type="string">
            <text:p>arraycopy_2_21</text:p>
          </table:table-cell>
          <table:table-cell office:value-type="float" office:value="20.313442644" calcext:value-type="float">
            <text:p>20.313442644</text:p>
          </table:table-cell>
          <table:table-cell office:value-type="float" office:value="18.0445912814" calcext:value-type="float">
            <text:p>18.0445912814</text:p>
          </table:table-cell>
          <table:table-cell office:value-type="float" office:value="23.2552377152" calcext:value-type="float">
            <text:p>23.2552377152</text:p>
          </table:table-cell>
          <table:table-cell office:value-type="float" office:value="21.8581382462" calcext:value-type="float">
            <text:p>21.8581382462</text:p>
          </table:table-cell>
        </table:table-row>
        <table:table-row table:style-name="ro1">
          <table:table-cell office:value-type="string" calcext:value-type="string">
            <text:p>arraycopy_2_23</text:p>
          </table:table-cell>
          <table:table-cell office:value-type="float" office:value="20.3416532559" calcext:value-type="float">
            <text:p>20.3416532559</text:p>
          </table:table-cell>
          <table:table-cell office:value-type="float" office:value="18.9838166658" calcext:value-type="float">
            <text:p>18.9838166658</text:p>
          </table:table-cell>
          <table:table-cell office:value-type="float" office:value="22.2979301221" calcext:value-type="float">
            <text:p>22.2979301221</text:p>
          </table:table-cell>
          <table:table-cell office:value-type="float" office:value="21.3891636536" calcext:value-type="float">
            <text:p>21.3891636536</text:p>
          </table:table-cell>
        </table:table-row>
        <table:table-row table:style-name="ro1">
          <table:table-cell office:value-type="string" calcext:value-type="string">
            <text:p>arraycopy_2_24</text:p>
          </table:table-cell>
          <table:table-cell office:value-type="float" office:value="20.3152463497" calcext:value-type="float">
            <text:p>20.3152463497</text:p>
          </table:table-cell>
          <table:table-cell office:value-type="float" office:value="18.6402516618" calcext:value-type="float">
            <text:p>18.6402516618</text:p>
          </table:table-cell>
          <table:table-cell office:value-type="float" office:value="22.5016496134" calcext:value-type="float">
            <text:p>22.5016496134</text:p>
          </table:table-cell>
          <table:table-cell office:value-type="float" office:value="21.4668810814" calcext:value-type="float">
            <text:p>21.4668810814</text:p>
          </table:table-cell>
        </table:table-row>
        <table:table-row table:style-name="ro1">
          <table:table-cell office:value-type="string" calcext:value-type="string">
            <text:p>arraycopy_2_27</text:p>
          </table:table-cell>
          <table:table-cell office:value-type="float" office:value="29.1089767563" calcext:value-type="float">
            <text:p>29.1089767563</text:p>
          </table:table-cell>
          <table:table-cell office:value-type="float" office:value="29.0037088676" calcext:value-type="float">
            <text:p>29.0037088676</text:p>
          </table:table-cell>
          <table:table-cell office:value-type="float" office:value="29.298332015" calcext:value-type="float">
            <text:p>29.298332015</text:p>
          </table:table-cell>
          <table:table-cell office:value-type="float" office:value="29.1993490366" calcext:value-type="float">
            <text:p>29.1993490366</text:p>
          </table:table-cell>
        </table:table-row>
        <table:table-row table:style-name="ro1">
          <table:table-cell office:value-type="string" calcext:value-type="string">
            <text:p>arraycopy_2_29</text:p>
          </table:table-cell>
          <table:table-cell office:value-type="float" office:value="20.3301823048" calcext:value-type="float">
            <text:p>20.3301823048</text:p>
          </table:table-cell>
          <table:table-cell office:value-type="float" office:value="18.0281787797" calcext:value-type="float">
            <text:p>18.0281787797</text:p>
          </table:table-cell>
          <table:table-cell office:value-type="float" office:value="23.3727601076" calcext:value-type="float">
            <text:p>23.3727601076</text:p>
          </table:table-cell>
          <table:table-cell office:value-type="float" office:value="21.9302436485" calcext:value-type="float">
            <text:p>21.9302436485</text:p>
          </table:table-cell>
        </table:table-row>
        <table:table-row table:style-name="ro1">
          <table:table-cell office:value-type="string" calcext:value-type="string">
            <text:p>arraycopy_2_3</text:p>
          </table:table-cell>
          <table:table-cell office:value-type="float" office:value="20.2782799915" calcext:value-type="float">
            <text:p>20.2782799915</text:p>
          </table:table-cell>
          <table:table-cell office:value-type="float" office:value="20.1910547167" calcext:value-type="float">
            <text:p>20.1910547167</text:p>
          </table:table-cell>
          <table:table-cell office:value-type="float" office:value="20.4165035713" calcext:value-type="float">
            <text:p>20.4165035713</text:p>
          </table:table-cell>
          <table:table-cell office:value-type="float" office:value="20.3501995341" calcext:value-type="float">
            <text:p>20.3501995341</text:p>
          </table:table-cell>
        </table:table-row>
        <table:table-row table:style-name="ro1">
          <table:table-cell office:value-type="string" calcext:value-type="string">
            <text:p>arraycopy_2_31</text:p>
          </table:table-cell>
          <table:table-cell office:value-type="float" office:value="20.3262949579" calcext:value-type="float">
            <text:p>20.3262949579</text:p>
          </table:table-cell>
          <table:table-cell office:value-type="float" office:value="18.9632865583" calcext:value-type="float">
            <text:p>18.9632865583</text:p>
          </table:table-cell>
          <table:table-cell office:value-type="float" office:value="22.1285524633" calcext:value-type="float">
            <text:p>22.1285524633</text:p>
          </table:table-cell>
          <table:table-cell office:value-type="float" office:value="21.2783300262" calcext:value-type="float">
            <text:p>21.2783300262</text:p>
          </table:table-cell>
        </table:table-row>
        <table:table-row table:style-name="ro1">
          <table:table-cell office:value-type="string" calcext:value-type="string">
            <text:p>arraycopy_2_7</text:p>
          </table:table-cell>
          <table:table-cell office:value-type="float" office:value="20.2959487362" calcext:value-type="float">
            <text:p>20.2959487362</text:p>
          </table:table-cell>
          <table:table-cell office:value-type="float" office:value="19.9614693954" calcext:value-type="float">
            <text:p>19.9614693954</text:p>
          </table:table-cell>
          <table:table-cell office:value-type="float" office:value="20.8640536465" calcext:value-type="float">
            <text:p>20.8640536465</text:p>
          </table:table-cell>
          <table:table-cell office:value-type="float" office:value="20.6024108379" calcext:value-type="float">
            <text:p>20.6024108379</text:p>
          </table:table-cell>
        </table:table-row>
        <table:table-row table:style-name="ro1">
          <table:table-cell office:value-type="string" calcext:value-type="string">
            <text:p>arraycopy_2_8</text:p>
          </table:table-cell>
          <table:table-cell office:value-type="float" office:value="20.2913575253" calcext:value-type="float">
            <text:p>20.2913575253</text:p>
          </table:table-cell>
          <table:table-cell office:value-type="float" office:value="18.3490992648" calcext:value-type="float">
            <text:p>18.3490992648</text:p>
          </table:table-cell>
          <table:table-cell office:value-type="float" office:value="23.2244526562" calcext:value-type="float">
            <text:p>23.2244526562</text:p>
          </table:table-cell>
          <table:table-cell office:value-type="float" office:value="21.5400687117" calcext:value-type="float">
            <text:p>21.5400687117</text:p>
          </table:table-cell>
        </table:table-row>
        <table:table-row table:style-name="ro1">
          <table:table-cell office:value-type="string" calcext:value-type="string">
            <text:p>arraycopy_2_9</text:p>
          </table:table-cell>
          <table:table-cell office:value-type="float" office:value="20.3161224896" calcext:value-type="float">
            <text:p>20.3161224896</text:p>
          </table:table-cell>
          <table:table-cell office:value-type="float" office:value="20.1314602924" calcext:value-type="float">
            <text:p>20.1314602924</text:p>
          </table:table-cell>
          <table:table-cell office:value-type="float" office:value="20.6019347681" calcext:value-type="float">
            <text:p>20.6019347681</text:p>
          </table:table-cell>
          <table:table-cell office:value-type="float" office:value="20.4661775072" calcext:value-type="float">
            <text:p>20.4661775072</text:p>
          </table:table-cell>
        </table:table-row>
        <table:table-row table:style-name="ro1">
          <table:table-cell office:value-type="string" calcext:value-type="string">
            <text:p>arraycopy_31_0</text:p>
          </table:table-cell>
          <table:table-cell office:value-type="float" office:value="23.740133762" calcext:value-type="float">
            <text:p>23.740133762</text:p>
          </table:table-cell>
          <table:table-cell office:value-type="float" office:value="22.7729805433" calcext:value-type="float">
            <text:p>22.7729805433</text:p>
          </table:table-cell>
          <table:table-cell office:value-type="float" office:value="25.1092097307" calcext:value-type="float">
            <text:p>25.1092097307</text:p>
          </table:table-cell>
          <table:table-cell office:value-type="float" office:value="24.4471707067" calcext:value-type="float">
            <text:p>24.4471707067</text:p>
          </table:table-cell>
        </table:table-row>
        <table:table-row table:style-name="ro1">
          <table:table-cell office:value-type="string" calcext:value-type="string">
            <text:p>arraycopy_31_1</text:p>
          </table:table-cell>
          <table:table-cell office:value-type="float" office:value="21.9587742401" calcext:value-type="float">
            <text:p>21.9587742401</text:p>
          </table:table-cell>
          <table:table-cell office:value-type="float" office:value="20.3640677848" calcext:value-type="float">
            <text:p>20.3640677848</text:p>
          </table:table-cell>
          <table:table-cell office:value-type="float" office:value="24.3392278898" calcext:value-type="float">
            <text:p>24.3392278898</text:p>
          </table:table-cell>
          <table:table-cell office:value-type="float" office:value="23.1974856983" calcext:value-type="float">
            <text:p>23.1974856983</text:p>
          </table:table-cell>
        </table:table-row>
        <table:table-row table:style-name="ro1">
          <table:table-cell office:value-type="string" calcext:value-type="string">
            <text:p>arraycopy_31_15</text:p>
          </table:table-cell>
          <table:table-cell office:value-type="float" office:value="20.3528379514" calcext:value-type="float">
            <text:p>20.3528379514</text:p>
          </table:table-cell>
          <table:table-cell office:value-type="float" office:value="20.3005328344" calcext:value-type="float">
            <text:p>20.3005328344</text:p>
          </table:table-cell>
          <table:table-cell office:value-type="float" office:value="20.4562188596" calcext:value-type="float">
            <text:p>20.4562188596</text:p>
          </table:table-cell>
          <table:table-cell office:value-type="float" office:value="20.4069470451" calcext:value-type="float">
            <text:p>20.4069470451</text:p>
          </table:table-cell>
        </table:table-row>
        <table:table-row table:style-name="ro1">
          <table:table-cell office:value-type="string" calcext:value-type="string">
            <text:p>arraycopy_31_16</text:p>
          </table:table-cell>
          <table:table-cell office:value-type="float" office:value="15.6509703701" calcext:value-type="float">
            <text:p>15.6509703701</text:p>
          </table:table-cell>
          <table:table-cell office:value-type="float" office:value="15.4250838909" calcext:value-type="float">
            <text:p>15.4250838909</text:p>
          </table:table-cell>
          <table:table-cell office:value-type="float" office:value="16.0043536931" calcext:value-type="float">
            <text:p>16.0043536931</text:p>
          </table:table-cell>
          <table:table-cell office:value-type="float" office:value="15.797482761" calcext:value-type="float">
            <text:p>15.797482761</text:p>
          </table:table-cell>
        </table:table-row>
        <table:table-row table:style-name="ro1">
          <table:table-cell office:value-type="string" calcext:value-type="string">
            <text:p>arraycopy_31_17</text:p>
          </table:table-cell>
          <table:table-cell office:value-type="float" office:value="20.3322729322" calcext:value-type="float">
            <text:p>20.3322729322</text:p>
          </table:table-cell>
          <table:table-cell office:value-type="float" office:value="20.1619752697" calcext:value-type="float">
            <text:p>20.1619752697</text:p>
          </table:table-cell>
          <table:table-cell office:value-type="float" office:value="20.5978960047" calcext:value-type="float">
            <text:p>20.5978960047</text:p>
          </table:table-cell>
          <table:table-cell office:value-type="float" office:value="20.4701974192" calcext:value-type="float">
            <text:p>20.4701974192</text:p>
          </table:table-cell>
        </table:table-row>
        <table:table-row table:style-name="ro1">
          <table:table-cell office:value-type="string" calcext:value-type="string">
            <text:p>arraycopy_31_2</text:p>
          </table:table-cell>
          <table:table-cell office:value-type="float" office:value="20.2921022774" calcext:value-type="float">
            <text:p>20.2921022774</text:p>
          </table:table-cell>
          <table:table-cell office:value-type="float" office:value="20.1776632993" calcext:value-type="float">
            <text:p>20.1776632993</text:p>
          </table:table-cell>
          <table:table-cell office:value-type="float" office:value="20.5102444099" calcext:value-type="float">
            <text:p>20.5102444099</text:p>
          </table:table-cell>
          <table:table-cell office:value-type="float" office:value="20.3903741519" calcext:value-type="float">
            <text:p>20.3903741519</text:p>
          </table:table-cell>
        </table:table-row>
        <table:table-row table:style-name="ro1">
          <table:table-cell office:value-type="string" calcext:value-type="string">
            <text:p>arraycopy_31_21</text:p>
          </table:table-cell>
          <table:table-cell office:value-type="float" office:value="20.301029745" calcext:value-type="float">
            <text:p>20.301029745</text:p>
          </table:table-cell>
          <table:table-cell office:value-type="float" office:value="20.2035716531" calcext:value-type="float">
            <text:p>20.2035716531</text:p>
          </table:table-cell>
          <table:table-cell office:value-type="float" office:value="20.4871336316" calcext:value-type="float">
            <text:p>20.4871336316</text:p>
          </table:table-cell>
          <table:table-cell office:value-type="float" office:value="20.3922753851" calcext:value-type="float">
            <text:p>20.3922753851</text:p>
          </table:table-cell>
        </table:table-row>
        <table:table-row table:style-name="ro1">
          <table:table-cell office:value-type="string" calcext:value-type="string">
            <text:p>arraycopy_31_23</text:p>
          </table:table-cell>
          <table:table-cell office:value-type="float" office:value="20.2935112716" calcext:value-type="float">
            <text:p>20.2935112716</text:p>
          </table:table-cell>
          <table:table-cell office:value-type="float" office:value="20.1833950888" calcext:value-type="float">
            <text:p>20.1833950888</text:p>
          </table:table-cell>
          <table:table-cell office:value-type="float" office:value="20.5102779088" calcext:value-type="float">
            <text:p>20.5102779088</text:p>
          </table:table-cell>
          <table:table-cell office:value-type="float" office:value="20.387894621" calcext:value-type="float">
            <text:p>20.387894621</text:p>
          </table:table-cell>
        </table:table-row>
        <table:table-row table:style-name="ro1">
          <table:table-cell office:value-type="string" calcext:value-type="string">
            <text:p>arraycopy_31_24</text:p>
          </table:table-cell>
          <table:table-cell office:value-type="float" office:value="20.30256085" calcext:value-type="float">
            <text:p>20.30256085</text:p>
          </table:table-cell>
          <table:table-cell office:value-type="float" office:value="20.1492843328" calcext:value-type="float">
            <text:p>20.1492843328</text:p>
          </table:table-cell>
          <table:table-cell office:value-type="float" office:value="20.5869035015" calcext:value-type="float">
            <text:p>20.5869035015</text:p>
          </table:table-cell>
          <table:table-cell office:value-type="float" office:value="20.4238806057" calcext:value-type="float">
            <text:p>20.4238806057</text:p>
          </table:table-cell>
        </table:table-row>
        <table:table-row table:style-name="ro1">
          <table:table-cell office:value-type="string" calcext:value-type="string">
            <text:p>arraycopy_31_27</text:p>
          </table:table-cell>
          <table:table-cell office:value-type="float" office:value="20.3515819034" calcext:value-type="float">
            <text:p>20.3515819034</text:p>
          </table:table-cell>
          <table:table-cell office:value-type="float" office:value="19.7146780325" calcext:value-type="float">
            <text:p>19.7146780325</text:p>
          </table:table-cell>
          <table:table-cell office:value-type="float" office:value="21.2602316157" calcext:value-type="float">
            <text:p>21.2602316157</text:p>
          </table:table-cell>
          <table:table-cell office:value-type="float" office:value="20.8428818387" calcext:value-type="float">
            <text:p>20.8428818387</text:p>
          </table:table-cell>
        </table:table-row>
        <table:table-row table:style-name="ro1">
          <table:table-cell office:value-type="string" calcext:value-type="string">
            <text:p>arraycopy_31_29</text:p>
          </table:table-cell>
          <table:table-cell office:value-type="float" office:value="20.2989608246" calcext:value-type="float">
            <text:p>20.2989608246</text:p>
          </table:table-cell>
          <table:table-cell office:value-type="float" office:value="20.2169180038" calcext:value-type="float">
            <text:p>20.2169180038</text:p>
          </table:table-cell>
          <table:table-cell office:value-type="float" office:value="20.4836117663" calcext:value-type="float">
            <text:p>20.4836117663</text:p>
          </table:table-cell>
          <table:table-cell office:value-type="float" office:value="20.3840089278" calcext:value-type="float">
            <text:p>20.3840089278</text:p>
          </table:table-cell>
        </table:table-row>
        <table:table-row table:style-name="ro1">
          <table:table-cell office:value-type="string" calcext:value-type="string">
            <text:p>arraycopy_31_3</text:p>
          </table:table-cell>
          <table:table-cell office:value-type="float" office:value="20.3228631187" calcext:value-type="float">
            <text:p>20.3228631187</text:p>
          </table:table-cell>
          <table:table-cell office:value-type="float" office:value="20.2187617417" calcext:value-type="float">
            <text:p>20.2187617417</text:p>
          </table:table-cell>
          <table:table-cell office:value-type="float" office:value="20.5475356799" calcext:value-type="float">
            <text:p>20.5475356799</text:p>
          </table:table-cell>
          <table:table-cell office:value-type="float" office:value="20.4413881667" calcext:value-type="float">
            <text:p>20.4413881667</text:p>
          </table:table-cell>
        </table:table-row>
        <table:table-row table:style-name="ro1">
          <table:table-cell office:value-type="string" calcext:value-type="string">
            <text:p>arraycopy_31_31</text:p>
          </table:table-cell>
          <table:table-cell office:value-type="float" office:value="20.2888633664" calcext:value-type="float">
            <text:p>20.2888633664</text:p>
          </table:table-cell>
          <table:table-cell office:value-type="float" office:value="20.0889366488" calcext:value-type="float">
            <text:p>20.0889366488</text:p>
          </table:table-cell>
          <table:table-cell office:value-type="float" office:value="20.6521455326" calcext:value-type="float">
            <text:p>20.6521455326</text:p>
          </table:table-cell>
          <table:table-cell office:value-type="float" office:value="20.4860013523" calcext:value-type="float">
            <text:p>20.4860013523</text:p>
          </table:table-cell>
        </table:table-row>
        <table:table-row table:style-name="ro1">
          <table:table-cell office:value-type="string" calcext:value-type="string">
            <text:p>arraycopy_31_7</text:p>
          </table:table-cell>
          <table:table-cell office:value-type="float" office:value="20.3102178892" calcext:value-type="float">
            <text:p>20.3102178892</text:p>
          </table:table-cell>
          <table:table-cell office:value-type="float" office:value="20.1936198618" calcext:value-type="float">
            <text:p>20.1936198618</text:p>
          </table:table-cell>
          <table:table-cell office:value-type="float" office:value="20.5389947937" calcext:value-type="float">
            <text:p>20.5389947937</text:p>
          </table:table-cell>
          <table:table-cell office:value-type="float" office:value="20.4294381533" calcext:value-type="float">
            <text:p>20.4294381533</text:p>
          </table:table-cell>
        </table:table-row>
        <table:table-row table:style-name="ro1">
          <table:table-cell office:value-type="string" calcext:value-type="string">
            <text:p>arraycopy_31_8</text:p>
          </table:table-cell>
          <table:table-cell office:value-type="float" office:value="20.3475415229" calcext:value-type="float">
            <text:p>20.3475415229</text:p>
          </table:table-cell>
          <table:table-cell office:value-type="float" office:value="20.2248994399" calcext:value-type="float">
            <text:p>20.2248994399</text:p>
          </table:table-cell>
          <table:table-cell office:value-type="float" office:value="20.5591949551" calcext:value-type="float">
            <text:p>20.5591949551</text:p>
          </table:table-cell>
          <table:table-cell office:value-type="float" office:value="20.4521052972" calcext:value-type="float">
            <text:p>20.4521052972</text:p>
          </table:table-cell>
        </table:table-row>
        <table:table-row table:style-name="ro1">
          <table:table-cell office:value-type="string" calcext:value-type="string">
            <text:p>arraycopy_31_9</text:p>
          </table:table-cell>
          <table:table-cell office:value-type="float" office:value="20.3082432817" calcext:value-type="float">
            <text:p>20.3082432817</text:p>
          </table:table-cell>
          <table:table-cell office:value-type="float" office:value="20.1165408015" calcext:value-type="float">
            <text:p>20.1165408015</text:p>
          </table:table-cell>
          <table:table-cell office:value-type="float" office:value="20.6621491122" calcext:value-type="float">
            <text:p>20.6621491122</text:p>
          </table:table-cell>
          <table:table-cell office:value-type="float" office:value="20.4775613144" calcext:value-type="float">
            <text:p>20.4775613144</text:p>
          </table:table-cell>
        </table:table-row>
        <table:table-row table:style-name="ro1">
          <table:table-cell office:value-type="string" calcext:value-type="string">
            <text:p>arraycopy_3_0</text:p>
          </table:table-cell>
          <table:table-cell office:value-type="float" office:value="20.3167275068" calcext:value-type="float">
            <text:p>20.3167275068</text:p>
          </table:table-cell>
          <table:table-cell office:value-type="float" office:value="19.9594392565" calcext:value-type="float">
            <text:p>19.9594392565</text:p>
          </table:table-cell>
          <table:table-cell office:value-type="float" office:value="20.9541168352" calcext:value-type="float">
            <text:p>20.9541168352</text:p>
          </table:table-cell>
          <table:table-cell office:value-type="float" office:value="20.6266230419" calcext:value-type="float">
            <text:p>20.6266230419</text:p>
          </table:table-cell>
        </table:table-row>
        <table:table-row table:style-name="ro1">
          <table:table-cell office:value-type="string" calcext:value-type="string">
            <text:p>arraycopy_3_1</text:p>
          </table:table-cell>
          <table:table-cell office:value-type="float" office:value="20.3174615287" calcext:value-type="float">
            <text:p>20.3174615287</text:p>
          </table:table-cell>
          <table:table-cell office:value-type="float" office:value="19.7231977472" calcext:value-type="float">
            <text:p>19.7231977472</text:p>
          </table:table-cell>
          <table:table-cell office:value-type="float" office:value="21.1176614744" calcext:value-type="float">
            <text:p>21.1176614744</text:p>
          </table:table-cell>
          <table:table-cell office:value-type="float" office:value="20.7420148166" calcext:value-type="float">
            <text:p>20.7420148166</text:p>
          </table:table-cell>
        </table:table-row>
        <table:table-row table:style-name="ro1">
          <table:table-cell office:value-type="string" calcext:value-type="string">
            <text:p>arraycopy_3_15</text:p>
          </table:table-cell>
          <table:table-cell office:value-type="float" office:value="20.2828387483" calcext:value-type="float">
            <text:p>20.2828387483</text:p>
          </table:table-cell>
          <table:table-cell office:value-type="float" office:value="20.2219282778" calcext:value-type="float">
            <text:p>20.2219282778</text:p>
          </table:table-cell>
          <table:table-cell office:value-type="float" office:value="20.4108763272" calcext:value-type="float">
            <text:p>20.4108763272</text:p>
          </table:table-cell>
          <table:table-cell office:value-type="float" office:value="20.3442891674" calcext:value-type="float">
            <text:p>20.3442891674</text:p>
          </table:table-cell>
        </table:table-row>
        <table:table-row table:style-name="ro1">
          <table:table-cell office:value-type="string" calcext:value-type="string">
            <text:p>arraycopy_3_16</text:p>
          </table:table-cell>
          <table:table-cell office:value-type="float" office:value="15.9584981682" calcext:value-type="float">
            <text:p>15.9584981682</text:p>
          </table:table-cell>
          <table:table-cell office:value-type="float" office:value="15.8653451206" calcext:value-type="float">
            <text:p>15.8653451206</text:p>
          </table:table-cell>
          <table:table-cell office:value-type="float" office:value="16.1123715265" calcext:value-type="float">
            <text:p>16.1123715265</text:p>
          </table:table-cell>
          <table:table-cell office:value-type="float" office:value="16.0404593769" calcext:value-type="float">
            <text:p>16.0404593769</text:p>
          </table:table-cell>
        </table:table-row>
        <table:table-row table:style-name="ro1">
          <table:table-cell office:value-type="string" calcext:value-type="string">
            <text:p>arraycopy_3_17</text:p>
          </table:table-cell>
          <table:table-cell office:value-type="float" office:value="23.5119674617" calcext:value-type="float">
            <text:p>23.5119674617</text:p>
          </table:table-cell>
          <table:table-cell office:value-type="float" office:value="23.4230515273" calcext:value-type="float">
            <text:p>23.4230515273</text:p>
          </table:table-cell>
          <table:table-cell office:value-type="float" office:value="23.6798082031" calcext:value-type="float">
            <text:p>23.6798082031</text:p>
          </table:table-cell>
          <table:table-cell office:value-type="float" office:value="23.5983046801" calcext:value-type="float">
            <text:p>23.5983046801</text:p>
          </table:table-cell>
        </table:table-row>
        <table:table-row table:style-name="ro1">
          <table:table-cell office:value-type="string" calcext:value-type="string">
            <text:p>arraycopy_3_2</text:p>
          </table:table-cell>
          <table:table-cell office:value-type="float" office:value="20.3008934592" calcext:value-type="float">
            <text:p>20.3008934592</text:p>
          </table:table-cell>
          <table:table-cell office:value-type="float" office:value="20.1077410715" calcext:value-type="float">
            <text:p>20.1077410715</text:p>
          </table:table-cell>
          <table:table-cell office:value-type="float" office:value="20.6542517955" calcext:value-type="float">
            <text:p>20.6542517955</text:p>
          </table:table-cell>
          <table:table-cell office:value-type="float" office:value="20.4823589471" calcext:value-type="float">
            <text:p>20.4823589471</text:p>
          </table:table-cell>
        </table:table-row>
        <table:table-row table:style-name="ro1">
          <table:table-cell office:value-type="string" calcext:value-type="string">
            <text:p>arraycopy_3_21</text:p>
          </table:table-cell>
          <table:table-cell office:value-type="float" office:value="20.4281142328" calcext:value-type="float">
            <text:p>20.4281142328</text:p>
          </table:table-cell>
          <table:table-cell office:value-type="float" office:value="20.2412059627" calcext:value-type="float">
            <text:p>20.2412059627</text:p>
          </table:table-cell>
          <table:table-cell office:value-type="float" office:value="20.7997305501" calcext:value-type="float">
            <text:p>20.7997305501</text:p>
          </table:table-cell>
          <table:table-cell office:value-type="float" office:value="20.5888364593" calcext:value-type="float">
            <text:p>20.5888364593</text:p>
          </table:table-cell>
        </table:table-row>
        <table:table-row table:style-name="ro1">
          <table:table-cell office:value-type="string" calcext:value-type="string">
            <text:p>arraycopy_3_23</text:p>
          </table:table-cell>
          <table:table-cell office:value-type="float" office:value="20.3125767175" calcext:value-type="float">
            <text:p>20.3125767175</text:p>
          </table:table-cell>
          <table:table-cell office:value-type="float" office:value="20.2834057286" calcext:value-type="float">
            <text:p>20.2834057286</text:p>
          </table:table-cell>
          <table:table-cell office:value-type="float" office:value="20.3564859793" calcext:value-type="float">
            <text:p>20.3564859793</text:p>
          </table:table-cell>
          <table:table-cell office:value-type="float" office:value="20.3364455715" calcext:value-type="float">
            <text:p>20.3364455715</text:p>
          </table:table-cell>
        </table:table-row>
        <table:table-row table:style-name="ro1">
          <table:table-cell office:value-type="string" calcext:value-type="string">
            <text:p>arraycopy_3_24</text:p>
          </table:table-cell>
          <table:table-cell office:value-type="float" office:value="20.3068591732" calcext:value-type="float">
            <text:p>20.3068591732</text:p>
          </table:table-cell>
          <table:table-cell office:value-type="float" office:value="19.7028628055" calcext:value-type="float">
            <text:p>19.7028628055</text:p>
          </table:table-cell>
          <table:table-cell office:value-type="float" office:value="21.1808919001" calcext:value-type="float">
            <text:p>21.1808919001</text:p>
          </table:table-cell>
          <table:table-cell office:value-type="float" office:value="20.7797857279" calcext:value-type="float">
            <text:p>20.7797857279</text:p>
          </table:table-cell>
        </table:table-row>
        <table:table-row table:style-name="ro1">
          <table:table-cell office:value-type="string" calcext:value-type="string">
            <text:p>arraycopy_3_27</text:p>
          </table:table-cell>
          <table:table-cell office:value-type="float" office:value="20.3026547041" calcext:value-type="float">
            <text:p>20.3026547041</text:p>
          </table:table-cell>
          <table:table-cell office:value-type="float" office:value="17.4721395243" calcext:value-type="float">
            <text:p>17.4721395243</text:p>
          </table:table-cell>
          <table:table-cell office:value-type="float" office:value="23.9407093422" calcext:value-type="float">
            <text:p>23.9407093422</text:p>
          </table:table-cell>
          <table:table-cell office:value-type="float" office:value="22.207942423" calcext:value-type="float">
            <text:p>22.207942423</text:p>
          </table:table-cell>
        </table:table-row>
        <table:table-row table:style-name="ro1">
          <table:table-cell office:value-type="string" calcext:value-type="string">
            <text:p>arraycopy_3_29</text:p>
          </table:table-cell>
          <table:table-cell office:value-type="float" office:value="21.8205124233" calcext:value-type="float">
            <text:p>21.8205124233</text:p>
          </table:table-cell>
          <table:table-cell office:value-type="float" office:value="21.672077857" calcext:value-type="float">
            <text:p>21.672077857</text:p>
          </table:table-cell>
          <table:table-cell office:value-type="float" office:value="22.070929012" calcext:value-type="float">
            <text:p>22.070929012</text:p>
          </table:table-cell>
          <table:table-cell office:value-type="float" office:value="21.9551003627" calcext:value-type="float">
            <text:p>21.9551003627</text:p>
          </table:table-cell>
        </table:table-row>
        <table:table-row table:style-name="ro1">
          <table:table-cell office:value-type="string" calcext:value-type="string">
            <text:p>arraycopy_3_3</text:p>
          </table:table-cell>
          <table:table-cell office:value-type="float" office:value="20.3343164617" calcext:value-type="float">
            <text:p>20.3343164617</text:p>
          </table:table-cell>
          <table:table-cell office:value-type="float" office:value="19.5707994234" calcext:value-type="float">
            <text:p>19.5707994234</text:p>
          </table:table-cell>
          <table:table-cell office:value-type="float" office:value="21.3974386504" calcext:value-type="float">
            <text:p>21.3974386504</text:p>
          </table:table-cell>
          <table:table-cell office:value-type="float" office:value="20.9021430529" calcext:value-type="float">
            <text:p>20.9021430529</text:p>
          </table:table-cell>
        </table:table-row>
        <table:table-row table:style-name="ro1">
          <table:table-cell office:value-type="string" calcext:value-type="string">
            <text:p>arraycopy_3_31</text:p>
          </table:table-cell>
          <table:table-cell office:value-type="float" office:value="24.6906657641" calcext:value-type="float">
            <text:p>24.6906657641</text:p>
          </table:table-cell>
          <table:table-cell office:value-type="float" office:value="24.5193508357" calcext:value-type="float">
            <text:p>24.5193508357</text:p>
          </table:table-cell>
          <table:table-cell office:value-type="float" office:value="25.0373668784" calcext:value-type="float">
            <text:p>25.0373668784</text:p>
          </table:table-cell>
          <table:table-cell office:value-type="float" office:value="24.8575084312" calcext:value-type="float">
            <text:p>24.8575084312</text:p>
          </table:table-cell>
        </table:table-row>
        <table:table-row table:style-name="ro1">
          <table:table-cell office:value-type="string" calcext:value-type="string">
            <text:p>arraycopy_3_7</text:p>
          </table:table-cell>
          <table:table-cell office:value-type="float" office:value="20.3104147701" calcext:value-type="float">
            <text:p>20.3104147701</text:p>
          </table:table-cell>
          <table:table-cell office:value-type="float" office:value="20.2284060838" calcext:value-type="float">
            <text:p>20.2284060838</text:p>
          </table:table-cell>
          <table:table-cell office:value-type="float" office:value="20.4680640803" calcext:value-type="float">
            <text:p>20.4680640803</text:p>
          </table:table-cell>
          <table:table-cell office:value-type="float" office:value="20.3964372227" calcext:value-type="float">
            <text:p>20.3964372227</text:p>
          </table:table-cell>
        </table:table-row>
        <table:table-row table:style-name="ro1">
          <table:table-cell office:value-type="string" calcext:value-type="string">
            <text:p>arraycopy_3_8</text:p>
          </table:table-cell>
          <table:table-cell office:value-type="float" office:value="20.3137166431" calcext:value-type="float">
            <text:p>20.3137166431</text:p>
          </table:table-cell>
          <table:table-cell office:value-type="float" office:value="20.2238344798" calcext:value-type="float">
            <text:p>20.2238344798</text:p>
          </table:table-cell>
          <table:table-cell office:value-type="float" office:value="20.4791808811" calcext:value-type="float">
            <text:p>20.4791808811</text:p>
          </table:table-cell>
          <table:table-cell office:value-type="float" office:value="20.3975429538" calcext:value-type="float">
            <text:p>20.3975429538</text:p>
          </table:table-cell>
        </table:table-row>
        <table:table-row table:style-name="ro1">
          <table:table-cell office:value-type="string" calcext:value-type="string">
            <text:p>arraycopy_3_9</text:p>
          </table:table-cell>
          <table:table-cell office:value-type="float" office:value="20.3135562955" calcext:value-type="float">
            <text:p>20.3135562955</text:p>
          </table:table-cell>
          <table:table-cell office:value-type="float" office:value="20.2775349293" calcext:value-type="float">
            <text:p>20.2775349293</text:p>
          </table:table-cell>
          <table:table-cell office:value-type="float" office:value="20.4098824088" calcext:value-type="float">
            <text:p>20.4098824088</text:p>
          </table:table-cell>
          <table:table-cell office:value-type="float" office:value="20.3538245125" calcext:value-type="float">
            <text:p>20.3538245125</text:p>
          </table:table-cell>
        </table:table-row>
        <table:table-row table:style-name="ro1">
          <table:table-cell office:value-type="string" calcext:value-type="string">
            <text:p>arraycopy_7_0</text:p>
          </table:table-cell>
          <table:table-cell office:value-type="float" office:value="20.326309817" calcext:value-type="float">
            <text:p>20.326309817</text:p>
          </table:table-cell>
          <table:table-cell office:value-type="float" office:value="20.2720026982" calcext:value-type="float">
            <text:p>20.2720026982</text:p>
          </table:table-cell>
          <table:table-cell office:value-type="float" office:value="20.4495381483" calcext:value-type="float">
            <text:p>20.4495381483</text:p>
          </table:table-cell>
          <table:table-cell office:value-type="float" office:value="20.3854429548" calcext:value-type="float">
            <text:p>20.3854429548</text:p>
          </table:table-cell>
        </table:table-row>
        <table:table-row table:style-name="ro1">
          <table:table-cell office:value-type="string" calcext:value-type="string">
            <text:p>arraycopy_7_1</text:p>
          </table:table-cell>
          <table:table-cell office:value-type="float" office:value="20.3163454981" calcext:value-type="float">
            <text:p>20.3163454981</text:p>
          </table:table-cell>
          <table:table-cell office:value-type="float" office:value="20.1203072883" calcext:value-type="float">
            <text:p>20.1203072883</text:p>
          </table:table-cell>
          <table:table-cell office:value-type="float" office:value="20.6430030726" calcext:value-type="float">
            <text:p>20.6430030726</text:p>
          </table:table-cell>
          <table:table-cell office:value-type="float" office:value="20.4657988396" calcext:value-type="float">
            <text:p>20.4657988396</text:p>
          </table:table-cell>
        </table:table-row>
        <table:table-row table:style-name="ro1">
          <table:table-cell office:value-type="string" calcext:value-type="string">
            <text:p>arraycopy_7_15</text:p>
          </table:table-cell>
          <table:table-cell office:value-type="float" office:value="20.3283384594" calcext:value-type="float">
            <text:p>20.3283384594</text:p>
          </table:table-cell>
          <table:table-cell office:value-type="float" office:value="20.2303092588" calcext:value-type="float">
            <text:p>20.2303092588</text:p>
          </table:table-cell>
          <table:table-cell office:value-type="float" office:value="20.4961836525" calcext:value-type="float">
            <text:p>20.4961836525</text:p>
          </table:table-cell>
          <table:table-cell office:value-type="float" office:value="20.4190516029" calcext:value-type="float">
            <text:p>20.4190516029</text:p>
          </table:table-cell>
        </table:table-row>
        <table:table-row table:style-name="ro1">
          <table:table-cell office:value-type="string" calcext:value-type="string">
            <text:p>arraycopy_7_16</text:p>
          </table:table-cell>
          <table:table-cell office:value-type="float" office:value="15.9317884557" calcext:value-type="float">
            <text:p>15.9317884557</text:p>
          </table:table-cell>
          <table:table-cell office:value-type="float" office:value="15.8826709302" calcext:value-type="float">
            <text:p>15.8826709302</text:p>
          </table:table-cell>
          <table:table-cell office:value-type="float" office:value="16.0225211904" calcext:value-type="float">
            <text:p>16.0225211904</text:p>
          </table:table-cell>
          <table:table-cell office:value-type="float" office:value="15.9785033503" calcext:value-type="float">
            <text:p>15.9785033503</text:p>
          </table:table-cell>
        </table:table-row>
        <table:table-row table:style-name="ro1">
          <table:table-cell office:value-type="string" calcext:value-type="string">
            <text:p>arraycopy_7_17</text:p>
          </table:table-cell>
          <table:table-cell office:value-type="float" office:value="21.2384473108" calcext:value-type="float">
            <text:p>21.2384473108</text:p>
          </table:table-cell>
          <table:table-cell office:value-type="float" office:value="21.1861059318" calcext:value-type="float">
            <text:p>21.1861059318</text:p>
          </table:table-cell>
          <table:table-cell office:value-type="float" office:value="21.3485115154" calcext:value-type="float">
            <text:p>21.3485115154</text:p>
          </table:table-cell>
          <table:table-cell office:value-type="float" office:value="21.2966503719" calcext:value-type="float">
            <text:p>21.2966503719</text:p>
          </table:table-cell>
        </table:table-row>
        <table:table-row table:style-name="ro1">
          <table:table-cell office:value-type="string" calcext:value-type="string">
            <text:p>arraycopy_7_2</text:p>
          </table:table-cell>
          <table:table-cell office:value-type="float" office:value="20.2900845806" calcext:value-type="float">
            <text:p>20.2900845806</text:p>
          </table:table-cell>
          <table:table-cell office:value-type="float" office:value="20.1576705608" calcext:value-type="float">
            <text:p>20.1576705608</text:p>
          </table:table-cell>
          <table:table-cell office:value-type="float" office:value="20.5398852389" calcext:value-type="float">
            <text:p>20.5398852389</text:p>
          </table:table-cell>
          <table:table-cell office:value-type="float" office:value="20.4131215697" calcext:value-type="float">
            <text:p>20.4131215697</text:p>
          </table:table-cell>
        </table:table-row>
        <table:table-row table:style-name="ro1">
          <table:table-cell office:value-type="string" calcext:value-type="string">
            <text:p>arraycopy_7_21</text:p>
          </table:table-cell>
          <table:table-cell office:value-type="float" office:value="20.296503703" calcext:value-type="float">
            <text:p>20.296503703</text:p>
          </table:table-cell>
          <table:table-cell office:value-type="float" office:value="20.2165301607" calcext:value-type="float">
            <text:p>20.2165301607</text:p>
          </table:table-cell>
          <table:table-cell office:value-type="float" office:value="20.4576646405" calcext:value-type="float">
            <text:p>20.4576646405</text:p>
          </table:table-cell>
          <table:table-cell office:value-type="float" office:value="20.3751273722" calcext:value-type="float">
            <text:p>20.3751273722</text:p>
          </table:table-cell>
        </table:table-row>
        <table:table-row table:style-name="ro1">
          <table:table-cell office:value-type="string" calcext:value-type="string">
            <text:p>arraycopy_7_23</text:p>
          </table:table-cell>
          <table:table-cell office:value-type="float" office:value="20.3325138958" calcext:value-type="float">
            <text:p>20.3325138958</text:p>
          </table:table-cell>
          <table:table-cell office:value-type="float" office:value="20.211967955" calcext:value-type="float">
            <text:p>20.211967955</text:p>
          </table:table-cell>
          <table:table-cell office:value-type="float" office:value="20.577931961" calcext:value-type="float">
            <text:p>20.577931961</text:p>
          </table:table-cell>
          <table:table-cell office:value-type="float" office:value="20.445832262" calcext:value-type="float">
            <text:p>20.445832262</text:p>
          </table:table-cell>
        </table:table-row>
        <table:table-row table:style-name="ro1">
          <table:table-cell office:value-type="string" calcext:value-type="string">
            <text:p>arraycopy_7_24</text:p>
          </table:table-cell>
          <table:table-cell office:value-type="float" office:value="20.309923792" calcext:value-type="float">
            <text:p>20.309923792</text:p>
          </table:table-cell>
          <table:table-cell office:value-type="float" office:value="20.1969747163" calcext:value-type="float">
            <text:p>20.1969747163</text:p>
          </table:table-cell>
          <table:table-cell office:value-type="float" office:value="20.4852560265" calcext:value-type="float">
            <text:p>20.4852560265</text:p>
          </table:table-cell>
          <table:table-cell office:value-type="float" office:value="20.3970989936" calcext:value-type="float">
            <text:p>20.3970989936</text:p>
          </table:table-cell>
        </table:table-row>
        <table:table-row table:style-name="ro1">
          <table:table-cell office:value-type="string" calcext:value-type="string">
            <text:p>arraycopy_7_27</text:p>
          </table:table-cell>
          <table:table-cell office:value-type="float" office:value="20.3300241017" calcext:value-type="float">
            <text:p>20.3300241017</text:p>
          </table:table-cell>
          <table:table-cell office:value-type="float" office:value="20.2320894334" calcext:value-type="float">
            <text:p>20.2320894334</text:p>
          </table:table-cell>
          <table:table-cell office:value-type="float" office:value="20.4746514173" calcext:value-type="float">
            <text:p>20.4746514173</text:p>
          </table:table-cell>
          <table:table-cell office:value-type="float" office:value="20.4050116086" calcext:value-type="float">
            <text:p>20.4050116086</text:p>
          </table:table-cell>
        </table:table-row>
        <table:table-row table:style-name="ro1">
          <table:table-cell office:value-type="string" calcext:value-type="string">
            <text:p>arraycopy_7_29</text:p>
          </table:table-cell>
          <table:table-cell office:value-type="float" office:value="20.3178505169" calcext:value-type="float">
            <text:p>20.3178505169</text:p>
          </table:table-cell>
          <table:table-cell office:value-type="float" office:value="19.969792805" calcext:value-type="float">
            <text:p>19.969792805</text:p>
          </table:table-cell>
          <table:table-cell office:value-type="float" office:value="20.8939008959" calcext:value-type="float">
            <text:p>20.8939008959</text:p>
          </table:table-cell>
          <table:table-cell office:value-type="float" office:value="20.6057833985" calcext:value-type="float">
            <text:p>20.6057833985</text:p>
          </table:table-cell>
        </table:table-row>
        <table:table-row table:style-name="ro1">
          <table:table-cell office:value-type="string" calcext:value-type="string">
            <text:p>arraycopy_7_3</text:p>
          </table:table-cell>
          <table:table-cell office:value-type="float" office:value="26.250389045" calcext:value-type="float">
            <text:p>26.250389045</text:p>
          </table:table-cell>
          <table:table-cell office:value-type="float" office:value="26.164071143" calcext:value-type="float">
            <text:p>26.164071143</text:p>
          </table:table-cell>
          <table:table-cell office:value-type="float" office:value="26.4343894695" calcext:value-type="float">
            <text:p>26.4343894695</text:p>
          </table:table-cell>
          <table:table-cell office:value-type="float" office:value="26.3489455289" calcext:value-type="float">
            <text:p>26.3489455289</text:p>
          </table:table-cell>
        </table:table-row>
        <table:table-row table:style-name="ro1">
          <table:table-cell office:value-type="string" calcext:value-type="string">
            <text:p>arraycopy_7_31</text:p>
          </table:table-cell>
          <table:table-cell office:value-type="float" office:value="20.3408654042" calcext:value-type="float">
            <text:p>20.3408654042</text:p>
          </table:table-cell>
          <table:table-cell office:value-type="float" office:value="18.8748939235" calcext:value-type="float">
            <text:p>18.8748939235</text:p>
          </table:table-cell>
          <table:table-cell office:value-type="float" office:value="22.3403084371" calcext:value-type="float">
            <text:p>22.3403084371</text:p>
          </table:table-cell>
          <table:table-cell office:value-type="float" office:value="21.4028678279" calcext:value-type="float">
            <text:p>21.4028678279</text:p>
          </table:table-cell>
        </table:table-row>
        <table:table-row table:style-name="ro1">
          <table:table-cell office:value-type="string" calcext:value-type="string">
            <text:p>arraycopy_7_7</text:p>
          </table:table-cell>
          <table:table-cell office:value-type="float" office:value="20.3136085096" calcext:value-type="float">
            <text:p>20.3136085096</text:p>
          </table:table-cell>
          <table:table-cell office:value-type="float" office:value="20.1558743837" calcext:value-type="float">
            <text:p>20.1558743837</text:p>
          </table:table-cell>
          <table:table-cell office:value-type="float" office:value="20.591499739" calcext:value-type="float">
            <text:p>20.591499739</text:p>
          </table:table-cell>
          <table:table-cell office:value-type="float" office:value="20.4434734812" calcext:value-type="float">
            <text:p>20.4434734812</text:p>
          </table:table-cell>
        </table:table-row>
        <table:table-row table:style-name="ro1">
          <table:table-cell office:value-type="string" calcext:value-type="string">
            <text:p>arraycopy_7_8</text:p>
          </table:table-cell>
          <table:table-cell office:value-type="float" office:value="27.7843116484" calcext:value-type="float">
            <text:p>27.7843116484</text:p>
          </table:table-cell>
          <table:table-cell office:value-type="float" office:value="27.6604002938" calcext:value-type="float">
            <text:p>27.6604002938</text:p>
          </table:table-cell>
          <table:table-cell office:value-type="float" office:value="28.015177417" calcext:value-type="float">
            <text:p>28.015177417</text:p>
          </table:table-cell>
          <table:table-cell office:value-type="float" office:value="27.9014508176" calcext:value-type="float">
            <text:p>27.9014508176</text:p>
          </table:table-cell>
        </table:table-row>
        <table:table-row table:style-name="ro1">
          <table:table-cell office:value-type="string" calcext:value-type="string">
            <text:p>arraycopy_7_9</text:p>
          </table:table-cell>
          <table:table-cell office:value-type="float" office:value="28.5541136444" calcext:value-type="float">
            <text:p>28.5541136444</text:p>
          </table:table-cell>
          <table:table-cell office:value-type="float" office:value="28.4721903369" calcext:value-type="float">
            <text:p>28.4721903369</text:p>
          </table:table-cell>
          <table:table-cell office:value-type="float" office:value="28.7211808944" calcext:value-type="float">
            <text:p>28.7211808944</text:p>
          </table:table-cell>
          <table:table-cell office:value-type="float" office:value="28.6291944398" calcext:value-type="float">
            <text:p>28.6291944398</text:p>
          </table:table-cell>
        </table:table-row>
        <table:table-row table:style-name="ro1">
          <table:table-cell office:value-type="string" calcext:value-type="string">
            <text:p>arraycopy_8_0</text:p>
          </table:table-cell>
          <table:table-cell office:value-type="float" office:value="20.2895680699" calcext:value-type="float">
            <text:p>20.2895680699</text:p>
          </table:table-cell>
          <table:table-cell office:value-type="float" office:value="20.1905913484" calcext:value-type="float">
            <text:p>20.1905913484</text:p>
          </table:table-cell>
          <table:table-cell office:value-type="float" office:value="20.4437015161" calcext:value-type="float">
            <text:p>20.4437015161</text:p>
          </table:table-cell>
          <table:table-cell office:value-type="float" office:value="20.3634807151" calcext:value-type="float">
            <text:p>20.3634807151</text:p>
          </table:table-cell>
        </table:table-row>
        <table:table-row table:style-name="ro1">
          <table:table-cell office:value-type="string" calcext:value-type="string">
            <text:p>arraycopy_8_1</text:p>
          </table:table-cell>
          <table:table-cell office:value-type="float" office:value="20.5359839388" calcext:value-type="float">
            <text:p>20.5359839388</text:p>
          </table:table-cell>
          <table:table-cell office:value-type="float" office:value="20.4303767578" calcext:value-type="float">
            <text:p>20.4303767578</text:p>
          </table:table-cell>
          <table:table-cell office:value-type="float" office:value="20.7116130743" calcext:value-type="float">
            <text:p>20.7116130743</text:p>
          </table:table-cell>
          <table:table-cell office:value-type="float" office:value="20.6244663168" calcext:value-type="float">
            <text:p>20.6244663168</text:p>
          </table:table-cell>
        </table:table-row>
        <table:table-row table:style-name="ro1">
          <table:table-cell office:value-type="string" calcext:value-type="string">
            <text:p>arraycopy_8_15</text:p>
          </table:table-cell>
          <table:table-cell office:value-type="float" office:value="20.3068373916" calcext:value-type="float">
            <text:p>20.3068373916</text:p>
          </table:table-cell>
          <table:table-cell office:value-type="float" office:value="19.2279569986" calcext:value-type="float">
            <text:p>19.2279569986</text:p>
          </table:table-cell>
          <table:table-cell office:value-type="float" office:value="22.271586491" calcext:value-type="float">
            <text:p>22.271586491</text:p>
          </table:table-cell>
          <table:table-cell office:value-type="float" office:value="21.3174317836" calcext:value-type="float">
            <text:p>21.3174317836</text:p>
          </table:table-cell>
        </table:table-row>
        <table:table-row table:style-name="ro1">
          <table:table-cell office:value-type="string" calcext:value-type="string">
            <text:p>arraycopy_8_16</text:p>
          </table:table-cell>
          <table:table-cell office:value-type="float" office:value="15.7914805004" calcext:value-type="float">
            <text:p>15.7914805004</text:p>
          </table:table-cell>
          <table:table-cell office:value-type="float" office:value="15.2190295945" calcext:value-type="float">
            <text:p>15.2190295945</text:p>
          </table:table-cell>
          <table:table-cell office:value-type="float" office:value="16.8013463002" calcext:value-type="float">
            <text:p>16.8013463002</text:p>
          </table:table-cell>
          <table:table-cell office:value-type="float" office:value="16.3100643525" calcext:value-type="float">
            <text:p>16.3100643525</text:p>
          </table:table-cell>
        </table:table-row>
        <table:table-row table:style-name="ro1">
          <table:table-cell office:value-type="string" calcext:value-type="string">
            <text:p>arraycopy_8_17</text:p>
          </table:table-cell>
          <table:table-cell office:value-type="float" office:value="20.3947821239" calcext:value-type="float">
            <text:p>20.3947821239</text:p>
          </table:table-cell>
          <table:table-cell office:value-type="float" office:value="20.1035296571" calcext:value-type="float">
            <text:p>20.1035296571</text:p>
          </table:table-cell>
          <table:table-cell office:value-type="float" office:value="20.8885124441" calcext:value-type="float">
            <text:p>20.8885124441</text:p>
          </table:table-cell>
          <table:table-cell office:value-type="float" office:value="20.6451197187" calcext:value-type="float">
            <text:p>20.6451197187</text:p>
          </table:table-cell>
        </table:table-row>
        <table:table-row table:style-name="ro1">
          <table:table-cell office:value-type="string" calcext:value-type="string">
            <text:p>arraycopy_8_2</text:p>
          </table:table-cell>
          <table:table-cell office:value-type="float" office:value="20.3243194409" calcext:value-type="float">
            <text:p>20.3243194409</text:p>
          </table:table-cell>
          <table:table-cell office:value-type="float" office:value="20.2469640339" calcext:value-type="float">
            <text:p>20.2469640339</text:p>
          </table:table-cell>
          <table:table-cell office:value-type="float" office:value="20.464089935" calcext:value-type="float">
            <text:p>20.464089935</text:p>
          </table:table-cell>
          <table:table-cell office:value-type="float" office:value="20.3980855818" calcext:value-type="float">
            <text:p>20.3980855818</text:p>
          </table:table-cell>
        </table:table-row>
        <table:table-row table:style-name="ro1">
          <table:table-cell office:value-type="string" calcext:value-type="string">
            <text:p>arraycopy_8_21</text:p>
          </table:table-cell>
          <table:table-cell office:value-type="float" office:value="20.3263108856" calcext:value-type="float">
            <text:p>20.3263108856</text:p>
          </table:table-cell>
          <table:table-cell office:value-type="float" office:value="19.7065442093" calcext:value-type="float">
            <text:p>19.7065442093</text:p>
          </table:table-cell>
          <table:table-cell office:value-type="float" office:value="21.4095802066" calcext:value-type="float">
            <text:p>21.4095802066</text:p>
          </table:table-cell>
          <table:table-cell office:value-type="float" office:value="20.915660179" calcext:value-type="float">
            <text:p>20.915660179</text:p>
          </table:table-cell>
        </table:table-row>
        <table:table-row table:style-name="ro1">
          <table:table-cell office:value-type="string" calcext:value-type="string">
            <text:p>arraycopy_8_23</text:p>
          </table:table-cell>
          <table:table-cell office:value-type="float" office:value="20.8848339375" calcext:value-type="float">
            <text:p>20.8848339375</text:p>
          </table:table-cell>
          <table:table-cell office:value-type="float" office:value="20.5874703648" calcext:value-type="float">
            <text:p>20.5874703648</text:p>
          </table:table-cell>
          <table:table-cell office:value-type="float" office:value="21.4192298268" calcext:value-type="float">
            <text:p>21.4192298268</text:p>
          </table:table-cell>
          <table:table-cell office:value-type="float" office:value="21.1169161636" calcext:value-type="float">
            <text:p>21.1169161636</text:p>
          </table:table-cell>
        </table:table-row>
        <table:table-row table:style-name="ro1">
          <table:table-cell office:value-type="string" calcext:value-type="string">
            <text:p>arraycopy_8_24</text:p>
          </table:table-cell>
          <table:table-cell office:value-type="float" office:value="20.3011345096" calcext:value-type="float">
            <text:p>20.3011345096</text:p>
          </table:table-cell>
          <table:table-cell office:value-type="float" office:value="20.2116239195" calcext:value-type="float">
            <text:p>20.2116239195</text:p>
          </table:table-cell>
          <table:table-cell office:value-type="float" office:value="20.4986323253" calcext:value-type="float">
            <text:p>20.4986323253</text:p>
          </table:table-cell>
          <table:table-cell office:value-type="float" office:value="20.4058510571" calcext:value-type="float">
            <text:p>20.4058510571</text:p>
          </table:table-cell>
        </table:table-row>
        <table:table-row table:style-name="ro1">
          <table:table-cell office:value-type="string" calcext:value-type="string">
            <text:p>arraycopy_8_27</text:p>
          </table:table-cell>
          <table:table-cell office:value-type="float" office:value="20.4560524597" calcext:value-type="float">
            <text:p>20.4560524597</text:p>
          </table:table-cell>
          <table:table-cell office:value-type="float" office:value="19.7008308908" calcext:value-type="float">
            <text:p>19.7008308908</text:p>
          </table:table-cell>
          <table:table-cell office:value-type="float" office:value="21.6888607786" calcext:value-type="float">
            <text:p>21.6888607786</text:p>
          </table:table-cell>
          <table:table-cell office:value-type="float" office:value="21.0940908829" calcext:value-type="float">
            <text:p>21.0940908829</text:p>
          </table:table-cell>
        </table:table-row>
        <table:table-row table:style-name="ro1">
          <table:table-cell office:value-type="string" calcext:value-type="string">
            <text:p>arraycopy_8_29</text:p>
          </table:table-cell>
          <table:table-cell office:value-type="float" office:value="21.2401553604" calcext:value-type="float">
            <text:p>21.2401553604</text:p>
          </table:table-cell>
          <table:table-cell office:value-type="float" office:value="21.1569314029" calcext:value-type="float">
            <text:p>21.1569314029</text:p>
          </table:table-cell>
          <table:table-cell office:value-type="float" office:value="21.366761122" calcext:value-type="float">
            <text:p>21.366761122</text:p>
          </table:table-cell>
          <table:table-cell office:value-type="float" office:value="21.3082990977" calcext:value-type="float">
            <text:p>21.3082990977</text:p>
          </table:table-cell>
        </table:table-row>
        <table:table-row table:style-name="ro1">
          <table:table-cell office:value-type="string" calcext:value-type="string">
            <text:p>arraycopy_8_3</text:p>
          </table:table-cell>
          <table:table-cell office:value-type="float" office:value="20.3361497141" calcext:value-type="float">
            <text:p>20.3361497141</text:p>
          </table:table-cell>
          <table:table-cell office:value-type="float" office:value="20.1516822139" calcext:value-type="float">
            <text:p>20.1516822139</text:p>
          </table:table-cell>
          <table:table-cell office:value-type="float" office:value="20.6314932361" calcext:value-type="float">
            <text:p>20.6314932361</text:p>
          </table:table-cell>
          <table:table-cell office:value-type="float" office:value="20.4811219045" calcext:value-type="float">
            <text:p>20.4811219045</text:p>
          </table:table-cell>
        </table:table-row>
        <table:table-row table:style-name="ro1">
          <table:table-cell office:value-type="string" calcext:value-type="string">
            <text:p>arraycopy_8_31</text:p>
          </table:table-cell>
          <table:table-cell office:value-type="float" office:value="20.30868305" calcext:value-type="float">
            <text:p>20.30868305</text:p>
          </table:table-cell>
          <table:table-cell office:value-type="float" office:value="20.15414995" calcext:value-type="float">
            <text:p>20.15414995</text:p>
          </table:table-cell>
          <table:table-cell office:value-type="float" office:value="20.5670466441" calcext:value-type="float">
            <text:p>20.5670466441</text:p>
          </table:table-cell>
          <table:table-cell office:value-type="float" office:value="20.4314675147" calcext:value-type="float">
            <text:p>20.4314675147</text:p>
          </table:table-cell>
        </table:table-row>
        <table:table-row table:style-name="ro1">
          <table:table-cell office:value-type="string" calcext:value-type="string">
            <text:p>arraycopy_8_7</text:p>
          </table:table-cell>
          <table:table-cell office:value-type="float" office:value="24.8551235039" calcext:value-type="float">
            <text:p>24.8551235039</text:p>
          </table:table-cell>
          <table:table-cell office:value-type="float" office:value="24.3356499399" calcext:value-type="float">
            <text:p>24.3356499399</text:p>
          </table:table-cell>
          <table:table-cell office:value-type="float" office:value="25.7033811601" calcext:value-type="float">
            <text:p>25.7033811601</text:p>
          </table:table-cell>
          <table:table-cell office:value-type="float" office:value="25.2291840661" calcext:value-type="float">
            <text:p>25.2291840661</text:p>
          </table:table-cell>
        </table:table-row>
        <table:table-row table:style-name="ro1">
          <table:table-cell office:value-type="string" calcext:value-type="string">
            <text:p>arraycopy_8_8</text:p>
          </table:table-cell>
          <table:table-cell office:value-type="float" office:value="20.2728227224" calcext:value-type="float">
            <text:p>20.2728227224</text:p>
          </table:table-cell>
          <table:table-cell office:value-type="float" office:value="20.1285495752" calcext:value-type="float">
            <text:p>20.1285495752</text:p>
          </table:table-cell>
          <table:table-cell office:value-type="float" office:value="20.5128813883" calcext:value-type="float">
            <text:p>20.5128813883</text:p>
          </table:table-cell>
          <table:table-cell office:value-type="float" office:value="20.3979236356" calcext:value-type="float">
            <text:p>20.3979236356</text:p>
          </table:table-cell>
        </table:table-row>
        <table:table-row table:style-name="ro1">
          <table:table-cell office:value-type="string" calcext:value-type="string">
            <text:p>arraycopy_8_9</text:p>
          </table:table-cell>
          <table:table-cell office:value-type="float" office:value="20.3282667203" calcext:value-type="float">
            <text:p>20.3282667203</text:p>
          </table:table-cell>
          <table:table-cell office:value-type="float" office:value="17.5643320724" calcext:value-type="float">
            <text:p>17.5643320724</text:p>
          </table:table-cell>
          <table:table-cell office:value-type="float" office:value="24.0534060362" calcext:value-type="float">
            <text:p>24.0534060362</text:p>
          </table:table-cell>
          <table:table-cell office:value-type="float" office:value="22.3023052396" calcext:value-type="float">
            <text:p>22.3023052396</text:p>
          </table:table-cell>
        </table:table-row>
        <table:table-row table:style-name="ro1">
          <table:table-cell office:value-type="string" calcext:value-type="string">
            <text:p>arraycopy_9_0</text:p>
          </table:table-cell>
          <table:table-cell office:value-type="float" office:value="20.3189447138" calcext:value-type="float">
            <text:p>20.3189447138</text:p>
          </table:table-cell>
          <table:table-cell office:value-type="float" office:value="19.8677390493" calcext:value-type="float">
            <text:p>19.8677390493</text:p>
          </table:table-cell>
          <table:table-cell office:value-type="float" office:value="21.0194857889" calcext:value-type="float">
            <text:p>21.0194857889</text:p>
          </table:table-cell>
          <table:table-cell office:value-type="float" office:value="20.6467160032" calcext:value-type="float">
            <text:p>20.6467160032</text:p>
          </table:table-cell>
        </table:table-row>
        <table:table-row table:style-name="ro1">
          <table:table-cell office:value-type="string" calcext:value-type="string">
            <text:p>arraycopy_9_1</text:p>
          </table:table-cell>
          <table:table-cell office:value-type="float" office:value="20.3112415745" calcext:value-type="float">
            <text:p>20.3112415745</text:p>
          </table:table-cell>
          <table:table-cell office:value-type="float" office:value="20.1381358278" calcext:value-type="float">
            <text:p>20.1381358278</text:p>
          </table:table-cell>
          <table:table-cell office:value-type="float" office:value="20.5415356081" calcext:value-type="float">
            <text:p>20.5415356081</text:p>
          </table:table-cell>
          <table:table-cell office:value-type="float" office:value="20.4325666003" calcext:value-type="float">
            <text:p>20.4325666003</text:p>
          </table:table-cell>
        </table:table-row>
        <table:table-row table:style-name="ro1">
          <table:table-cell office:value-type="string" calcext:value-type="string">
            <text:p>arraycopy_9_15</text:p>
          </table:table-cell>
          <table:table-cell office:value-type="float" office:value="20.3273353714" calcext:value-type="float">
            <text:p>20.3273353714</text:p>
          </table:table-cell>
          <table:table-cell office:value-type="float" office:value="18.5246211875" calcext:value-type="float">
            <text:p>18.5246211875</text:p>
          </table:table-cell>
          <table:table-cell office:value-type="float" office:value="22.7548625712" calcext:value-type="float">
            <text:p>22.7548625712</text:p>
          </table:table-cell>
          <table:table-cell office:value-type="float" office:value="21.6172848681" calcext:value-type="float">
            <text:p>21.6172848681</text:p>
          </table:table-cell>
        </table:table-row>
        <table:table-row table:style-name="ro1">
          <table:table-cell office:value-type="string" calcext:value-type="string">
            <text:p>arraycopy_9_16</text:p>
          </table:table-cell>
          <table:table-cell office:value-type="float" office:value="15.9214106064" calcext:value-type="float">
            <text:p>15.9214106064</text:p>
          </table:table-cell>
          <table:table-cell office:value-type="float" office:value="15.2045831081" calcext:value-type="float">
            <text:p>15.2045831081</text:p>
          </table:table-cell>
          <table:table-cell office:value-type="float" office:value="16.9055496466" calcext:value-type="float">
            <text:p>16.9055496466</text:p>
          </table:table-cell>
          <table:table-cell office:value-type="float" office:value="16.4475761795" calcext:value-type="float">
            <text:p>16.4475761795</text:p>
          </table:table-cell>
        </table:table-row>
        <table:table-row table:style-name="ro1">
          <table:table-cell office:value-type="string" calcext:value-type="string">
            <text:p>arraycopy_9_17</text:p>
          </table:table-cell>
          <table:table-cell office:value-type="float" office:value="20.2992242063" calcext:value-type="float">
            <text:p>20.2992242063</text:p>
          </table:table-cell>
          <table:table-cell office:value-type="float" office:value="20.0020333274" calcext:value-type="float">
            <text:p>20.0020333274</text:p>
          </table:table-cell>
          <table:table-cell office:value-type="float" office:value="20.8103147333" calcext:value-type="float">
            <text:p>20.8103147333</text:p>
          </table:table-cell>
          <table:table-cell office:value-type="float" office:value="20.5561201726" calcext:value-type="float">
            <text:p>20.5561201726</text:p>
          </table:table-cell>
        </table:table-row>
        <table:table-row table:style-name="ro1">
          <table:table-cell office:value-type="string" calcext:value-type="string">
            <text:p>arraycopy_9_2</text:p>
          </table:table-cell>
          <table:table-cell office:value-type="float" office:value="20.2872642236" calcext:value-type="float">
            <text:p>20.2872642236</text:p>
          </table:table-cell>
          <table:table-cell office:value-type="float" office:value="19.6654760059" calcext:value-type="float">
            <text:p>19.6654760059</text:p>
          </table:table-cell>
          <table:table-cell office:value-type="float" office:value="21.2202128501" calcext:value-type="float">
            <text:p>21.2202128501</text:p>
          </table:table-cell>
          <table:table-cell office:value-type="float" office:value="20.7358820843" calcext:value-type="float">
            <text:p>20.7358820843</text:p>
          </table:table-cell>
        </table:table-row>
        <table:table-row table:style-name="ro1">
          <table:table-cell office:value-type="string" calcext:value-type="string">
            <text:p>arraycopy_9_21</text:p>
          </table:table-cell>
          <table:table-cell office:value-type="float" office:value="20.3292406786" calcext:value-type="float">
            <text:p>20.3292406786</text:p>
          </table:table-cell>
          <table:table-cell office:value-type="float" office:value="19.5431255651" calcext:value-type="float">
            <text:p>19.5431255651</text:p>
          </table:table-cell>
          <table:table-cell office:value-type="float" office:value="21.5447548455" calcext:value-type="float">
            <text:p>21.5447548455</text:p>
          </table:table-cell>
          <table:table-cell office:value-type="float" office:value="20.8691908687" calcext:value-type="float">
            <text:p>20.8691908687</text:p>
          </table:table-cell>
        </table:table-row>
        <table:table-row table:style-name="ro1">
          <table:table-cell office:value-type="string" calcext:value-type="string">
            <text:p>arraycopy_9_23</text:p>
          </table:table-cell>
          <table:table-cell office:value-type="float" office:value="20.2994795015" calcext:value-type="float">
            <text:p>20.2994795015</text:p>
          </table:table-cell>
          <table:table-cell office:value-type="float" office:value="19.6376289897" calcext:value-type="float">
            <text:p>19.6376289897</text:p>
          </table:table-cell>
          <table:table-cell office:value-type="float" office:value="21.1958647428" calcext:value-type="float">
            <text:p>21.1958647428</text:p>
          </table:table-cell>
          <table:table-cell office:value-type="float" office:value="20.7768506934" calcext:value-type="float">
            <text:p>20.7768506934</text:p>
          </table:table-cell>
        </table:table-row>
        <table:table-row table:style-name="ro1">
          <table:table-cell office:value-type="string" calcext:value-type="string">
            <text:p>arraycopy_9_24</text:p>
          </table:table-cell>
          <table:table-cell office:value-type="float" office:value="20.3162344808" calcext:value-type="float">
            <text:p>20.3162344808</text:p>
          </table:table-cell>
          <table:table-cell office:value-type="float" office:value="20.2051261602" calcext:value-type="float">
            <text:p>20.2051261602</text:p>
          </table:table-cell>
          <table:table-cell office:value-type="float" office:value="20.5199078801" calcext:value-type="float">
            <text:p>20.5199078801</text:p>
          </table:table-cell>
          <table:table-cell office:value-type="float" office:value="20.4155834264" calcext:value-type="float">
            <text:p>20.4155834264</text:p>
          </table:table-cell>
        </table:table-row>
        <table:table-row table:style-name="ro1">
          <table:table-cell office:value-type="string" calcext:value-type="string">
            <text:p>arraycopy_9_27</text:p>
          </table:table-cell>
          <table:table-cell office:value-type="float" office:value="20.3226519194" calcext:value-type="float">
            <text:p>20.3226519194</text:p>
          </table:table-cell>
          <table:table-cell office:value-type="float" office:value="19.5126716292" calcext:value-type="float">
            <text:p>19.5126716292</text:p>
          </table:table-cell>
          <table:table-cell office:value-type="float" office:value="21.3814570989" calcext:value-type="float">
            <text:p>21.3814570989</text:p>
          </table:table-cell>
          <table:table-cell office:value-type="float" office:value="20.880604665" calcext:value-type="float">
            <text:p>20.880604665</text:p>
          </table:table-cell>
        </table:table-row>
        <table:table-row table:style-name="ro1">
          <table:table-cell office:value-type="string" calcext:value-type="string">
            <text:p>arraycopy_9_29</text:p>
          </table:table-cell>
          <table:table-cell office:value-type="float" office:value="20.3321642664" calcext:value-type="float">
            <text:p>20.3321642664</text:p>
          </table:table-cell>
          <table:table-cell office:value-type="float" office:value="17.8790399296" calcext:value-type="float">
            <text:p>17.8790399296</text:p>
          </table:table-cell>
          <table:table-cell office:value-type="float" office:value="23.4929094641" calcext:value-type="float">
            <text:p>23.4929094641</text:p>
          </table:table-cell>
          <table:table-cell office:value-type="float" office:value="21.9894157158" calcext:value-type="float">
            <text:p>21.9894157158</text:p>
          </table:table-cell>
        </table:table-row>
        <table:table-row table:style-name="ro1">
          <table:table-cell office:value-type="string" calcext:value-type="string">
            <text:p>arraycopy_9_3</text:p>
          </table:table-cell>
          <table:table-cell office:value-type="float" office:value="20.2880785349" calcext:value-type="float">
            <text:p>20.2880785349</text:p>
          </table:table-cell>
          <table:table-cell office:value-type="float" office:value="19.9834751976" calcext:value-type="float">
            <text:p>19.9834751976</text:p>
          </table:table-cell>
          <table:table-cell office:value-type="float" office:value="21.0097998239" calcext:value-type="float">
            <text:p>21.0097998239</text:p>
          </table:table-cell>
          <table:table-cell office:value-type="float" office:value="20.6500594909" calcext:value-type="float">
            <text:p>20.6500594909</text:p>
          </table:table-cell>
        </table:table-row>
        <table:table-row table:style-name="ro1">
          <table:table-cell office:value-type="string" calcext:value-type="string">
            <text:p>arraycopy_9_31</text:p>
          </table:table-cell>
          <table:table-cell office:value-type="float" office:value="20.3329684842" calcext:value-type="float">
            <text:p>20.3329684842</text:p>
          </table:table-cell>
          <table:table-cell office:value-type="float" office:value="19.9408370881" calcext:value-type="float">
            <text:p>19.9408370881</text:p>
          </table:table-cell>
          <table:table-cell office:value-type="float" office:value="20.8978111257" calcext:value-type="float">
            <text:p>20.8978111257</text:p>
          </table:table-cell>
          <table:table-cell office:value-type="float" office:value="20.6391750739" calcext:value-type="float">
            <text:p>20.6391750739</text:p>
          </table:table-cell>
        </table:table-row>
        <table:table-row table:style-name="ro1">
          <table:table-cell office:value-type="string" calcext:value-type="string">
            <text:p>arraycopy_9_7</text:p>
          </table:table-cell>
          <table:table-cell office:value-type="float" office:value="20.2887774767" calcext:value-type="float">
            <text:p>20.2887774767</text:p>
          </table:table-cell>
          <table:table-cell office:value-type="float" office:value="20.1875068455" calcext:value-type="float">
            <text:p>20.1875068455</text:p>
          </table:table-cell>
          <table:table-cell office:value-type="float" office:value="20.4824904738" calcext:value-type="float">
            <text:p>20.4824904738</text:p>
          </table:table-cell>
          <table:table-cell office:value-type="float" office:value="20.3830896765" calcext:value-type="float">
            <text:p>20.3830896765</text:p>
          </table:table-cell>
        </table:table-row>
        <table:table-row table:style-name="ro1">
          <table:table-cell office:value-type="string" calcext:value-type="string">
            <text:p>arraycopy_9_8</text:p>
          </table:table-cell>
          <table:table-cell office:value-type="float" office:value="20.3149407261" calcext:value-type="float">
            <text:p>20.3149407261</text:p>
          </table:table-cell>
          <table:table-cell office:value-type="float" office:value="19.5097654999" calcext:value-type="float">
            <text:p>19.5097654999</text:p>
          </table:table-cell>
          <table:table-cell office:value-type="float" office:value="21.425791794" calcext:value-type="float">
            <text:p>21.425791794</text:p>
          </table:table-cell>
          <table:table-cell office:value-type="float" office:value="20.9094476955" calcext:value-type="float">
            <text:p>20.9094476955</text:p>
          </table:table-cell>
        </table:table-row>
        <table:table-row table:style-name="ro1">
          <table:table-cell office:value-type="string" calcext:value-type="string">
            <text:p>arraycopy_9_9</text:p>
          </table:table-cell>
          <table:table-cell office:value-type="float" office:value="20.3037611925" calcext:value-type="float">
            <text:p>20.3037611925</text:p>
          </table:table-cell>
          <table:table-cell office:value-type="float" office:value="19.2297352261" calcext:value-type="float">
            <text:p>19.2297352261</text:p>
          </table:table-cell>
          <table:table-cell office:value-type="float" office:value="21.8197814" calcext:value-type="float">
            <text:p>21.8197814</text:p>
          </table:table-cell>
          <table:table-cell office:value-type="float" office:value="21.1184438648" calcext:value-type="float">
            <text:p>21.1184438648</text:p>
          </table:table-cell>
        </table:table-row>
      </table:table>
      <table:table table:name="xeon" table:style-name="ta1">
        <table:shapes>
          <draw:frame draw:z-index="0" draw:style-name="gr1" draw:text-style-name="P1" svg:width="964.8pt" svg:height="437.05pt" svg:x="366.43pt" svg:y="7.34pt">
            <loext:p draw:notify-on-update-of-ranges="xeon.A1:xeon.A100 xeon.B1:xeon.B100 xeon.C1:xeon.C100 xeon.D1:xeon.D100 xeon.E1:xeon.E1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rraycopy_0_0</text:p>
          </table:table-cell>
          <table:table-cell office:value-type="float" office:value="31.0864257183" calcext:value-type="float">
            <text:p>31.0864257183</text:p>
          </table:table-cell>
          <table:table-cell office:value-type="float" office:value="31.0840843108" calcext:value-type="float">
            <text:p>31.0840843108</text:p>
          </table:table-cell>
          <table:table-cell office:value-type="float" office:value="31.0908621269" calcext:value-type="float">
            <text:p>31.0908621269</text:p>
          </table:table-cell>
          <table:table-cell office:value-type="float" office:value="31.088546568" calcext:value-type="float">
            <text:p>31.088546568</text:p>
          </table:table-cell>
        </table:table-row>
        <table:table-row table:style-name="ro1">
          <table:table-cell office:value-type="string" calcext:value-type="string">
            <text:p>arraycopy_0_1</text:p>
          </table:table-cell>
          <table:table-cell office:value-type="float" office:value="43.4113980049" calcext:value-type="float">
            <text:p>43.4113980049</text:p>
          </table:table-cell>
          <table:table-cell office:value-type="float" office:value="43.4058593211" calcext:value-type="float">
            <text:p>43.4058593211</text:p>
          </table:table-cell>
          <table:table-cell office:value-type="float" office:value="43.4234172268" calcext:value-type="float">
            <text:p>43.4234172268</text:p>
          </table:table-cell>
          <table:table-cell office:value-type="float" office:value="43.4170851771" calcext:value-type="float">
            <text:p>43.4170851771</text:p>
          </table:table-cell>
        </table:table-row>
        <table:table-row table:style-name="ro1">
          <table:table-cell office:value-type="string" calcext:value-type="string">
            <text:p>arraycopy_0_15</text:p>
          </table:table-cell>
          <table:table-cell office:value-type="float" office:value="43.4145290422" calcext:value-type="float">
            <text:p>43.4145290422</text:p>
          </table:table-cell>
          <table:table-cell office:value-type="float" office:value="43.4112433745" calcext:value-type="float">
            <text:p>43.4112433745</text:p>
          </table:table-cell>
          <table:table-cell office:value-type="float" office:value="43.4211832614" calcext:value-type="float">
            <text:p>43.4211832614</text:p>
          </table:table-cell>
          <table:table-cell office:value-type="float" office:value="43.4180126157" calcext:value-type="float">
            <text:p>43.4180126157</text:p>
          </table:table-cell>
        </table:table-row>
        <table:table-row table:style-name="ro1">
          <table:table-cell office:value-type="string" calcext:value-type="string">
            <text:p>arraycopy_0_16</text:p>
          </table:table-cell>
          <table:table-cell office:value-type="float" office:value="31.7986590107" calcext:value-type="float">
            <text:p>31.7986590107</text:p>
          </table:table-cell>
          <table:table-cell office:value-type="float" office:value="31.3752416485" calcext:value-type="float">
            <text:p>31.3752416485</text:p>
          </table:table-cell>
          <table:table-cell office:value-type="float" office:value="32.3408814519" calcext:value-type="float">
            <text:p>32.3408814519</text:p>
          </table:table-cell>
          <table:table-cell office:value-type="float" office:value="32.0823200326" calcext:value-type="float">
            <text:p>32.0823200326</text:p>
          </table:table-cell>
        </table:table-row>
        <table:table-row table:style-name="ro1">
          <table:table-cell office:value-type="string" calcext:value-type="string">
            <text:p>arraycopy_0_17</text:p>
          </table:table-cell>
          <table:table-cell office:value-type="float" office:value="43.5013295718" calcext:value-type="float">
            <text:p>43.5013295718</text:p>
          </table:table-cell>
          <table:table-cell office:value-type="float" office:value="43.4889300527" calcext:value-type="float">
            <text:p>43.4889300527</text:p>
          </table:table-cell>
          <table:table-cell office:value-type="float" office:value="43.5247398746" calcext:value-type="float">
            <text:p>43.5247398746</text:p>
          </table:table-cell>
          <table:table-cell office:value-type="float" office:value="43.5135599616" calcext:value-type="float">
            <text:p>43.5135599616</text:p>
          </table:table-cell>
        </table:table-row>
        <table:table-row table:style-name="ro1">
          <table:table-cell office:value-type="string" calcext:value-type="string">
            <text:p>arraycopy_0_2</text:p>
          </table:table-cell>
          <table:table-cell office:value-type="float" office:value="43.3302041673" calcext:value-type="float">
            <text:p>43.3302041673</text:p>
          </table:table-cell>
          <table:table-cell office:value-type="float" office:value="43.2015151663" calcext:value-type="float">
            <text:p>43.2015151663</text:p>
          </table:table-cell>
          <table:table-cell office:value-type="float" office:value="43.5614605747" calcext:value-type="float">
            <text:p>43.5614605747</text:p>
          </table:table-cell>
          <table:table-cell office:value-type="float" office:value="43.4179390975" calcext:value-type="float">
            <text:p>43.4179390975</text:p>
          </table:table-cell>
        </table:table-row>
        <table:table-row table:style-name="ro1">
          <table:table-cell office:value-type="string" calcext:value-type="string">
            <text:p>arraycopy_0_21</text:p>
          </table:table-cell>
          <table:table-cell office:value-type="float" office:value="43.5023898111" calcext:value-type="float">
            <text:p>43.5023898111</text:p>
          </table:table-cell>
          <table:table-cell office:value-type="float" office:value="43.4861503267" calcext:value-type="float">
            <text:p>43.4861503267</text:p>
          </table:table-cell>
          <table:table-cell office:value-type="float" office:value="43.5292127598" calcext:value-type="float">
            <text:p>43.5292127598</text:p>
          </table:table-cell>
          <table:table-cell office:value-type="float" office:value="43.5164588889" calcext:value-type="float">
            <text:p>43.5164588889</text:p>
          </table:table-cell>
        </table:table-row>
        <table:table-row table:style-name="ro1">
          <table:table-cell office:value-type="string" calcext:value-type="string">
            <text:p>arraycopy_0_23</text:p>
          </table:table-cell>
          <table:table-cell office:value-type="float" office:value="43.3243867054" calcext:value-type="float">
            <text:p>43.3243867054</text:p>
          </table:table-cell>
          <table:table-cell office:value-type="float" office:value="43.3103951503" calcext:value-type="float">
            <text:p>43.3103951503</text:p>
          </table:table-cell>
          <table:table-cell office:value-type="float" office:value="43.3458463662" calcext:value-type="float">
            <text:p>43.3458463662</text:p>
          </table:table-cell>
          <table:table-cell office:value-type="float" office:value="43.335348073" calcext:value-type="float">
            <text:p>43.335348073</text:p>
          </table:table-cell>
        </table:table-row>
        <table:table-row table:style-name="ro1">
          <table:table-cell office:value-type="string" calcext:value-type="string">
            <text:p>arraycopy_0_24</text:p>
          </table:table-cell>
          <table:table-cell office:value-type="float" office:value="43.2330785748" calcext:value-type="float">
            <text:p>43.2330785748</text:p>
          </table:table-cell>
          <table:table-cell office:value-type="float" office:value="42.9845776715" calcext:value-type="float">
            <text:p>42.9845776715</text:p>
          </table:table-cell>
          <table:table-cell office:value-type="float" office:value="43.9124393511" calcext:value-type="float">
            <text:p>43.9124393511</text:p>
          </table:table-cell>
          <table:table-cell office:value-type="float" office:value="43.5053241309" calcext:value-type="float">
            <text:p>43.5053241309</text:p>
          </table:table-cell>
        </table:table-row>
        <table:table-row table:style-name="ro1">
          <table:table-cell office:value-type="string" calcext:value-type="string">
            <text:p>arraycopy_0_27</text:p>
          </table:table-cell>
          <table:table-cell office:value-type="float" office:value="43.3316075889" calcext:value-type="float">
            <text:p>43.3316075889</text:p>
          </table:table-cell>
          <table:table-cell office:value-type="float" office:value="43.1572987985" calcext:value-type="float">
            <text:p>43.1572987985</text:p>
          </table:table-cell>
          <table:table-cell office:value-type="float" office:value="43.8002228539" calcext:value-type="float">
            <text:p>43.8002228539</text:p>
          </table:table-cell>
          <table:table-cell office:value-type="float" office:value="43.5395280085" calcext:value-type="float">
            <text:p>43.5395280085</text:p>
          </table:table-cell>
        </table:table-row>
        <table:table-row table:style-name="ro1">
          <table:table-cell office:value-type="string" calcext:value-type="string">
            <text:p>arraycopy_0_29</text:p>
          </table:table-cell>
          <table:table-cell office:value-type="float" office:value="43.2392162414" calcext:value-type="float">
            <text:p>43.2392162414</text:p>
          </table:table-cell>
          <table:table-cell office:value-type="float" office:value="42.9943127659" calcext:value-type="float">
            <text:p>42.9943127659</text:p>
          </table:table-cell>
          <table:table-cell office:value-type="float" office:value="43.9086190995" calcext:value-type="float">
            <text:p>43.9086190995</text:p>
          </table:table-cell>
          <table:table-cell office:value-type="float" office:value="43.5102363431" calcext:value-type="float">
            <text:p>43.5102363431</text:p>
          </table:table-cell>
        </table:table-row>
        <table:table-row table:style-name="ro1">
          <table:table-cell office:value-type="string" calcext:value-type="string">
            <text:p>arraycopy_0_3</text:p>
          </table:table-cell>
          <table:table-cell office:value-type="float" office:value="43.3276325969" calcext:value-type="float">
            <text:p>43.3276325969</text:p>
          </table:table-cell>
          <table:table-cell office:value-type="float" office:value="43.2474767239" calcext:value-type="float">
            <text:p>43.2474767239</text:p>
          </table:table-cell>
          <table:table-cell office:value-type="float" office:value="43.5459940973" calcext:value-type="float">
            <text:p>43.5459940973</text:p>
          </table:table-cell>
          <table:table-cell office:value-type="float" office:value="43.4185755865" calcext:value-type="float">
            <text:p>43.4185755865</text:p>
          </table:table-cell>
        </table:table-row>
        <table:table-row table:style-name="ro1">
          <table:table-cell office:value-type="string" calcext:value-type="string">
            <text:p>arraycopy_0_31</text:p>
          </table:table-cell>
          <table:table-cell office:value-type="float" office:value="43.4998631729" calcext:value-type="float">
            <text:p>43.4998631729</text:p>
          </table:table-cell>
          <table:table-cell office:value-type="float" office:value="43.4969830299" calcext:value-type="float">
            <text:p>43.4969830299</text:p>
          </table:table-cell>
          <table:table-cell office:value-type="float" office:value="43.506781116" calcext:value-type="float">
            <text:p>43.506781116</text:p>
          </table:table-cell>
          <table:table-cell office:value-type="float" office:value="43.5029985941" calcext:value-type="float">
            <text:p>43.5029985941</text:p>
          </table:table-cell>
        </table:table-row>
        <table:table-row table:style-name="ro1">
          <table:table-cell office:value-type="string" calcext:value-type="string">
            <text:p>arraycopy_0_7</text:p>
          </table:table-cell>
          <table:table-cell office:value-type="float" office:value="43.3312347647" calcext:value-type="float">
            <text:p>43.3312347647</text:p>
          </table:table-cell>
          <table:table-cell office:value-type="float" office:value="43.2530825256" calcext:value-type="float">
            <text:p>43.2530825256</text:p>
          </table:table-cell>
          <table:table-cell office:value-type="float" office:value="43.5448453017" calcext:value-type="float">
            <text:p>43.5448453017</text:p>
          </table:table-cell>
          <table:table-cell office:value-type="float" office:value="43.4175490081" calcext:value-type="float">
            <text:p>43.4175490081</text:p>
          </table:table-cell>
        </table:table-row>
        <table:table-row table:style-name="ro1">
          <table:table-cell office:value-type="string" calcext:value-type="string">
            <text:p>arraycopy_0_8</text:p>
          </table:table-cell>
          <table:table-cell office:value-type="float" office:value="43.3240547728" calcext:value-type="float">
            <text:p>43.3240547728</text:p>
          </table:table-cell>
          <table:table-cell office:value-type="float" office:value="43.2397233961" calcext:value-type="float">
            <text:p>43.2397233961</text:p>
          </table:table-cell>
          <table:table-cell office:value-type="float" office:value="43.5544576933" calcext:value-type="float">
            <text:p>43.5544576933</text:p>
          </table:table-cell>
          <table:table-cell office:value-type="float" office:value="43.4175752521" calcext:value-type="float">
            <text:p>43.4175752521</text:p>
          </table:table-cell>
        </table:table-row>
        <table:table-row table:style-name="ro1">
          <table:table-cell office:value-type="string" calcext:value-type="string">
            <text:p>arraycopy_0_9</text:p>
          </table:table-cell>
          <table:table-cell office:value-type="float" office:value="43.2351760064" calcext:value-type="float">
            <text:p>43.2351760064</text:p>
          </table:table-cell>
          <table:table-cell office:value-type="float" office:value="42.9692922799" calcext:value-type="float">
            <text:p>42.9692922799</text:p>
          </table:table-cell>
          <table:table-cell office:value-type="float" office:value="43.577879892" calcext:value-type="float">
            <text:p>43.577879892</text:p>
          </table:table-cell>
          <table:table-cell office:value-type="float" office:value="43.4148739315" calcext:value-type="float">
            <text:p>43.4148739315</text:p>
          </table:table-cell>
        </table:table-row>
        <table:table-row table:style-name="ro1">
          <table:table-cell office:value-type="string" calcext:value-type="string">
            <text:p>arraycopy_15_0</text:p>
          </table:table-cell>
          <table:table-cell office:value-type="float" office:value="35.2498623161" calcext:value-type="float">
            <text:p>35.2498623161</text:p>
          </table:table-cell>
          <table:table-cell office:value-type="float" office:value="34.7832421046" calcext:value-type="float">
            <text:p>34.7832421046</text:p>
          </table:table-cell>
          <table:table-cell office:value-type="float" office:value="36.3313794942" calcext:value-type="float">
            <text:p>36.3313794942</text:p>
          </table:table-cell>
          <table:table-cell office:value-type="float" office:value="35.7410357437" calcext:value-type="float">
            <text:p>35.7410357437</text:p>
          </table:table-cell>
        </table:table-row>
        <table:table-row table:style-name="ro1">
          <table:table-cell office:value-type="string" calcext:value-type="string">
            <text:p>arraycopy_15_1</text:p>
          </table:table-cell>
          <table:table-cell office:value-type="float" office:value="43.5947676244" calcext:value-type="float">
            <text:p>43.5947676244</text:p>
          </table:table-cell>
          <table:table-cell office:value-type="float" office:value="42.7791982842" calcext:value-type="float">
            <text:p>42.7791982842</text:p>
          </table:table-cell>
          <table:table-cell office:value-type="float" office:value="45.7812083496" calcext:value-type="float">
            <text:p>45.7812083496</text:p>
          </table:table-cell>
          <table:table-cell office:value-type="float" office:value="44.5555860889" calcext:value-type="float">
            <text:p>44.5555860889</text:p>
          </table:table-cell>
        </table:table-row>
        <table:table-row table:style-name="ro1">
          <table:table-cell office:value-type="string" calcext:value-type="string">
            <text:p>arraycopy_15_15</text:p>
          </table:table-cell>
          <table:table-cell office:value-type="float" office:value="43.2340231561" calcext:value-type="float">
            <text:p>43.2340231561</text:p>
          </table:table-cell>
          <table:table-cell office:value-type="float" office:value="43.050402294" calcext:value-type="float">
            <text:p>43.050402294</text:p>
          </table:table-cell>
          <table:table-cell office:value-type="float" office:value="43.4746298084" calcext:value-type="float">
            <text:p>43.4746298084</text:p>
          </table:table-cell>
          <table:table-cell office:value-type="float" office:value="43.3608299848" calcext:value-type="float">
            <text:p>43.3608299848</text:p>
          </table:table-cell>
        </table:table-row>
        <table:table-row table:style-name="ro1">
          <table:table-cell office:value-type="string" calcext:value-type="string">
            <text:p>arraycopy_15_16</text:p>
          </table:table-cell>
          <table:table-cell office:value-type="float" office:value="35.7776414847" calcext:value-type="float">
            <text:p>35.7776414847</text:p>
          </table:table-cell>
          <table:table-cell office:value-type="float" office:value="34.8729153015" calcext:value-type="float">
            <text:p>34.8729153015</text:p>
          </table:table-cell>
          <table:table-cell office:value-type="float" office:value="37.5347944116" calcext:value-type="float">
            <text:p>37.5347944116</text:p>
          </table:table-cell>
          <table:table-cell office:value-type="float" office:value="36.7394848688" calcext:value-type="float">
            <text:p>36.7394848688</text:p>
          </table:table-cell>
        </table:table-row>
        <table:table-row table:style-name="ro1">
          <table:table-cell office:value-type="string" calcext:value-type="string">
            <text:p>arraycopy_15_17</text:p>
          </table:table-cell>
          <table:table-cell office:value-type="float" office:value="44.7798922565" calcext:value-type="float">
            <text:p>44.7798922565</text:p>
          </table:table-cell>
          <table:table-cell office:value-type="float" office:value="44.6586486595" calcext:value-type="float">
            <text:p>44.6586486595</text:p>
          </table:table-cell>
          <table:table-cell office:value-type="float" office:value="44.956056627" calcext:value-type="float">
            <text:p>44.956056627</text:p>
          </table:table-cell>
          <table:table-cell office:value-type="float" office:value="44.8744572894" calcext:value-type="float">
            <text:p>44.8744572894</text:p>
          </table:table-cell>
        </table:table-row>
        <table:table-row table:style-name="ro1">
          <table:table-cell office:value-type="string" calcext:value-type="string">
            <text:p>arraycopy_15_2</text:p>
          </table:table-cell>
          <table:table-cell office:value-type="float" office:value="44.2424698978" calcext:value-type="float">
            <text:p>44.2424698978</text:p>
          </table:table-cell>
          <table:table-cell office:value-type="float" office:value="44.1634822802" calcext:value-type="float">
            <text:p>44.1634822802</text:p>
          </table:table-cell>
          <table:table-cell office:value-type="float" office:value="44.4291528615" calcext:value-type="float">
            <text:p>44.4291528615</text:p>
          </table:table-cell>
          <table:table-cell office:value-type="float" office:value="44.325380113" calcext:value-type="float">
            <text:p>44.325380113</text:p>
          </table:table-cell>
        </table:table-row>
        <table:table-row table:style-name="ro1">
          <table:table-cell office:value-type="string" calcext:value-type="string">
            <text:p>arraycopy_15_21</text:p>
          </table:table-cell>
          <table:table-cell office:value-type="float" office:value="44.8087333421" calcext:value-type="float">
            <text:p>44.8087333421</text:p>
          </table:table-cell>
          <table:table-cell office:value-type="float" office:value="43.1560151039" calcext:value-type="float">
            <text:p>43.1560151039</text:p>
          </table:table-cell>
          <table:table-cell office:value-type="float" office:value="47.01481053" calcext:value-type="float">
            <text:p>47.01481053</text:p>
          </table:table-cell>
          <table:table-cell office:value-type="float" office:value="45.9747309443" calcext:value-type="float">
            <text:p>45.9747309443</text:p>
          </table:table-cell>
        </table:table-row>
        <table:table-row table:style-name="ro1">
          <table:table-cell office:value-type="string" calcext:value-type="string">
            <text:p>arraycopy_15_23</text:p>
          </table:table-cell>
          <table:table-cell office:value-type="float" office:value="44.7016114721" calcext:value-type="float">
            <text:p>44.7016114721</text:p>
          </table:table-cell>
          <table:table-cell office:value-type="float" office:value="34.5135625785" calcext:value-type="float">
            <text:p>34.5135625785</text:p>
          </table:table-cell>
          <table:table-cell office:value-type="float" office:value="57.7630422703" calcext:value-type="float">
            <text:p>57.7630422703</text:p>
          </table:table-cell>
          <table:table-cell office:value-type="float" office:value="51.53774867" calcext:value-type="float">
            <text:p>51.53774867</text:p>
          </table:table-cell>
        </table:table-row>
        <table:table-row table:style-name="ro1">
          <table:table-cell office:value-type="string" calcext:value-type="string">
            <text:p>arraycopy_15_24</text:p>
          </table:table-cell>
          <table:table-cell office:value-type="float" office:value="43.5438980556" calcext:value-type="float">
            <text:p>43.5438980556</text:p>
          </table:table-cell>
          <table:table-cell office:value-type="float" office:value="41.7309275916" calcext:value-type="float">
            <text:p>41.7309275916</text:p>
          </table:table-cell>
          <table:table-cell office:value-type="float" office:value="46.2568040966" calcext:value-type="float">
            <text:p>46.2568040966</text:p>
          </table:table-cell>
          <table:table-cell office:value-type="float" office:value="44.6528600692" calcext:value-type="float">
            <text:p>44.6528600692</text:p>
          </table:table-cell>
        </table:table-row>
        <table:table-row table:style-name="ro1">
          <table:table-cell office:value-type="string" calcext:value-type="string">
            <text:p>arraycopy_15_27</text:p>
          </table:table-cell>
          <table:table-cell office:value-type="float" office:value="44.7500710592" calcext:value-type="float">
            <text:p>44.7500710592</text:p>
          </table:table-cell>
          <table:table-cell office:value-type="float" office:value="41.7472471547" calcext:value-type="float">
            <text:p>41.7472471547</text:p>
          </table:table-cell>
          <table:table-cell office:value-type="float" office:value="48.728608189" calcext:value-type="float">
            <text:p>48.728608189</text:p>
          </table:table-cell>
          <table:table-cell office:value-type="float" office:value="46.8572103949" calcext:value-type="float">
            <text:p>46.8572103949</text:p>
          </table:table-cell>
        </table:table-row>
        <table:table-row table:style-name="ro1">
          <table:table-cell office:value-type="string" calcext:value-type="string">
            <text:p>arraycopy_15_29</text:p>
          </table:table-cell>
          <table:table-cell office:value-type="float" office:value="44.7974152378" calcext:value-type="float">
            <text:p>44.7974152378</text:p>
          </table:table-cell>
          <table:table-cell office:value-type="float" office:value="44.6693057094" calcext:value-type="float">
            <text:p>44.6693057094</text:p>
          </table:table-cell>
          <table:table-cell office:value-type="float" office:value="45.0049565117" calcext:value-type="float">
            <text:p>45.0049565117</text:p>
          </table:table-cell>
          <table:table-cell office:value-type="float" office:value="44.901065325" calcext:value-type="float">
            <text:p>44.901065325</text:p>
          </table:table-cell>
        </table:table-row>
        <table:table-row table:style-name="ro1">
          <table:table-cell office:value-type="string" calcext:value-type="string">
            <text:p>arraycopy_15_3</text:p>
          </table:table-cell>
          <table:table-cell office:value-type="float" office:value="44.7893975749" calcext:value-type="float">
            <text:p>44.7893975749</text:p>
          </table:table-cell>
          <table:table-cell office:value-type="float" office:value="43.7993173702" calcext:value-type="float">
            <text:p>43.7993173702</text:p>
          </table:table-cell>
          <table:table-cell office:value-type="float" office:value="46.1221327369" calcext:value-type="float">
            <text:p>46.1221327369</text:p>
          </table:table-cell>
          <table:table-cell office:value-type="float" office:value="45.4982586196" calcext:value-type="float">
            <text:p>45.4982586196</text:p>
          </table:table-cell>
        </table:table-row>
        <table:table-row table:style-name="ro1">
          <table:table-cell office:value-type="string" calcext:value-type="string">
            <text:p>arraycopy_15_31</text:p>
          </table:table-cell>
          <table:table-cell office:value-type="float" office:value="44.1143277425" calcext:value-type="float">
            <text:p>44.1143277425</text:p>
          </table:table-cell>
          <table:table-cell office:value-type="float" office:value="43.3433523321" calcext:value-type="float">
            <text:p>43.3433523321</text:p>
          </table:table-cell>
          <table:table-cell office:value-type="float" office:value="46.1977752316" calcext:value-type="float">
            <text:p>46.1977752316</text:p>
          </table:table-cell>
          <table:table-cell office:value-type="float" office:value="44.9916305594" calcext:value-type="float">
            <text:p>44.9916305594</text:p>
          </table:table-cell>
        </table:table-row>
        <table:table-row table:style-name="ro1">
          <table:table-cell office:value-type="string" calcext:value-type="string">
            <text:p>arraycopy_15_7</text:p>
          </table:table-cell>
          <table:table-cell office:value-type="float" office:value="44.8374441192" calcext:value-type="float">
            <text:p>44.8374441192</text:p>
          </table:table-cell>
          <table:table-cell office:value-type="float" office:value="44.7486760999" calcext:value-type="float">
            <text:p>44.7486760999</text:p>
          </table:table-cell>
          <table:table-cell office:value-type="float" office:value="45.0087239907" calcext:value-type="float">
            <text:p>45.0087239907</text:p>
          </table:table-cell>
          <table:table-cell office:value-type="float" office:value="44.9204134938" calcext:value-type="float">
            <text:p>44.9204134938</text:p>
          </table:table-cell>
        </table:table-row>
        <table:table-row table:style-name="ro1">
          <table:table-cell office:value-type="string" calcext:value-type="string">
            <text:p>arraycopy_15_8</text:p>
          </table:table-cell>
          <table:table-cell office:value-type="float" office:value="43.6036762468" calcext:value-type="float">
            <text:p>43.6036762468</text:p>
          </table:table-cell>
          <table:table-cell office:value-type="float" office:value="43.3185173584" calcext:value-type="float">
            <text:p>43.3185173584</text:p>
          </table:table-cell>
          <table:table-cell office:value-type="float" office:value="44.3693042497" calcext:value-type="float">
            <text:p>44.3693042497</text:p>
          </table:table-cell>
          <table:table-cell office:value-type="float" office:value="43.9300904417" calcext:value-type="float">
            <text:p>43.9300904417</text:p>
          </table:table-cell>
        </table:table-row>
        <table:table-row table:style-name="ro1">
          <table:table-cell office:value-type="string" calcext:value-type="string">
            <text:p>arraycopy_15_9</text:p>
          </table:table-cell>
          <table:table-cell office:value-type="float" office:value="44.7560875176" calcext:value-type="float">
            <text:p>44.7560875176</text:p>
          </table:table-cell>
          <table:table-cell office:value-type="float" office:value="44.3395691634" calcext:value-type="float">
            <text:p>44.3395691634</text:p>
          </table:table-cell>
          <table:table-cell office:value-type="float" office:value="45.4406049863" calcext:value-type="float">
            <text:p>45.4406049863</text:p>
          </table:table-cell>
          <table:table-cell office:value-type="float" office:value="45.1341091619" calcext:value-type="float">
            <text:p>45.1341091619</text:p>
          </table:table-cell>
        </table:table-row>
        <table:table-row table:style-name="ro1">
          <table:table-cell office:value-type="string" calcext:value-type="string">
            <text:p>arraycopy_16_0</text:p>
          </table:table-cell>
          <table:table-cell office:value-type="float" office:value="31.0856182447" calcext:value-type="float">
            <text:p>31.0856182447</text:p>
          </table:table-cell>
          <table:table-cell office:value-type="float" office:value="31.0797657725" calcext:value-type="float">
            <text:p>31.0797657725</text:p>
          </table:table-cell>
          <table:table-cell office:value-type="float" office:value="31.0961255307" calcext:value-type="float">
            <text:p>31.0961255307</text:p>
          </table:table-cell>
          <table:table-cell office:value-type="float" office:value="31.0906117236" calcext:value-type="float">
            <text:p>31.0906117236</text:p>
          </table:table-cell>
        </table:table-row>
        <table:table-row table:style-name="ro1">
          <table:table-cell office:value-type="string" calcext:value-type="string">
            <text:p>arraycopy_16_1</text:p>
          </table:table-cell>
          <table:table-cell office:value-type="float" office:value="43.3255511822" calcext:value-type="float">
            <text:p>43.3255511822</text:p>
          </table:table-cell>
          <table:table-cell office:value-type="float" office:value="43.3086117764" calcext:value-type="float">
            <text:p>43.3086117764</text:p>
          </table:table-cell>
          <table:table-cell office:value-type="float" office:value="43.3554162948" calcext:value-type="float">
            <text:p>43.3554162948</text:p>
          </table:table-cell>
          <table:table-cell office:value-type="float" office:value="43.3405180652" calcext:value-type="float">
            <text:p>43.3405180652</text:p>
          </table:table-cell>
        </table:table-row>
        <table:table-row table:style-name="ro1">
          <table:table-cell office:value-type="string" calcext:value-type="string">
            <text:p>arraycopy_16_15</text:p>
          </table:table-cell>
          <table:table-cell office:value-type="float" office:value="43.3152174134" calcext:value-type="float">
            <text:p>43.3152174134</text:p>
          </table:table-cell>
          <table:table-cell office:value-type="float" office:value="43.2970660502" calcext:value-type="float">
            <text:p>43.2970660502</text:p>
          </table:table-cell>
          <table:table-cell office:value-type="float" office:value="43.3566971495" calcext:value-type="float">
            <text:p>43.3566971495</text:p>
          </table:table-cell>
          <table:table-cell office:value-type="float" office:value="43.3338897512" calcext:value-type="float">
            <text:p>43.3338897512</text:p>
          </table:table-cell>
        </table:table-row>
        <table:table-row table:style-name="ro1">
          <table:table-cell office:value-type="string" calcext:value-type="string">
            <text:p>arraycopy_16_16</text:p>
          </table:table-cell>
          <table:table-cell office:value-type="float" office:value="30.7299275709" calcext:value-type="float">
            <text:p>30.7299275709</text:p>
          </table:table-cell>
          <table:table-cell office:value-type="float" office:value="30.7295417167" calcext:value-type="float">
            <text:p>30.7295417167</text:p>
          </table:table-cell>
          <table:table-cell office:value-type="float" office:value="30.7306217224" calcext:value-type="float">
            <text:p>30.7306217224</text:p>
          </table:table-cell>
          <table:table-cell office:value-type="float" office:value="30.7303089945" calcext:value-type="float">
            <text:p>30.7303089945</text:p>
          </table:table-cell>
        </table:table-row>
        <table:table-row table:style-name="ro1">
          <table:table-cell office:value-type="string" calcext:value-type="string">
            <text:p>arraycopy_16_17</text:p>
          </table:table-cell>
          <table:table-cell office:value-type="float" office:value="43.2389213573" calcext:value-type="float">
            <text:p>43.2389213573</text:p>
          </table:table-cell>
          <table:table-cell office:value-type="float" office:value="43.225990389" calcext:value-type="float">
            <text:p>43.225990389</text:p>
          </table:table-cell>
          <table:table-cell office:value-type="float" office:value="43.2586163009" calcext:value-type="float">
            <text:p>43.2586163009</text:p>
          </table:table-cell>
          <table:table-cell office:value-type="float" office:value="43.2494836966" calcext:value-type="float">
            <text:p>43.2494836966</text:p>
          </table:table-cell>
        </table:table-row>
        <table:table-row table:style-name="ro1">
          <table:table-cell office:value-type="string" calcext:value-type="string">
            <text:p>arraycopy_16_2</text:p>
          </table:table-cell>
          <table:table-cell office:value-type="float" office:value="44.3062107252" calcext:value-type="float">
            <text:p>44.3062107252</text:p>
          </table:table-cell>
          <table:table-cell office:value-type="float" office:value="44.2970056601" calcext:value-type="float">
            <text:p>44.2970056601</text:p>
          </table:table-cell>
          <table:table-cell office:value-type="float" office:value="44.3202931202" calcext:value-type="float">
            <text:p>44.3202931202</text:p>
          </table:table-cell>
          <table:table-cell office:value-type="float" office:value="44.3138467645" calcext:value-type="float">
            <text:p>44.3138467645</text:p>
          </table:table-cell>
        </table:table-row>
        <table:table-row table:style-name="ro1">
          <table:table-cell office:value-type="string" calcext:value-type="string">
            <text:p>arraycopy_16_21</text:p>
          </table:table-cell>
          <table:table-cell office:value-type="float" office:value="43.2344417345" calcext:value-type="float">
            <text:p>43.2344417345</text:p>
          </table:table-cell>
          <table:table-cell office:value-type="float" office:value="43.2292931709" calcext:value-type="float">
            <text:p>43.2292931709</text:p>
          </table:table-cell>
          <table:table-cell office:value-type="float" office:value="43.2445857414" calcext:value-type="float">
            <text:p>43.2445857414</text:p>
          </table:table-cell>
          <table:table-cell office:value-type="float" office:value="43.2399682646" calcext:value-type="float">
            <text:p>43.2399682646</text:p>
          </table:table-cell>
        </table:table-row>
        <table:table-row table:style-name="ro1">
          <table:table-cell office:value-type="string" calcext:value-type="string">
            <text:p>arraycopy_16_23</text:p>
          </table:table-cell>
          <table:table-cell office:value-type="float" office:value="43.2392024063" calcext:value-type="float">
            <text:p>43.2392024063</text:p>
          </table:table-cell>
          <table:table-cell office:value-type="float" office:value="43.1112737817" calcext:value-type="float">
            <text:p>43.1112737817</text:p>
          </table:table-cell>
          <table:table-cell office:value-type="float" office:value="43.4160030896" calcext:value-type="float">
            <text:p>43.4160030896</text:p>
          </table:table-cell>
          <table:table-cell office:value-type="float" office:value="43.3339206177" calcext:value-type="float">
            <text:p>43.3339206177</text:p>
          </table:table-cell>
        </table:table-row>
        <table:table-row table:style-name="ro1">
          <table:table-cell office:value-type="string" calcext:value-type="string">
            <text:p>arraycopy_16_24</text:p>
          </table:table-cell>
          <table:table-cell office:value-type="float" office:value="43.2343715827" calcext:value-type="float">
            <text:p>43.2343715827</text:p>
          </table:table-cell>
          <table:table-cell office:value-type="float" office:value="43.2323596751" calcext:value-type="float">
            <text:p>43.2323596751</text:p>
          </table:table-cell>
          <table:table-cell office:value-type="float" office:value="43.2394558064" calcext:value-type="float">
            <text:p>43.2394558064</text:p>
          </table:table-cell>
          <table:table-cell office:value-type="float" office:value="43.2365635022" calcext:value-type="float">
            <text:p>43.2365635022</text:p>
          </table:table-cell>
        </table:table-row>
        <table:table-row table:style-name="ro1">
          <table:table-cell office:value-type="string" calcext:value-type="string">
            <text:p>arraycopy_16_27</text:p>
          </table:table-cell>
          <table:table-cell office:value-type="float" office:value="43.2377820023" calcext:value-type="float">
            <text:p>43.2377820023</text:p>
          </table:table-cell>
          <table:table-cell office:value-type="float" office:value="43.1172575958" calcext:value-type="float">
            <text:p>43.1172575958</text:p>
          </table:table-cell>
          <table:table-cell office:value-type="float" office:value="43.3978277935" calcext:value-type="float">
            <text:p>43.3978277935</text:p>
          </table:table-cell>
          <table:table-cell office:value-type="float" office:value="43.3225811231" calcext:value-type="float">
            <text:p>43.3225811231</text:p>
          </table:table-cell>
        </table:table-row>
        <table:table-row table:style-name="ro1">
          <table:table-cell office:value-type="string" calcext:value-type="string">
            <text:p>arraycopy_16_29</text:p>
          </table:table-cell>
          <table:table-cell office:value-type="float" office:value="43.2392899642" calcext:value-type="float">
            <text:p>43.2392899642</text:p>
          </table:table-cell>
          <table:table-cell office:value-type="float" office:value="43.2246215936" calcext:value-type="float">
            <text:p>43.2246215936</text:p>
          </table:table-cell>
          <table:table-cell office:value-type="float" office:value="43.261420806" calcext:value-type="float">
            <text:p>43.261420806</text:p>
          </table:table-cell>
          <table:table-cell office:value-type="float" office:value="43.2513831403" calcext:value-type="float">
            <text:p>43.2513831403</text:p>
          </table:table-cell>
        </table:table-row>
        <table:table-row table:style-name="ro1">
          <table:table-cell office:value-type="string" calcext:value-type="string">
            <text:p>arraycopy_16_3</text:p>
          </table:table-cell>
          <table:table-cell office:value-type="float" office:value="43.3270404107" calcext:value-type="float">
            <text:p>43.3270404107</text:p>
          </table:table-cell>
          <table:table-cell office:value-type="float" office:value="43.3144031222" calcext:value-type="float">
            <text:p>43.3144031222</text:p>
          </table:table-cell>
          <table:table-cell office:value-type="float" office:value="43.3525802608" calcext:value-type="float">
            <text:p>43.3525802608</text:p>
          </table:table-cell>
          <table:table-cell office:value-type="float" office:value="43.338987649" calcext:value-type="float">
            <text:p>43.338987649</text:p>
          </table:table-cell>
        </table:table-row>
        <table:table-row table:style-name="ro1">
          <table:table-cell office:value-type="string" calcext:value-type="string">
            <text:p>arraycopy_16_31</text:p>
          </table:table-cell>
          <table:table-cell office:value-type="float" office:value="43.2350579479" calcext:value-type="float">
            <text:p>43.2350579479</text:p>
          </table:table-cell>
          <table:table-cell office:value-type="float" office:value="43.2333713444" calcext:value-type="float">
            <text:p>43.2333713444</text:p>
          </table:table-cell>
          <table:table-cell office:value-type="float" office:value="43.2387589566" calcext:value-type="float">
            <text:p>43.2387589566</text:p>
          </table:table-cell>
          <table:table-cell office:value-type="float" office:value="43.2368503425" calcext:value-type="float">
            <text:p>43.2368503425</text:p>
          </table:table-cell>
        </table:table-row>
        <table:table-row table:style-name="ro1">
          <table:table-cell office:value-type="string" calcext:value-type="string">
            <text:p>arraycopy_16_7</text:p>
          </table:table-cell>
          <table:table-cell office:value-type="float" office:value="43.3122551756" calcext:value-type="float">
            <text:p>43.3122551756</text:p>
          </table:table-cell>
          <table:table-cell office:value-type="float" office:value="43.2817048474" calcext:value-type="float">
            <text:p>43.2817048474</text:p>
          </table:table-cell>
          <table:table-cell office:value-type="float" office:value="43.3707011417" calcext:value-type="float">
            <text:p>43.3707011417</text:p>
          </table:table-cell>
          <table:table-cell office:value-type="float" office:value="43.344344139" calcext:value-type="float">
            <text:p>43.344344139</text:p>
          </table:table-cell>
        </table:table-row>
        <table:table-row table:style-name="ro1">
          <table:table-cell office:value-type="string" calcext:value-type="string">
            <text:p>arraycopy_16_8</text:p>
          </table:table-cell>
          <table:table-cell office:value-type="float" office:value="43.8099627282" calcext:value-type="float">
            <text:p>43.8099627282</text:p>
          </table:table-cell>
          <table:table-cell office:value-type="float" office:value="43.6834556771" calcext:value-type="float">
            <text:p>43.6834556771</text:p>
          </table:table-cell>
          <table:table-cell office:value-type="float" office:value="44.055345547" calcext:value-type="float">
            <text:p>44.055345547</text:p>
          </table:table-cell>
          <table:table-cell office:value-type="float" office:value="43.9105521015" calcext:value-type="float">
            <text:p>43.9105521015</text:p>
          </table:table-cell>
        </table:table-row>
        <table:table-row table:style-name="ro1">
          <table:table-cell office:value-type="string" calcext:value-type="string">
            <text:p>arraycopy_16_9</text:p>
          </table:table-cell>
          <table:table-cell office:value-type="float" office:value="43.3123155297" calcext:value-type="float">
            <text:p>43.3123155297</text:p>
          </table:table-cell>
          <table:table-cell office:value-type="float" office:value="43.2826576678" calcext:value-type="float">
            <text:p>43.2826576678</text:p>
          </table:table-cell>
          <table:table-cell office:value-type="float" office:value="43.3656178528" calcext:value-type="float">
            <text:p>43.3656178528</text:p>
          </table:table-cell>
          <table:table-cell office:value-type="float" office:value="43.3379619578" calcext:value-type="float">
            <text:p>43.3379619578</text:p>
          </table:table-cell>
        </table:table-row>
        <table:table-row table:style-name="ro1">
          <table:table-cell office:value-type="string" calcext:value-type="string">
            <text:p>arraycopy_17_0</text:p>
          </table:table-cell>
          <table:table-cell office:value-type="float" office:value="35.6856421632" calcext:value-type="float">
            <text:p>35.6856421632</text:p>
          </table:table-cell>
          <table:table-cell office:value-type="float" office:value="34.7075292108" calcext:value-type="float">
            <text:p>34.7075292108</text:p>
          </table:table-cell>
          <table:table-cell office:value-type="float" office:value="37.1633368493" calcext:value-type="float">
            <text:p>37.1633368493</text:p>
          </table:table-cell>
          <table:table-cell office:value-type="float" office:value="36.4380470119" calcext:value-type="float">
            <text:p>36.4380470119</text:p>
          </table:table-cell>
        </table:table-row>
        <table:table-row table:style-name="ro1">
          <table:table-cell office:value-type="string" calcext:value-type="string">
            <text:p>arraycopy_17_1</text:p>
          </table:table-cell>
          <table:table-cell office:value-type="float" office:value="44.6110743117" calcext:value-type="float">
            <text:p>44.6110743117</text:p>
          </table:table-cell>
          <table:table-cell office:value-type="float" office:value="43.9599244628" calcext:value-type="float">
            <text:p>43.9599244628</text:p>
          </table:table-cell>
          <table:table-cell office:value-type="float" office:value="45.5461583231" calcext:value-type="float">
            <text:p>45.5461583231</text:p>
          </table:table-cell>
          <table:table-cell office:value-type="float" office:value="45.115410373" calcext:value-type="float">
            <text:p>45.115410373</text:p>
          </table:table-cell>
        </table:table-row>
        <table:table-row table:style-name="ro1">
          <table:table-cell office:value-type="string" calcext:value-type="string">
            <text:p>arraycopy_17_15</text:p>
          </table:table-cell>
          <table:table-cell office:value-type="float" office:value="43.5030559008" calcext:value-type="float">
            <text:p>43.5030559008</text:p>
          </table:table-cell>
          <table:table-cell office:value-type="float" office:value="43.4948836288" calcext:value-type="float">
            <text:p>43.4948836288</text:p>
          </table:table-cell>
          <table:table-cell office:value-type="float" office:value="43.5226028477" calcext:value-type="float">
            <text:p>43.5226028477</text:p>
          </table:table-cell>
          <table:table-cell office:value-type="float" office:value="43.5119471995" calcext:value-type="float">
            <text:p>43.5119471995</text:p>
          </table:table-cell>
        </table:table-row>
        <table:table-row table:style-name="ro1">
          <table:table-cell office:value-type="string" calcext:value-type="string">
            <text:p>arraycopy_17_16</text:p>
          </table:table-cell>
          <table:table-cell office:value-type="float" office:value="36.2538110095" calcext:value-type="float">
            <text:p>36.2538110095</text:p>
          </table:table-cell>
          <table:table-cell office:value-type="float" office:value="35.459593155" calcext:value-type="float">
            <text:p>35.459593155</text:p>
          </table:table-cell>
          <table:table-cell office:value-type="float" office:value="37.3698610713" calcext:value-type="float">
            <text:p>37.3698610713</text:p>
          </table:table-cell>
          <table:table-cell office:value-type="float" office:value="36.8191040318" calcext:value-type="float">
            <text:p>36.8191040318</text:p>
          </table:table-cell>
        </table:table-row>
        <table:table-row table:style-name="ro1">
          <table:table-cell office:value-type="string" calcext:value-type="string">
            <text:p>arraycopy_17_17</text:p>
          </table:table-cell>
          <table:table-cell office:value-type="float" office:value="44.5078670213" calcext:value-type="float">
            <text:p>44.5078670213</text:p>
          </table:table-cell>
          <table:table-cell office:value-type="float" office:value="44.3600342742" calcext:value-type="float">
            <text:p>44.3600342742</text:p>
          </table:table-cell>
          <table:table-cell office:value-type="float" office:value="44.8071062689" calcext:value-type="float">
            <text:p>44.8071062689</text:p>
          </table:table-cell>
          <table:table-cell office:value-type="float" office:value="44.6688222974" calcext:value-type="float">
            <text:p>44.6688222974</text:p>
          </table:table-cell>
        </table:table-row>
        <table:table-row table:style-name="ro1">
          <table:table-cell office:value-type="string" calcext:value-type="string">
            <text:p>arraycopy_17_2</text:p>
          </table:table-cell>
          <table:table-cell office:value-type="float" office:value="44.2739265636" calcext:value-type="float">
            <text:p>44.2739265636</text:p>
          </table:table-cell>
          <table:table-cell office:value-type="float" office:value="42.5157683309" calcext:value-type="float">
            <text:p>42.5157683309</text:p>
          </table:table-cell>
          <table:table-cell office:value-type="float" office:value="46.6737819192" calcext:value-type="float">
            <text:p>46.6737819192</text:p>
          </table:table-cell>
          <table:table-cell office:value-type="float" office:value="45.5529333858" calcext:value-type="float">
            <text:p>45.5529333858</text:p>
          </table:table-cell>
        </table:table-row>
        <table:table-row table:style-name="ro1">
          <table:table-cell office:value-type="string" calcext:value-type="string">
            <text:p>arraycopy_17_21</text:p>
          </table:table-cell>
          <table:table-cell office:value-type="float" office:value="43.5039418544" calcext:value-type="float">
            <text:p>43.5039418544</text:p>
          </table:table-cell>
          <table:table-cell office:value-type="float" office:value="43.485451614" calcext:value-type="float">
            <text:p>43.485451614</text:p>
          </table:table-cell>
          <table:table-cell office:value-type="float" office:value="43.5346062008" calcext:value-type="float">
            <text:p>43.5346062008</text:p>
          </table:table-cell>
          <table:table-cell office:value-type="float" office:value="43.5172739065" calcext:value-type="float">
            <text:p>43.5172739065</text:p>
          </table:table-cell>
        </table:table-row>
        <table:table-row table:style-name="ro1">
          <table:table-cell office:value-type="string" calcext:value-type="string">
            <text:p>arraycopy_17_23</text:p>
          </table:table-cell>
          <table:table-cell office:value-type="float" office:value="43.4946571693" calcext:value-type="float">
            <text:p>43.4946571693</text:p>
          </table:table-cell>
          <table:table-cell office:value-type="float" office:value="43.1947581396" calcext:value-type="float">
            <text:p>43.1947581396</text:p>
          </table:table-cell>
          <table:table-cell office:value-type="float" office:value="43.8763056051" calcext:value-type="float">
            <text:p>43.8763056051</text:p>
          </table:table-cell>
          <table:table-cell office:value-type="float" office:value="43.6938319035" calcext:value-type="float">
            <text:p>43.6938319035</text:p>
          </table:table-cell>
        </table:table-row>
        <table:table-row table:style-name="ro1">
          <table:table-cell office:value-type="string" calcext:value-type="string">
            <text:p>arraycopy_17_24</text:p>
          </table:table-cell>
          <table:table-cell office:value-type="float" office:value="43.5107778693" calcext:value-type="float">
            <text:p>43.5107778693</text:p>
          </table:table-cell>
          <table:table-cell office:value-type="float" office:value="43.4942770776" calcext:value-type="float">
            <text:p>43.4942770776</text:p>
          </table:table-cell>
          <table:table-cell office:value-type="float" office:value="43.5402448894" calcext:value-type="float">
            <text:p>43.5402448894</text:p>
          </table:table-cell>
          <table:table-cell office:value-type="float" office:value="43.5247608785" calcext:value-type="float">
            <text:p>43.5247608785</text:p>
          </table:table-cell>
        </table:table-row>
        <table:table-row table:style-name="ro1">
          <table:table-cell office:value-type="string" calcext:value-type="string">
            <text:p>arraycopy_17_27</text:p>
          </table:table-cell>
          <table:table-cell office:value-type="float" office:value="43.5192297441" calcext:value-type="float">
            <text:p>43.5192297441</text:p>
          </table:table-cell>
          <table:table-cell office:value-type="float" office:value="43.5067161669" calcext:value-type="float">
            <text:p>43.5067161669</text:p>
          </table:table-cell>
          <table:table-cell office:value-type="float" office:value="43.5416515061" calcext:value-type="float">
            <text:p>43.5416515061</text:p>
          </table:table-cell>
          <table:table-cell office:value-type="float" office:value="43.5315616755" calcext:value-type="float">
            <text:p>43.5315616755</text:p>
          </table:table-cell>
        </table:table-row>
        <table:table-row table:style-name="ro1">
          <table:table-cell office:value-type="string" calcext:value-type="string">
            <text:p>arraycopy_17_29</text:p>
          </table:table-cell>
          <table:table-cell office:value-type="float" office:value="43.4312195505" calcext:value-type="float">
            <text:p>43.4312195505</text:p>
          </table:table-cell>
          <table:table-cell office:value-type="float" office:value="43.1798855136" calcext:value-type="float">
            <text:p>43.1798855136</text:p>
          </table:table-cell>
          <table:table-cell office:value-type="float" office:value="43.8798968398" calcext:value-type="float">
            <text:p>43.8798968398</text:p>
          </table:table-cell>
          <table:table-cell office:value-type="float" office:value="43.6796899517" calcext:value-type="float">
            <text:p>43.6796899517</text:p>
          </table:table-cell>
        </table:table-row>
        <table:table-row table:style-name="ro1">
          <table:table-cell office:value-type="string" calcext:value-type="string">
            <text:p>arraycopy_17_3</text:p>
          </table:table-cell>
          <table:table-cell office:value-type="float" office:value="43.5066608417" calcext:value-type="float">
            <text:p>43.5066608417</text:p>
          </table:table-cell>
          <table:table-cell office:value-type="float" office:value="43.4793032641" calcext:value-type="float">
            <text:p>43.4793032641</text:p>
          </table:table-cell>
          <table:table-cell office:value-type="float" office:value="43.5500853466" calcext:value-type="float">
            <text:p>43.5500853466</text:p>
          </table:table-cell>
          <table:table-cell office:value-type="float" office:value="43.5303691978" calcext:value-type="float">
            <text:p>43.5303691978</text:p>
          </table:table-cell>
        </table:table-row>
        <table:table-row table:style-name="ro1">
          <table:table-cell office:value-type="string" calcext:value-type="string">
            <text:p>arraycopy_17_31</text:p>
          </table:table-cell>
          <table:table-cell office:value-type="float" office:value="43.5032401445" calcext:value-type="float">
            <text:p>43.5032401445</text:p>
          </table:table-cell>
          <table:table-cell office:value-type="float" office:value="43.4157471397" calcext:value-type="float">
            <text:p>43.4157471397</text:p>
          </table:table-cell>
          <table:table-cell office:value-type="float" office:value="43.6292960062" calcext:value-type="float">
            <text:p>43.6292960062</text:p>
          </table:table-cell>
          <table:table-cell office:value-type="float" office:value="43.5708828374" calcext:value-type="float">
            <text:p>43.5708828374</text:p>
          </table:table-cell>
        </table:table-row>
        <table:table-row table:style-name="ro1">
          <table:table-cell office:value-type="string" calcext:value-type="string">
            <text:p>arraycopy_17_7</text:p>
          </table:table-cell>
          <table:table-cell office:value-type="float" office:value="43.5071098251" calcext:value-type="float">
            <text:p>43.5071098251</text:p>
          </table:table-cell>
          <table:table-cell office:value-type="float" office:value="43.4167850388" calcext:value-type="float">
            <text:p>43.4167850388</text:p>
          </table:table-cell>
          <table:table-cell office:value-type="float" office:value="43.6269322983" calcext:value-type="float">
            <text:p>43.6269322983</text:p>
          </table:table-cell>
          <table:table-cell office:value-type="float" office:value="43.5704958945" calcext:value-type="float">
            <text:p>43.5704958945</text:p>
          </table:table-cell>
        </table:table-row>
        <table:table-row table:style-name="ro1">
          <table:table-cell office:value-type="string" calcext:value-type="string">
            <text:p>arraycopy_17_8</text:p>
          </table:table-cell>
          <table:table-cell office:value-type="float" office:value="43.504528771" calcext:value-type="float">
            <text:p>43.504528771</text:p>
          </table:table-cell>
          <table:table-cell office:value-type="float" office:value="43.456925794" calcext:value-type="float">
            <text:p>43.456925794</text:p>
          </table:table-cell>
          <table:table-cell office:value-type="float" office:value="43.5733178263" calcext:value-type="float">
            <text:p>43.5733178263</text:p>
          </table:table-cell>
          <table:table-cell office:value-type="float" office:value="43.5414135866" calcext:value-type="float">
            <text:p>43.5414135866</text:p>
          </table:table-cell>
        </table:table-row>
        <table:table-row table:style-name="ro1">
          <table:table-cell office:value-type="string" calcext:value-type="string">
            <text:p>arraycopy_17_9</text:p>
          </table:table-cell>
          <table:table-cell office:value-type="float" office:value="45.4499616834" calcext:value-type="float">
            <text:p>45.4499616834</text:p>
          </table:table-cell>
          <table:table-cell office:value-type="float" office:value="45.0983914804" calcext:value-type="float">
            <text:p>45.0983914804</text:p>
          </table:table-cell>
          <table:table-cell office:value-type="float" office:value="46.146795322" calcext:value-type="float">
            <text:p>46.146795322</text:p>
          </table:table-cell>
          <table:table-cell office:value-type="float" office:value="45.811576915" calcext:value-type="float">
            <text:p>45.811576915</text:p>
          </table:table-cell>
        </table:table-row>
        <table:table-row table:style-name="ro1">
          <table:table-cell office:value-type="string" calcext:value-type="string">
            <text:p>arraycopy_1_0</text:p>
          </table:table-cell>
          <table:table-cell office:value-type="float" office:value="35.5500450769" calcext:value-type="float">
            <text:p>35.5500450769</text:p>
          </table:table-cell>
          <table:table-cell office:value-type="float" office:value="34.8665802586" calcext:value-type="float">
            <text:p>34.8665802586</text:p>
          </table:table-cell>
          <table:table-cell office:value-type="float" office:value="37.4149337969" calcext:value-type="float">
            <text:p>37.4149337969</text:p>
          </table:table-cell>
          <table:table-cell office:value-type="float" office:value="36.3146373784" calcext:value-type="float">
            <text:p>36.3146373784</text:p>
          </table:table-cell>
        </table:table-row>
        <table:table-row table:style-name="ro1">
          <table:table-cell office:value-type="string" calcext:value-type="string">
            <text:p>arraycopy_1_1</text:p>
          </table:table-cell>
          <table:table-cell office:value-type="float" office:value="43.2372956109" calcext:value-type="float">
            <text:p>43.2372956109</text:p>
          </table:table-cell>
          <table:table-cell office:value-type="float" office:value="43.1576722776" calcext:value-type="float">
            <text:p>43.1576722776</text:p>
          </table:table-cell>
          <table:table-cell office:value-type="float" office:value="43.3514034887" calcext:value-type="float">
            <text:p>43.3514034887</text:p>
          </table:table-cell>
          <table:table-cell office:value-type="float" office:value="43.2989568683" calcext:value-type="float">
            <text:p>43.2989568683</text:p>
          </table:table-cell>
        </table:table-row>
        <table:table-row table:style-name="ro1">
          <table:table-cell office:value-type="string" calcext:value-type="string">
            <text:p>arraycopy_1_15</text:p>
          </table:table-cell>
          <table:table-cell office:value-type="float" office:value="43.8582213333" calcext:value-type="float">
            <text:p>43.8582213333</text:p>
          </table:table-cell>
          <table:table-cell office:value-type="float" office:value="42.8626245306" calcext:value-type="float">
            <text:p>42.8626245306</text:p>
          </table:table-cell>
          <table:table-cell office:value-type="float" office:value="45.1544152923" calcext:value-type="float">
            <text:p>45.1544152923</text:p>
          </table:table-cell>
          <table:table-cell office:value-type="float" office:value="44.5403504385" calcext:value-type="float">
            <text:p>44.5403504385</text:p>
          </table:table-cell>
        </table:table-row>
        <table:table-row table:style-name="ro1">
          <table:table-cell office:value-type="string" calcext:value-type="string">
            <text:p>arraycopy_1_16</text:p>
          </table:table-cell>
          <table:table-cell office:value-type="float" office:value="35.8765468186" calcext:value-type="float">
            <text:p>35.8765468186</text:p>
          </table:table-cell>
          <table:table-cell office:value-type="float" office:value="35.6410912804" calcext:value-type="float">
            <text:p>35.6410912804</text:p>
          </table:table-cell>
          <table:table-cell office:value-type="float" office:value="36.2472477223" calcext:value-type="float">
            <text:p>36.2472477223</text:p>
          </table:table-cell>
          <table:table-cell office:value-type="float" office:value="36.0624194863" calcext:value-type="float">
            <text:p>36.0624194863</text:p>
          </table:table-cell>
        </table:table-row>
        <table:table-row table:style-name="ro1">
          <table:table-cell office:value-type="string" calcext:value-type="string">
            <text:p>arraycopy_1_17</text:p>
          </table:table-cell>
          <table:table-cell office:value-type="float" office:value="43.8545431232" calcext:value-type="float">
            <text:p>43.8545431232</text:p>
          </table:table-cell>
          <table:table-cell office:value-type="float" office:value="43.4721694944" calcext:value-type="float">
            <text:p>43.4721694944</text:p>
          </table:table-cell>
          <table:table-cell office:value-type="float" office:value="44.8437894864" calcext:value-type="float">
            <text:p>44.8437894864</text:p>
          </table:table-cell>
          <table:table-cell office:value-type="float" office:value="44.3274208709" calcext:value-type="float">
            <text:p>44.3274208709</text:p>
          </table:table-cell>
        </table:table-row>
        <table:table-row table:style-name="ro1">
          <table:table-cell office:value-type="string" calcext:value-type="string">
            <text:p>arraycopy_1_2</text:p>
          </table:table-cell>
          <table:table-cell office:value-type="float" office:value="43.8672950952" calcext:value-type="float">
            <text:p>43.8672950952</text:p>
          </table:table-cell>
          <table:table-cell office:value-type="float" office:value="42.9600921493" calcext:value-type="float">
            <text:p>42.9600921493</text:p>
          </table:table-cell>
          <table:table-cell office:value-type="float" office:value="45.0678431188" calcext:value-type="float">
            <text:p>45.0678431188</text:p>
          </table:table-cell>
          <table:table-cell office:value-type="float" office:value="44.5019404754" calcext:value-type="float">
            <text:p>44.5019404754</text:p>
          </table:table-cell>
        </table:table-row>
        <table:table-row table:style-name="ro1">
          <table:table-cell office:value-type="string" calcext:value-type="string">
            <text:p>arraycopy_1_21</text:p>
          </table:table-cell>
          <table:table-cell office:value-type="float" office:value="44.8282680861" calcext:value-type="float">
            <text:p>44.8282680861</text:p>
          </table:table-cell>
          <table:table-cell office:value-type="float" office:value="44.6686732802" calcext:value-type="float">
            <text:p>44.6686732802</text:p>
          </table:table-cell>
          <table:table-cell office:value-type="float" office:value="45.1387168779" calcext:value-type="float">
            <text:p>45.1387168779</text:p>
          </table:table-cell>
          <table:table-cell office:value-type="float" office:value="44.966780216" calcext:value-type="float">
            <text:p>44.966780216</text:p>
          </table:table-cell>
        </table:table-row>
        <table:table-row table:style-name="ro1">
          <table:table-cell office:value-type="string" calcext:value-type="string">
            <text:p>arraycopy_1_23</text:p>
          </table:table-cell>
          <table:table-cell office:value-type="float" office:value="45.909600593" calcext:value-type="float">
            <text:p>45.909600593</text:p>
          </table:table-cell>
          <table:table-cell office:value-type="float" office:value="45.8389282851" calcext:value-type="float">
            <text:p>45.8389282851</text:p>
          </table:table-cell>
          <table:table-cell office:value-type="float" office:value="46.0444485136" calcext:value-type="float">
            <text:p>46.0444485136</text:p>
          </table:table-cell>
          <table:table-cell office:value-type="float" office:value="45.9838404363" calcext:value-type="float">
            <text:p>45.9838404363</text:p>
          </table:table-cell>
        </table:table-row>
        <table:table-row table:style-name="ro1">
          <table:table-cell office:value-type="string" calcext:value-type="string">
            <text:p>arraycopy_1_24</text:p>
          </table:table-cell>
          <table:table-cell office:value-type="float" office:value="45.047118214" calcext:value-type="float">
            <text:p>45.047118214</text:p>
          </table:table-cell>
          <table:table-cell office:value-type="float" office:value="44.792739322" calcext:value-type="float">
            <text:p>44.792739322</text:p>
          </table:table-cell>
          <table:table-cell office:value-type="float" office:value="45.4421922049" calcext:value-type="float">
            <text:p>45.4421922049</text:p>
          </table:table-cell>
          <table:table-cell office:value-type="float" office:value="45.2467060543" calcext:value-type="float">
            <text:p>45.2467060543</text:p>
          </table:table-cell>
        </table:table-row>
        <table:table-row table:style-name="ro1">
          <table:table-cell office:value-type="string" calcext:value-type="string">
            <text:p>arraycopy_1_27</text:p>
          </table:table-cell>
          <table:table-cell office:value-type="float" office:value="44.2786065277" calcext:value-type="float">
            <text:p>44.2786065277</text:p>
          </table:table-cell>
          <table:table-cell office:value-type="float" office:value="44.2416508104" calcext:value-type="float">
            <text:p>44.2416508104</text:p>
          </table:table-cell>
          <table:table-cell office:value-type="float" office:value="44.3793726748" calcext:value-type="float">
            <text:p>44.3793726748</text:p>
          </table:table-cell>
          <table:table-cell office:value-type="float" office:value="44.3207175341" calcext:value-type="float">
            <text:p>44.3207175341</text:p>
          </table:table-cell>
        </table:table-row>
        <table:table-row table:style-name="ro1">
          <table:table-cell office:value-type="string" calcext:value-type="string">
            <text:p>arraycopy_1_29</text:p>
          </table:table-cell>
          <table:table-cell office:value-type="float" office:value="44.124487254" calcext:value-type="float">
            <text:p>44.124487254</text:p>
          </table:table-cell>
          <table:table-cell office:value-type="float" office:value="42.9992489959" calcext:value-type="float">
            <text:p>42.9992489959</text:p>
          </table:table-cell>
          <table:table-cell office:value-type="float" office:value="46.7418999036" calcext:value-type="float">
            <text:p>46.7418999036</text:p>
          </table:table-cell>
          <table:table-cell office:value-type="float" office:value="45.489139051" calcext:value-type="float">
            <text:p>45.489139051</text:p>
          </table:table-cell>
        </table:table-row>
        <table:table-row table:style-name="ro1">
          <table:table-cell office:value-type="string" calcext:value-type="string">
            <text:p>arraycopy_1_3</text:p>
          </table:table-cell>
          <table:table-cell office:value-type="float" office:value="43.8542524962" calcext:value-type="float">
            <text:p>43.8542524962</text:p>
          </table:table-cell>
          <table:table-cell office:value-type="float" office:value="42.6430225169" calcext:value-type="float">
            <text:p>42.6430225169</text:p>
          </table:table-cell>
          <table:table-cell office:value-type="float" office:value="45.4386235123" calcext:value-type="float">
            <text:p>45.4386235123</text:p>
          </table:table-cell>
          <table:table-cell office:value-type="float" office:value="44.6870089975" calcext:value-type="float">
            <text:p>44.6870089975</text:p>
          </table:table-cell>
        </table:table-row>
        <table:table-row table:style-name="ro1">
          <table:table-cell office:value-type="string" calcext:value-type="string">
            <text:p>arraycopy_1_31</text:p>
          </table:table-cell>
          <table:table-cell office:value-type="float" office:value="44.8067000973" calcext:value-type="float">
            <text:p>44.8067000973</text:p>
          </table:table-cell>
          <table:table-cell office:value-type="float" office:value="44.5719135045" calcext:value-type="float">
            <text:p>44.5719135045</text:p>
          </table:table-cell>
          <table:table-cell office:value-type="float" office:value="45.1710452294" calcext:value-type="float">
            <text:p>45.1710452294</text:p>
          </table:table-cell>
          <table:table-cell office:value-type="float" office:value="45.0042281168" calcext:value-type="float">
            <text:p>45.0042281168</text:p>
          </table:table-cell>
        </table:table-row>
        <table:table-row table:style-name="ro1">
          <table:table-cell office:value-type="string" calcext:value-type="string">
            <text:p>arraycopy_1_7</text:p>
          </table:table-cell>
          <table:table-cell office:value-type="float" office:value="43.865534179" calcext:value-type="float">
            <text:p>43.865534179</text:p>
          </table:table-cell>
          <table:table-cell office:value-type="float" office:value="34.1820178537" calcext:value-type="float">
            <text:p>34.1820178537</text:p>
          </table:table-cell>
          <table:table-cell office:value-type="float" office:value="56.4760598246" calcext:value-type="float">
            <text:p>56.4760598246</text:p>
          </table:table-cell>
          <table:table-cell office:value-type="float" office:value="50.4812276166" calcext:value-type="float">
            <text:p>50.4812276166</text:p>
          </table:table-cell>
        </table:table-row>
        <table:table-row table:style-name="ro1">
          <table:table-cell office:value-type="string" calcext:value-type="string">
            <text:p>arraycopy_1_8</text:p>
          </table:table-cell>
          <table:table-cell office:value-type="float" office:value="43.8703502968" calcext:value-type="float">
            <text:p>43.8703502968</text:p>
          </table:table-cell>
          <table:table-cell office:value-type="float" office:value="43.862776852" calcext:value-type="float">
            <text:p>43.862776852</text:p>
          </table:table-cell>
          <table:table-cell office:value-type="float" office:value="43.8868673277" calcext:value-type="float">
            <text:p>43.8868673277</text:p>
          </table:table-cell>
          <table:table-cell office:value-type="float" office:value="43.878915499" calcext:value-type="float">
            <text:p>43.878915499</text:p>
          </table:table-cell>
        </table:table-row>
        <table:table-row table:style-name="ro1">
          <table:table-cell office:value-type="string" calcext:value-type="string">
            <text:p>arraycopy_1_9</text:p>
          </table:table-cell>
          <table:table-cell office:value-type="float" office:value="43.8626159681" calcext:value-type="float">
            <text:p>43.8626159681</text:p>
          </table:table-cell>
          <table:table-cell office:value-type="float" office:value="43.8523786538" calcext:value-type="float">
            <text:p>43.8523786538</text:p>
          </table:table-cell>
          <table:table-cell office:value-type="float" office:value="43.8851831945" calcext:value-type="float">
            <text:p>43.8851831945</text:p>
          </table:table-cell>
          <table:table-cell office:value-type="float" office:value="43.874224481" calcext:value-type="float">
            <text:p>43.874224481</text:p>
          </table:table-cell>
        </table:table-row>
        <table:table-row table:style-name="ro1">
          <table:table-cell office:value-type="string" calcext:value-type="string">
            <text:p>arraycopy_21_0</text:p>
          </table:table-cell>
          <table:table-cell office:value-type="float" office:value="35.7168765546" calcext:value-type="float">
            <text:p>35.7168765546</text:p>
          </table:table-cell>
          <table:table-cell office:value-type="float" office:value="34.6511610009" calcext:value-type="float">
            <text:p>34.6511610009</text:p>
          </table:table-cell>
          <table:table-cell office:value-type="float" office:value="37.6177010694" calcext:value-type="float">
            <text:p>37.6177010694</text:p>
          </table:table-cell>
          <table:table-cell office:value-type="float" office:value="36.5982661355" calcext:value-type="float">
            <text:p>36.5982661355</text:p>
          </table:table-cell>
        </table:table-row>
        <table:table-row table:style-name="ro1">
          <table:table-cell office:value-type="string" calcext:value-type="string">
            <text:p>arraycopy_21_1</text:p>
          </table:table-cell>
          <table:table-cell office:value-type="float" office:value="43.4969690061" calcext:value-type="float">
            <text:p>43.4969690061</text:p>
          </table:table-cell>
          <table:table-cell office:value-type="float" office:value="43.4767598048" calcext:value-type="float">
            <text:p>43.4767598048</text:p>
          </table:table-cell>
          <table:table-cell office:value-type="float" office:value="43.5379730327" calcext:value-type="float">
            <text:p>43.5379730327</text:p>
          </table:table-cell>
          <table:table-cell office:value-type="float" office:value="43.5146035248" calcext:value-type="float">
            <text:p>43.5146035248</text:p>
          </table:table-cell>
        </table:table-row>
        <table:table-row table:style-name="ro1">
          <table:table-cell office:value-type="string" calcext:value-type="string">
            <text:p>arraycopy_21_15</text:p>
          </table:table-cell>
          <table:table-cell office:value-type="float" office:value="43.496432854" calcext:value-type="float">
            <text:p>43.496432854</text:p>
          </table:table-cell>
          <table:table-cell office:value-type="float" office:value="43.4777774673" calcext:value-type="float">
            <text:p>43.4777774673</text:p>
          </table:table-cell>
          <table:table-cell office:value-type="float" office:value="43.5360467656" calcext:value-type="float">
            <text:p>43.5360467656</text:p>
          </table:table-cell>
          <table:table-cell office:value-type="float" office:value="43.5155955709" calcext:value-type="float">
            <text:p>43.5155955709</text:p>
          </table:table-cell>
        </table:table-row>
        <table:table-row table:style-name="ro1">
          <table:table-cell office:value-type="string" calcext:value-type="string">
            <text:p>arraycopy_21_16</text:p>
          </table:table-cell>
          <table:table-cell office:value-type="float" office:value="35.8248891356" calcext:value-type="float">
            <text:p>35.8248891356</text:p>
          </table:table-cell>
          <table:table-cell office:value-type="float" office:value="35.2202203741" calcext:value-type="float">
            <text:p>35.2202203741</text:p>
          </table:table-cell>
          <table:table-cell office:value-type="float" office:value="36.8398078963" calcext:value-type="float">
            <text:p>36.8398078963</text:p>
          </table:table-cell>
          <table:table-cell office:value-type="float" office:value="36.2471531698" calcext:value-type="float">
            <text:p>36.2471531698</text:p>
          </table:table-cell>
        </table:table-row>
        <table:table-row table:style-name="ro1">
          <table:table-cell office:value-type="string" calcext:value-type="string">
            <text:p>arraycopy_21_17</text:p>
          </table:table-cell>
          <table:table-cell office:value-type="float" office:value="43.3252729318" calcext:value-type="float">
            <text:p>43.3252729318</text:p>
          </table:table-cell>
          <table:table-cell office:value-type="float" office:value="39.0075159784" calcext:value-type="float">
            <text:p>39.0075159784</text:p>
          </table:table-cell>
          <table:table-cell office:value-type="float" office:value="49.6710463841" calcext:value-type="float">
            <text:p>49.6710463841</text:p>
          </table:table-cell>
          <table:table-cell office:value-type="float" office:value="45.9941064798" calcext:value-type="float">
            <text:p>45.9941064798</text:p>
          </table:table-cell>
        </table:table-row>
        <table:table-row table:style-name="ro1">
          <table:table-cell office:value-type="string" calcext:value-type="string">
            <text:p>arraycopy_21_2</text:p>
          </table:table-cell>
          <table:table-cell office:value-type="float" office:value="43.947080194" calcext:value-type="float">
            <text:p>43.947080194</text:p>
          </table:table-cell>
          <table:table-cell office:value-type="float" office:value="42.680944977" calcext:value-type="float">
            <text:p>42.680944977</text:p>
          </table:table-cell>
          <table:table-cell office:value-type="float" office:value="46.678402541" calcext:value-type="float">
            <text:p>46.678402541</text:p>
          </table:table-cell>
          <table:table-cell office:value-type="float" office:value="45.4064127722" calcext:value-type="float">
            <text:p>45.4064127722</text:p>
          </table:table-cell>
        </table:table-row>
        <table:table-row table:style-name="ro1">
          <table:table-cell office:value-type="string" calcext:value-type="string">
            <text:p>arraycopy_21_21</text:p>
          </table:table-cell>
          <table:table-cell office:value-type="float" office:value="44.5955447861" calcext:value-type="float">
            <text:p>44.5955447861</text:p>
          </table:table-cell>
          <table:table-cell office:value-type="float" office:value="43.6771946107" calcext:value-type="float">
            <text:p>43.6771946107</text:p>
          </table:table-cell>
          <table:table-cell office:value-type="float" office:value="46.2901199861" calcext:value-type="float">
            <text:p>46.2901199861</text:p>
          </table:table-cell>
          <table:table-cell office:value-type="float" office:value="45.2341410664" calcext:value-type="float">
            <text:p>45.2341410664</text:p>
          </table:table-cell>
        </table:table-row>
        <table:table-row table:style-name="ro1">
          <table:table-cell office:value-type="string" calcext:value-type="string">
            <text:p>arraycopy_21_23</text:p>
          </table:table-cell>
          <table:table-cell office:value-type="float" office:value="43.5013999004" calcext:value-type="float">
            <text:p>43.5013999004</text:p>
          </table:table-cell>
          <table:table-cell office:value-type="float" office:value="43.4869047708" calcext:value-type="float">
            <text:p>43.4869047708</text:p>
          </table:table-cell>
          <table:table-cell office:value-type="float" office:value="43.5244541892" calcext:value-type="float">
            <text:p>43.5244541892</text:p>
          </table:table-cell>
          <table:table-cell office:value-type="float" office:value="43.5122279393" calcext:value-type="float">
            <text:p>43.5122279393</text:p>
          </table:table-cell>
        </table:table-row>
        <table:table-row table:style-name="ro1">
          <table:table-cell office:value-type="string" calcext:value-type="string">
            <text:p>arraycopy_21_24</text:p>
          </table:table-cell>
          <table:table-cell office:value-type="float" office:value="43.5066655303" calcext:value-type="float">
            <text:p>43.5066655303</text:p>
          </table:table-cell>
          <table:table-cell office:value-type="float" office:value="43.2455508557" calcext:value-type="float">
            <text:p>43.2455508557</text:p>
          </table:table-cell>
          <table:table-cell office:value-type="float" office:value="43.8535646932" calcext:value-type="float">
            <text:p>43.8535646932</text:p>
          </table:table-cell>
          <table:table-cell office:value-type="float" office:value="43.6903957092" calcext:value-type="float">
            <text:p>43.6903957092</text:p>
          </table:table-cell>
        </table:table-row>
        <table:table-row table:style-name="ro1">
          <table:table-cell office:value-type="string" calcext:value-type="string">
            <text:p>arraycopy_21_27</text:p>
          </table:table-cell>
          <table:table-cell office:value-type="float" office:value="43.484225408" calcext:value-type="float">
            <text:p>43.484225408</text:p>
          </table:table-cell>
          <table:table-cell office:value-type="float" office:value="43.4646035936" calcext:value-type="float">
            <text:p>43.4646035936</text:p>
          </table:table-cell>
          <table:table-cell office:value-type="float" office:value="43.533710595" calcext:value-type="float">
            <text:p>43.533710595</text:p>
          </table:table-cell>
          <table:table-cell office:value-type="float" office:value="43.5064836108" calcext:value-type="float">
            <text:p>43.5064836108</text:p>
          </table:table-cell>
        </table:table-row>
        <table:table-row table:style-name="ro1">
          <table:table-cell office:value-type="string" calcext:value-type="string">
            <text:p>arraycopy_21_29</text:p>
          </table:table-cell>
          <table:table-cell office:value-type="float" office:value="43.5029739916" calcext:value-type="float">
            <text:p>43.5029739916</text:p>
          </table:table-cell>
          <table:table-cell office:value-type="float" office:value="43.4934038398" calcext:value-type="float">
            <text:p>43.4934038398</text:p>
          </table:table-cell>
          <table:table-cell office:value-type="float" office:value="43.5254837306" calcext:value-type="float">
            <text:p>43.5254837306</text:p>
          </table:table-cell>
          <table:table-cell office:value-type="float" office:value="43.5141856176" calcext:value-type="float">
            <text:p>43.5141856176</text:p>
          </table:table-cell>
        </table:table-row>
        <table:table-row table:style-name="ro1">
          <table:table-cell office:value-type="string" calcext:value-type="string">
            <text:p>arraycopy_21_3</text:p>
          </table:table-cell>
          <table:table-cell office:value-type="float" office:value="43.5012662476" calcext:value-type="float">
            <text:p>43.5012662476</text:p>
          </table:table-cell>
          <table:table-cell office:value-type="float" office:value="43.4835363894" calcext:value-type="float">
            <text:p>43.4835363894</text:p>
          </table:table-cell>
          <table:table-cell office:value-type="float" office:value="43.5334923936" calcext:value-type="float">
            <text:p>43.5334923936</text:p>
          </table:table-cell>
          <table:table-cell office:value-type="float" office:value="43.5184876609" calcext:value-type="float">
            <text:p>43.5184876609</text:p>
          </table:table-cell>
        </table:table-row>
        <table:table-row table:style-name="ro1">
          <table:table-cell office:value-type="string" calcext:value-type="string">
            <text:p>arraycopy_21_31</text:p>
          </table:table-cell>
          <table:table-cell office:value-type="float" office:value="43.5219781207" calcext:value-type="float">
            <text:p>43.5219781207</text:p>
          </table:table-cell>
          <table:table-cell office:value-type="float" office:value="43.2126486504" calcext:value-type="float">
            <text:p>43.2126486504</text:p>
          </table:table-cell>
          <table:table-cell office:value-type="float" office:value="43.9679385415" calcext:value-type="float">
            <text:p>43.9679385415</text:p>
          </table:table-cell>
          <table:table-cell office:value-type="float" office:value="43.7606106267" calcext:value-type="float">
            <text:p>43.7606106267</text:p>
          </table:table-cell>
        </table:table-row>
        <table:table-row table:style-name="ro1">
          <table:table-cell office:value-type="string" calcext:value-type="string">
            <text:p>arraycopy_21_7</text:p>
          </table:table-cell>
          <table:table-cell office:value-type="float" office:value="43.4903966548" calcext:value-type="float">
            <text:p>43.4903966548</text:p>
          </table:table-cell>
          <table:table-cell office:value-type="float" office:value="43.472609994" calcext:value-type="float">
            <text:p>43.472609994</text:p>
          </table:table-cell>
          <table:table-cell office:value-type="float" office:value="43.5286808853" calcext:value-type="float">
            <text:p>43.5286808853</text:p>
          </table:table-cell>
          <table:table-cell office:value-type="float" office:value="43.5102835844" calcext:value-type="float">
            <text:p>43.5102835844</text:p>
          </table:table-cell>
        </table:table-row>
        <table:table-row table:style-name="ro1">
          <table:table-cell office:value-type="string" calcext:value-type="string">
            <text:p>arraycopy_21_8</text:p>
          </table:table-cell>
          <table:table-cell office:value-type="float" office:value="45.8002653785" calcext:value-type="float">
            <text:p>45.8002653785</text:p>
          </table:table-cell>
          <table:table-cell office:value-type="float" office:value="45.6382471376" calcext:value-type="float">
            <text:p>45.6382471376</text:p>
          </table:table-cell>
          <table:table-cell office:value-type="float" office:value="46.1450905019" calcext:value-type="float">
            <text:p>46.1450905019</text:p>
          </table:table-cell>
          <table:table-cell office:value-type="float" office:value="45.9662813886" calcext:value-type="float">
            <text:p>45.9662813886</text:p>
          </table:table-cell>
        </table:table-row>
        <table:table-row table:style-name="ro1">
          <table:table-cell office:value-type="string" calcext:value-type="string">
            <text:p>arraycopy_21_9</text:p>
          </table:table-cell>
          <table:table-cell office:value-type="float" office:value="43.5360950981" calcext:value-type="float">
            <text:p>43.5360950981</text:p>
          </table:table-cell>
          <table:table-cell office:value-type="float" office:value="43.4880150664" calcext:value-type="float">
            <text:p>43.4880150664</text:p>
          </table:table-cell>
          <table:table-cell office:value-type="float" office:value="43.6216835165" calcext:value-type="float">
            <text:p>43.6216835165</text:p>
          </table:table-cell>
          <table:table-cell office:value-type="float" office:value="43.5783697482" calcext:value-type="float">
            <text:p>43.5783697482</text:p>
          </table:table-cell>
        </table:table-row>
        <table:table-row table:style-name="ro1">
          <table:table-cell office:value-type="string" calcext:value-type="string">
            <text:p>arraycopy_23_0</text:p>
          </table:table-cell>
          <table:table-cell office:value-type="float" office:value="37.7456018425" calcext:value-type="float">
            <text:p>37.7456018425</text:p>
          </table:table-cell>
          <table:table-cell office:value-type="float" office:value="36.7484886159" calcext:value-type="float">
            <text:p>36.7484886159</text:p>
          </table:table-cell>
          <table:table-cell office:value-type="float" office:value="39.5597132716" calcext:value-type="float">
            <text:p>39.5597132716</text:p>
          </table:table-cell>
          <table:table-cell office:value-type="float" office:value="38.47060651" calcext:value-type="float">
            <text:p>38.47060651</text:p>
          </table:table-cell>
        </table:table-row>
        <table:table-row table:style-name="ro1">
          <table:table-cell office:value-type="string" calcext:value-type="string">
            <text:p>arraycopy_23_1</text:p>
          </table:table-cell>
          <table:table-cell office:value-type="float" office:value="43.5298012155" calcext:value-type="float">
            <text:p>43.5298012155</text:p>
          </table:table-cell>
          <table:table-cell office:value-type="float" office:value="43.4872068783" calcext:value-type="float">
            <text:p>43.4872068783</text:p>
          </table:table-cell>
          <table:table-cell office:value-type="float" office:value="43.6198240841" calcext:value-type="float">
            <text:p>43.6198240841</text:p>
          </table:table-cell>
          <table:table-cell office:value-type="float" office:value="43.5783099917" calcext:value-type="float">
            <text:p>43.5783099917</text:p>
          </table:table-cell>
        </table:table-row>
        <table:table-row table:style-name="ro1">
          <table:table-cell office:value-type="string" calcext:value-type="string">
            <text:p>arraycopy_23_15</text:p>
          </table:table-cell>
          <table:table-cell office:value-type="float" office:value="43.4767467232" calcext:value-type="float">
            <text:p>43.4767467232</text:p>
          </table:table-cell>
          <table:table-cell office:value-type="float" office:value="43.4459857809" calcext:value-type="float">
            <text:p>43.4459857809</text:p>
          </table:table-cell>
          <table:table-cell office:value-type="float" office:value="43.5481430231" calcext:value-type="float">
            <text:p>43.5481430231</text:p>
          </table:table-cell>
          <table:table-cell office:value-type="float" office:value="43.5126770611" calcext:value-type="float">
            <text:p>43.5126770611</text:p>
          </table:table-cell>
        </table:table-row>
        <table:table-row table:style-name="ro1">
          <table:table-cell office:value-type="string" calcext:value-type="string">
            <text:p>arraycopy_23_16</text:p>
          </table:table-cell>
          <table:table-cell office:value-type="float" office:value="37.1918039727" calcext:value-type="float">
            <text:p>37.1918039727</text:p>
          </table:table-cell>
          <table:table-cell office:value-type="float" office:value="36.3813709066" calcext:value-type="float">
            <text:p>36.3813709066</text:p>
          </table:table-cell>
          <table:table-cell office:value-type="float" office:value="38.9144327136" calcext:value-type="float">
            <text:p>38.9144327136</text:p>
          </table:table-cell>
          <table:table-cell office:value-type="float" office:value="38.1214520485" calcext:value-type="float">
            <text:p>38.1214520485</text:p>
          </table:table-cell>
        </table:table-row>
        <table:table-row table:style-name="ro1">
          <table:table-cell office:value-type="string" calcext:value-type="string">
            <text:p>arraycopy_23_17</text:p>
          </table:table-cell>
          <table:table-cell office:value-type="float" office:value="44.4738656395" calcext:value-type="float">
            <text:p>44.4738656395</text:p>
          </table:table-cell>
          <table:table-cell office:value-type="float" office:value="44.335970674" calcext:value-type="float">
            <text:p>44.335970674</text:p>
          </table:table-cell>
          <table:table-cell office:value-type="float" office:value="44.7431704725" calcext:value-type="float">
            <text:p>44.7431704725</text:p>
          </table:table-cell>
          <table:table-cell office:value-type="float" office:value="44.6032900938" calcext:value-type="float">
            <text:p>44.6032900938</text:p>
          </table:table-cell>
        </table:table-row>
        <table:table-row table:style-name="ro1">
          <table:table-cell office:value-type="string" calcext:value-type="string">
            <text:p>arraycopy_23_2</text:p>
          </table:table-cell>
          <table:table-cell office:value-type="float" office:value="43.4963593704" calcext:value-type="float">
            <text:p>43.4963593704</text:p>
          </table:table-cell>
          <table:table-cell office:value-type="float" office:value="43.4798547205" calcext:value-type="float">
            <text:p>43.4798547205</text:p>
          </table:table-cell>
          <table:table-cell office:value-type="float" office:value="43.5239791904" calcext:value-type="float">
            <text:p>43.5239791904</text:p>
          </table:table-cell>
          <table:table-cell office:value-type="float" office:value="43.5104605181" calcext:value-type="float">
            <text:p>43.5104605181</text:p>
          </table:table-cell>
        </table:table-row>
        <table:table-row table:style-name="ro1">
          <table:table-cell office:value-type="string" calcext:value-type="string">
            <text:p>arraycopy_23_21</text:p>
          </table:table-cell>
          <table:table-cell office:value-type="float" office:value="43.3329317472" calcext:value-type="float">
            <text:p>43.3329317472</text:p>
          </table:table-cell>
          <table:table-cell office:value-type="float" office:value="39.2468319471" calcext:value-type="float">
            <text:p>39.2468319471</text:p>
          </table:table-cell>
          <table:table-cell office:value-type="float" office:value="48.5157540065" calcext:value-type="float">
            <text:p>48.5157540065</text:p>
          </table:table-cell>
          <table:table-cell office:value-type="float" office:value="46.0342493647" calcext:value-type="float">
            <text:p>46.0342493647</text:p>
          </table:table-cell>
        </table:table-row>
        <table:table-row table:style-name="ro1">
          <table:table-cell office:value-type="string" calcext:value-type="string">
            <text:p>arraycopy_23_23</text:p>
          </table:table-cell>
          <table:table-cell office:value-type="float" office:value="43.2367804921" calcext:value-type="float">
            <text:p>43.2367804921</text:p>
          </table:table-cell>
          <table:table-cell office:value-type="float" office:value="41.9026702815" calcext:value-type="float">
            <text:p>41.9026702815</text:p>
          </table:table-cell>
          <table:table-cell office:value-type="float" office:value="46.0077547761" calcext:value-type="float">
            <text:p>46.0077547761</text:p>
          </table:table-cell>
          <table:table-cell office:value-type="float" office:value="44.3949827993" calcext:value-type="float">
            <text:p>44.3949827993</text:p>
          </table:table-cell>
        </table:table-row>
        <table:table-row table:style-name="ro1">
          <table:table-cell office:value-type="string" calcext:value-type="string">
            <text:p>arraycopy_23_24</text:p>
          </table:table-cell>
          <table:table-cell office:value-type="float" office:value="43.4094246467" calcext:value-type="float">
            <text:p>43.4094246467</text:p>
          </table:table-cell>
          <table:table-cell office:value-type="float" office:value="43.3867894755" calcext:value-type="float">
            <text:p>43.3867894755</text:p>
          </table:table-cell>
          <table:table-cell office:value-type="float" office:value="43.4527824048" calcext:value-type="float">
            <text:p>43.4527824048</text:p>
          </table:table-cell>
          <table:table-cell office:value-type="float" office:value="43.4292036959" calcext:value-type="float">
            <text:p>43.4292036959</text:p>
          </table:table-cell>
        </table:table-row>
        <table:table-row table:style-name="ro1">
          <table:table-cell office:value-type="string" calcext:value-type="string">
            <text:p>arraycopy_23_27</text:p>
          </table:table-cell>
          <table:table-cell office:value-type="float" office:value="43.5122224141" calcext:value-type="float">
            <text:p>43.5122224141</text:p>
          </table:table-cell>
          <table:table-cell office:value-type="float" office:value="43.0233064028" calcext:value-type="float">
            <text:p>43.0233064028</text:p>
          </table:table-cell>
          <table:table-cell office:value-type="float" office:value="44.1438836898" calcext:value-type="float">
            <text:p>44.1438836898</text:p>
          </table:table-cell>
          <table:table-cell office:value-type="float" office:value="43.8436894198" calcext:value-type="float">
            <text:p>43.8436894198</text:p>
          </table:table-cell>
        </table:table-row>
        <table:table-row table:style-name="ro1">
          <table:table-cell office:value-type="string" calcext:value-type="string">
            <text:p>arraycopy_23_29</text:p>
          </table:table-cell>
          <table:table-cell office:value-type="float" office:value="43.2522720213" calcext:value-type="float">
            <text:p>43.2522720213</text:p>
          </table:table-cell>
          <table:table-cell office:value-type="float" office:value="42.8751272652" calcext:value-type="float">
            <text:p>42.8751272652</text:p>
          </table:table-cell>
          <table:table-cell office:value-type="float" office:value="43.7684542462" calcext:value-type="float">
            <text:p>43.7684542462</text:p>
          </table:table-cell>
          <table:table-cell office:value-type="float" office:value="43.5270541728" calcext:value-type="float">
            <text:p>43.5270541728</text:p>
          </table:table-cell>
        </table:table-row>
        <table:table-row table:style-name="ro1">
          <table:table-cell office:value-type="string" calcext:value-type="string">
            <text:p>arraycopy_23_3</text:p>
          </table:table-cell>
          <table:table-cell office:value-type="float" office:value="43.4795168085" calcext:value-type="float">
            <text:p>43.4795168085</text:p>
          </table:table-cell>
          <table:table-cell office:value-type="float" office:value="43.4518978582" calcext:value-type="float">
            <text:p>43.4518978582</text:p>
          </table:table-cell>
          <table:table-cell office:value-type="float" office:value="43.5423173883" calcext:value-type="float">
            <text:p>43.5423173883</text:p>
          </table:table-cell>
          <table:table-cell office:value-type="float" office:value="43.5097417131" calcext:value-type="float">
            <text:p>43.5097417131</text:p>
          </table:table-cell>
        </table:table-row>
        <table:table-row table:style-name="ro1">
          <table:table-cell office:value-type="string" calcext:value-type="string">
            <text:p>arraycopy_23_31</text:p>
          </table:table-cell>
          <table:table-cell office:value-type="float" office:value="43.5055996671" calcext:value-type="float">
            <text:p>43.5055996671</text:p>
          </table:table-cell>
          <table:table-cell office:value-type="float" office:value="43.1054154114" calcext:value-type="float">
            <text:p>43.1054154114</text:p>
          </table:table-cell>
          <table:table-cell office:value-type="float" office:value="44.0170998862" calcext:value-type="float">
            <text:p>44.0170998862</text:p>
          </table:table-cell>
          <table:table-cell office:value-type="float" office:value="43.7729390536" calcext:value-type="float">
            <text:p>43.7729390536</text:p>
          </table:table-cell>
        </table:table-row>
        <table:table-row table:style-name="ro1">
          <table:table-cell office:value-type="string" calcext:value-type="string">
            <text:p>arraycopy_23_7</text:p>
          </table:table-cell>
          <table:table-cell office:value-type="float" office:value="45.6511253728" calcext:value-type="float">
            <text:p>45.6511253728</text:p>
          </table:table-cell>
          <table:table-cell office:value-type="float" office:value="45.3948641051" calcext:value-type="float">
            <text:p>45.3948641051</text:p>
          </table:table-cell>
          <table:table-cell office:value-type="float" office:value="46.3138538008" calcext:value-type="float">
            <text:p>46.3138538008</text:p>
          </table:table-cell>
          <table:table-cell office:value-type="float" office:value="45.9615654093" calcext:value-type="float">
            <text:p>45.9615654093</text:p>
          </table:table-cell>
        </table:table-row>
        <table:table-row table:style-name="ro1">
          <table:table-cell office:value-type="string" calcext:value-type="string">
            <text:p>arraycopy_23_8</text:p>
          </table:table-cell>
          <table:table-cell office:value-type="float" office:value="43.493395654" calcext:value-type="float">
            <text:p>43.493395654</text:p>
          </table:table-cell>
          <table:table-cell office:value-type="float" office:value="41.380221495" calcext:value-type="float">
            <text:p>41.380221495</text:p>
          </table:table-cell>
          <table:table-cell office:value-type="float" office:value="46.1765480313" calcext:value-type="float">
            <text:p>46.1765480313</text:p>
          </table:table-cell>
          <table:table-cell office:value-type="float" office:value="44.8924241682" calcext:value-type="float">
            <text:p>44.8924241682</text:p>
          </table:table-cell>
        </table:table-row>
        <table:table-row table:style-name="ro1">
          <table:table-cell office:value-type="string" calcext:value-type="string">
            <text:p>arraycopy_23_9</text:p>
          </table:table-cell>
          <table:table-cell office:value-type="float" office:value="43.4868994801" calcext:value-type="float">
            <text:p>43.4868994801</text:p>
          </table:table-cell>
          <table:table-cell office:value-type="float" office:value="43.4550799109" calcext:value-type="float">
            <text:p>43.4550799109</text:p>
          </table:table-cell>
          <table:table-cell office:value-type="float" office:value="43.5468743213" calcext:value-type="float">
            <text:p>43.5468743213</text:p>
          </table:table-cell>
          <table:table-cell office:value-type="float" office:value="43.5188749618" calcext:value-type="float">
            <text:p>43.5188749618</text:p>
          </table:table-cell>
        </table:table-row>
        <table:table-row table:style-name="ro1">
          <table:table-cell office:value-type="string" calcext:value-type="string">
            <text:p>arraycopy_24_0</text:p>
          </table:table-cell>
          <table:table-cell office:value-type="float" office:value="35.6794736509" calcext:value-type="float">
            <text:p>35.6794736509</text:p>
          </table:table-cell>
          <table:table-cell office:value-type="float" office:value="34.2821080883" calcext:value-type="float">
            <text:p>34.2821080883</text:p>
          </table:table-cell>
          <table:table-cell office:value-type="float" office:value="37.5152773158" calcext:value-type="float">
            <text:p>37.5152773158</text:p>
          </table:table-cell>
          <table:table-cell office:value-type="float" office:value="36.6474717922" calcext:value-type="float">
            <text:p>36.6474717922</text:p>
          </table:table-cell>
        </table:table-row>
        <table:table-row table:style-name="ro1">
          <table:table-cell office:value-type="string" calcext:value-type="string">
            <text:p>arraycopy_24_1</text:p>
          </table:table-cell>
          <table:table-cell office:value-type="float" office:value="43.5104354566" calcext:value-type="float">
            <text:p>43.5104354566</text:p>
          </table:table-cell>
          <table:table-cell office:value-type="float" office:value="43.4980019114" calcext:value-type="float">
            <text:p>43.4980019114</text:p>
          </table:table-cell>
          <table:table-cell office:value-type="float" office:value="43.5350126992" calcext:value-type="float">
            <text:p>43.5350126992</text:p>
          </table:table-cell>
          <table:table-cell office:value-type="float" office:value="43.5232610552" calcext:value-type="float">
            <text:p>43.5232610552</text:p>
          </table:table-cell>
        </table:table-row>
        <table:table-row table:style-name="ro1">
          <table:table-cell office:value-type="string" calcext:value-type="string">
            <text:p>arraycopy_24_15</text:p>
          </table:table-cell>
          <table:table-cell office:value-type="float" office:value="43.4985750867" calcext:value-type="float">
            <text:p>43.4985750867</text:p>
          </table:table-cell>
          <table:table-cell office:value-type="float" office:value="43.4851164301" calcext:value-type="float">
            <text:p>43.4851164301</text:p>
          </table:table-cell>
          <table:table-cell office:value-type="float" office:value="43.5209952945" calcext:value-type="float">
            <text:p>43.5209952945</text:p>
          </table:table-cell>
          <table:table-cell office:value-type="float" office:value="43.5096749178" calcext:value-type="float">
            <text:p>43.5096749178</text:p>
          </table:table-cell>
        </table:table-row>
        <table:table-row table:style-name="ro1">
          <table:table-cell office:value-type="string" calcext:value-type="string">
            <text:p>arraycopy_24_16</text:p>
          </table:table-cell>
          <table:table-cell office:value-type="float" office:value="34.5540705242" calcext:value-type="float">
            <text:p>34.5540705242</text:p>
          </table:table-cell>
          <table:table-cell office:value-type="float" office:value="34.3984738555" calcext:value-type="float">
            <text:p>34.3984738555</text:p>
          </table:table-cell>
          <table:table-cell office:value-type="float" office:value="34.8075396234" calcext:value-type="float">
            <text:p>34.8075396234</text:p>
          </table:table-cell>
          <table:table-cell office:value-type="float" office:value="34.6793937125" calcext:value-type="float">
            <text:p>34.6793937125</text:p>
          </table:table-cell>
        </table:table-row>
        <table:table-row table:style-name="ro1">
          <table:table-cell office:value-type="string" calcext:value-type="string">
            <text:p>arraycopy_24_17</text:p>
          </table:table-cell>
          <table:table-cell office:value-type="float" office:value="44.6408152436" calcext:value-type="float">
            <text:p>44.6408152436</text:p>
          </table:table-cell>
          <table:table-cell office:value-type="float" office:value="44.4649653614" calcext:value-type="float">
            <text:p>44.4649653614</text:p>
          </table:table-cell>
          <table:table-cell office:value-type="float" office:value="45.0632145495" calcext:value-type="float">
            <text:p>45.0632145495</text:p>
          </table:table-cell>
          <table:table-cell office:value-type="float" office:value="44.8358836375" calcext:value-type="float">
            <text:p>44.8358836375</text:p>
          </table:table-cell>
        </table:table-row>
        <table:table-row table:style-name="ro1">
          <table:table-cell office:value-type="string" calcext:value-type="string">
            <text:p>arraycopy_24_2</text:p>
          </table:table-cell>
          <table:table-cell office:value-type="float" office:value="43.8921515039" calcext:value-type="float">
            <text:p>43.8921515039</text:p>
          </table:table-cell>
          <table:table-cell office:value-type="float" office:value="43.8208626025" calcext:value-type="float">
            <text:p>43.8208626025</text:p>
          </table:table-cell>
          <table:table-cell office:value-type="float" office:value="44.0380290172" calcext:value-type="float">
            <text:p>44.0380290172</text:p>
          </table:table-cell>
          <table:table-cell office:value-type="float" office:value="43.9545136472" calcext:value-type="float">
            <text:p>43.9545136472</text:p>
          </table:table-cell>
        </table:table-row>
        <table:table-row table:style-name="ro1">
          <table:table-cell office:value-type="string" calcext:value-type="string">
            <text:p>arraycopy_24_21</text:p>
          </table:table-cell>
          <table:table-cell office:value-type="float" office:value="43.4247747386" calcext:value-type="float">
            <text:p>43.4247747386</text:p>
          </table:table-cell>
          <table:table-cell office:value-type="float" office:value="43.3988577869" calcext:value-type="float">
            <text:p>43.3988577869</text:p>
          </table:table-cell>
          <table:table-cell office:value-type="float" office:value="43.4722399844" calcext:value-type="float">
            <text:p>43.4722399844</text:p>
          </table:table-cell>
          <table:table-cell office:value-type="float" office:value="43.4474357206" calcext:value-type="float">
            <text:p>43.4474357206</text:p>
          </table:table-cell>
        </table:table-row>
        <table:table-row table:style-name="ro1">
          <table:table-cell office:value-type="string" calcext:value-type="string">
            <text:p>arraycopy_24_23</text:p>
          </table:table-cell>
          <table:table-cell office:value-type="float" office:value="43.4029034958" calcext:value-type="float">
            <text:p>43.4029034958</text:p>
          </table:table-cell>
          <table:table-cell office:value-type="float" office:value="43.3825042538" calcext:value-type="float">
            <text:p>43.3825042538</text:p>
          </table:table-cell>
          <table:table-cell office:value-type="float" office:value="43.4396962564" calcext:value-type="float">
            <text:p>43.4396962564</text:p>
          </table:table-cell>
          <table:table-cell office:value-type="float" office:value="43.419565159" calcext:value-type="float">
            <text:p>43.419565159</text:p>
          </table:table-cell>
        </table:table-row>
        <table:table-row table:style-name="ro1">
          <table:table-cell office:value-type="string" calcext:value-type="string">
            <text:p>arraycopy_24_24</text:p>
          </table:table-cell>
          <table:table-cell office:value-type="float" office:value="43.5494974372" calcext:value-type="float">
            <text:p>43.5494974372</text:p>
          </table:table-cell>
          <table:table-cell office:value-type="float" office:value="42.8610583788" calcext:value-type="float">
            <text:p>42.8610583788</text:p>
          </table:table-cell>
          <table:table-cell office:value-type="float" office:value="45.358646484" calcext:value-type="float">
            <text:p>45.358646484</text:p>
          </table:table-cell>
          <table:table-cell office:value-type="float" office:value="44.3769244477" calcext:value-type="float">
            <text:p>44.3769244477</text:p>
          </table:table-cell>
        </table:table-row>
        <table:table-row table:style-name="ro1">
          <table:table-cell office:value-type="string" calcext:value-type="string">
            <text:p>arraycopy_24_27</text:p>
          </table:table-cell>
          <table:table-cell office:value-type="float" office:value="43.5918511983" calcext:value-type="float">
            <text:p>43.5918511983</text:p>
          </table:table-cell>
          <table:table-cell office:value-type="float" office:value="43.5831170688" calcext:value-type="float">
            <text:p>43.5831170688</text:p>
          </table:table-cell>
          <table:table-cell office:value-type="float" office:value="43.6051421092" calcext:value-type="float">
            <text:p>43.6051421092</text:p>
          </table:table-cell>
          <table:table-cell office:value-type="float" office:value="43.5972741338" calcext:value-type="float">
            <text:p>43.5972741338</text:p>
          </table:table-cell>
        </table:table-row>
        <table:table-row table:style-name="ro1">
          <table:table-cell office:value-type="string" calcext:value-type="string">
            <text:p>arraycopy_24_29</text:p>
          </table:table-cell>
          <table:table-cell office:value-type="float" office:value="43.4401131931" calcext:value-type="float">
            <text:p>43.4401131931</text:p>
          </table:table-cell>
          <table:table-cell office:value-type="float" office:value="43.2987294932" calcext:value-type="float">
            <text:p>43.2987294932</text:p>
          </table:table-cell>
          <table:table-cell office:value-type="float" office:value="43.8266835016" calcext:value-type="float">
            <text:p>43.8266835016</text:p>
          </table:table-cell>
          <table:table-cell office:value-type="float" office:value="43.5962705365" calcext:value-type="float">
            <text:p>43.5962705365</text:p>
          </table:table-cell>
        </table:table-row>
        <table:table-row table:style-name="ro1">
          <table:table-cell office:value-type="string" calcext:value-type="string">
            <text:p>arraycopy_24_3</text:p>
          </table:table-cell>
          <table:table-cell office:value-type="float" office:value="43.776516418" calcext:value-type="float">
            <text:p>43.776516418</text:p>
          </table:table-cell>
          <table:table-cell office:value-type="float" office:value="43.6665037432" calcext:value-type="float">
            <text:p>43.6665037432</text:p>
          </table:table-cell>
          <table:table-cell office:value-type="float" office:value="43.9701015393" calcext:value-type="float">
            <text:p>43.9701015393</text:p>
          </table:table-cell>
          <table:table-cell office:value-type="float" office:value="43.8776944185" calcext:value-type="float">
            <text:p>43.8776944185</text:p>
          </table:table-cell>
        </table:table-row>
        <table:table-row table:style-name="ro1">
          <table:table-cell office:value-type="string" calcext:value-type="string">
            <text:p>arraycopy_24_31</text:p>
          </table:table-cell>
          <table:table-cell office:value-type="float" office:value="54.226167505" calcext:value-type="float">
            <text:p>54.226167505</text:p>
          </table:table-cell>
          <table:table-cell office:value-type="float" office:value="53.9224976852" calcext:value-type="float">
            <text:p>53.9224976852</text:p>
          </table:table-cell>
          <table:table-cell office:value-type="float" office:value="54.9591584238" calcext:value-type="float">
            <text:p>54.9591584238</text:p>
          </table:table-cell>
          <table:table-cell office:value-type="float" office:value="54.5524362033" calcext:value-type="float">
            <text:p>54.5524362033</text:p>
          </table:table-cell>
        </table:table-row>
        <table:table-row table:style-name="ro1">
          <table:table-cell office:value-type="string" calcext:value-type="string">
            <text:p>arraycopy_24_7</text:p>
          </table:table-cell>
          <table:table-cell office:value-type="float" office:value="43.5037320343" calcext:value-type="float">
            <text:p>43.5037320343</text:p>
          </table:table-cell>
          <table:table-cell office:value-type="float" office:value="43.4316989287" calcext:value-type="float">
            <text:p>43.4316989287</text:p>
          </table:table-cell>
          <table:table-cell office:value-type="float" office:value="43.618735526" calcext:value-type="float">
            <text:p>43.618735526</text:p>
          </table:table-cell>
          <table:table-cell office:value-type="float" office:value="43.5530388966" calcext:value-type="float">
            <text:p>43.5530388966</text:p>
          </table:table-cell>
        </table:table-row>
        <table:table-row table:style-name="ro1">
          <table:table-cell office:value-type="string" calcext:value-type="string">
            <text:p>arraycopy_24_8</text:p>
          </table:table-cell>
          <table:table-cell office:value-type="float" office:value="43.5029748843" calcext:value-type="float">
            <text:p>43.5029748843</text:p>
          </table:table-cell>
          <table:table-cell office:value-type="float" office:value="43.4888387267" calcext:value-type="float">
            <text:p>43.4888387267</text:p>
          </table:table-cell>
          <table:table-cell office:value-type="float" office:value="43.533301213" calcext:value-type="float">
            <text:p>43.533301213</text:p>
          </table:table-cell>
          <table:table-cell office:value-type="float" office:value="43.5183437545" calcext:value-type="float">
            <text:p>43.5183437545</text:p>
          </table:table-cell>
        </table:table-row>
        <table:table-row table:style-name="ro1">
          <table:table-cell office:value-type="string" calcext:value-type="string">
            <text:p>arraycopy_24_9</text:p>
          </table:table-cell>
          <table:table-cell office:value-type="float" office:value="43.4951991392" calcext:value-type="float">
            <text:p>43.4951991392</text:p>
          </table:table-cell>
          <table:table-cell office:value-type="float" office:value="43.4854305139" calcext:value-type="float">
            <text:p>43.4854305139</text:p>
          </table:table-cell>
          <table:table-cell office:value-type="float" office:value="43.514547429" calcext:value-type="float">
            <text:p>43.514547429</text:p>
          </table:table-cell>
          <table:table-cell office:value-type="float" office:value="43.5053791784" calcext:value-type="float">
            <text:p>43.5053791784</text:p>
          </table:table-cell>
        </table:table-row>
        <table:table-row table:style-name="ro1">
          <table:table-cell office:value-type="string" calcext:value-type="string">
            <text:p>arraycopy_27_0</text:p>
          </table:table-cell>
          <table:table-cell office:value-type="float" office:value="37.4436696249" calcext:value-type="float">
            <text:p>37.4436696249</text:p>
          </table:table-cell>
          <table:table-cell office:value-type="float" office:value="34.9289832414" calcext:value-type="float">
            <text:p>34.9289832414</text:p>
          </table:table-cell>
          <table:table-cell office:value-type="float" office:value="41.2879644851" calcext:value-type="float">
            <text:p>41.2879644851</text:p>
          </table:table-cell>
          <table:table-cell office:value-type="float" office:value="39.5514558878" calcext:value-type="float">
            <text:p>39.5514558878</text:p>
          </table:table-cell>
        </table:table-row>
        <table:table-row table:style-name="ro1">
          <table:table-cell office:value-type="string" calcext:value-type="string">
            <text:p>arraycopy_27_1</text:p>
          </table:table-cell>
          <table:table-cell office:value-type="float" office:value="43.4890786253" calcext:value-type="float">
            <text:p>43.4890786253</text:p>
          </table:table-cell>
          <table:table-cell office:value-type="float" office:value="41.3258620123" calcext:value-type="float">
            <text:p>41.3258620123</text:p>
          </table:table-cell>
          <table:table-cell office:value-type="float" office:value="46.2359624828" calcext:value-type="float">
            <text:p>46.2359624828</text:p>
          </table:table-cell>
          <table:table-cell office:value-type="float" office:value="44.9214048568" calcext:value-type="float">
            <text:p>44.9214048568</text:p>
          </table:table-cell>
        </table:table-row>
        <table:table-row table:style-name="ro1">
          <table:table-cell office:value-type="string" calcext:value-type="string">
            <text:p>arraycopy_27_15</text:p>
          </table:table-cell>
          <table:table-cell office:value-type="float" office:value="43.4946545686" calcext:value-type="float">
            <text:p>43.4946545686</text:p>
          </table:table-cell>
          <table:table-cell office:value-type="float" office:value="43.480878344" calcext:value-type="float">
            <text:p>43.480878344</text:p>
          </table:table-cell>
          <table:table-cell office:value-type="float" office:value="43.5272369784" calcext:value-type="float">
            <text:p>43.5272369784</text:p>
          </table:table-cell>
          <table:table-cell office:value-type="float" office:value="43.5114712761" calcext:value-type="float">
            <text:p>43.5114712761</text:p>
          </table:table-cell>
        </table:table-row>
        <table:table-row table:style-name="ro1">
          <table:table-cell office:value-type="string" calcext:value-type="string">
            <text:p>arraycopy_27_16</text:p>
          </table:table-cell>
          <table:table-cell office:value-type="float" office:value="35.7169904309" calcext:value-type="float">
            <text:p>35.7169904309</text:p>
          </table:table-cell>
          <table:table-cell office:value-type="float" office:value="35.5985245249" calcext:value-type="float">
            <text:p>35.5985245249</text:p>
          </table:table-cell>
          <table:table-cell office:value-type="float" office:value="35.8716975563" calcext:value-type="float">
            <text:p>35.8716975563</text:p>
          </table:table-cell>
          <table:table-cell office:value-type="float" office:value="35.7984273554" calcext:value-type="float">
            <text:p>35.7984273554</text:p>
          </table:table-cell>
        </table:table-row>
        <table:table-row table:style-name="ro1">
          <table:table-cell office:value-type="string" calcext:value-type="string">
            <text:p>arraycopy_27_17</text:p>
          </table:table-cell>
          <table:table-cell office:value-type="float" office:value="43.3196536589" calcext:value-type="float">
            <text:p>43.3196536589</text:p>
          </table:table-cell>
          <table:table-cell office:value-type="float" office:value="39.9712027319" calcext:value-type="float">
            <text:p>39.9712027319</text:p>
          </table:table-cell>
          <table:table-cell office:value-type="float" office:value="48.2197699368" calcext:value-type="float">
            <text:p>48.2197699368</text:p>
          </table:table-cell>
          <table:table-cell office:value-type="float" office:value="45.466742557" calcext:value-type="float">
            <text:p>45.466742557</text:p>
          </table:table-cell>
        </table:table-row>
        <table:table-row table:style-name="ro1">
          <table:table-cell office:value-type="string" calcext:value-type="string">
            <text:p>arraycopy_27_2</text:p>
          </table:table-cell>
          <table:table-cell office:value-type="float" office:value="43.4718445838" calcext:value-type="float">
            <text:p>43.4718445838</text:p>
          </table:table-cell>
          <table:table-cell office:value-type="float" office:value="43.4405255155" calcext:value-type="float">
            <text:p>43.4405255155</text:p>
          </table:table-cell>
          <table:table-cell office:value-type="float" office:value="43.5421683408" calcext:value-type="float">
            <text:p>43.5421683408</text:p>
          </table:table-cell>
          <table:table-cell office:value-type="float" office:value="43.5072022709" calcext:value-type="float">
            <text:p>43.5072022709</text:p>
          </table:table-cell>
        </table:table-row>
        <table:table-row table:style-name="ro1">
          <table:table-cell office:value-type="string" calcext:value-type="string">
            <text:p>arraycopy_27_21</text:p>
          </table:table-cell>
          <table:table-cell office:value-type="float" office:value="43.3169395934" calcext:value-type="float">
            <text:p>43.3169395934</text:p>
          </table:table-cell>
          <table:table-cell office:value-type="float" office:value="39.8874135094" calcext:value-type="float">
            <text:p>39.8874135094</text:p>
          </table:table-cell>
          <table:table-cell office:value-type="float" office:value="47.6590282486" calcext:value-type="float">
            <text:p>47.6590282486</text:p>
          </table:table-cell>
          <table:table-cell office:value-type="float" office:value="45.5783812812" calcext:value-type="float">
            <text:p>45.5783812812</text:p>
          </table:table-cell>
        </table:table-row>
        <table:table-row table:style-name="ro1">
          <table:table-cell office:value-type="string" calcext:value-type="string">
            <text:p>arraycopy_27_23</text:p>
          </table:table-cell>
          <table:table-cell office:value-type="float" office:value="43.3232144961" calcext:value-type="float">
            <text:p>43.3232144961</text:p>
          </table:table-cell>
          <table:table-cell office:value-type="float" office:value="39.4966101855" calcext:value-type="float">
            <text:p>39.4966101855</text:p>
          </table:table-cell>
          <table:table-cell office:value-type="float" office:value="48.1998121041" calcext:value-type="float">
            <text:p>48.1998121041</text:p>
          </table:table-cell>
          <table:table-cell office:value-type="float" office:value="45.8696352956" calcext:value-type="float">
            <text:p>45.8696352956</text:p>
          </table:table-cell>
        </table:table-row>
        <table:table-row table:style-name="ro1">
          <table:table-cell office:value-type="string" calcext:value-type="string">
            <text:p>arraycopy_27_24</text:p>
          </table:table-cell>
          <table:table-cell office:value-type="float" office:value="43.3315542312" calcext:value-type="float">
            <text:p>43.3315542312</text:p>
          </table:table-cell>
          <table:table-cell office:value-type="float" office:value="38.5788881942" calcext:value-type="float">
            <text:p>38.5788881942</text:p>
          </table:table-cell>
          <table:table-cell office:value-type="float" office:value="49.3513121414" calcext:value-type="float">
            <text:p>49.3513121414</text:p>
          </table:table-cell>
          <table:table-cell office:value-type="float" office:value="46.4672959298" calcext:value-type="float">
            <text:p>46.4672959298</text:p>
          </table:table-cell>
        </table:table-row>
        <table:table-row table:style-name="ro1">
          <table:table-cell office:value-type="string" calcext:value-type="string">
            <text:p>arraycopy_27_27</text:p>
          </table:table-cell>
          <table:table-cell office:value-type="float" office:value="43.5107890055" calcext:value-type="float">
            <text:p>43.5107890055</text:p>
          </table:table-cell>
          <table:table-cell office:value-type="float" office:value="42.6764141136" calcext:value-type="float">
            <text:p>42.6764141136</text:p>
          </table:table-cell>
          <table:table-cell office:value-type="float" office:value="45.6578801991" calcext:value-type="float">
            <text:p>45.6578801991</text:p>
          </table:table-cell>
          <table:table-cell office:value-type="float" office:value="44.5137941892" calcext:value-type="float">
            <text:p>44.5137941892</text:p>
          </table:table-cell>
        </table:table-row>
        <table:table-row table:style-name="ro1">
          <table:table-cell office:value-type="string" calcext:value-type="string">
            <text:p>arraycopy_27_29</text:p>
          </table:table-cell>
          <table:table-cell office:value-type="float" office:value="45.8237057471" calcext:value-type="float">
            <text:p>45.8237057471</text:p>
          </table:table-cell>
          <table:table-cell office:value-type="float" office:value="45.7399829534" calcext:value-type="float">
            <text:p>45.7399829534</text:p>
          </table:table-cell>
          <table:table-cell office:value-type="float" office:value="46.0110201057" calcext:value-type="float">
            <text:p>46.0110201057</text:p>
          </table:table-cell>
          <table:table-cell office:value-type="float" office:value="45.917821076" calcext:value-type="float">
            <text:p>45.917821076</text:p>
          </table:table-cell>
        </table:table-row>
        <table:table-row table:style-name="ro1">
          <table:table-cell office:value-type="string" calcext:value-type="string">
            <text:p>arraycopy_27_3</text:p>
          </table:table-cell>
          <table:table-cell office:value-type="float" office:value="43.482561325" calcext:value-type="float">
            <text:p>43.482561325</text:p>
          </table:table-cell>
          <table:table-cell office:value-type="float" office:value="40.7907732276" calcext:value-type="float">
            <text:p>40.7907732276</text:p>
          </table:table-cell>
          <table:table-cell office:value-type="float" office:value="46.9321065723" calcext:value-type="float">
            <text:p>46.9321065723</text:p>
          </table:table-cell>
          <table:table-cell office:value-type="float" office:value="45.2877485233" calcext:value-type="float">
            <text:p>45.2877485233</text:p>
          </table:table-cell>
        </table:table-row>
        <table:table-row table:style-name="ro1">
          <table:table-cell office:value-type="string" calcext:value-type="string">
            <text:p>arraycopy_27_31</text:p>
          </table:table-cell>
          <table:table-cell office:value-type="float" office:value="43.5122199267" calcext:value-type="float">
            <text:p>43.5122199267</text:p>
          </table:table-cell>
          <table:table-cell office:value-type="float" office:value="43.2577967412" calcext:value-type="float">
            <text:p>43.2577967412</text:p>
          </table:table-cell>
          <table:table-cell office:value-type="float" office:value="43.8442052055" calcext:value-type="float">
            <text:p>43.8442052055</text:p>
          </table:table-cell>
          <table:table-cell office:value-type="float" office:value="43.6871153739" calcext:value-type="float">
            <text:p>43.6871153739</text:p>
          </table:table-cell>
        </table:table-row>
        <table:table-row table:style-name="ro1">
          <table:table-cell office:value-type="string" calcext:value-type="string">
            <text:p>arraycopy_27_7</text:p>
          </table:table-cell>
          <table:table-cell office:value-type="float" office:value="43.5053576271" calcext:value-type="float">
            <text:p>43.5053576271</text:p>
          </table:table-cell>
          <table:table-cell office:value-type="float" office:value="43.4484331083" calcext:value-type="float">
            <text:p>43.4484331083</text:p>
          </table:table-cell>
          <table:table-cell office:value-type="float" office:value="43.5810883149" calcext:value-type="float">
            <text:p>43.5810883149</text:p>
          </table:table-cell>
          <table:table-cell office:value-type="float" office:value="43.5455058428" calcext:value-type="float">
            <text:p>43.5455058428</text:p>
          </table:table-cell>
        </table:table-row>
        <table:table-row table:style-name="ro1">
          <table:table-cell office:value-type="string" calcext:value-type="string">
            <text:p>arraycopy_27_8</text:p>
          </table:table-cell>
          <table:table-cell office:value-type="float" office:value="43.4964090601" calcext:value-type="float">
            <text:p>43.4964090601</text:p>
          </table:table-cell>
          <table:table-cell office:value-type="float" office:value="43.4796135707" calcext:value-type="float">
            <text:p>43.4796135707</text:p>
          </table:table-cell>
          <table:table-cell office:value-type="float" office:value="43.5362549352" calcext:value-type="float">
            <text:p>43.5362549352</text:p>
          </table:table-cell>
          <table:table-cell office:value-type="float" office:value="43.5157255991" calcext:value-type="float">
            <text:p>43.5157255991</text:p>
          </table:table-cell>
        </table:table-row>
        <table:table-row table:style-name="ro1">
          <table:table-cell office:value-type="string" calcext:value-type="string">
            <text:p>arraycopy_27_9</text:p>
          </table:table-cell>
          <table:table-cell office:value-type="float" office:value="43.5005493151" calcext:value-type="float">
            <text:p>43.5005493151</text:p>
          </table:table-cell>
          <table:table-cell office:value-type="float" office:value="43.4872588535" calcext:value-type="float">
            <text:p>43.4872588535</text:p>
          </table:table-cell>
          <table:table-cell office:value-type="float" office:value="43.5288109843" calcext:value-type="float">
            <text:p>43.5288109843</text:p>
          </table:table-cell>
          <table:table-cell office:value-type="float" office:value="43.5141318324" calcext:value-type="float">
            <text:p>43.5141318324</text:p>
          </table:table-cell>
        </table:table-row>
        <table:table-row table:style-name="ro1">
          <table:table-cell office:value-type="string" calcext:value-type="string">
            <text:p>arraycopy_29_0</text:p>
          </table:table-cell>
          <table:table-cell office:value-type="float" office:value="36.049465948" calcext:value-type="float">
            <text:p>36.049465948</text:p>
          </table:table-cell>
          <table:table-cell office:value-type="float" office:value="35.7508972665" calcext:value-type="float">
            <text:p>35.7508972665</text:p>
          </table:table-cell>
          <table:table-cell office:value-type="float" office:value="36.8566496794" calcext:value-type="float">
            <text:p>36.8566496794</text:p>
          </table:table-cell>
          <table:table-cell office:value-type="float" office:value="36.3879207825" calcext:value-type="float">
            <text:p>36.3879207825</text:p>
          </table:table-cell>
        </table:table-row>
        <table:table-row table:style-name="ro1">
          <table:table-cell office:value-type="string" calcext:value-type="string">
            <text:p>arraycopy_29_1</text:p>
          </table:table-cell>
          <table:table-cell office:value-type="float" office:value="43.5048637583" calcext:value-type="float">
            <text:p>43.5048637583</text:p>
          </table:table-cell>
          <table:table-cell office:value-type="float" office:value="43.4811909566" calcext:value-type="float">
            <text:p>43.4811909566</text:p>
          </table:table-cell>
          <table:table-cell office:value-type="float" office:value="43.5382154744" calcext:value-type="float">
            <text:p>43.5382154744</text:p>
          </table:table-cell>
          <table:table-cell office:value-type="float" office:value="43.522758996" calcext:value-type="float">
            <text:p>43.522758996</text:p>
          </table:table-cell>
        </table:table-row>
        <table:table-row table:style-name="ro1">
          <table:table-cell office:value-type="string" calcext:value-type="string">
            <text:p>arraycopy_29_15</text:p>
          </table:table-cell>
          <table:table-cell office:value-type="float" office:value="43.5053771005" calcext:value-type="float">
            <text:p>43.5053771005</text:p>
          </table:table-cell>
          <table:table-cell office:value-type="float" office:value="43.4891792857" calcext:value-type="float">
            <text:p>43.4891792857</text:p>
          </table:table-cell>
          <table:table-cell office:value-type="float" office:value="43.5331141407" calcext:value-type="float">
            <text:p>43.5331141407</text:p>
          </table:table-cell>
          <table:table-cell office:value-type="float" office:value="43.5180959228" calcext:value-type="float">
            <text:p>43.5180959228</text:p>
          </table:table-cell>
        </table:table-row>
        <table:table-row table:style-name="ro1">
          <table:table-cell office:value-type="string" calcext:value-type="string">
            <text:p>arraycopy_29_16</text:p>
          </table:table-cell>
          <table:table-cell office:value-type="float" office:value="35.1186666341" calcext:value-type="float">
            <text:p>35.1186666341</text:p>
          </table:table-cell>
          <table:table-cell office:value-type="float" office:value="34.5072408928" calcext:value-type="float">
            <text:p>34.5072408928</text:p>
          </table:table-cell>
          <table:table-cell office:value-type="float" office:value="36.7688232218" calcext:value-type="float">
            <text:p>36.7688232218</text:p>
          </table:table-cell>
          <table:table-cell office:value-type="float" office:value="35.8132045675" calcext:value-type="float">
            <text:p>35.8132045675</text:p>
          </table:table-cell>
        </table:table-row>
        <table:table-row table:style-name="ro1">
          <table:table-cell office:value-type="string" calcext:value-type="string">
            <text:p>arraycopy_29_17</text:p>
          </table:table-cell>
          <table:table-cell office:value-type="float" office:value="45.6314695945" calcext:value-type="float">
            <text:p>45.6314695945</text:p>
          </table:table-cell>
          <table:table-cell office:value-type="float" office:value="45.3202801573" calcext:value-type="float">
            <text:p>45.3202801573</text:p>
          </table:table-cell>
          <table:table-cell office:value-type="float" office:value="46.133494947" calcext:value-type="float">
            <text:p>46.133494947</text:p>
          </table:table-cell>
          <table:table-cell office:value-type="float" office:value="45.8867763975" calcext:value-type="float">
            <text:p>45.8867763975</text:p>
          </table:table-cell>
        </table:table-row>
        <table:table-row table:style-name="ro1">
          <table:table-cell office:value-type="string" calcext:value-type="string">
            <text:p>arraycopy_29_2</text:p>
          </table:table-cell>
          <table:table-cell office:value-type="float" office:value="43.4999789902" calcext:value-type="float">
            <text:p>43.4999789902</text:p>
          </table:table-cell>
          <table:table-cell office:value-type="float" office:value="43.4924138224" calcext:value-type="float">
            <text:p>43.4924138224</text:p>
          </table:table-cell>
          <table:table-cell office:value-type="float" office:value="43.5166527808" calcext:value-type="float">
            <text:p>43.5166527808</text:p>
          </table:table-cell>
          <table:table-cell office:value-type="float" office:value="43.5074782741" calcext:value-type="float">
            <text:p>43.5074782741</text:p>
          </table:table-cell>
        </table:table-row>
        <table:table-row table:style-name="ro1">
          <table:table-cell office:value-type="string" calcext:value-type="string">
            <text:p>arraycopy_29_21</text:p>
          </table:table-cell>
          <table:table-cell office:value-type="float" office:value="43.3350531725" calcext:value-type="float">
            <text:p>43.3350531725</text:p>
          </table:table-cell>
          <table:table-cell office:value-type="float" office:value="39.7081960301" calcext:value-type="float">
            <text:p>39.7081960301</text:p>
          </table:table-cell>
          <table:table-cell office:value-type="float" office:value="49.836818405" calcext:value-type="float">
            <text:p>49.836818405</text:p>
          </table:table-cell>
          <table:table-cell office:value-type="float" office:value="45.8537527619" calcext:value-type="float">
            <text:p>45.8537527619</text:p>
          </table:table-cell>
        </table:table-row>
        <table:table-row table:style-name="ro1">
          <table:table-cell office:value-type="string" calcext:value-type="string">
            <text:p>arraycopy_29_23</text:p>
          </table:table-cell>
          <table:table-cell office:value-type="float" office:value="43.3365231213" calcext:value-type="float">
            <text:p>43.3365231213</text:p>
          </table:table-cell>
          <table:table-cell office:value-type="float" office:value="43.3270674566" calcext:value-type="float">
            <text:p>43.3270674566</text:p>
          </table:table-cell>
          <table:table-cell office:value-type="float" office:value="43.3557225307" calcext:value-type="float">
            <text:p>43.3557225307</text:p>
          </table:table-cell>
          <table:table-cell office:value-type="float" office:value="43.3455719372" calcext:value-type="float">
            <text:p>43.3455719372</text:p>
          </table:table-cell>
        </table:table-row>
        <table:table-row table:style-name="ro1">
          <table:table-cell office:value-type="string" calcext:value-type="string">
            <text:p>arraycopy_29_24</text:p>
          </table:table-cell>
          <table:table-cell office:value-type="float" office:value="43.3244077088" calcext:value-type="float">
            <text:p>43.3244077088</text:p>
          </table:table-cell>
          <table:table-cell office:value-type="float" office:value="38.9604576009" calcext:value-type="float">
            <text:p>38.9604576009</text:p>
          </table:table-cell>
          <table:table-cell office:value-type="float" office:value="49.7463809327" calcext:value-type="float">
            <text:p>49.7463809327</text:p>
          </table:table-cell>
          <table:table-cell office:value-type="float" office:value="45.9927015615" calcext:value-type="float">
            <text:p>45.9927015615</text:p>
          </table:table-cell>
        </table:table-row>
        <table:table-row table:style-name="ro1">
          <table:table-cell office:value-type="string" calcext:value-type="string">
            <text:p>arraycopy_29_27</text:p>
          </table:table-cell>
          <table:table-cell office:value-type="float" office:value="43.3271046383" calcext:value-type="float">
            <text:p>43.3271046383</text:p>
          </table:table-cell>
          <table:table-cell office:value-type="float" office:value="38.9574395806" calcext:value-type="float">
            <text:p>38.9574395806</text:p>
          </table:table-cell>
          <table:table-cell office:value-type="float" office:value="49.7597169003" calcext:value-type="float">
            <text:p>49.7597169003</text:p>
          </table:table-cell>
          <table:table-cell office:value-type="float" office:value="45.9104483984" calcext:value-type="float">
            <text:p>45.9104483984</text:p>
          </table:table-cell>
        </table:table-row>
        <table:table-row table:style-name="ro1">
          <table:table-cell office:value-type="string" calcext:value-type="string">
            <text:p>arraycopy_29_29</text:p>
          </table:table-cell>
          <table:table-cell office:value-type="float" office:value="43.3245119891" calcext:value-type="float">
            <text:p>43.3245119891</text:p>
          </table:table-cell>
          <table:table-cell office:value-type="float" office:value="41.8222698334" calcext:value-type="float">
            <text:p>41.8222698334</text:p>
          </table:table-cell>
          <table:table-cell office:value-type="float" office:value="45.800097893" calcext:value-type="float">
            <text:p>45.800097893</text:p>
          </table:table-cell>
          <table:table-cell office:value-type="float" office:value="44.4200440978" calcext:value-type="float">
            <text:p>44.4200440978</text:p>
          </table:table-cell>
        </table:table-row>
        <table:table-row table:style-name="ro1">
          <table:table-cell office:value-type="string" calcext:value-type="string">
            <text:p>arraycopy_29_3</text:p>
          </table:table-cell>
          <table:table-cell office:value-type="float" office:value="43.4978522984" calcext:value-type="float">
            <text:p>43.4978522984</text:p>
          </table:table-cell>
          <table:table-cell office:value-type="float" office:value="43.4769553885" calcext:value-type="float">
            <text:p>43.4769553885</text:p>
          </table:table-cell>
          <table:table-cell office:value-type="float" office:value="43.5341718885" calcext:value-type="float">
            <text:p>43.5341718885</text:p>
          </table:table-cell>
          <table:table-cell office:value-type="float" office:value="43.5137645448" calcext:value-type="float">
            <text:p>43.5137645448</text:p>
          </table:table-cell>
        </table:table-row>
        <table:table-row table:style-name="ro1">
          <table:table-cell office:value-type="string" calcext:value-type="string">
            <text:p>arraycopy_29_31</text:p>
          </table:table-cell>
          <table:table-cell office:value-type="float" office:value="43.501322622" calcext:value-type="float">
            <text:p>43.501322622</text:p>
          </table:table-cell>
          <table:table-cell office:value-type="float" office:value="43.0917795234" calcext:value-type="float">
            <text:p>43.0917795234</text:p>
          </table:table-cell>
          <table:table-cell office:value-type="float" office:value="44.0219136209" calcext:value-type="float">
            <text:p>44.0219136209</text:p>
          </table:table-cell>
          <table:table-cell office:value-type="float" office:value="43.7728858008" calcext:value-type="float">
            <text:p>43.7728858008</text:p>
          </table:table-cell>
        </table:table-row>
        <table:table-row table:style-name="ro1">
          <table:table-cell office:value-type="string" calcext:value-type="string">
            <text:p>arraycopy_29_7</text:p>
          </table:table-cell>
          <table:table-cell office:value-type="float" office:value="43.5014218" calcext:value-type="float">
            <text:p>43.5014218</text:p>
          </table:table-cell>
          <table:table-cell office:value-type="float" office:value="43.4857855817" calcext:value-type="float">
            <text:p>43.4857855817</text:p>
          </table:table-cell>
          <table:table-cell office:value-type="float" office:value="43.5296830282" calcext:value-type="float">
            <text:p>43.5296830282</text:p>
          </table:table-cell>
          <table:table-cell office:value-type="float" office:value="43.5161185708" calcext:value-type="float">
            <text:p>43.5161185708</text:p>
          </table:table-cell>
        </table:table-row>
        <table:table-row table:style-name="ro1">
          <table:table-cell office:value-type="string" calcext:value-type="string">
            <text:p>arraycopy_29_8</text:p>
          </table:table-cell>
          <table:table-cell office:value-type="float" office:value="43.8594190384" calcext:value-type="float">
            <text:p>43.8594190384</text:p>
          </table:table-cell>
          <table:table-cell office:value-type="float" office:value="43.1305191005" calcext:value-type="float">
            <text:p>43.1305191005</text:p>
          </table:table-cell>
          <table:table-cell office:value-type="float" office:value="45.8034178091" calcext:value-type="float">
            <text:p>45.8034178091</text:p>
          </table:table-cell>
          <table:table-cell office:value-type="float" office:value="44.6917598591" calcext:value-type="float">
            <text:p>44.6917598591</text:p>
          </table:table-cell>
        </table:table-row>
        <table:table-row table:style-name="ro1">
          <table:table-cell office:value-type="string" calcext:value-type="string">
            <text:p>arraycopy_29_9</text:p>
          </table:table-cell>
          <table:table-cell office:value-type="float" office:value="43.8529368378" calcext:value-type="float">
            <text:p>43.8529368378</text:p>
          </table:table-cell>
          <table:table-cell office:value-type="float" office:value="42.7316625506" calcext:value-type="float">
            <text:p>42.7316625506</text:p>
          </table:table-cell>
          <table:table-cell office:value-type="float" office:value="46.3064427621" calcext:value-type="float">
            <text:p>46.3064427621</text:p>
          </table:table-cell>
          <table:table-cell office:value-type="float" office:value="45.0147410911" calcext:value-type="float">
            <text:p>45.0147410911</text:p>
          </table:table-cell>
        </table:table-row>
        <table:table-row table:style-name="ro1">
          <table:table-cell office:value-type="string" calcext:value-type="string">
            <text:p>arraycopy_2_0</text:p>
          </table:table-cell>
          <table:table-cell office:value-type="float" office:value="35.8560033632" calcext:value-type="float">
            <text:p>35.8560033632</text:p>
          </table:table-cell>
          <table:table-cell office:value-type="float" office:value="35.3038553607" calcext:value-type="float">
            <text:p>35.3038553607</text:p>
          </table:table-cell>
          <table:table-cell office:value-type="float" office:value="37.3480259159" calcext:value-type="float">
            <text:p>37.3480259159</text:p>
          </table:table-cell>
          <table:table-cell office:value-type="float" office:value="36.4947555447" calcext:value-type="float">
            <text:p>36.4947555447</text:p>
          </table:table-cell>
        </table:table-row>
        <table:table-row table:style-name="ro1">
          <table:table-cell office:value-type="string" calcext:value-type="string">
            <text:p>arraycopy_2_1</text:p>
          </table:table-cell>
          <table:table-cell office:value-type="float" office:value="44.8020574472" calcext:value-type="float">
            <text:p>44.8020574472</text:p>
          </table:table-cell>
          <table:table-cell office:value-type="float" office:value="44.7180875394" calcext:value-type="float">
            <text:p>44.7180875394</text:p>
          </table:table-cell>
          <table:table-cell office:value-type="float" office:value="44.9397672769" calcext:value-type="float">
            <text:p>44.9397672769</text:p>
          </table:table-cell>
          <table:table-cell office:value-type="float" office:value="44.8763151551" calcext:value-type="float">
            <text:p>44.8763151551</text:p>
          </table:table-cell>
        </table:table-row>
        <table:table-row table:style-name="ro1">
          <table:table-cell office:value-type="string" calcext:value-type="string">
            <text:p>arraycopy_2_15</text:p>
          </table:table-cell>
          <table:table-cell office:value-type="float" office:value="43.8584622499" calcext:value-type="float">
            <text:p>43.8584622499</text:p>
          </table:table-cell>
          <table:table-cell office:value-type="float" office:value="42.756552139" calcext:value-type="float">
            <text:p>42.756552139</text:p>
          </table:table-cell>
          <table:table-cell office:value-type="float" office:value="45.2575959369" calcext:value-type="float">
            <text:p>45.2575959369</text:p>
          </table:table-cell>
          <table:table-cell office:value-type="float" office:value="44.5879853519" calcext:value-type="float">
            <text:p>44.5879853519</text:p>
          </table:table-cell>
        </table:table-row>
        <table:table-row table:style-name="ro1">
          <table:table-cell office:value-type="string" calcext:value-type="string">
            <text:p>arraycopy_2_16</text:p>
          </table:table-cell>
          <table:table-cell office:value-type="float" office:value="35.8866207739" calcext:value-type="float">
            <text:p>35.8866207739</text:p>
          </table:table-cell>
          <table:table-cell office:value-type="float" office:value="35.0250082819" calcext:value-type="float">
            <text:p>35.0250082819</text:p>
          </table:table-cell>
          <table:table-cell office:value-type="float" office:value="37.0235732981" calcext:value-type="float">
            <text:p>37.0235732981</text:p>
          </table:table-cell>
          <table:table-cell office:value-type="float" office:value="36.4876173725" calcext:value-type="float">
            <text:p>36.4876173725</text:p>
          </table:table-cell>
        </table:table-row>
        <table:table-row table:style-name="ro1">
          <table:table-cell office:value-type="string" calcext:value-type="string">
            <text:p>arraycopy_2_17</text:p>
          </table:table-cell>
          <table:table-cell office:value-type="float" office:value="44.75257605" calcext:value-type="float">
            <text:p>44.75257605</text:p>
          </table:table-cell>
          <table:table-cell office:value-type="float" office:value="44.7042287992" calcext:value-type="float">
            <text:p>44.7042287992</text:p>
          </table:table-cell>
          <table:table-cell office:value-type="float" office:value="44.8486968849" calcext:value-type="float">
            <text:p>44.8486968849</text:p>
          </table:table-cell>
          <table:table-cell office:value-type="float" office:value="44.801045917" calcext:value-type="float">
            <text:p>44.801045917</text:p>
          </table:table-cell>
        </table:table-row>
        <table:table-row table:style-name="ro1">
          <table:table-cell office:value-type="string" calcext:value-type="string">
            <text:p>arraycopy_2_2</text:p>
          </table:table-cell>
          <table:table-cell office:value-type="float" office:value="43.2355038838" calcext:value-type="float">
            <text:p>43.2355038838</text:p>
          </table:table-cell>
          <table:table-cell office:value-type="float" office:value="43.228746962" calcext:value-type="float">
            <text:p>43.228746962</text:p>
          </table:table-cell>
          <table:table-cell office:value-type="float" office:value="43.2462559935" calcext:value-type="float">
            <text:p>43.2462559935</text:p>
          </table:table-cell>
          <table:table-cell office:value-type="float" office:value="43.2414253789" calcext:value-type="float">
            <text:p>43.2414253789</text:p>
          </table:table-cell>
        </table:table-row>
        <table:table-row table:style-name="ro1">
          <table:table-cell office:value-type="string" calcext:value-type="string">
            <text:p>arraycopy_2_21</text:p>
          </table:table-cell>
          <table:table-cell office:value-type="float" office:value="45.9202636247" calcext:value-type="float">
            <text:p>45.9202636247</text:p>
          </table:table-cell>
          <table:table-cell office:value-type="float" office:value="45.8906615644" calcext:value-type="float">
            <text:p>45.8906615644</text:p>
          </table:table-cell>
          <table:table-cell office:value-type="float" office:value="45.9767238404" calcext:value-type="float">
            <text:p>45.9767238404</text:p>
          </table:table-cell>
          <table:table-cell office:value-type="float" office:value="45.9469591225" calcext:value-type="float">
            <text:p>45.9469591225</text:p>
          </table:table-cell>
        </table:table-row>
        <table:table-row table:style-name="ro1">
          <table:table-cell office:value-type="string" calcext:value-type="string">
            <text:p>arraycopy_2_23</text:p>
          </table:table-cell>
          <table:table-cell office:value-type="float" office:value="44.1102536964" calcext:value-type="float">
            <text:p>44.1102536964</text:p>
          </table:table-cell>
          <table:table-cell office:value-type="float" office:value="43.4764245258" calcext:value-type="float">
            <text:p>43.4764245258</text:p>
          </table:table-cell>
          <table:table-cell office:value-type="float" office:value="45.8405393017" calcext:value-type="float">
            <text:p>45.8405393017</text:p>
          </table:table-cell>
          <table:table-cell office:value-type="float" office:value="44.8124713721" calcext:value-type="float">
            <text:p>44.8124713721</text:p>
          </table:table-cell>
        </table:table-row>
        <table:table-row table:style-name="ro1">
          <table:table-cell office:value-type="string" calcext:value-type="string">
            <text:p>arraycopy_2_24</text:p>
          </table:table-cell>
          <table:table-cell office:value-type="float" office:value="43.6635228313" calcext:value-type="float">
            <text:p>43.6635228313</text:p>
          </table:table-cell>
          <table:table-cell office:value-type="float" office:value="43.2476177531" calcext:value-type="float">
            <text:p>43.2476177531</text:p>
          </table:table-cell>
          <table:table-cell office:value-type="float" office:value="44.7571100327" calcext:value-type="float">
            <text:p>44.7571100327</text:p>
          </table:table-cell>
          <table:table-cell office:value-type="float" office:value="44.1329986807" calcext:value-type="float">
            <text:p>44.1329986807</text:p>
          </table:table-cell>
        </table:table-row>
        <table:table-row table:style-name="ro1">
          <table:table-cell office:value-type="string" calcext:value-type="string">
            <text:p>arraycopy_2_27</text:p>
          </table:table-cell>
          <table:table-cell office:value-type="float" office:value="44.1404514442" calcext:value-type="float">
            <text:p>44.1404514442</text:p>
          </table:table-cell>
          <table:table-cell office:value-type="float" office:value="43.1825409372" calcext:value-type="float">
            <text:p>43.1825409372</text:p>
          </table:table-cell>
          <table:table-cell office:value-type="float" office:value="45.867892756" calcext:value-type="float">
            <text:p>45.867892756</text:p>
          </table:table-cell>
          <table:table-cell office:value-type="float" office:value="44.7929634137" calcext:value-type="float">
            <text:p>44.7929634137</text:p>
          </table:table-cell>
        </table:table-row>
        <table:table-row table:style-name="ro1">
          <table:table-cell office:value-type="string" calcext:value-type="string">
            <text:p>arraycopy_2_29</text:p>
          </table:table-cell>
          <table:table-cell office:value-type="float" office:value="44.0978155458" calcext:value-type="float">
            <text:p>44.0978155458</text:p>
          </table:table-cell>
          <table:table-cell office:value-type="float" office:value="43.3727343567" calcext:value-type="float">
            <text:p>43.3727343567</text:p>
          </table:table-cell>
          <table:table-cell office:value-type="float" office:value="46.0713786081" calcext:value-type="float">
            <text:p>46.0713786081</text:p>
          </table:table-cell>
          <table:table-cell office:value-type="float" office:value="44.9229586237" calcext:value-type="float">
            <text:p>44.9229586237</text:p>
          </table:table-cell>
        </table:table-row>
        <table:table-row table:style-name="ro1">
          <table:table-cell office:value-type="string" calcext:value-type="string">
            <text:p>arraycopy_2_3</text:p>
          </table:table-cell>
          <table:table-cell office:value-type="float" office:value="43.8571166322" calcext:value-type="float">
            <text:p>43.8571166322</text:p>
          </table:table-cell>
          <table:table-cell office:value-type="float" office:value="42.6842850793" calcext:value-type="float">
            <text:p>42.6842850793</text:p>
          </table:table-cell>
          <table:table-cell office:value-type="float" office:value="45.3784166207" calcext:value-type="float">
            <text:p>45.3784166207</text:p>
          </table:table-cell>
          <table:table-cell office:value-type="float" office:value="44.6558304891" calcext:value-type="float">
            <text:p>44.6558304891</text:p>
          </table:table-cell>
        </table:table-row>
        <table:table-row table:style-name="ro1">
          <table:table-cell office:value-type="string" calcext:value-type="string">
            <text:p>arraycopy_2_31</text:p>
          </table:table-cell>
          <table:table-cell office:value-type="float" office:value="44.1192016234" calcext:value-type="float">
            <text:p>44.1192016234</text:p>
          </table:table-cell>
          <table:table-cell office:value-type="float" office:value="43.3632295034" calcext:value-type="float">
            <text:p>43.3632295034</text:p>
          </table:table-cell>
          <table:table-cell office:value-type="float" office:value="46.1554848528" calcext:value-type="float">
            <text:p>46.1554848528</text:p>
          </table:table-cell>
          <table:table-cell office:value-type="float" office:value="44.9886098373" calcext:value-type="float">
            <text:p>44.9886098373</text:p>
          </table:table-cell>
        </table:table-row>
        <table:table-row table:style-name="ro1">
          <table:table-cell office:value-type="string" calcext:value-type="string">
            <text:p>arraycopy_2_7</text:p>
          </table:table-cell>
          <table:table-cell office:value-type="float" office:value="43.9669872726" calcext:value-type="float">
            <text:p>43.9669872726</text:p>
          </table:table-cell>
          <table:table-cell office:value-type="float" office:value="43.9131903256" calcext:value-type="float">
            <text:p>43.9131903256</text:p>
          </table:table-cell>
          <table:table-cell office:value-type="float" office:value="44.0467301521" calcext:value-type="float">
            <text:p>44.0467301521</text:p>
          </table:table-cell>
          <table:table-cell office:value-type="float" office:value="44.0101996863" calcext:value-type="float">
            <text:p>44.0101996863</text:p>
          </table:table-cell>
        </table:table-row>
        <table:table-row table:style-name="ro1">
          <table:table-cell office:value-type="string" calcext:value-type="string">
            <text:p>arraycopy_2_8</text:p>
          </table:table-cell>
          <table:table-cell office:value-type="float" office:value="43.8599216278" calcext:value-type="float">
            <text:p>43.8599216278</text:p>
          </table:table-cell>
          <table:table-cell office:value-type="float" office:value="42.8345280623" calcext:value-type="float">
            <text:p>42.8345280623</text:p>
          </table:table-cell>
          <table:table-cell office:value-type="float" office:value="45.1665131237" calcext:value-type="float">
            <text:p>45.1665131237</text:p>
          </table:table-cell>
          <table:table-cell office:value-type="float" office:value="44.5421583067" calcext:value-type="float">
            <text:p>44.5421583067</text:p>
          </table:table-cell>
        </table:table-row>
        <table:table-row table:style-name="ro1">
          <table:table-cell office:value-type="string" calcext:value-type="string">
            <text:p>arraycopy_2_9</text:p>
          </table:table-cell>
          <table:table-cell office:value-type="float" office:value="43.8674075704" calcext:value-type="float">
            <text:p>43.8674075704</text:p>
          </table:table-cell>
          <table:table-cell office:value-type="float" office:value="42.7822054644" calcext:value-type="float">
            <text:p>42.7822054644</text:p>
          </table:table-cell>
          <table:table-cell office:value-type="float" office:value="45.2477368674" calcext:value-type="float">
            <text:p>45.2477368674</text:p>
          </table:table-cell>
          <table:table-cell office:value-type="float" office:value="44.5876005458" calcext:value-type="float">
            <text:p>44.5876005458</text:p>
          </table:table-cell>
        </table:table-row>
        <table:table-row table:style-name="ro1">
          <table:table-cell office:value-type="string" calcext:value-type="string">
            <text:p>arraycopy_31_0</text:p>
          </table:table-cell>
          <table:table-cell office:value-type="float" office:value="35.8600452348" calcext:value-type="float">
            <text:p>35.8600452348</text:p>
          </table:table-cell>
          <table:table-cell office:value-type="float" office:value="35.3473096751" calcext:value-type="float">
            <text:p>35.3473096751</text:p>
          </table:table-cell>
          <table:table-cell office:value-type="float" office:value="37.2619271204" calcext:value-type="float">
            <text:p>37.2619271204</text:p>
          </table:table-cell>
          <table:table-cell office:value-type="float" office:value="36.4201278985" calcext:value-type="float">
            <text:p>36.4201278985</text:p>
          </table:table-cell>
        </table:table-row>
        <table:table-row table:style-name="ro1">
          <table:table-cell office:value-type="string" calcext:value-type="string">
            <text:p>arraycopy_31_1</text:p>
          </table:table-cell>
          <table:table-cell office:value-type="float" office:value="44.4588586226" calcext:value-type="float">
            <text:p>44.4588586226</text:p>
          </table:table-cell>
          <table:table-cell office:value-type="float" office:value="44.2829513351" calcext:value-type="float">
            <text:p>44.2829513351</text:p>
          </table:table-cell>
          <table:table-cell office:value-type="float" office:value="44.7488573147" calcext:value-type="float">
            <text:p>44.7488573147</text:p>
          </table:table-cell>
          <table:table-cell office:value-type="float" office:value="44.610113068" calcext:value-type="float">
            <text:p>44.610113068</text:p>
          </table:table-cell>
        </table:table-row>
        <table:table-row table:style-name="ro1">
          <table:table-cell office:value-type="string" calcext:value-type="string">
            <text:p>arraycopy_31_15</text:p>
          </table:table-cell>
          <table:table-cell office:value-type="float" office:value="45.7295584888" calcext:value-type="float">
            <text:p>45.7295584888</text:p>
          </table:table-cell>
          <table:table-cell office:value-type="float" office:value="45.4924827741" calcext:value-type="float">
            <text:p>45.4924827741</text:p>
          </table:table-cell>
          <table:table-cell office:value-type="float" office:value="46.0885767092" calcext:value-type="float">
            <text:p>46.0885767092</text:p>
          </table:table-cell>
          <table:table-cell office:value-type="float" office:value="45.9241367361" calcext:value-type="float">
            <text:p>45.9241367361</text:p>
          </table:table-cell>
        </table:table-row>
        <table:table-row table:style-name="ro1">
          <table:table-cell office:value-type="string" calcext:value-type="string">
            <text:p>arraycopy_31_16</text:p>
          </table:table-cell>
          <table:table-cell office:value-type="float" office:value="36.1715664699" calcext:value-type="float">
            <text:p>36.1715664699</text:p>
          </table:table-cell>
          <table:table-cell office:value-type="float" office:value="35.7098765592" calcext:value-type="float">
            <text:p>35.7098765592</text:p>
          </table:table-cell>
          <table:table-cell office:value-type="float" office:value="36.9027597004" calcext:value-type="float">
            <text:p>36.9027597004</text:p>
          </table:table-cell>
          <table:table-cell office:value-type="float" office:value="36.5364555453" calcext:value-type="float">
            <text:p>36.5364555453</text:p>
          </table:table-cell>
        </table:table-row>
        <table:table-row table:style-name="ro1">
          <table:table-cell office:value-type="string" calcext:value-type="string">
            <text:p>arraycopy_31_17</text:p>
          </table:table-cell>
          <table:table-cell office:value-type="float" office:value="43.3358906029" calcext:value-type="float">
            <text:p>43.3358906029</text:p>
          </table:table-cell>
          <table:table-cell office:value-type="float" office:value="40.705144427" calcext:value-type="float">
            <text:p>40.705144427</text:p>
          </table:table-cell>
          <table:table-cell office:value-type="float" office:value="50.5011847364" calcext:value-type="float">
            <text:p>50.5011847364</text:p>
          </table:table-cell>
          <table:table-cell office:value-type="float" office:value="46.314822115" calcext:value-type="float">
            <text:p>46.314822115</text:p>
          </table:table-cell>
        </table:table-row>
        <table:table-row table:style-name="ro1">
          <table:table-cell office:value-type="string" calcext:value-type="string">
            <text:p>arraycopy_31_2</text:p>
          </table:table-cell>
          <table:table-cell office:value-type="float" office:value="43.4818713664" calcext:value-type="float">
            <text:p>43.4818713664</text:p>
          </table:table-cell>
          <table:table-cell office:value-type="float" office:value="43.4478792924" calcext:value-type="float">
            <text:p>43.4478792924</text:p>
          </table:table-cell>
          <table:table-cell office:value-type="float" office:value="43.5611205419" calcext:value-type="float">
            <text:p>43.5611205419</text:p>
          </table:table-cell>
          <table:table-cell office:value-type="float" office:value="43.5225266816" calcext:value-type="float">
            <text:p>43.5225266816</text:p>
          </table:table-cell>
        </table:table-row>
        <table:table-row table:style-name="ro1">
          <table:table-cell office:value-type="string" calcext:value-type="string">
            <text:p>arraycopy_31_21</text:p>
          </table:table-cell>
          <table:table-cell office:value-type="float" office:value="43.3248430521" calcext:value-type="float">
            <text:p>43.3248430521</text:p>
          </table:table-cell>
          <table:table-cell office:value-type="float" office:value="43.3110767607" calcext:value-type="float">
            <text:p>43.3110767607</text:p>
          </table:table-cell>
          <table:table-cell office:value-type="float" office:value="43.3535851535" calcext:value-type="float">
            <text:p>43.3535851535</text:p>
          </table:table-cell>
          <table:table-cell office:value-type="float" office:value="43.3387730951" calcext:value-type="float">
            <text:p>43.3387730951</text:p>
          </table:table-cell>
        </table:table-row>
        <table:table-row table:style-name="ro1">
          <table:table-cell office:value-type="string" calcext:value-type="string">
            <text:p>arraycopy_31_23</text:p>
          </table:table-cell>
          <table:table-cell office:value-type="float" office:value="43.3231883474" calcext:value-type="float">
            <text:p>43.3231883474</text:p>
          </table:table-cell>
          <table:table-cell office:value-type="float" office:value="41.0734976781" calcext:value-type="float">
            <text:p>41.0734976781</text:p>
          </table:table-cell>
          <table:table-cell office:value-type="float" office:value="49.443955556" calcext:value-type="float">
            <text:p>49.443955556</text:p>
          </table:table-cell>
          <table:table-cell office:value-type="float" office:value="45.8508623008" calcext:value-type="float">
            <text:p>45.8508623008</text:p>
          </table:table-cell>
        </table:table-row>
        <table:table-row table:style-name="ro1">
          <table:table-cell office:value-type="string" calcext:value-type="string">
            <text:p>arraycopy_31_24</text:p>
          </table:table-cell>
          <table:table-cell office:value-type="float" office:value="43.3297489281" calcext:value-type="float">
            <text:p>43.3297489281</text:p>
          </table:table-cell>
          <table:table-cell office:value-type="float" office:value="39.1884391134" calcext:value-type="float">
            <text:p>39.1884391134</text:p>
          </table:table-cell>
          <table:table-cell office:value-type="float" office:value="50.7670029378" calcext:value-type="float">
            <text:p>50.7670029378</text:p>
          </table:table-cell>
          <table:table-cell office:value-type="float" office:value="46.1614296267" calcext:value-type="float">
            <text:p>46.1614296267</text:p>
          </table:table-cell>
        </table:table-row>
        <table:table-row table:style-name="ro1">
          <table:table-cell office:value-type="string" calcext:value-type="string">
            <text:p>arraycopy_31_27</text:p>
          </table:table-cell>
          <table:table-cell office:value-type="float" office:value="43.3167351623" calcext:value-type="float">
            <text:p>43.3167351623</text:p>
          </table:table-cell>
          <table:table-cell office:value-type="float" office:value="39.5235981203" calcext:value-type="float">
            <text:p>39.5235981203</text:p>
          </table:table-cell>
          <table:table-cell office:value-type="float" office:value="50.0701210158" calcext:value-type="float">
            <text:p>50.0701210158</text:p>
          </table:table-cell>
          <table:table-cell office:value-type="float" office:value="46.1471515959" calcext:value-type="float">
            <text:p>46.1471515959</text:p>
          </table:table-cell>
        </table:table-row>
        <table:table-row table:style-name="ro1">
          <table:table-cell office:value-type="string" calcext:value-type="string">
            <text:p>arraycopy_31_29</text:p>
          </table:table-cell>
          <table:table-cell office:value-type="float" office:value="43.3243456328" calcext:value-type="float">
            <text:p>43.3243456328</text:p>
          </table:table-cell>
          <table:table-cell office:value-type="float" office:value="38.8293685227" calcext:value-type="float">
            <text:p>38.8293685227</text:p>
          </table:table-cell>
          <table:table-cell office:value-type="float" office:value="49.0108948639" calcext:value-type="float">
            <text:p>49.0108948639</text:p>
          </table:table-cell>
          <table:table-cell office:value-type="float" office:value="46.2850837484" calcext:value-type="float">
            <text:p>46.2850837484</text:p>
          </table:table-cell>
        </table:table-row>
        <table:table-row table:style-name="ro1">
          <table:table-cell office:value-type="string" calcext:value-type="string">
            <text:p>arraycopy_31_3</text:p>
          </table:table-cell>
          <table:table-cell office:value-type="float" office:value="43.4881778413" calcext:value-type="float">
            <text:p>43.4881778413</text:p>
          </table:table-cell>
          <table:table-cell office:value-type="float" office:value="43.4655623844" calcext:value-type="float">
            <text:p>43.4655623844</text:p>
          </table:table-cell>
          <table:table-cell office:value-type="float" office:value="43.5248687716" calcext:value-type="float">
            <text:p>43.5248687716</text:p>
          </table:table-cell>
          <table:table-cell office:value-type="float" office:value="43.5083763585" calcext:value-type="float">
            <text:p>43.5083763585</text:p>
          </table:table-cell>
        </table:table-row>
        <table:table-row table:style-name="ro1">
          <table:table-cell office:value-type="string" calcext:value-type="string">
            <text:p>arraycopy_31_31</text:p>
          </table:table-cell>
          <table:table-cell office:value-type="float" office:value="43.2383507267" calcext:value-type="float">
            <text:p>43.2383507267</text:p>
          </table:table-cell>
          <table:table-cell office:value-type="float" office:value="41.7927707291" calcext:value-type="float">
            <text:p>41.7927707291</text:p>
          </table:table-cell>
          <table:table-cell office:value-type="float" office:value="45.7520500506" calcext:value-type="float">
            <text:p>45.7520500506</text:p>
          </table:table-cell>
          <table:table-cell office:value-type="float" office:value="44.386125301" calcext:value-type="float">
            <text:p>44.386125301</text:p>
          </table:table-cell>
        </table:table-row>
        <table:table-row table:style-name="ro1">
          <table:table-cell office:value-type="string" calcext:value-type="string">
            <text:p>arraycopy_31_7</text:p>
          </table:table-cell>
          <table:table-cell office:value-type="float" office:value="43.5055740997" calcext:value-type="float">
            <text:p>43.5055740997</text:p>
          </table:table-cell>
          <table:table-cell office:value-type="float" office:value="43.4864545997" calcext:value-type="float">
            <text:p>43.4864545997</text:p>
          </table:table-cell>
          <table:table-cell office:value-type="float" office:value="43.5414997275" calcext:value-type="float">
            <text:p>43.5414997275</text:p>
          </table:table-cell>
          <table:table-cell office:value-type="float" office:value="43.5253062701" calcext:value-type="float">
            <text:p>43.5253062701</text:p>
          </table:table-cell>
        </table:table-row>
        <table:table-row table:style-name="ro1">
          <table:table-cell office:value-type="string" calcext:value-type="string">
            <text:p>arraycopy_31_8</text:p>
          </table:table-cell>
          <table:table-cell office:value-type="float" office:value="43.4929026068" calcext:value-type="float">
            <text:p>43.4929026068</text:p>
          </table:table-cell>
          <table:table-cell office:value-type="float" office:value="43.4644270525" calcext:value-type="float">
            <text:p>43.4644270525</text:p>
          </table:table-cell>
          <table:table-cell office:value-type="float" office:value="43.5444731448" calcext:value-type="float">
            <text:p>43.5444731448</text:p>
          </table:table-cell>
          <table:table-cell office:value-type="float" office:value="43.5212807421" calcext:value-type="float">
            <text:p>43.5212807421</text:p>
          </table:table-cell>
        </table:table-row>
        <table:table-row table:style-name="ro1">
          <table:table-cell office:value-type="string" calcext:value-type="string">
            <text:p>arraycopy_31_9</text:p>
          </table:table-cell>
          <table:table-cell office:value-type="float" office:value="43.5052942862" calcext:value-type="float">
            <text:p>43.5052942862</text:p>
          </table:table-cell>
          <table:table-cell office:value-type="float" office:value="43.4938483514" calcext:value-type="float">
            <text:p>43.4938483514</text:p>
          </table:table-cell>
          <table:table-cell office:value-type="float" office:value="43.5298012365" calcext:value-type="float">
            <text:p>43.5298012365</text:p>
          </table:table-cell>
          <table:table-cell office:value-type="float" office:value="43.518326003" calcext:value-type="float">
            <text:p>43.518326003</text:p>
          </table:table-cell>
        </table:table-row>
        <table:table-row table:style-name="ro1">
          <table:table-cell office:value-type="string" calcext:value-type="string">
            <text:p>arraycopy_3_0</text:p>
          </table:table-cell>
          <table:table-cell office:value-type="float" office:value="35.812363086" calcext:value-type="float">
            <text:p>35.812363086</text:p>
          </table:table-cell>
          <table:table-cell office:value-type="float" office:value="35.5502528465" calcext:value-type="float">
            <text:p>35.5502528465</text:p>
          </table:table-cell>
          <table:table-cell office:value-type="float" office:value="36.2057656808" calcext:value-type="float">
            <text:p>36.2057656808</text:p>
          </table:table-cell>
          <table:table-cell office:value-type="float" office:value="36.0269001603" calcext:value-type="float">
            <text:p>36.0269001603</text:p>
          </table:table-cell>
        </table:table-row>
        <table:table-row table:style-name="ro1">
          <table:table-cell office:value-type="string" calcext:value-type="string">
            <text:p>arraycopy_3_1</text:p>
          </table:table-cell>
          <table:table-cell office:value-type="float" office:value="44.7566193269" calcext:value-type="float">
            <text:p>44.7566193269</text:p>
          </table:table-cell>
          <table:table-cell office:value-type="float" office:value="44.4700355277" calcext:value-type="float">
            <text:p>44.4700355277</text:p>
          </table:table-cell>
          <table:table-cell office:value-type="float" office:value="45.2048729812" calcext:value-type="float">
            <text:p>45.2048729812</text:p>
          </table:table-cell>
          <table:table-cell office:value-type="float" office:value="45.0009934291" calcext:value-type="float">
            <text:p>45.0009934291</text:p>
          </table:table-cell>
        </table:table-row>
        <table:table-row table:style-name="ro1">
          <table:table-cell office:value-type="string" calcext:value-type="string">
            <text:p>arraycopy_3_15</text:p>
          </table:table-cell>
          <table:table-cell office:value-type="float" office:value="43.869931706" calcext:value-type="float">
            <text:p>43.869931706</text:p>
          </table:table-cell>
          <table:table-cell office:value-type="float" office:value="42.8085848186" calcext:value-type="float">
            <text:p>42.8085848186</text:p>
          </table:table-cell>
          <table:table-cell office:value-type="float" office:value="45.2186998785" calcext:value-type="float">
            <text:p>45.2186998785</text:p>
          </table:table-cell>
          <table:table-cell office:value-type="float" office:value="44.5734235096" calcext:value-type="float">
            <text:p>44.5734235096</text:p>
          </table:table-cell>
        </table:table-row>
        <table:table-row table:style-name="ro1">
          <table:table-cell office:value-type="string" calcext:value-type="string">
            <text:p>arraycopy_3_16</text:p>
          </table:table-cell>
          <table:table-cell office:value-type="float" office:value="35.8919719949" calcext:value-type="float">
            <text:p>35.8919719949</text:p>
          </table:table-cell>
          <table:table-cell office:value-type="float" office:value="35.3718446191" calcext:value-type="float">
            <text:p>35.3718446191</text:p>
          </table:table-cell>
          <table:table-cell office:value-type="float" office:value="36.6526496052" calcext:value-type="float">
            <text:p>36.6526496052</text:p>
          </table:table-cell>
          <table:table-cell office:value-type="float" office:value="36.2858644588" calcext:value-type="float">
            <text:p>36.2858644588</text:p>
          </table:table-cell>
        </table:table-row>
        <table:table-row table:style-name="ro1">
          <table:table-cell office:value-type="string" calcext:value-type="string">
            <text:p>arraycopy_3_17</text:p>
          </table:table-cell>
          <table:table-cell office:value-type="float" office:value="44.1427203459" calcext:value-type="float">
            <text:p>44.1427203459</text:p>
          </table:table-cell>
          <table:table-cell office:value-type="float" office:value="43.3715868707" calcext:value-type="float">
            <text:p>43.3715868707</text:p>
          </table:table-cell>
          <table:table-cell office:value-type="float" office:value="46.1911911037" calcext:value-type="float">
            <text:p>46.1911911037</text:p>
          </table:table-cell>
          <table:table-cell office:value-type="float" office:value="45.0349018994" calcext:value-type="float">
            <text:p>45.0349018994</text:p>
          </table:table-cell>
        </table:table-row>
        <table:table-row table:style-name="ro1">
          <table:table-cell office:value-type="string" calcext:value-type="string">
            <text:p>arraycopy_3_2</text:p>
          </table:table-cell>
          <table:table-cell office:value-type="float" office:value="44.6483413101" calcext:value-type="float">
            <text:p>44.6483413101</text:p>
          </table:table-cell>
          <table:table-cell office:value-type="float" office:value="44.555276428" calcext:value-type="float">
            <text:p>44.555276428</text:p>
          </table:table-cell>
          <table:table-cell office:value-type="float" office:value="44.8633379516" calcext:value-type="float">
            <text:p>44.8633379516</text:p>
          </table:table-cell>
          <table:table-cell office:value-type="float" office:value="44.7589771577" calcext:value-type="float">
            <text:p>44.7589771577</text:p>
          </table:table-cell>
        </table:table-row>
        <table:table-row table:style-name="ro1">
          <table:table-cell office:value-type="string" calcext:value-type="string">
            <text:p>arraycopy_3_21</text:p>
          </table:table-cell>
          <table:table-cell office:value-type="float" office:value="44.1558946398" calcext:value-type="float">
            <text:p>44.1558946398</text:p>
          </table:table-cell>
          <table:table-cell office:value-type="float" office:value="43.589748253" calcext:value-type="float">
            <text:p>43.589748253</text:p>
          </table:table-cell>
          <table:table-cell office:value-type="float" office:value="45.6987603567" calcext:value-type="float">
            <text:p>45.6987603567</text:p>
          </table:table-cell>
          <table:table-cell office:value-type="float" office:value="44.791437176" calcext:value-type="float">
            <text:p>44.791437176</text:p>
          </table:table-cell>
        </table:table-row>
        <table:table-row table:style-name="ro1">
          <table:table-cell office:value-type="string" calcext:value-type="string">
            <text:p>arraycopy_3_23</text:p>
          </table:table-cell>
          <table:table-cell office:value-type="float" office:value="44.1397721374" calcext:value-type="float">
            <text:p>44.1397721374</text:p>
          </table:table-cell>
          <table:table-cell office:value-type="float" office:value="43.3947050663" calcext:value-type="float">
            <text:p>43.3947050663</text:p>
          </table:table-cell>
          <table:table-cell office:value-type="float" office:value="46.1058827989" calcext:value-type="float">
            <text:p>46.1058827989</text:p>
          </table:table-cell>
          <table:table-cell office:value-type="float" office:value="45.0502529851" calcext:value-type="float">
            <text:p>45.0502529851</text:p>
          </table:table-cell>
        </table:table-row>
        <table:table-row table:style-name="ro1">
          <table:table-cell office:value-type="string" calcext:value-type="string">
            <text:p>arraycopy_3_24</text:p>
          </table:table-cell>
          <table:table-cell office:value-type="float" office:value="44.1091339202" calcext:value-type="float">
            <text:p>44.1091339202</text:p>
          </table:table-cell>
          <table:table-cell office:value-type="float" office:value="43.4773860813" calcext:value-type="float">
            <text:p>43.4773860813</text:p>
          </table:table-cell>
          <table:table-cell office:value-type="float" office:value="45.824647173" calcext:value-type="float">
            <text:p>45.824647173</text:p>
          </table:table-cell>
          <table:table-cell office:value-type="float" office:value="44.8431713091" calcext:value-type="float">
            <text:p>44.8431713091</text:p>
          </table:table-cell>
        </table:table-row>
        <table:table-row table:style-name="ro1">
          <table:table-cell office:value-type="string" calcext:value-type="string">
            <text:p>arraycopy_3_27</text:p>
          </table:table-cell>
          <table:table-cell office:value-type="float" office:value="44.1361408005" calcext:value-type="float">
            <text:p>44.1361408005</text:p>
          </table:table-cell>
          <table:table-cell office:value-type="float" office:value="43.4831742722" calcext:value-type="float">
            <text:p>43.4831742722</text:p>
          </table:table-cell>
          <table:table-cell office:value-type="float" office:value="45.8563691767" calcext:value-type="float">
            <text:p>45.8563691767</text:p>
          </table:table-cell>
          <table:table-cell office:value-type="float" office:value="44.9205138219" calcext:value-type="float">
            <text:p>44.9205138219</text:p>
          </table:table-cell>
        </table:table-row>
        <table:table-row table:style-name="ro1">
          <table:table-cell office:value-type="string" calcext:value-type="string">
            <text:p>arraycopy_3_29</text:p>
          </table:table-cell>
          <table:table-cell office:value-type="float" office:value="43.7173165759" calcext:value-type="float">
            <text:p>43.7173165759</text:p>
          </table:table-cell>
          <table:table-cell office:value-type="float" office:value="42.489473897" calcext:value-type="float">
            <text:p>42.489473897</text:p>
          </table:table-cell>
          <table:table-cell office:value-type="float" office:value="45.2954223729" calcext:value-type="float">
            <text:p>45.2954223729</text:p>
          </table:table-cell>
          <table:table-cell office:value-type="float" office:value="44.5440555773" calcext:value-type="float">
            <text:p>44.5440555773</text:p>
          </table:table-cell>
        </table:table-row>
        <table:table-row table:style-name="ro1">
          <table:table-cell office:value-type="string" calcext:value-type="string">
            <text:p>arraycopy_3_3</text:p>
          </table:table-cell>
          <table:table-cell office:value-type="float" office:value="43.2356818093" calcext:value-type="float">
            <text:p>43.2356818093</text:p>
          </table:table-cell>
          <table:table-cell office:value-type="float" office:value="43.2120136359" calcext:value-type="float">
            <text:p>43.2120136359</text:p>
          </table:table-cell>
          <table:table-cell office:value-type="float" office:value="43.2751326864" calcext:value-type="float">
            <text:p>43.2751326864</text:p>
          </table:table-cell>
          <table:table-cell office:value-type="float" office:value="43.2535702179" calcext:value-type="float">
            <text:p>43.2535702179</text:p>
          </table:table-cell>
        </table:table-row>
        <table:table-row table:style-name="ro1">
          <table:table-cell office:value-type="string" calcext:value-type="string">
            <text:p>arraycopy_3_31</text:p>
          </table:table-cell>
          <table:table-cell office:value-type="float" office:value="44.1287756234" calcext:value-type="float">
            <text:p>44.1287756234</text:p>
          </table:table-cell>
          <table:table-cell office:value-type="float" office:value="43.4800490966" calcext:value-type="float">
            <text:p>43.4800490966</text:p>
          </table:table-cell>
          <table:table-cell office:value-type="float" office:value="45.8811081272" calcext:value-type="float">
            <text:p>45.8811081272</text:p>
          </table:table-cell>
          <table:table-cell office:value-type="float" office:value="44.8924992099" calcext:value-type="float">
            <text:p>44.8924992099</text:p>
          </table:table-cell>
        </table:table-row>
        <table:table-row table:style-name="ro1">
          <table:table-cell office:value-type="string" calcext:value-type="string">
            <text:p>arraycopy_3_7</text:p>
          </table:table-cell>
          <table:table-cell office:value-type="float" office:value="43.3941983263" calcext:value-type="float">
            <text:p>43.3941983263</text:p>
          </table:table-cell>
          <table:table-cell office:value-type="float" office:value="42.8047984464" calcext:value-type="float">
            <text:p>42.8047984464</text:p>
          </table:table-cell>
          <table:table-cell office:value-type="float" office:value="44.1548952385" calcext:value-type="float">
            <text:p>44.1548952385</text:p>
          </table:table-cell>
          <table:table-cell office:value-type="float" office:value="43.7932655713" calcext:value-type="float">
            <text:p>43.7932655713</text:p>
          </table:table-cell>
        </table:table-row>
        <table:table-row table:style-name="ro1">
          <table:table-cell office:value-type="string" calcext:value-type="string">
            <text:p>arraycopy_3_8</text:p>
          </table:table-cell>
          <table:table-cell office:value-type="float" office:value="43.3208858478" calcext:value-type="float">
            <text:p>43.3208858478</text:p>
          </table:table-cell>
          <table:table-cell office:value-type="float" office:value="43.2266287036" calcext:value-type="float">
            <text:p>43.2266287036</text:p>
          </table:table-cell>
          <table:table-cell office:value-type="float" office:value="43.5646369374" calcext:value-type="float">
            <text:p>43.5646369374</text:p>
          </table:table-cell>
          <table:table-cell office:value-type="float" office:value="43.437569662" calcext:value-type="float">
            <text:p>43.437569662</text:p>
          </table:table-cell>
        </table:table-row>
        <table:table-row table:style-name="ro1">
          <table:table-cell office:value-type="string" calcext:value-type="string">
            <text:p>arraycopy_3_9</text:p>
          </table:table-cell>
          <table:table-cell office:value-type="float" office:value="43.7786561201" calcext:value-type="float">
            <text:p>43.7786561201</text:p>
          </table:table-cell>
          <table:table-cell office:value-type="float" office:value="43.5812828057" calcext:value-type="float">
            <text:p>43.5812828057</text:p>
          </table:table-cell>
          <table:table-cell office:value-type="float" office:value="44.3130354514" calcext:value-type="float">
            <text:p>44.3130354514</text:p>
          </table:table-cell>
          <table:table-cell office:value-type="float" office:value="44.0021797122" calcext:value-type="float">
            <text:p>44.0021797122</text:p>
          </table:table-cell>
        </table:table-row>
        <table:table-row table:style-name="ro1">
          <table:table-cell office:value-type="string" calcext:value-type="string">
            <text:p>arraycopy_7_0</text:p>
          </table:table-cell>
          <table:table-cell office:value-type="float" office:value="35.7021811902" calcext:value-type="float">
            <text:p>35.7021811902</text:p>
          </table:table-cell>
          <table:table-cell office:value-type="float" office:value="34.9509376584" calcext:value-type="float">
            <text:p>34.9509376584</text:p>
          </table:table-cell>
          <table:table-cell office:value-type="float" office:value="36.9344001433" calcext:value-type="float">
            <text:p>36.9344001433</text:p>
          </table:table-cell>
          <table:table-cell office:value-type="float" office:value="36.2689607679" calcext:value-type="float">
            <text:p>36.2689607679</text:p>
          </table:table-cell>
        </table:table-row>
        <table:table-row table:style-name="ro1">
          <table:table-cell office:value-type="string" calcext:value-type="string">
            <text:p>arraycopy_7_1</text:p>
          </table:table-cell>
          <table:table-cell office:value-type="float" office:value="43.592014697" calcext:value-type="float">
            <text:p>43.592014697</text:p>
          </table:table-cell>
          <table:table-cell office:value-type="float" office:value="42.796443933" calcext:value-type="float">
            <text:p>42.796443933</text:p>
          </table:table-cell>
          <table:table-cell office:value-type="float" office:value="45.7144177331" calcext:value-type="float">
            <text:p>45.7144177331</text:p>
          </table:table-cell>
          <table:table-cell office:value-type="float" office:value="44.5538144997" calcext:value-type="float">
            <text:p>44.5538144997</text:p>
          </table:table-cell>
        </table:table-row>
        <table:table-row table:style-name="ro1">
          <table:table-cell office:value-type="string" calcext:value-type="string">
            <text:p>arraycopy_7_15</text:p>
          </table:table-cell>
          <table:table-cell office:value-type="float" office:value="43.3192892472" calcext:value-type="float">
            <text:p>43.3192892472</text:p>
          </table:table-cell>
          <table:table-cell office:value-type="float" office:value="42.849681332" calcext:value-type="float">
            <text:p>42.849681332</text:p>
          </table:table-cell>
          <table:table-cell office:value-type="float" office:value="44.1054241471" calcext:value-type="float">
            <text:p>44.1054241471</text:p>
          </table:table-cell>
          <table:table-cell office:value-type="float" office:value="43.7540873453" calcext:value-type="float">
            <text:p>43.7540873453</text:p>
          </table:table-cell>
        </table:table-row>
        <table:table-row table:style-name="ro1">
          <table:table-cell office:value-type="string" calcext:value-type="string">
            <text:p>arraycopy_7_16</text:p>
          </table:table-cell>
          <table:table-cell office:value-type="float" office:value="36.0244531448" calcext:value-type="float">
            <text:p>36.0244531448</text:p>
          </table:table-cell>
          <table:table-cell office:value-type="float" office:value="35.404967583" calcext:value-type="float">
            <text:p>35.404967583</text:p>
          </table:table-cell>
          <table:table-cell office:value-type="float" office:value="36.9763535024" calcext:value-type="float">
            <text:p>36.9763535024</text:p>
          </table:table-cell>
          <table:table-cell office:value-type="float" office:value="36.5237114924" calcext:value-type="float">
            <text:p>36.5237114924</text:p>
          </table:table-cell>
        </table:table-row>
        <table:table-row table:style-name="ro1">
          <table:table-cell office:value-type="string" calcext:value-type="string">
            <text:p>arraycopy_7_17</text:p>
          </table:table-cell>
          <table:table-cell office:value-type="float" office:value="44.7869158906" calcext:value-type="float">
            <text:p>44.7869158906</text:p>
          </table:table-cell>
          <table:table-cell office:value-type="float" office:value="42.9333267754" calcext:value-type="float">
            <text:p>42.9333267754</text:p>
          </table:table-cell>
          <table:table-cell office:value-type="float" office:value="47.2815806322" calcext:value-type="float">
            <text:p>47.2815806322</text:p>
          </table:table-cell>
          <table:table-cell office:value-type="float" office:value="46.1045523416" calcext:value-type="float">
            <text:p>46.1045523416</text:p>
          </table:table-cell>
        </table:table-row>
        <table:table-row table:style-name="ro1">
          <table:table-cell office:value-type="string" calcext:value-type="string">
            <text:p>arraycopy_7_2</text:p>
          </table:table-cell>
          <table:table-cell office:value-type="float" office:value="44.1860966242" calcext:value-type="float">
            <text:p>44.1860966242</text:p>
          </table:table-cell>
          <table:table-cell office:value-type="float" office:value="43.7187257422" calcext:value-type="float">
            <text:p>43.7187257422</text:p>
          </table:table-cell>
          <table:table-cell office:value-type="float" office:value="44.9802251921" calcext:value-type="float">
            <text:p>44.9802251921</text:p>
          </table:table-cell>
          <table:table-cell office:value-type="float" office:value="44.6166327553" calcext:value-type="float">
            <text:p>44.6166327553</text:p>
          </table:table-cell>
        </table:table-row>
        <table:table-row table:style-name="ro1">
          <table:table-cell office:value-type="string" calcext:value-type="string">
            <text:p>arraycopy_7_21</text:p>
          </table:table-cell>
          <table:table-cell office:value-type="float" office:value="44.7741727779" calcext:value-type="float">
            <text:p>44.7741727779</text:p>
          </table:table-cell>
          <table:table-cell office:value-type="float" office:value="42.8763024465" calcext:value-type="float">
            <text:p>42.8763024465</text:p>
          </table:table-cell>
          <table:table-cell office:value-type="float" office:value="47.2449683421" calcext:value-type="float">
            <text:p>47.2449683421</text:p>
          </table:table-cell>
          <table:table-cell office:value-type="float" office:value="46.0747799284" calcext:value-type="float">
            <text:p>46.0747799284</text:p>
          </table:table-cell>
        </table:table-row>
        <table:table-row table:style-name="ro1">
          <table:table-cell office:value-type="string" calcext:value-type="string">
            <text:p>arraycopy_7_23</text:p>
          </table:table-cell>
          <table:table-cell office:value-type="float" office:value="44.7518636664" calcext:value-type="float">
            <text:p>44.7518636664</text:p>
          </table:table-cell>
          <table:table-cell office:value-type="float" office:value="44.5791156091" calcext:value-type="float">
            <text:p>44.5791156091</text:p>
          </table:table-cell>
          <table:table-cell office:value-type="float" office:value="45.0767190396" calcext:value-type="float">
            <text:p>45.0767190396</text:p>
          </table:table-cell>
          <table:table-cell office:value-type="float" office:value="44.9010434614" calcext:value-type="float">
            <text:p>44.9010434614</text:p>
          </table:table-cell>
        </table:table-row>
        <table:table-row table:style-name="ro1">
          <table:table-cell office:value-type="string" calcext:value-type="string">
            <text:p>arraycopy_7_24</text:p>
          </table:table-cell>
          <table:table-cell office:value-type="float" office:value="44.7310838896" calcext:value-type="float">
            <text:p>44.7310838896</text:p>
          </table:table-cell>
          <table:table-cell office:value-type="float" office:value="42.988347436" calcext:value-type="float">
            <text:p>42.988347436</text:p>
          </table:table-cell>
          <table:table-cell office:value-type="float" office:value="47.0390036463" calcext:value-type="float">
            <text:p>47.0390036463</text:p>
          </table:table-cell>
          <table:table-cell office:value-type="float" office:value="45.9530059134" calcext:value-type="float">
            <text:p>45.9530059134</text:p>
          </table:table-cell>
        </table:table-row>
        <table:table-row table:style-name="ro1">
          <table:table-cell office:value-type="string" calcext:value-type="string">
            <text:p>arraycopy_7_27</text:p>
          </table:table-cell>
          <table:table-cell office:value-type="float" office:value="44.6552179227" calcext:value-type="float">
            <text:p>44.6552179227</text:p>
          </table:table-cell>
          <table:table-cell office:value-type="float" office:value="44.4891577557" calcext:value-type="float">
            <text:p>44.4891577557</text:p>
          </table:table-cell>
          <table:table-cell office:value-type="float" office:value="45.0261565266" calcext:value-type="float">
            <text:p>45.0261565266</text:p>
          </table:table-cell>
          <table:table-cell office:value-type="float" office:value="44.8140594774" calcext:value-type="float">
            <text:p>44.8140594774</text:p>
          </table:table-cell>
        </table:table-row>
        <table:table-row table:style-name="ro1">
          <table:table-cell office:value-type="string" calcext:value-type="string">
            <text:p>arraycopy_7_29</text:p>
          </table:table-cell>
          <table:table-cell office:value-type="float" office:value="43.5619161086" calcext:value-type="float">
            <text:p>43.5619161086</text:p>
          </table:table-cell>
          <table:table-cell office:value-type="float" office:value="43.2448343843" calcext:value-type="float">
            <text:p>43.2448343843</text:p>
          </table:table-cell>
          <table:table-cell office:value-type="float" office:value="43.9773019341" calcext:value-type="float">
            <text:p>43.9773019341</text:p>
          </table:table-cell>
          <table:table-cell office:value-type="float" office:value="43.780812706" calcext:value-type="float">
            <text:p>43.780812706</text:p>
          </table:table-cell>
        </table:table-row>
        <table:table-row table:style-name="ro1">
          <table:table-cell office:value-type="string" calcext:value-type="string">
            <text:p>arraycopy_7_3</text:p>
          </table:table-cell>
          <table:table-cell office:value-type="float" office:value="44.2405576356" calcext:value-type="float">
            <text:p>44.2405576356</text:p>
          </table:table-cell>
          <table:table-cell office:value-type="float" office:value="44.0766176311" calcext:value-type="float">
            <text:p>44.0766176311</text:p>
          </table:table-cell>
          <table:table-cell office:value-type="float" office:value="44.5173490641" calcext:value-type="float">
            <text:p>44.5173490641</text:p>
          </table:table-cell>
          <table:table-cell office:value-type="float" office:value="44.3727078104" calcext:value-type="float">
            <text:p>44.3727078104</text:p>
          </table:table-cell>
        </table:table-row>
        <table:table-row table:style-name="ro1">
          <table:table-cell office:value-type="string" calcext:value-type="string">
            <text:p>arraycopy_7_31</text:p>
          </table:table-cell>
          <table:table-cell office:value-type="float" office:value="44.7078185939" calcext:value-type="float">
            <text:p>44.7078185939</text:p>
          </table:table-cell>
          <table:table-cell office:value-type="float" office:value="44.6169253231" calcext:value-type="float">
            <text:p>44.6169253231</text:p>
          </table:table-cell>
          <table:table-cell office:value-type="float" office:value="44.8807854722" calcext:value-type="float">
            <text:p>44.8807854722</text:p>
          </table:table-cell>
          <table:table-cell office:value-type="float" office:value="44.7882161072" calcext:value-type="float">
            <text:p>44.7882161072</text:p>
          </table:table-cell>
        </table:table-row>
        <table:table-row table:style-name="ro1">
          <table:table-cell office:value-type="string" calcext:value-type="string">
            <text:p>arraycopy_7_7</text:p>
          </table:table-cell>
          <table:table-cell office:value-type="float" office:value="43.2357933721" calcext:value-type="float">
            <text:p>43.2357933721</text:p>
          </table:table-cell>
          <table:table-cell office:value-type="float" office:value="40.0287220884" calcext:value-type="float">
            <text:p>40.0287220884</text:p>
          </table:table-cell>
          <table:table-cell office:value-type="float" office:value="47.3286519135" calcext:value-type="float">
            <text:p>47.3286519135</text:p>
          </table:table-cell>
          <table:table-cell office:value-type="float" office:value="45.3739787016" calcext:value-type="float">
            <text:p>45.3739787016</text:p>
          </table:table-cell>
        </table:table-row>
        <table:table-row table:style-name="ro1">
          <table:table-cell office:value-type="string" calcext:value-type="string">
            <text:p>arraycopy_7_8</text:p>
          </table:table-cell>
          <table:table-cell office:value-type="float" office:value="43.5242870186" calcext:value-type="float">
            <text:p>43.5242870186</text:p>
          </table:table-cell>
          <table:table-cell office:value-type="float" office:value="43.298494983" calcext:value-type="float">
            <text:p>43.298494983</text:p>
          </table:table-cell>
          <table:table-cell office:value-type="float" office:value="44.1233569105" calcext:value-type="float">
            <text:p>44.1233569105</text:p>
          </table:table-cell>
          <table:table-cell office:value-type="float" office:value="43.7920480946" calcext:value-type="float">
            <text:p>43.7920480946</text:p>
          </table:table-cell>
        </table:table-row>
        <table:table-row table:style-name="ro1">
          <table:table-cell office:value-type="string" calcext:value-type="string">
            <text:p>arraycopy_7_9</text:p>
          </table:table-cell>
          <table:table-cell office:value-type="float" office:value="43.3877473712" calcext:value-type="float">
            <text:p>43.3877473712</text:p>
          </table:table-cell>
          <table:table-cell office:value-type="float" office:value="43.3456972672" calcext:value-type="float">
            <text:p>43.3456972672</text:p>
          </table:table-cell>
          <table:table-cell office:value-type="float" office:value="43.4651063416" calcext:value-type="float">
            <text:p>43.4651063416</text:p>
          </table:table-cell>
          <table:table-cell office:value-type="float" office:value="43.4232720988" calcext:value-type="float">
            <text:p>43.4232720988</text:p>
          </table:table-cell>
        </table:table-row>
        <table:table-row table:style-name="ro1">
          <table:table-cell office:value-type="string" calcext:value-type="string">
            <text:p>arraycopy_8_0</text:p>
          </table:table-cell>
          <table:table-cell office:value-type="float" office:value="35.0650716934" calcext:value-type="float">
            <text:p>35.0650716934</text:p>
          </table:table-cell>
          <table:table-cell office:value-type="float" office:value="34.820238821" calcext:value-type="float">
            <text:p>34.820238821</text:p>
          </table:table-cell>
          <table:table-cell office:value-type="float" office:value="35.3967371029" calcext:value-type="float">
            <text:p>35.3967371029</text:p>
          </table:table-cell>
          <table:table-cell office:value-type="float" office:value="35.2390240616" calcext:value-type="float">
            <text:p>35.2390240616</text:p>
          </table:table-cell>
        </table:table-row>
        <table:table-row table:style-name="ro1">
          <table:table-cell office:value-type="string" calcext:value-type="string">
            <text:p>arraycopy_8_1</text:p>
          </table:table-cell>
          <table:table-cell office:value-type="float" office:value="43.5925885306" calcext:value-type="float">
            <text:p>43.5925885306</text:p>
          </table:table-cell>
          <table:table-cell office:value-type="float" office:value="43.5648629242" calcext:value-type="float">
            <text:p>43.5648629242</text:p>
          </table:table-cell>
          <table:table-cell office:value-type="float" office:value="43.6292945191" calcext:value-type="float">
            <text:p>43.6292945191</text:p>
          </table:table-cell>
          <table:table-cell office:value-type="float" office:value="43.6119683778" calcext:value-type="float">
            <text:p>43.6119683778</text:p>
          </table:table-cell>
        </table:table-row>
        <table:table-row table:style-name="ro1">
          <table:table-cell office:value-type="string" calcext:value-type="string">
            <text:p>arraycopy_8_15</text:p>
          </table:table-cell>
          <table:table-cell office:value-type="float" office:value="43.3259181393" calcext:value-type="float">
            <text:p>43.3259181393</text:p>
          </table:table-cell>
          <table:table-cell office:value-type="float" office:value="43.177387635" calcext:value-type="float">
            <text:p>43.177387635</text:p>
          </table:table-cell>
          <table:table-cell office:value-type="float" office:value="43.7312045262" calcext:value-type="float">
            <text:p>43.7312045262</text:p>
          </table:table-cell>
          <table:table-cell office:value-type="float" office:value="43.4921788095" calcext:value-type="float">
            <text:p>43.4921788095</text:p>
          </table:table-cell>
        </table:table-row>
        <table:table-row table:style-name="ro1">
          <table:table-cell office:value-type="string" calcext:value-type="string">
            <text:p>arraycopy_8_16</text:p>
          </table:table-cell>
          <table:table-cell office:value-type="float" office:value="34.8050317311" calcext:value-type="float">
            <text:p>34.8050317311</text:p>
          </table:table-cell>
          <table:table-cell office:value-type="float" office:value="34.3143946427" calcext:value-type="float">
            <text:p>34.3143946427</text:p>
          </table:table-cell>
          <table:table-cell office:value-type="float" office:value="35.4305296216" calcext:value-type="float">
            <text:p>35.4305296216</text:p>
          </table:table-cell>
          <table:table-cell office:value-type="float" office:value="35.1316731528" calcext:value-type="float">
            <text:p>35.1316731528</text:p>
          </table:table-cell>
        </table:table-row>
        <table:table-row table:style-name="ro1">
          <table:table-cell office:value-type="string" calcext:value-type="string">
            <text:p>arraycopy_8_17</text:p>
          </table:table-cell>
          <table:table-cell office:value-type="float" office:value="52.2919654672" calcext:value-type="float">
            <text:p>52.2919654672</text:p>
          </table:table-cell>
          <table:table-cell office:value-type="float" office:value="51.1959051476" calcext:value-type="float">
            <text:p>51.1959051476</text:p>
          </table:table-cell>
          <table:table-cell office:value-type="float" office:value="53.7017471312" calcext:value-type="float">
            <text:p>53.7017471312</text:p>
          </table:table-cell>
          <table:table-cell office:value-type="float" office:value="53.0301359872" calcext:value-type="float">
            <text:p>53.0301359872</text:p>
          </table:table-cell>
        </table:table-row>
        <table:table-row table:style-name="ro1">
          <table:table-cell office:value-type="string" calcext:value-type="string">
            <text:p>arraycopy_8_2</text:p>
          </table:table-cell>
          <table:table-cell office:value-type="float" office:value="43.6675438833" calcext:value-type="float">
            <text:p>43.6675438833</text:p>
          </table:table-cell>
          <table:table-cell office:value-type="float" office:value="43.6516889466" calcext:value-type="float">
            <text:p>43.6516889466</text:p>
          </table:table-cell>
          <table:table-cell office:value-type="float" office:value="43.6998404287" calcext:value-type="float">
            <text:p>43.6998404287</text:p>
          </table:table-cell>
          <table:table-cell office:value-type="float" office:value="43.6829233263" calcext:value-type="float">
            <text:p>43.6829233263</text:p>
          </table:table-cell>
        </table:table-row>
        <table:table-row table:style-name="ro1">
          <table:table-cell office:value-type="string" calcext:value-type="string">
            <text:p>arraycopy_8_21</text:p>
          </table:table-cell>
          <table:table-cell office:value-type="float" office:value="43.3675673704" calcext:value-type="float">
            <text:p>43.3675673704</text:p>
          </table:table-cell>
          <table:table-cell office:value-type="float" office:value="43.3571236484" calcext:value-type="float">
            <text:p>43.3571236484</text:p>
          </table:table-cell>
          <table:table-cell office:value-type="float" office:value="43.389046561" calcext:value-type="float">
            <text:p>43.389046561</text:p>
          </table:table-cell>
          <table:table-cell office:value-type="float" office:value="43.3776809393" calcext:value-type="float">
            <text:p>43.3776809393</text:p>
          </table:table-cell>
        </table:table-row>
        <table:table-row table:style-name="ro1">
          <table:table-cell office:value-type="string" calcext:value-type="string">
            <text:p>arraycopy_8_23</text:p>
          </table:table-cell>
          <table:table-cell office:value-type="float" office:value="44.5003275479" calcext:value-type="float">
            <text:p>44.5003275479</text:p>
          </table:table-cell>
          <table:table-cell office:value-type="float" office:value="43.4511984719" calcext:value-type="float">
            <text:p>43.4511984719</text:p>
          </table:table-cell>
          <table:table-cell office:value-type="float" office:value="46.0392659578" calcext:value-type="float">
            <text:p>46.0392659578</text:p>
          </table:table-cell>
          <table:table-cell office:value-type="float" office:value="45.3366502403" calcext:value-type="float">
            <text:p>45.3366502403</text:p>
          </table:table-cell>
        </table:table-row>
        <table:table-row table:style-name="ro1">
          <table:table-cell office:value-type="string" calcext:value-type="string">
            <text:p>arraycopy_8_24</text:p>
          </table:table-cell>
          <table:table-cell office:value-type="float" office:value="44.7051030345" calcext:value-type="float">
            <text:p>44.7051030345</text:p>
          </table:table-cell>
          <table:table-cell office:value-type="float" office:value="42.3845339899" calcext:value-type="float">
            <text:p>42.3845339899</text:p>
          </table:table-cell>
          <table:table-cell office:value-type="float" office:value="47.7015570835" calcext:value-type="float">
            <text:p>47.7015570835</text:p>
          </table:table-cell>
          <table:table-cell office:value-type="float" office:value="46.2775775016" calcext:value-type="float">
            <text:p>46.2775775016</text:p>
          </table:table-cell>
        </table:table-row>
        <table:table-row table:style-name="ro1">
          <table:table-cell office:value-type="string" calcext:value-type="string">
            <text:p>arraycopy_8_27</text:p>
          </table:table-cell>
          <table:table-cell office:value-type="float" office:value="44.7026271589" calcext:value-type="float">
            <text:p>44.7026271589</text:p>
          </table:table-cell>
          <table:table-cell office:value-type="float" office:value="44.6338221226" calcext:value-type="float">
            <text:p>44.6338221226</text:p>
          </table:table-cell>
          <table:table-cell office:value-type="float" office:value="44.8851330777" calcext:value-type="float">
            <text:p>44.8851330777</text:p>
          </table:table-cell>
          <table:table-cell office:value-type="float" office:value="44.7821798765" calcext:value-type="float">
            <text:p>44.7821798765</text:p>
          </table:table-cell>
        </table:table-row>
        <table:table-row table:style-name="ro1">
          <table:table-cell office:value-type="string" calcext:value-type="string">
            <text:p>arraycopy_8_29</text:p>
          </table:table-cell>
          <table:table-cell office:value-type="float" office:value="44.5150439491" calcext:value-type="float">
            <text:p>44.5150439491</text:p>
          </table:table-cell>
          <table:table-cell office:value-type="float" office:value="44.2185807325" calcext:value-type="float">
            <text:p>44.2185807325</text:p>
          </table:table-cell>
          <table:table-cell office:value-type="float" office:value="45.1309154849" calcext:value-type="float">
            <text:p>45.1309154849</text:p>
          </table:table-cell>
          <table:table-cell office:value-type="float" office:value="44.8475057166" calcext:value-type="float">
            <text:p>44.8475057166</text:p>
          </table:table-cell>
        </table:table-row>
        <table:table-row table:style-name="ro1">
          <table:table-cell office:value-type="string" calcext:value-type="string">
            <text:p>arraycopy_8_3</text:p>
          </table:table-cell>
          <table:table-cell office:value-type="float" office:value="43.5917830491" calcext:value-type="float">
            <text:p>43.5917830491</text:p>
          </table:table-cell>
          <table:table-cell office:value-type="float" office:value="43.5850983383" calcext:value-type="float">
            <text:p>43.5850983383</text:p>
          </table:table-cell>
          <table:table-cell office:value-type="float" office:value="43.6020763121" calcext:value-type="float">
            <text:p>43.6020763121</text:p>
          </table:table-cell>
          <table:table-cell office:value-type="float" office:value="43.5963498841" calcext:value-type="float">
            <text:p>43.5963498841</text:p>
          </table:table-cell>
        </table:table-row>
        <table:table-row table:style-name="ro1">
          <table:table-cell office:value-type="string" calcext:value-type="string">
            <text:p>arraycopy_8_31</text:p>
          </table:table-cell>
          <table:table-cell office:value-type="float" office:value="45.9516803252" calcext:value-type="float">
            <text:p>45.9516803252</text:p>
          </table:table-cell>
          <table:table-cell office:value-type="float" office:value="45.7931914141" calcext:value-type="float">
            <text:p>45.7931914141</text:p>
          </table:table-cell>
          <table:table-cell office:value-type="float" office:value="46.3819483069" calcext:value-type="float">
            <text:p>46.3819483069</text:p>
          </table:table-cell>
          <table:table-cell office:value-type="float" office:value="46.1333846482" calcext:value-type="float">
            <text:p>46.1333846482</text:p>
          </table:table-cell>
        </table:table-row>
        <table:table-row table:style-name="ro1">
          <table:table-cell office:value-type="string" calcext:value-type="string">
            <text:p>arraycopy_8_7</text:p>
          </table:table-cell>
          <table:table-cell office:value-type="float" office:value="45.5679988838" calcext:value-type="float">
            <text:p>45.5679988838</text:p>
          </table:table-cell>
          <table:table-cell office:value-type="float" office:value="45.2386091098" calcext:value-type="float">
            <text:p>45.2386091098</text:p>
          </table:table-cell>
          <table:table-cell office:value-type="float" office:value="45.9948775193" calcext:value-type="float">
            <text:p>45.9948775193</text:p>
          </table:table-cell>
          <table:table-cell office:value-type="float" office:value="45.7922969454" calcext:value-type="float">
            <text:p>45.7922969454</text:p>
          </table:table-cell>
        </table:table-row>
        <table:table-row table:style-name="ro1">
          <table:table-cell office:value-type="string" calcext:value-type="string">
            <text:p>arraycopy_8_8</text:p>
          </table:table-cell>
          <table:table-cell office:value-type="float" office:value="46.1244373197" calcext:value-type="float">
            <text:p>46.1244373197</text:p>
          </table:table-cell>
          <table:table-cell office:value-type="float" office:value="45.6557512974" calcext:value-type="float">
            <text:p>45.6557512974</text:p>
          </table:table-cell>
          <table:table-cell office:value-type="float" office:value="46.8541749406" calcext:value-type="float">
            <text:p>46.8541749406</text:p>
          </table:table-cell>
          <table:table-cell office:value-type="float" office:value="46.4991038649" calcext:value-type="float">
            <text:p>46.4991038649</text:p>
          </table:table-cell>
        </table:table-row>
        <table:table-row table:style-name="ro1">
          <table:table-cell office:value-type="string" calcext:value-type="string">
            <text:p>arraycopy_8_9</text:p>
          </table:table-cell>
          <table:table-cell office:value-type="float" office:value="43.3359451368" calcext:value-type="float">
            <text:p>43.3359451368</text:p>
          </table:table-cell>
          <table:table-cell office:value-type="float" office:value="43.1966188657" calcext:value-type="float">
            <text:p>43.1966188657</text:p>
          </table:table-cell>
          <table:table-cell office:value-type="float" office:value="43.7157524695" calcext:value-type="float">
            <text:p>43.7157524695</text:p>
          </table:table-cell>
          <table:table-cell office:value-type="float" office:value="43.4927335387" calcext:value-type="float">
            <text:p>43.4927335387</text:p>
          </table:table-cell>
        </table:table-row>
        <table:table-row table:style-name="ro1">
          <table:table-cell office:value-type="string" calcext:value-type="string">
            <text:p>arraycopy_9_0</text:p>
          </table:table-cell>
          <table:table-cell office:value-type="float" office:value="35.4563692327" calcext:value-type="float">
            <text:p>35.4563692327</text:p>
          </table:table-cell>
          <table:table-cell office:value-type="float" office:value="34.078209038" calcext:value-type="float">
            <text:p>34.078209038</text:p>
          </table:table-cell>
          <table:table-cell office:value-type="float" office:value="37.5067727326" calcext:value-type="float">
            <text:p>37.5067727326</text:p>
          </table:table-cell>
          <table:table-cell office:value-type="float" office:value="36.5535232941" calcext:value-type="float">
            <text:p>36.5535232941</text:p>
          </table:table-cell>
        </table:table-row>
        <table:table-row table:style-name="ro1">
          <table:table-cell office:value-type="string" calcext:value-type="string">
            <text:p>arraycopy_9_1</text:p>
          </table:table-cell>
          <table:table-cell office:value-type="float" office:value="44.3028972381" calcext:value-type="float">
            <text:p>44.3028972381</text:p>
          </table:table-cell>
          <table:table-cell office:value-type="float" office:value="44.1614385612" calcext:value-type="float">
            <text:p>44.1614385612</text:p>
          </table:table-cell>
          <table:table-cell office:value-type="float" office:value="44.532020977" calcext:value-type="float">
            <text:p>44.532020977</text:p>
          </table:table-cell>
          <table:table-cell office:value-type="float" office:value="44.4261154695" calcext:value-type="float">
            <text:p>44.4261154695</text:p>
          </table:table-cell>
        </table:table-row>
        <table:table-row table:style-name="ro1">
          <table:table-cell office:value-type="string" calcext:value-type="string">
            <text:p>arraycopy_9_15</text:p>
          </table:table-cell>
          <table:table-cell office:value-type="float" office:value="45.5842360684" calcext:value-type="float">
            <text:p>45.5842360684</text:p>
          </table:table-cell>
          <table:table-cell office:value-type="float" office:value="45.3359599407" calcext:value-type="float">
            <text:p>45.3359599407</text:p>
          </table:table-cell>
          <table:table-cell office:value-type="float" office:value="46.2309936269" calcext:value-type="float">
            <text:p>46.2309936269</text:p>
          </table:table-cell>
          <table:table-cell office:value-type="float" office:value="45.8655076716" calcext:value-type="float">
            <text:p>45.8655076716</text:p>
          </table:table-cell>
        </table:table-row>
        <table:table-row table:style-name="ro1">
          <table:table-cell office:value-type="string" calcext:value-type="string">
            <text:p>arraycopy_9_16</text:p>
          </table:table-cell>
          <table:table-cell office:value-type="float" office:value="37.3467414213" calcext:value-type="float">
            <text:p>37.3467414213</text:p>
          </table:table-cell>
          <table:table-cell office:value-type="float" office:value="35.9787887371" calcext:value-type="float">
            <text:p>35.9787887371</text:p>
          </table:table-cell>
          <table:table-cell office:value-type="float" office:value="40.9924883679" calcext:value-type="float">
            <text:p>40.9924883679</text:p>
          </table:table-cell>
          <table:table-cell office:value-type="float" office:value="38.9375357892" calcext:value-type="float">
            <text:p>38.9375357892</text:p>
          </table:table-cell>
        </table:table-row>
        <table:table-row table:style-name="ro1">
          <table:table-cell office:value-type="string" calcext:value-type="string">
            <text:p>arraycopy_9_17</text:p>
          </table:table-cell>
          <table:table-cell office:value-type="float" office:value="43.5372300855" calcext:value-type="float">
            <text:p>43.5372300855</text:p>
          </table:table-cell>
          <table:table-cell office:value-type="float" office:value="43.4959368186" calcext:value-type="float">
            <text:p>43.4959368186</text:p>
          </table:table-cell>
          <table:table-cell office:value-type="float" office:value="43.6430393574" calcext:value-type="float">
            <text:p>43.6430393574</text:p>
          </table:table-cell>
          <table:table-cell office:value-type="float" office:value="43.5829706545" calcext:value-type="float">
            <text:p>43.5829706545</text:p>
          </table:table-cell>
        </table:table-row>
        <table:table-row table:style-name="ro1">
          <table:table-cell office:value-type="string" calcext:value-type="string">
            <text:p>arraycopy_9_2</text:p>
          </table:table-cell>
          <table:table-cell office:value-type="float" office:value="43.5912723086" calcext:value-type="float">
            <text:p>43.5912723086</text:p>
          </table:table-cell>
          <table:table-cell office:value-type="float" office:value="42.9812891096" calcext:value-type="float">
            <text:p>42.9812891096</text:p>
          </table:table-cell>
          <table:table-cell office:value-type="float" office:value="45.252633157" calcext:value-type="float">
            <text:p>45.252633157</text:p>
          </table:table-cell>
          <table:table-cell office:value-type="float" office:value="44.2915441156" calcext:value-type="float">
            <text:p>44.2915441156</text:p>
          </table:table-cell>
        </table:table-row>
        <table:table-row table:style-name="ro1">
          <table:table-cell office:value-type="string" calcext:value-type="string">
            <text:p>arraycopy_9_21</text:p>
          </table:table-cell>
          <table:table-cell office:value-type="float" office:value="44.8259365812" calcext:value-type="float">
            <text:p>44.8259365812</text:p>
          </table:table-cell>
          <table:table-cell office:value-type="float" office:value="44.6770054457" calcext:value-type="float">
            <text:p>44.6770054457</text:p>
          </table:table-cell>
          <table:table-cell office:value-type="float" office:value="45.0988320593" calcext:value-type="float">
            <text:p>45.0988320593</text:p>
          </table:table-cell>
          <table:table-cell office:value-type="float" office:value="44.9702741097" calcext:value-type="float">
            <text:p>44.9702741097</text:p>
          </table:table-cell>
        </table:table-row>
        <table:table-row table:style-name="ro1">
          <table:table-cell office:value-type="string" calcext:value-type="string">
            <text:p>arraycopy_9_23</text:p>
          </table:table-cell>
          <table:table-cell office:value-type="float" office:value="44.6980201854" calcext:value-type="float">
            <text:p>44.6980201854</text:p>
          </table:table-cell>
          <table:table-cell office:value-type="float" office:value="42.8524207695" calcext:value-type="float">
            <text:p>42.8524207695</text:p>
          </table:table-cell>
          <table:table-cell office:value-type="float" office:value="47.2002836401" calcext:value-type="float">
            <text:p>47.2002836401</text:p>
          </table:table-cell>
          <table:table-cell office:value-type="float" office:value="46.0324192248" calcext:value-type="float">
            <text:p>46.0324192248</text:p>
          </table:table-cell>
        </table:table-row>
        <table:table-row table:style-name="ro1">
          <table:table-cell office:value-type="string" calcext:value-type="string">
            <text:p>arraycopy_9_24</text:p>
          </table:table-cell>
          <table:table-cell office:value-type="float" office:value="44.8046051137" calcext:value-type="float">
            <text:p>44.8046051137</text:p>
          </table:table-cell>
          <table:table-cell office:value-type="float" office:value="43.2674719061" calcext:value-type="float">
            <text:p>43.2674719061</text:p>
          </table:table-cell>
          <table:table-cell office:value-type="float" office:value="46.9373414903" calcext:value-type="float">
            <text:p>46.9373414903</text:p>
          </table:table-cell>
          <table:table-cell office:value-type="float" office:value="45.9465085681" calcext:value-type="float">
            <text:p>45.9465085681</text:p>
          </table:table-cell>
        </table:table-row>
        <table:table-row table:style-name="ro1">
          <table:table-cell office:value-type="string" calcext:value-type="string">
            <text:p>arraycopy_9_27</text:p>
          </table:table-cell>
          <table:table-cell office:value-type="float" office:value="44.7868759917" calcext:value-type="float">
            <text:p>44.7868759917</text:p>
          </table:table-cell>
          <table:table-cell office:value-type="float" office:value="34.5872684038" calcext:value-type="float">
            <text:p>34.5872684038</text:p>
          </table:table-cell>
          <table:table-cell office:value-type="float" office:value="57.7411794929" calcext:value-type="float">
            <text:p>57.7411794929</text:p>
          </table:table-cell>
          <table:table-cell office:value-type="float" office:value="51.5418794121" calcext:value-type="float">
            <text:p>51.5418794121</text:p>
          </table:table-cell>
        </table:table-row>
        <table:table-row table:style-name="ro1">
          <table:table-cell office:value-type="string" calcext:value-type="string">
            <text:p>arraycopy_9_29</text:p>
          </table:table-cell>
          <table:table-cell office:value-type="float" office:value="44.7788976992" calcext:value-type="float">
            <text:p>44.7788976992</text:p>
          </table:table-cell>
          <table:table-cell office:value-type="float" office:value="44.5540114472" calcext:value-type="float">
            <text:p>44.5540114472</text:p>
          </table:table-cell>
          <table:table-cell office:value-type="float" office:value="45.1454196084" calcext:value-type="float">
            <text:p>45.1454196084</text:p>
          </table:table-cell>
          <table:table-cell office:value-type="float" office:value="44.9713371898" calcext:value-type="float">
            <text:p>44.9713371898</text:p>
          </table:table-cell>
        </table:table-row>
        <table:table-row table:style-name="ro1">
          <table:table-cell office:value-type="string" calcext:value-type="string">
            <text:p>arraycopy_9_3</text:p>
          </table:table-cell>
          <table:table-cell office:value-type="float" office:value="44.3270012883" calcext:value-type="float">
            <text:p>44.3270012883</text:p>
          </table:table-cell>
          <table:table-cell office:value-type="float" office:value="44.1947723088" calcext:value-type="float">
            <text:p>44.1947723088</text:p>
          </table:table-cell>
          <table:table-cell office:value-type="float" office:value="44.5230277874" calcext:value-type="float">
            <text:p>44.5230277874</text:p>
          </table:table-cell>
          <table:table-cell office:value-type="float" office:value="44.4144559983" calcext:value-type="float">
            <text:p>44.4144559983</text:p>
          </table:table-cell>
        </table:table-row>
        <table:table-row table:style-name="ro1">
          <table:table-cell office:value-type="string" calcext:value-type="string">
            <text:p>arraycopy_9_31</text:p>
          </table:table-cell>
          <table:table-cell office:value-type="float" office:value="43.5328901278" calcext:value-type="float">
            <text:p>43.5328901278</text:p>
          </table:table-cell>
          <table:table-cell office:value-type="float" office:value="43.0627785342" calcext:value-type="float">
            <text:p>43.0627785342</text:p>
          </table:table-cell>
          <table:table-cell office:value-type="float" office:value="44.1409561834" calcext:value-type="float">
            <text:p>44.1409561834</text:p>
          </table:table-cell>
          <table:table-cell office:value-type="float" office:value="43.8520788931" calcext:value-type="float">
            <text:p>43.8520788931</text:p>
          </table:table-cell>
        </table:table-row>
        <table:table-row table:style-name="ro1">
          <table:table-cell office:value-type="string" calcext:value-type="string">
            <text:p>arraycopy_9_7</text:p>
          </table:table-cell>
          <table:table-cell office:value-type="float" office:value="43.5967489645" calcext:value-type="float">
            <text:p>43.5967489645</text:p>
          </table:table-cell>
          <table:table-cell office:value-type="float" office:value="42.9205876227" calcext:value-type="float">
            <text:p>42.9205876227</text:p>
          </table:table-cell>
          <table:table-cell office:value-type="float" office:value="45.432257708" calcext:value-type="float">
            <text:p>45.432257708</text:p>
          </table:table-cell>
          <table:table-cell office:value-type="float" office:value="44.3824336564" calcext:value-type="float">
            <text:p>44.3824336564</text:p>
          </table:table-cell>
        </table:table-row>
        <table:table-row table:style-name="ro1">
          <table:table-cell office:value-type="string" calcext:value-type="string">
            <text:p>arraycopy_9_8</text:p>
          </table:table-cell>
          <table:table-cell office:value-type="float" office:value="44.2678624731" calcext:value-type="float">
            <text:p>44.2678624731</text:p>
          </table:table-cell>
          <table:table-cell office:value-type="float" office:value="44.1423425324" calcext:value-type="float">
            <text:p>44.1423425324</text:p>
          </table:table-cell>
          <table:table-cell office:value-type="float" office:value="44.4520594067" calcext:value-type="float">
            <text:p>44.4520594067</text:p>
          </table:table-cell>
          <table:table-cell office:value-type="float" office:value="44.3677046839" calcext:value-type="float">
            <text:p>44.3677046839</text:p>
          </table:table-cell>
        </table:table-row>
        <table:table-row table:style-name="ro1">
          <table:table-cell office:value-type="string" calcext:value-type="string">
            <text:p>arraycopy_9_9</text:p>
          </table:table-cell>
          <table:table-cell office:value-type="float" office:value="43.2332135411" calcext:value-type="float">
            <text:p>43.2332135411</text:p>
          </table:table-cell>
          <table:table-cell office:value-type="float" office:value="43.2283267241" calcext:value-type="float">
            <text:p>43.2283267241</text:p>
          </table:table-cell>
          <table:table-cell office:value-type="float" office:value="43.2455752097" calcext:value-type="float">
            <text:p>43.2455752097</text:p>
          </table:table-cell>
          <table:table-cell office:value-type="float" office:value="43.2392331754" calcext:value-type="float">
            <text:p>43.23923317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09:51:47.439794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tila-Mihaly Balazs</meta:initial-creator>
    <meta:creation-date>2016-02-27T12:41:14.014326966</meta:creation-date>
    <dc:date>2016-02-29T09:53:13.513519989</dc:date>
    <dc:creator>Attila-Mihaly Balazs</dc:creator>
    <meta:editing-duration>PT3H18M42S</meta:editing-duration>
    <meta:editing-cycles>5</meta:editing-cycles>
    <meta:generator>LibreOffice/5.0.5.2$Linux_X86_64 LibreOffice_project/00m0$Build-2</meta:generator>
    <meta:document-statistic meta:table-count="2" meta:cell-count="25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japanese-candle-stick="true"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fill-color="#ffffff"/>
    </style:style>
    <style:style style:name="ch7" style:family="chart">
      <style:graphic-properties svg:stroke-color="#b3b3b3" draw:fill-color="#000000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041cm" svg:height="15.414cm" xlink:href=".." xlink:type="simple" chart:class="chart:stock" chart:style-name="ch1">
        <chart:plot-area chart:style-name="ch2" table:cell-range-address="i7.A1:i7.E100" chart:data-source-has-labels="column" svg:x="0.68cm" svg:y="0.308cm" svg:width="32.681cm" svg:height="14.798cm">
          <chartooo:coordinate-region svg:x="1.301cm" svg:y="0.508cm" svg:width="32.06cm" svg:height="11.729cm"/>
          <chart:axis chart:dimension="x" chart:name="primary-x" chart:style-name="ch3" chartooo:axis-type="auto">
            <chartooo:date-scale/>
            <chart:categories table:cell-range-address="i7.A1:i7.A100"/>
          </chart:axis>
          <chart:axis chart:dimension="y" chart:name="primary-y" chart:style-name="ch4">
            <chart:grid chart:style-name="ch5" chart:class="major"/>
          </chart:axis>
          <chart:series chart:values-cell-range-address="i7.B1:i7.B100" chart:attached-axis="primary-y">
            <chart:data-point chart:repeated="100"/>
          </chart:series>
          <chart:series chart:values-cell-range-address="i7.C1:i7.C100" chart:attached-axis="primary-y">
            <chart:data-point chart:repeated="100"/>
          </chart:series>
          <chart:series chart:values-cell-range-address="i7.D1:i7.D100" chart:attached-axis="primary-y">
            <chart:data-point chart:repeated="100"/>
          </chart:series>
          <chart:series chart:values-cell-range-address="i7.E1:i7.E100" chart:attached-axis="primary-y">
            <chart:data-point chart:repeated="100"/>
          </chart:series>
          <chart:stock-gain-marker chart:style-name="ch6"/>
          <chart:stock-loss-marker chart:style-name="ch7"/>
          <chart:stock-range-line chart:style-name="ch8"/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arraycopy_0_0</text:p>
                <draw:g>
                  <svg:desc>i7.A1:i7.A100</svg:desc>
                </draw:g>
              </table:table-cell>
              <table:table-cell office:value-type="float" office:value="20.2518799958">
                <text:p>20.2518799958</text:p>
                <draw:g>
                  <svg:desc>i7.B1:i7.B100</svg:desc>
                </draw:g>
              </table:table-cell>
              <table:table-cell office:value-type="float" office:value="19.7338597764">
                <text:p>19.7338597764</text:p>
                <draw:g>
                  <svg:desc>i7.C1:i7.C100</svg:desc>
                </draw:g>
              </table:table-cell>
              <table:table-cell office:value-type="float" office:value="21.0604594377">
                <text:p>21.0604594377</text:p>
                <draw:g>
                  <svg:desc>i7.D1:i7.D100</svg:desc>
                </draw:g>
              </table:table-cell>
              <table:table-cell office:value-type="float" office:value="20.6884720103">
                <text:p>20.6884720103</text:p>
                <draw:g>
                  <svg:desc>i7.E1:i7.E100</svg:desc>
                </draw:g>
              </table:table-cell>
            </table:table-row>
            <table:table-row>
              <table:table-cell office:value-type="string">
                <text:p>arraycopy_0_1</text:p>
              </table:table-cell>
              <table:table-cell office:value-type="float" office:value="20.4314798096">
                <text:p>20.4314798096</text:p>
              </table:table-cell>
              <table:table-cell office:value-type="float" office:value="20.1479645488">
                <text:p>20.1479645488</text:p>
              </table:table-cell>
              <table:table-cell office:value-type="float" office:value="21.0959641048">
                <text:p>21.0959641048</text:p>
              </table:table-cell>
              <table:table-cell office:value-type="float" office:value="20.7305889894">
                <text:p>20.7305889894</text:p>
              </table:table-cell>
            </table:table-row>
            <table:table-row>
              <table:table-cell office:value-type="string">
                <text:p>arraycopy_0_15</text:p>
              </table:table-cell>
              <table:table-cell office:value-type="float" office:value="20.325171128">
                <text:p>20.325171128</text:p>
              </table:table-cell>
              <table:table-cell office:value-type="float" office:value="19.2431295267">
                <text:p>19.2431295267</text:p>
              </table:table-cell>
              <table:table-cell office:value-type="float" office:value="22.1167374984">
                <text:p>22.1167374984</text:p>
              </table:table-cell>
              <table:table-cell office:value-type="float" office:value="21.2625402597">
                <text:p>21.2625402597</text:p>
              </table:table-cell>
            </table:table-row>
            <table:table-row>
              <table:table-cell office:value-type="string">
                <text:p>arraycopy_0_16</text:p>
              </table:table-cell>
              <table:table-cell office:value-type="float" office:value="15.8021485721">
                <text:p>15.8021485721</text:p>
              </table:table-cell>
              <table:table-cell office:value-type="float" office:value="15.6925678097">
                <text:p>15.6925678097</text:p>
              </table:table-cell>
              <table:table-cell office:value-type="float" office:value="16.0796807987">
                <text:p>16.0796807987</text:p>
              </table:table-cell>
              <table:table-cell office:value-type="float" office:value="15.935664536">
                <text:p>15.935664536</text:p>
              </table:table-cell>
            </table:table-row>
            <table:table-row>
              <table:table-cell office:value-type="string">
                <text:p>arraycopy_0_17</text:p>
              </table:table-cell>
              <table:table-cell office:value-type="float" office:value="20.3304445467">
                <text:p>20.3304445467</text:p>
              </table:table-cell>
              <table:table-cell office:value-type="float" office:value="20.2923363414">
                <text:p>20.2923363414</text:p>
              </table:table-cell>
              <table:table-cell office:value-type="float" office:value="20.4004687504">
                <text:p>20.4004687504</text:p>
              </table:table-cell>
              <table:table-cell office:value-type="float" office:value="20.363763702">
                <text:p>20.363763702</text:p>
              </table:table-cell>
            </table:table-row>
            <table:table-row>
              <table:table-cell office:value-type="string">
                <text:p>arraycopy_0_2</text:p>
              </table:table-cell>
              <table:table-cell office:value-type="float" office:value="20.3445675458">
                <text:p>20.3445675458</text:p>
              </table:table-cell>
              <table:table-cell office:value-type="float" office:value="20.2021793543">
                <text:p>20.2021793543</text:p>
              </table:table-cell>
              <table:table-cell office:value-type="float" office:value="20.5763206556">
                <text:p>20.5763206556</text:p>
              </table:table-cell>
              <table:table-cell office:value-type="float" office:value="20.4496642867">
                <text:p>20.4496642867</text:p>
              </table:table-cell>
            </table:table-row>
            <table:table-row>
              <table:table-cell office:value-type="string">
                <text:p>arraycopy_0_21</text:p>
              </table:table-cell>
              <table:table-cell office:value-type="float" office:value="20.3174284739">
                <text:p>20.3174284739</text:p>
              </table:table-cell>
              <table:table-cell office:value-type="float" office:value="20.2744010227">
                <text:p>20.2744010227</text:p>
              </table:table-cell>
              <table:table-cell office:value-type="float" office:value="20.4315375077">
                <text:p>20.4315375077</text:p>
              </table:table-cell>
              <table:table-cell office:value-type="float" office:value="20.3675367035">
                <text:p>20.3675367035</text:p>
              </table:table-cell>
            </table:table-row>
            <table:table-row>
              <table:table-cell office:value-type="string">
                <text:p>arraycopy_0_23</text:p>
              </table:table-cell>
              <table:table-cell office:value-type="float" office:value="22.7536022277">
                <text:p>22.7536022277</text:p>
              </table:table-cell>
              <table:table-cell office:value-type="float" office:value="22.3289299922">
                <text:p>22.3289299922</text:p>
              </table:table-cell>
              <table:table-cell office:value-type="float" office:value="23.3880586319">
                <text:p>23.3880586319</text:p>
              </table:table-cell>
              <table:table-cell office:value-type="float" office:value="23.0986176835">
                <text:p>23.0986176835</text:p>
              </table:table-cell>
            </table:table-row>
            <table:table-row>
              <table:table-cell office:value-type="string">
                <text:p>arraycopy_0_24</text:p>
              </table:table-cell>
              <table:table-cell office:value-type="float" office:value="20.3316647882">
                <text:p>20.3316647882</text:p>
              </table:table-cell>
              <table:table-cell office:value-type="float" office:value="18.950658649">
                <text:p>18.950658649</text:p>
              </table:table-cell>
              <table:table-cell office:value-type="float" office:value="22.1336890373">
                <text:p>22.1336890373</text:p>
              </table:table-cell>
              <table:table-cell office:value-type="float" office:value="21.2809286804">
                <text:p>21.2809286804</text:p>
              </table:table-cell>
            </table:table-row>
            <table:table-row>
              <table:table-cell office:value-type="string">
                <text:p>arraycopy_0_27</text:p>
              </table:table-cell>
              <table:table-cell office:value-type="float" office:value="20.2871383821">
                <text:p>20.2871383821</text:p>
              </table:table-cell>
              <table:table-cell office:value-type="float" office:value="19.9892623824">
                <text:p>19.9892623824</text:p>
              </table:table-cell>
              <table:table-cell office:value-type="float" office:value="20.7397767935">
                <text:p>20.7397767935</text:p>
              </table:table-cell>
              <table:table-cell office:value-type="float" office:value="20.5322466382">
                <text:p>20.5322466382</text:p>
              </table:table-cell>
            </table:table-row>
            <table:table-row>
              <table:table-cell office:value-type="string">
                <text:p>arraycopy_0_29</text:p>
              </table:table-cell>
              <table:table-cell office:value-type="float" office:value="26.3960446868">
                <text:p>26.3960446868</text:p>
              </table:table-cell>
              <table:table-cell office:value-type="float" office:value="26.2952813557">
                <text:p>26.2952813557</text:p>
              </table:table-cell>
              <table:table-cell office:value-type="float" office:value="26.5727142847">
                <text:p>26.5727142847</text:p>
              </table:table-cell>
              <table:table-cell office:value-type="float" office:value="26.4862577222">
                <text:p>26.4862577222</text:p>
              </table:table-cell>
            </table:table-row>
            <table:table-row>
              <table:table-cell office:value-type="string">
                <text:p>arraycopy_0_3</text:p>
              </table:table-cell>
              <table:table-cell office:value-type="float" office:value="20.385062415">
                <text:p>20.385062415</text:p>
              </table:table-cell>
              <table:table-cell office:value-type="float" office:value="19.3530285888">
                <text:p>19.3530285888</text:p>
              </table:table-cell>
              <table:table-cell office:value-type="float" office:value="21.8983275987">
                <text:p>21.8983275987</text:p>
              </table:table-cell>
              <table:table-cell office:value-type="float" office:value="21.2003257012">
                <text:p>21.2003257012</text:p>
              </table:table-cell>
            </table:table-row>
            <table:table-row>
              <table:table-cell office:value-type="string">
                <text:p>arraycopy_0_31</text:p>
              </table:table-cell>
              <table:table-cell office:value-type="float" office:value="20.9109524856">
                <text:p>20.9109524856</text:p>
              </table:table-cell>
              <table:table-cell office:value-type="float" office:value="20.3782480825">
                <text:p>20.3782480825</text:p>
              </table:table-cell>
              <table:table-cell office:value-type="float" office:value="21.7996916022">
                <text:p>21.7996916022</text:p>
              </table:table-cell>
              <table:table-cell office:value-type="float" office:value="21.3756183145">
                <text:p>21.3756183145</text:p>
              </table:table-cell>
            </table:table-row>
            <table:table-row>
              <table:table-cell office:value-type="string">
                <text:p>arraycopy_0_7</text:p>
              </table:table-cell>
              <table:table-cell office:value-type="float" office:value="20.3295257808">
                <text:p>20.3295257808</text:p>
              </table:table-cell>
              <table:table-cell office:value-type="float" office:value="19.4459110239">
                <text:p>19.4459110239</text:p>
              </table:table-cell>
              <table:table-cell office:value-type="float" office:value="21.5163757982">
                <text:p>21.5163757982</text:p>
              </table:table-cell>
              <table:table-cell office:value-type="float" office:value="20.9546107724">
                <text:p>20.9546107724</text:p>
              </table:table-cell>
            </table:table-row>
            <table:table-row>
              <table:table-cell office:value-type="string">
                <text:p>arraycopy_0_8</text:p>
              </table:table-cell>
              <table:table-cell office:value-type="float" office:value="20.2897918585">
                <text:p>20.2897918585</text:p>
              </table:table-cell>
              <table:table-cell office:value-type="float" office:value="19.9756029598">
                <text:p>19.9756029598</text:p>
              </table:table-cell>
              <table:table-cell office:value-type="float" office:value="20.8696626769">
                <text:p>20.8696626769</text:p>
              </table:table-cell>
              <table:table-cell office:value-type="float" office:value="20.5937652303">
                <text:p>20.5937652303</text:p>
              </table:table-cell>
            </table:table-row>
            <table:table-row>
              <table:table-cell office:value-type="string">
                <text:p>arraycopy_0_9</text:p>
              </table:table-cell>
              <table:table-cell office:value-type="float" office:value="20.3010864231">
                <text:p>20.3010864231</text:p>
              </table:table-cell>
              <table:table-cell office:value-type="float" office:value="20.1676300867">
                <text:p>20.1676300867</text:p>
              </table:table-cell>
              <table:table-cell office:value-type="float" office:value="20.5316064675">
                <text:p>20.5316064675</text:p>
              </table:table-cell>
              <table:table-cell office:value-type="float" office:value="20.4260959538">
                <text:p>20.4260959538</text:p>
              </table:table-cell>
            </table:table-row>
            <table:table-row>
              <table:table-cell office:value-type="string">
                <text:p>arraycopy_15_0</text:p>
              </table:table-cell>
              <table:table-cell office:value-type="float" office:value="20.2875355516">
                <text:p>20.2875355516</text:p>
              </table:table-cell>
              <table:table-cell office:value-type="float" office:value="19.8686243497">
                <text:p>19.8686243497</text:p>
              </table:table-cell>
              <table:table-cell office:value-type="float" office:value="21.0465108159">
                <text:p>21.0465108159</text:p>
              </table:table-cell>
              <table:table-cell office:value-type="float" office:value="20.6273730091">
                <text:p>20.6273730091</text:p>
              </table:table-cell>
            </table:table-row>
            <table:table-row>
              <table:table-cell office:value-type="string">
                <text:p>arraycopy_15_1</text:p>
              </table:table-cell>
              <table:table-cell office:value-type="float" office:value="20.3025508721">
                <text:p>20.3025508721</text:p>
              </table:table-cell>
              <table:table-cell office:value-type="float" office:value="19.6701601035">
                <text:p>19.6701601035</text:p>
              </table:table-cell>
              <table:table-cell office:value-type="float" office:value="21.3351233433">
                <text:p>21.3351233433</text:p>
              </table:table-cell>
              <table:table-cell office:value-type="float" office:value="20.8236837819">
                <text:p>20.8236837819</text:p>
              </table:table-cell>
            </table:table-row>
            <table:table-row>
              <table:table-cell office:value-type="string">
                <text:p>arraycopy_15_15</text:p>
              </table:table-cell>
              <table:table-cell office:value-type="float" office:value="20.2809006935">
                <text:p>20.2809006935</text:p>
              </table:table-cell>
              <table:table-cell office:value-type="float" office:value="19.8328200041">
                <text:p>19.8328200041</text:p>
              </table:table-cell>
              <table:table-cell office:value-type="float" office:value="20.9439024049">
                <text:p>20.9439024049</text:p>
              </table:table-cell>
              <table:table-cell office:value-type="float" office:value="20.6384424039">
                <text:p>20.6384424039</text:p>
              </table:table-cell>
            </table:table-row>
            <table:table-row>
              <table:table-cell office:value-type="string">
                <text:p>arraycopy_15_16</text:p>
              </table:table-cell>
              <table:table-cell office:value-type="float" office:value="15.9201224664">
                <text:p>15.9201224664</text:p>
              </table:table-cell>
              <table:table-cell office:value-type="float" office:value="15.20054455">
                <text:p>15.20054455</text:p>
              </table:table-cell>
              <table:table-cell office:value-type="float" office:value="16.910029198">
                <text:p>16.910029198</text:p>
              </table:table-cell>
              <table:table-cell office:value-type="float" office:value="16.4502720215">
                <text:p>16.4502720215</text:p>
              </table:table-cell>
            </table:table-row>
            <table:table-row>
              <table:table-cell office:value-type="string">
                <text:p>arraycopy_15_17</text:p>
              </table:table-cell>
              <table:table-cell office:value-type="float" office:value="20.3251592252">
                <text:p>20.3251592252</text:p>
              </table:table-cell>
              <table:table-cell office:value-type="float" office:value="19.727493429">
                <text:p>19.727493429</text:p>
              </table:table-cell>
              <table:table-cell office:value-type="float" office:value="21.1606642442">
                <text:p>21.1606642442</text:p>
              </table:table-cell>
              <table:table-cell office:value-type="float" office:value="20.7689489719">
                <text:p>20.7689489719</text:p>
              </table:table-cell>
            </table:table-row>
            <table:table-row>
              <table:table-cell office:value-type="string">
                <text:p>arraycopy_15_2</text:p>
              </table:table-cell>
              <table:table-cell office:value-type="float" office:value="20.345224664">
                <text:p>20.345224664</text:p>
              </table:table-cell>
              <table:table-cell office:value-type="float" office:value="19.861067439">
                <text:p>19.861067439</text:p>
              </table:table-cell>
              <table:table-cell office:value-type="float" office:value="21.0592134364">
                <text:p>21.0592134364</text:p>
              </table:table-cell>
              <table:table-cell office:value-type="float" office:value="20.7279307542">
                <text:p>20.7279307542</text:p>
              </table:table-cell>
            </table:table-row>
            <table:table-row>
              <table:table-cell office:value-type="string">
                <text:p>arraycopy_15_21</text:p>
              </table:table-cell>
              <table:table-cell office:value-type="float" office:value="25.0610348323">
                <text:p>25.0610348323</text:p>
              </table:table-cell>
              <table:table-cell office:value-type="float" office:value="25.0329327809">
                <text:p>25.0329327809</text:p>
              </table:table-cell>
              <table:table-cell office:value-type="float" office:value="25.123316345">
                <text:p>25.123316345</text:p>
              </table:table-cell>
              <table:table-cell office:value-type="float" office:value="25.0904317958">
                <text:p>25.0904317958</text:p>
              </table:table-cell>
            </table:table-row>
            <table:table-row>
              <table:table-cell office:value-type="string">
                <text:p>arraycopy_15_23</text:p>
              </table:table-cell>
              <table:table-cell office:value-type="float" office:value="20.3100763237">
                <text:p>20.3100763237</text:p>
              </table:table-cell>
              <table:table-cell office:value-type="float" office:value="19.8825268383">
                <text:p>19.8825268383</text:p>
              </table:table-cell>
              <table:table-cell office:value-type="float" office:value="20.9720214274">
                <text:p>20.9720214274</text:p>
              </table:table-cell>
              <table:table-cell office:value-type="float" office:value="20.6104376142">
                <text:p>20.6104376142</text:p>
              </table:table-cell>
            </table:table-row>
            <table:table-row>
              <table:table-cell office:value-type="string">
                <text:p>arraycopy_15_24</text:p>
              </table:table-cell>
              <table:table-cell office:value-type="float" office:value="20.3307240948">
                <text:p>20.3307240948</text:p>
              </table:table-cell>
              <table:table-cell office:value-type="float" office:value="20.2962757701">
                <text:p>20.2962757701</text:p>
              </table:table-cell>
              <table:table-cell office:value-type="float" office:value="20.3927702335">
                <text:p>20.3927702335</text:p>
              </table:table-cell>
              <table:table-cell office:value-type="float" office:value="20.3594815863">
                <text:p>20.3594815863</text:p>
              </table:table-cell>
            </table:table-row>
            <table:table-row>
              <table:table-cell office:value-type="string">
                <text:p>arraycopy_15_27</text:p>
              </table:table-cell>
              <table:table-cell office:value-type="float" office:value="20.3180169825">
                <text:p>20.3180169825</text:p>
              </table:table-cell>
              <table:table-cell office:value-type="float" office:value="20.231474828">
                <text:p>20.231474828</text:p>
              </table:table-cell>
              <table:table-cell office:value-type="float" office:value="20.45887275">
                <text:p>20.45887275</text:p>
              </table:table-cell>
              <table:table-cell office:value-type="float" office:value="20.39577066">
                <text:p>20.39577066</text:p>
              </table:table-cell>
            </table:table-row>
            <table:table-row>
              <table:table-cell office:value-type="string">
                <text:p>arraycopy_15_29</text:p>
              </table:table-cell>
              <table:table-cell office:value-type="float" office:value="20.3234938588">
                <text:p>20.3234938588</text:p>
              </table:table-cell>
              <table:table-cell office:value-type="float" office:value="20.2831639375">
                <text:p>20.2831639375</text:p>
              </table:table-cell>
              <table:table-cell office:value-type="float" office:value="20.4305301306">
                <text:p>20.4305301306</text:p>
              </table:table-cell>
              <table:table-cell office:value-type="float" office:value="20.3718656457">
                <text:p>20.3718656457</text:p>
              </table:table-cell>
            </table:table-row>
            <table:table-row>
              <table:table-cell office:value-type="string">
                <text:p>arraycopy_15_3</text:p>
              </table:table-cell>
              <table:table-cell office:value-type="float" office:value="20.3235138773">
                <text:p>20.3235138773</text:p>
              </table:table-cell>
              <table:table-cell office:value-type="float" office:value="20.2961551721">
                <text:p>20.2961551721</text:p>
              </table:table-cell>
              <table:table-cell office:value-type="float" office:value="20.3933108449">
                <text:p>20.3933108449</text:p>
              </table:table-cell>
              <table:table-cell office:value-type="float" office:value="20.3538546937">
                <text:p>20.3538546937</text:p>
              </table:table-cell>
            </table:table-row>
            <table:table-row>
              <table:table-cell office:value-type="string">
                <text:p>arraycopy_15_31</text:p>
              </table:table-cell>
              <table:table-cell office:value-type="float" office:value="20.494211417">
                <text:p>20.494211417</text:p>
              </table:table-cell>
              <table:table-cell office:value-type="float" office:value="18.1302640575">
                <text:p>18.1302640575</text:p>
              </table:table-cell>
              <table:table-cell office:value-type="float" office:value="24.0690152851">
                <text:p>24.0690152851</text:p>
              </table:table-cell>
              <table:table-cell office:value-type="float" office:value="22.3912093055">
                <text:p>22.3912093055</text:p>
              </table:table-cell>
            </table:table-row>
            <table:table-row>
              <table:table-cell office:value-type="string">
                <text:p>arraycopy_15_7</text:p>
              </table:table-cell>
              <table:table-cell office:value-type="float" office:value="20.4921190446">
                <text:p>20.4921190446</text:p>
              </table:table-cell>
              <table:table-cell office:value-type="float" office:value="19.3955466592">
                <text:p>19.3955466592</text:p>
              </table:table-cell>
              <table:table-cell office:value-type="float" office:value="22.3322378635">
                <text:p>22.3322378635</text:p>
              </table:table-cell>
              <table:table-cell office:value-type="float" office:value="21.4394873753">
                <text:p>21.4394873753</text:p>
              </table:table-cell>
            </table:table-row>
            <table:table-row>
              <table:table-cell office:value-type="string">
                <text:p>arraycopy_15_8</text:p>
              </table:table-cell>
              <table:table-cell office:value-type="float" office:value="20.3266111545">
                <text:p>20.3266111545</text:p>
              </table:table-cell>
              <table:table-cell office:value-type="float" office:value="20.2372686153">
                <text:p>20.2372686153</text:p>
              </table:table-cell>
              <table:table-cell office:value-type="float" office:value="20.5116836822">
                <text:p>20.5116836822</text:p>
              </table:table-cell>
              <table:table-cell office:value-type="float" office:value="20.409665108">
                <text:p>20.409665108</text:p>
              </table:table-cell>
            </table:table-row>
            <table:table-row>
              <table:table-cell office:value-type="string">
                <text:p>arraycopy_15_9</text:p>
              </table:table-cell>
              <table:table-cell office:value-type="float" office:value="20.3400108272">
                <text:p>20.3400108272</text:p>
              </table:table-cell>
              <table:table-cell office:value-type="float" office:value="20.2356837822">
                <text:p>20.2356837822</text:p>
              </table:table-cell>
              <table:table-cell office:value-type="float" office:value="20.5065635939">
                <text:p>20.5065635939</text:p>
              </table:table-cell>
              <table:table-cell office:value-type="float" office:value="20.4284930793">
                <text:p>20.4284930793</text:p>
              </table:table-cell>
            </table:table-row>
            <table:table-row>
              <table:table-cell office:value-type="string">
                <text:p>arraycopy_16_0</text:p>
              </table:table-cell>
              <table:table-cell office:value-type="float" office:value="20.3097895393">
                <text:p>20.3097895393</text:p>
              </table:table-cell>
              <table:table-cell office:value-type="float" office:value="20.2078938159">
                <text:p>20.2078938159</text:p>
              </table:table-cell>
              <table:table-cell office:value-type="float" office:value="20.493837955">
                <text:p>20.493837955</text:p>
              </table:table-cell>
              <table:table-cell office:value-type="float" office:value="20.4069947401">
                <text:p>20.4069947401</text:p>
              </table:table-cell>
            </table:table-row>
            <table:table-row>
              <table:table-cell office:value-type="string">
                <text:p>arraycopy_16_1</text:p>
              </table:table-cell>
              <table:table-cell office:value-type="float" office:value="20.2956505693">
                <text:p>20.2956505693</text:p>
              </table:table-cell>
              <table:table-cell office:value-type="float" office:value="19.7664807218">
                <text:p>19.7664807218</text:p>
              </table:table-cell>
              <table:table-cell office:value-type="float" office:value="21.1380769194">
                <text:p>21.1380769194</text:p>
              </table:table-cell>
              <table:table-cell office:value-type="float" office:value="20.6784899155">
                <text:p>20.6784899155</text:p>
              </table:table-cell>
            </table:table-row>
            <table:table-row>
              <table:table-cell office:value-type="string">
                <text:p>arraycopy_16_15</text:p>
              </table:table-cell>
              <table:table-cell office:value-type="float" office:value="20.2888468691">
                <text:p>20.2888468691</text:p>
              </table:table-cell>
              <table:table-cell office:value-type="float" office:value="20.1396380475">
                <text:p>20.1396380475</text:p>
              </table:table-cell>
              <table:table-cell office:value-type="float" office:value="20.5437614541">
                <text:p>20.5437614541</text:p>
              </table:table-cell>
              <table:table-cell office:value-type="float" office:value="20.4116921478">
                <text:p>20.4116921478</text:p>
              </table:table-cell>
            </table:table-row>
            <table:table-row>
              <table:table-cell office:value-type="string">
                <text:p>arraycopy_16_16</text:p>
              </table:table-cell>
              <table:table-cell office:value-type="float" office:value="15.1958772047">
                <text:p>15.1958772047</text:p>
              </table:table-cell>
              <table:table-cell office:value-type="float" office:value="15.0663334999">
                <text:p>15.0663334999</text:p>
              </table:table-cell>
              <table:table-cell office:value-type="float" office:value="15.4696579784">
                <text:p>15.4696579784</text:p>
              </table:table-cell>
              <table:table-cell office:value-type="float" office:value="15.3421259731">
                <text:p>15.3421259731</text:p>
              </table:table-cell>
            </table:table-row>
            <table:table-row>
              <table:table-cell office:value-type="string">
                <text:p>arraycopy_16_17</text:p>
              </table:table-cell>
              <table:table-cell office:value-type="float" office:value="20.2952073448">
                <text:p>20.2952073448</text:p>
              </table:table-cell>
              <table:table-cell office:value-type="float" office:value="20.2064849727">
                <text:p>20.2064849727</text:p>
              </table:table-cell>
              <table:table-cell office:value-type="float" office:value="20.4564684819">
                <text:p>20.4564684819</text:p>
              </table:table-cell>
              <table:table-cell office:value-type="float" office:value="20.3735324482">
                <text:p>20.3735324482</text:p>
              </table:table-cell>
            </table:table-row>
            <table:table-row>
              <table:table-cell office:value-type="string">
                <text:p>arraycopy_16_2</text:p>
              </table:table-cell>
              <table:table-cell office:value-type="float" office:value="23.1105545138">
                <text:p>23.1105545138</text:p>
              </table:table-cell>
              <table:table-cell office:value-type="float" office:value="22.6070149232">
                <text:p>22.6070149232</text:p>
              </table:table-cell>
              <table:table-cell office:value-type="float" office:value="23.9900298383">
                <text:p>23.9900298383</text:p>
              </table:table-cell>
              <table:table-cell office:value-type="float" office:value="23.5252487661">
                <text:p>23.5252487661</text:p>
              </table:table-cell>
            </table:table-row>
            <table:table-row>
              <table:table-cell office:value-type="string">
                <text:p>arraycopy_16_21</text:p>
              </table:table-cell>
              <table:table-cell office:value-type="float" office:value="20.2997539125">
                <text:p>20.2997539125</text:p>
              </table:table-cell>
              <table:table-cell office:value-type="float" office:value="19.4284112843">
                <text:p>19.4284112843</text:p>
              </table:table-cell>
              <table:table-cell office:value-type="float" office:value="21.5137426388">
                <text:p>21.5137426388</text:p>
              </table:table-cell>
              <table:table-cell office:value-type="float" office:value="20.9471616229">
                <text:p>20.9471616229</text:p>
              </table:table-cell>
            </table:table-row>
            <table:table-row>
              <table:table-cell office:value-type="string">
                <text:p>arraycopy_16_23</text:p>
              </table:table-cell>
              <table:table-cell office:value-type="float" office:value="20.3206344375">
                <text:p>20.3206344375</text:p>
              </table:table-cell>
              <table:table-cell office:value-type="float" office:value="18.0358026764">
                <text:p>18.0358026764</text:p>
              </table:table-cell>
              <table:table-cell office:value-type="float" office:value="23.4735358017">
                <text:p>23.4735358017</text:p>
              </table:table-cell>
              <table:table-cell office:value-type="float" office:value="21.9903448957">
                <text:p>21.9903448957</text:p>
              </table:table-cell>
            </table:table-row>
            <table:table-row>
              <table:table-cell office:value-type="string">
                <text:p>arraycopy_16_24</text:p>
              </table:table-cell>
              <table:table-cell office:value-type="float" office:value="20.3059133693">
                <text:p>20.3059133693</text:p>
              </table:table-cell>
              <table:table-cell office:value-type="float" office:value="19.0117333441">
                <text:p>19.0117333441</text:p>
              </table:table-cell>
              <table:table-cell office:value-type="float" office:value="22.0484819295">
                <text:p>22.0484819295</text:p>
              </table:table-cell>
              <table:table-cell office:value-type="float" office:value="21.2306177027">
                <text:p>21.2306177027</text:p>
              </table:table-cell>
            </table:table-row>
            <table:table-row>
              <table:table-cell office:value-type="string">
                <text:p>arraycopy_16_27</text:p>
              </table:table-cell>
              <table:table-cell office:value-type="float" office:value="20.3243650349">
                <text:p>20.3243650349</text:p>
              </table:table-cell>
              <table:table-cell office:value-type="float" office:value="20.1727186719">
                <text:p>20.1727186719</text:p>
              </table:table-cell>
              <table:table-cell office:value-type="float" office:value="20.6395665371">
                <text:p>20.6395665371</text:p>
              </table:table-cell>
              <table:table-cell office:value-type="float" office:value="20.4633065705">
                <text:p>20.4633065705</text:p>
              </table:table-cell>
            </table:table-row>
            <table:table-row>
              <table:table-cell office:value-type="string">
                <text:p>arraycopy_16_29</text:p>
              </table:table-cell>
              <table:table-cell office:value-type="float" office:value="20.3118248486">
                <text:p>20.3118248486</text:p>
              </table:table-cell>
              <table:table-cell office:value-type="float" office:value="20.2256838138">
                <text:p>20.2256838138</text:p>
              </table:table-cell>
              <table:table-cell office:value-type="float" office:value="20.4666768566">
                <text:p>20.4666768566</text:p>
              </table:table-cell>
              <table:table-cell office:value-type="float" office:value="20.383448398">
                <text:p>20.383448398</text:p>
              </table:table-cell>
            </table:table-row>
            <table:table-row>
              <table:table-cell office:value-type="string">
                <text:p>arraycopy_16_3</text:p>
              </table:table-cell>
              <table:table-cell office:value-type="float" office:value="20.29670247">
                <text:p>20.29670247</text:p>
              </table:table-cell>
              <table:table-cell office:value-type="float" office:value="20.2455827645">
                <text:p>20.2455827645</text:p>
              </table:table-cell>
              <table:table-cell office:value-type="float" office:value="20.4219759081">
                <text:p>20.4219759081</text:p>
              </table:table-cell>
              <table:table-cell office:value-type="float" office:value="20.3519300783">
                <text:p>20.3519300783</text:p>
              </table:table-cell>
            </table:table-row>
            <table:table-row>
              <table:table-cell office:value-type="string">
                <text:p>arraycopy_16_31</text:p>
              </table:table-cell>
              <table:table-cell office:value-type="float" office:value="29.613684785">
                <text:p>29.613684785</text:p>
              </table:table-cell>
              <table:table-cell office:value-type="float" office:value="29.5192335028">
                <text:p>29.5192335028</text:p>
              </table:table-cell>
              <table:table-cell office:value-type="float" office:value="29.7901404458">
                <text:p>29.7901404458</text:p>
              </table:table-cell>
              <table:table-cell office:value-type="float" office:value="29.7090422774">
                <text:p>29.7090422774</text:p>
              </table:table-cell>
            </table:table-row>
            <table:table-row>
              <table:table-cell office:value-type="string">
                <text:p>arraycopy_16_7</text:p>
              </table:table-cell>
              <table:table-cell office:value-type="float" office:value="20.3162276844">
                <text:p>20.3162276844</text:p>
              </table:table-cell>
              <table:table-cell office:value-type="float" office:value="20.2422054358">
                <text:p>20.2422054358</text:p>
              </table:table-cell>
              <table:table-cell office:value-type="float" office:value="20.4361690196">
                <text:p>20.4361690196</text:p>
              </table:table-cell>
              <table:table-cell office:value-type="float" office:value="20.3759837104">
                <text:p>20.3759837104</text:p>
              </table:table-cell>
            </table:table-row>
            <table:table-row>
              <table:table-cell office:value-type="string">
                <text:p>arraycopy_16_8</text:p>
              </table:table-cell>
              <table:table-cell office:value-type="float" office:value="20.3522634367">
                <text:p>20.3522634367</text:p>
              </table:table-cell>
              <table:table-cell office:value-type="float" office:value="19.9260263843">
                <text:p>19.9260263843</text:p>
              </table:table-cell>
              <table:table-cell office:value-type="float" office:value="21.0279594612">
                <text:p>21.0279594612</text:p>
              </table:table-cell>
              <table:table-cell office:value-type="float" office:value="20.7142520151">
                <text:p>20.7142520151</text:p>
              </table:table-cell>
            </table:table-row>
            <table:table-row>
              <table:table-cell office:value-type="string">
                <text:p>arraycopy_16_9</text:p>
              </table:table-cell>
              <table:table-cell office:value-type="float" office:value="20.3228680484">
                <text:p>20.3228680484</text:p>
              </table:table-cell>
              <table:table-cell office:value-type="float" office:value="20.1750571016">
                <text:p>20.1750571016</text:p>
              </table:table-cell>
              <table:table-cell office:value-type="float" office:value="20.629795505">
                <text:p>20.629795505</text:p>
              </table:table-cell>
              <table:table-cell office:value-type="float" office:value="20.4701391332">
                <text:p>20.4701391332</text:p>
              </table:table-cell>
            </table:table-row>
            <table:table-row>
              <table:table-cell office:value-type="string">
                <text:p>arraycopy_17_0</text:p>
              </table:table-cell>
              <table:table-cell office:value-type="float" office:value="20.2834717169">
                <text:p>20.2834717169</text:p>
              </table:table-cell>
              <table:table-cell office:value-type="float" office:value="19.6600105399">
                <text:p>19.6600105399</text:p>
              </table:table-cell>
              <table:table-cell office:value-type="float" office:value="21.2507824443">
                <text:p>21.2507824443</text:p>
              </table:table-cell>
              <table:table-cell office:value-type="float" office:value="20.7253457405">
                <text:p>20.7253457405</text:p>
              </table:table-cell>
            </table:table-row>
            <table:table-row>
              <table:table-cell office:value-type="string">
                <text:p>arraycopy_17_1</text:p>
              </table:table-cell>
              <table:table-cell office:value-type="float" office:value="20.2757750573">
                <text:p>20.2757750573</text:p>
              </table:table-cell>
              <table:table-cell office:value-type="float" office:value="19.8571970198">
                <text:p>19.8571970198</text:p>
              </table:table-cell>
              <table:table-cell office:value-type="float" office:value="21.0524150697">
                <text:p>21.0524150697</text:p>
              </table:table-cell>
              <table:table-cell office:value-type="float" office:value="20.6660437721">
                <text:p>20.6660437721</text:p>
              </table:table-cell>
            </table:table-row>
            <table:table-row>
              <table:table-cell office:value-type="string">
                <text:p>arraycopy_17_15</text:p>
              </table:table-cell>
              <table:table-cell office:value-type="float" office:value="20.2600017872">
                <text:p>20.2600017872</text:p>
              </table:table-cell>
              <table:table-cell office:value-type="float" office:value="20.1808563862">
                <text:p>20.1808563862</text:p>
              </table:table-cell>
              <table:table-cell office:value-type="float" office:value="20.4166349367">
                <text:p>20.4166349367</text:p>
              </table:table-cell>
              <table:table-cell office:value-type="float" office:value="20.3439820971">
                <text:p>20.3439820971</text:p>
              </table:table-cell>
            </table:table-row>
            <table:table-row>
              <table:table-cell office:value-type="string">
                <text:p>arraycopy_17_16</text:p>
              </table:table-cell>
              <table:table-cell office:value-type="float" office:value="15.6352308419">
                <text:p>15.6352308419</text:p>
              </table:table-cell>
              <table:table-cell office:value-type="float" office:value="15.5357985999">
                <text:p>15.5357985999</text:p>
              </table:table-cell>
              <table:table-cell office:value-type="float" office:value="15.8108833346">
                <text:p>15.8108833346</text:p>
              </table:table-cell>
              <table:table-cell office:value-type="float" office:value="15.7122541774">
                <text:p>15.7122541774</text:p>
              </table:table-cell>
            </table:table-row>
            <table:table-row>
              <table:table-cell office:value-type="string">
                <text:p>arraycopy_17_17</text:p>
              </table:table-cell>
              <table:table-cell office:value-type="float" office:value="20.3053970089">
                <text:p>20.3053970089</text:p>
              </table:table-cell>
              <table:table-cell office:value-type="float" office:value="19.8799046563">
                <text:p>19.8799046563</text:p>
              </table:table-cell>
              <table:table-cell office:value-type="float" office:value="20.9946867346">
                <text:p>20.9946867346</text:p>
              </table:table-cell>
              <table:table-cell office:value-type="float" office:value="20.6235192897">
                <text:p>20.6235192897</text:p>
              </table:table-cell>
            </table:table-row>
            <table:table-row>
              <table:table-cell office:value-type="string">
                <text:p>arraycopy_17_2</text:p>
              </table:table-cell>
              <table:table-cell office:value-type="float" office:value="20.3363631067">
                <text:p>20.3363631067</text:p>
              </table:table-cell>
              <table:table-cell office:value-type="float" office:value="20.1116456785">
                <text:p>20.1116456785</text:p>
              </table:table-cell>
              <table:table-cell office:value-type="float" office:value="20.678336661">
                <text:p>20.678336661</text:p>
              </table:table-cell>
              <table:table-cell office:value-type="float" office:value="20.5222699791">
                <text:p>20.5222699791</text:p>
              </table:table-cell>
            </table:table-row>
            <table:table-row>
              <table:table-cell office:value-type="string">
                <text:p>arraycopy_17_21</text:p>
              </table:table-cell>
              <table:table-cell office:value-type="float" office:value="27.1484572201">
                <text:p>27.1484572201</text:p>
              </table:table-cell>
              <table:table-cell office:value-type="float" office:value="26.9834869402">
                <text:p>26.9834869402</text:p>
              </table:table-cell>
              <table:table-cell office:value-type="float" office:value="27.4917980738">
                <text:p>27.4917980738</text:p>
              </table:table-cell>
              <table:table-cell office:value-type="float" office:value="27.291646943">
                <text:p>27.291646943</text:p>
              </table:table-cell>
            </table:table-row>
            <table:table-row>
              <table:table-cell office:value-type="string">
                <text:p>arraycopy_17_23</text:p>
              </table:table-cell>
              <table:table-cell office:value-type="float" office:value="20.2937880203">
                <text:p>20.2937880203</text:p>
              </table:table-cell>
              <table:table-cell office:value-type="float" office:value="20.1524446071">
                <text:p>20.1524446071</text:p>
              </table:table-cell>
              <table:table-cell office:value-type="float" office:value="20.5240476702">
                <text:p>20.5240476702</text:p>
              </table:table-cell>
              <table:table-cell office:value-type="float" office:value="20.4036535274">
                <text:p>20.4036535274</text:p>
              </table:table-cell>
            </table:table-row>
            <table:table-row>
              <table:table-cell office:value-type="string">
                <text:p>arraycopy_17_24</text:p>
              </table:table-cell>
              <table:table-cell office:value-type="float" office:value="20.3004546266">
                <text:p>20.3004546266</text:p>
              </table:table-cell>
              <table:table-cell office:value-type="float" office:value="19.5262139612">
                <text:p>19.5262139612</text:p>
              </table:table-cell>
              <table:table-cell office:value-type="float" office:value="21.3410913854">
                <text:p>21.3410913854</text:p>
              </table:table-cell>
              <table:table-cell office:value-type="float" office:value="20.851620742">
                <text:p>20.851620742</text:p>
              </table:table-cell>
            </table:table-row>
            <table:table-row>
              <table:table-cell office:value-type="string">
                <text:p>arraycopy_17_27</text:p>
              </table:table-cell>
              <table:table-cell office:value-type="float" office:value="20.2570997738">
                <text:p>20.2570997738</text:p>
              </table:table-cell>
              <table:table-cell office:value-type="float" office:value="20.1559773758">
                <text:p>20.1559773758</text:p>
              </table:table-cell>
              <table:table-cell office:value-type="float" office:value="20.475395748">
                <text:p>20.475395748</text:p>
              </table:table-cell>
              <table:table-cell office:value-type="float" office:value="20.3733033893">
                <text:p>20.3733033893</text:p>
              </table:table-cell>
            </table:table-row>
            <table:table-row>
              <table:table-cell office:value-type="string">
                <text:p>arraycopy_17_29</text:p>
              </table:table-cell>
              <table:table-cell office:value-type="float" office:value="20.3018491063">
                <text:p>20.3018491063</text:p>
              </table:table-cell>
              <table:table-cell office:value-type="float" office:value="19.5997481034">
                <text:p>19.5997481034</text:p>
              </table:table-cell>
              <table:table-cell office:value-type="float" office:value="21.4771190709">
                <text:p>21.4771190709</text:p>
              </table:table-cell>
              <table:table-cell office:value-type="float" office:value="20.8476918068">
                <text:p>20.8476918068</text:p>
              </table:table-cell>
            </table:table-row>
            <table:table-row>
              <table:table-cell office:value-type="string">
                <text:p>arraycopy_17_3</text:p>
              </table:table-cell>
              <table:table-cell office:value-type="float" office:value="20.2760447403">
                <text:p>20.2760447403</text:p>
              </table:table-cell>
              <table:table-cell office:value-type="float" office:value="20.0014934383">
                <text:p>20.0014934383</text:p>
              </table:table-cell>
              <table:table-cell office:value-type="float" office:value="20.8295685472">
                <text:p>20.8295685472</text:p>
              </table:table-cell>
              <table:table-cell office:value-type="float" office:value="20.5360944745">
                <text:p>20.5360944745</text:p>
              </table:table-cell>
            </table:table-row>
            <table:table-row>
              <table:table-cell office:value-type="string">
                <text:p>arraycopy_17_31</text:p>
              </table:table-cell>
              <table:table-cell office:value-type="float" office:value="20.3057910372">
                <text:p>20.3057910372</text:p>
              </table:table-cell>
              <table:table-cell office:value-type="float" office:value="20.1055393714">
                <text:p>20.1055393714</text:p>
              </table:table-cell>
              <table:table-cell office:value-type="float" office:value="20.6311421889">
                <text:p>20.6311421889</text:p>
              </table:table-cell>
              <table:table-cell office:value-type="float" office:value="20.472096101">
                <text:p>20.472096101</text:p>
              </table:table-cell>
            </table:table-row>
            <table:table-row>
              <table:table-cell office:value-type="string">
                <text:p>arraycopy_17_7</text:p>
              </table:table-cell>
              <table:table-cell office:value-type="float" office:value="20.2941613895">
                <text:p>20.2941613895</text:p>
              </table:table-cell>
              <table:table-cell office:value-type="float" office:value="20.216208648">
                <text:p>20.216208648</text:p>
              </table:table-cell>
              <table:table-cell office:value-type="float" office:value="20.4334523336">
                <text:p>20.4334523336</text:p>
              </table:table-cell>
              <table:table-cell office:value-type="float" office:value="20.3674435315">
                <text:p>20.3674435315</text:p>
              </table:table-cell>
            </table:table-row>
            <table:table-row>
              <table:table-cell office:value-type="string">
                <text:p>arraycopy_17_8</text:p>
              </table:table-cell>
              <table:table-cell office:value-type="float" office:value="20.2819635796">
                <text:p>20.2819635796</text:p>
              </table:table-cell>
              <table:table-cell office:value-type="float" office:value="20.2234817842">
                <text:p>20.2234817842</text:p>
              </table:table-cell>
              <table:table-cell office:value-type="float" office:value="20.3822044817">
                <text:p>20.3822044817</text:p>
              </table:table-cell>
              <table:table-cell office:value-type="float" office:value="20.3364639161">
                <text:p>20.3364639161</text:p>
              </table:table-cell>
            </table:table-row>
            <table:table-row>
              <table:table-cell office:value-type="string">
                <text:p>arraycopy_17_9</text:p>
              </table:table-cell>
              <table:table-cell office:value-type="float" office:value="20.2875363275">
                <text:p>20.2875363275</text:p>
              </table:table-cell>
              <table:table-cell office:value-type="float" office:value="20.1877428287">
                <text:p>20.1877428287</text:p>
              </table:table-cell>
              <table:table-cell office:value-type="float" office:value="20.4544367403">
                <text:p>20.4544367403</text:p>
              </table:table-cell>
              <table:table-cell office:value-type="float" office:value="20.3658282573">
                <text:p>20.3658282573</text:p>
              </table:table-cell>
            </table:table-row>
            <table:table-row>
              <table:table-cell office:value-type="string">
                <text:p>arraycopy_1_0</text:p>
              </table:table-cell>
              <table:table-cell office:value-type="float" office:value="20.4493071636">
                <text:p>20.4493071636</text:p>
              </table:table-cell>
              <table:table-cell office:value-type="float" office:value="20.0194581237">
                <text:p>20.0194581237</text:p>
              </table:table-cell>
              <table:table-cell office:value-type="float" office:value="21.1192032113">
                <text:p>21.1192032113</text:p>
              </table:table-cell>
              <table:table-cell office:value-type="float" office:value="20.7996674132">
                <text:p>20.7996674132</text:p>
              </table:table-cell>
            </table:table-row>
            <table:table-row>
              <table:table-cell office:value-type="string">
                <text:p>arraycopy_1_1</text:p>
              </table:table-cell>
              <table:table-cell office:value-type="float" office:value="27.0271197762">
                <text:p>27.0271197762</text:p>
              </table:table-cell>
              <table:table-cell office:value-type="float" office:value="26.5594920491">
                <text:p>26.5594920491</text:p>
              </table:table-cell>
              <table:table-cell office:value-type="float" office:value="27.7438052053">
                <text:p>27.7438052053</text:p>
              </table:table-cell>
              <table:table-cell office:value-type="float" office:value="27.3240480979">
                <text:p>27.3240480979</text:p>
              </table:table-cell>
            </table:table-row>
            <table:table-row>
              <table:table-cell office:value-type="string">
                <text:p>arraycopy_1_15</text:p>
              </table:table-cell>
              <table:table-cell office:value-type="float" office:value="20.3333980978">
                <text:p>20.3333980978</text:p>
              </table:table-cell>
              <table:table-cell office:value-type="float" office:value="19.9256989655">
                <text:p>19.9256989655</text:p>
              </table:table-cell>
              <table:table-cell office:value-type="float" office:value="21.0203633622">
                <text:p>21.0203633622</text:p>
              </table:table-cell>
              <table:table-cell office:value-type="float" office:value="20.7053677046">
                <text:p>20.7053677046</text:p>
              </table:table-cell>
            </table:table-row>
            <table:table-row>
              <table:table-cell office:value-type="string">
                <text:p>arraycopy_1_16</text:p>
              </table:table-cell>
              <table:table-cell office:value-type="float" office:value="15.5212930243">
                <text:p>15.5212930243</text:p>
              </table:table-cell>
              <table:table-cell office:value-type="float" office:value="15.4163083487">
                <text:p>15.4163083487</text:p>
              </table:table-cell>
              <table:table-cell office:value-type="float" office:value="15.763578541">
                <text:p>15.763578541</text:p>
              </table:table-cell>
              <table:table-cell office:value-type="float" office:value="15.6465504263">
                <text:p>15.6465504263</text:p>
              </table:table-cell>
            </table:table-row>
            <table:table-row>
              <table:table-cell office:value-type="string">
                <text:p>arraycopy_1_17</text:p>
              </table:table-cell>
              <table:table-cell office:value-type="float" office:value="20.3707836227">
                <text:p>20.3707836227</text:p>
              </table:table-cell>
              <table:table-cell office:value-type="float" office:value="20.0870285629">
                <text:p>20.0870285629</text:p>
              </table:table-cell>
              <table:table-cell office:value-type="float" office:value="20.8532174797">
                <text:p>20.8532174797</text:p>
              </table:table-cell>
              <table:table-cell office:value-type="float" office:value="20.6358976067">
                <text:p>20.6358976067</text:p>
              </table:table-cell>
            </table:table-row>
            <table:table-row>
              <table:table-cell office:value-type="string">
                <text:p>arraycopy_1_2</text:p>
              </table:table-cell>
              <table:table-cell office:value-type="float" office:value="26.3747978998">
                <text:p>26.3747978998</text:p>
              </table:table-cell>
              <table:table-cell office:value-type="float" office:value="26.2636911558">
                <text:p>26.2636911558</text:p>
              </table:table-cell>
              <table:table-cell office:value-type="float" office:value="26.5851792974">
                <text:p>26.5851792974</text:p>
              </table:table-cell>
              <table:table-cell office:value-type="float" office:value="26.4767925048">
                <text:p>26.4767925048</text:p>
              </table:table-cell>
            </table:table-row>
            <table:table-row>
              <table:table-cell office:value-type="string">
                <text:p>arraycopy_1_21</text:p>
              </table:table-cell>
              <table:table-cell office:value-type="float" office:value="20.2735109955">
                <text:p>20.2735109955</text:p>
              </table:table-cell>
              <table:table-cell office:value-type="float" office:value="19.9474473371">
                <text:p>19.9474473371</text:p>
              </table:table-cell>
              <table:table-cell office:value-type="float" office:value="20.7960771322">
                <text:p>20.7960771322</text:p>
              </table:table-cell>
              <table:table-cell office:value-type="float" office:value="20.5596512585">
                <text:p>20.5596512585</text:p>
              </table:table-cell>
            </table:table-row>
            <table:table-row>
              <table:table-cell office:value-type="string">
                <text:p>arraycopy_1_23</text:p>
              </table:table-cell>
              <table:table-cell office:value-type="float" office:value="20.3062932123">
                <text:p>20.3062932123</text:p>
              </table:table-cell>
              <table:table-cell office:value-type="float" office:value="20.1433707954">
                <text:p>20.1433707954</text:p>
              </table:table-cell>
              <table:table-cell office:value-type="float" office:value="20.6207261851">
                <text:p>20.6207261851</text:p>
              </table:table-cell>
              <table:table-cell office:value-type="float" office:value="20.4481054863">
                <text:p>20.4481054863</text:p>
              </table:table-cell>
            </table:table-row>
            <table:table-row>
              <table:table-cell office:value-type="string">
                <text:p>arraycopy_1_24</text:p>
              </table:table-cell>
              <table:table-cell office:value-type="float" office:value="20.3181566818">
                <text:p>20.3181566818</text:p>
              </table:table-cell>
              <table:table-cell office:value-type="float" office:value="20.2321536814">
                <text:p>20.2321536814</text:p>
              </table:table-cell>
              <table:table-cell office:value-type="float" office:value="20.4519987846">
                <text:p>20.4519987846</text:p>
              </table:table-cell>
              <table:table-cell office:value-type="float" office:value="20.3880229027">
                <text:p>20.3880229027</text:p>
              </table:table-cell>
            </table:table-row>
            <table:table-row>
              <table:table-cell office:value-type="string">
                <text:p>arraycopy_1_27</text:p>
              </table:table-cell>
              <table:table-cell office:value-type="float" office:value="20.3203447298">
                <text:p>20.3203447298</text:p>
              </table:table-cell>
              <table:table-cell office:value-type="float" office:value="19.3818818606">
                <text:p>19.3818818606</text:p>
              </table:table-cell>
              <table:table-cell office:value-type="float" office:value="21.5615543486">
                <text:p>21.5615543486</text:p>
              </table:table-cell>
              <table:table-cell office:value-type="float" office:value="20.9773211863">
                <text:p>20.9773211863</text:p>
              </table:table-cell>
            </table:table-row>
            <table:table-row>
              <table:table-cell office:value-type="string">
                <text:p>arraycopy_1_29</text:p>
              </table:table-cell>
              <table:table-cell office:value-type="float" office:value="20.2695013011">
                <text:p>20.2695013011</text:p>
              </table:table-cell>
              <table:table-cell office:value-type="float" office:value="19.8613467426">
                <text:p>19.8613467426</text:p>
              </table:table-cell>
              <table:table-cell office:value-type="float" office:value="20.9006316981">
                <text:p>20.9006316981</text:p>
              </table:table-cell>
              <table:table-cell office:value-type="float" office:value="20.5985279931">
                <text:p>20.5985279931</text:p>
              </table:table-cell>
            </table:table-row>
            <table:table-row>
              <table:table-cell office:value-type="string">
                <text:p>arraycopy_1_3</text:p>
              </table:table-cell>
              <table:table-cell office:value-type="float" office:value="20.3137779103">
                <text:p>20.3137779103</text:p>
              </table:table-cell>
              <table:table-cell office:value-type="float" office:value="20.2708511693">
                <text:p>20.2708511693</text:p>
              </table:table-cell>
              <table:table-cell office:value-type="float" office:value="20.4164468752">
                <text:p>20.4164468752</text:p>
              </table:table-cell>
              <table:table-cell office:value-type="float" office:value="20.3644230001">
                <text:p>20.3644230001</text:p>
              </table:table-cell>
            </table:table-row>
            <table:table-row>
              <table:table-cell office:value-type="string">
                <text:p>arraycopy_1_31</text:p>
              </table:table-cell>
              <table:table-cell office:value-type="float" office:value="20.2874973197">
                <text:p>20.2874973197</text:p>
              </table:table-cell>
              <table:table-cell office:value-type="float" office:value="20.2289262766">
                <text:p>20.2289262766</text:p>
              </table:table-cell>
              <table:table-cell office:value-type="float" office:value="20.4162889376">
                <text:p>20.4162889376</text:p>
              </table:table-cell>
              <table:table-cell office:value-type="float" office:value="20.3548068211">
                <text:p>20.3548068211</text:p>
              </table:table-cell>
            </table:table-row>
            <table:table-row>
              <table:table-cell office:value-type="string">
                <text:p>arraycopy_1_7</text:p>
              </table:table-cell>
              <table:table-cell office:value-type="float" office:value="20.3610397086">
                <text:p>20.3610397086</text:p>
              </table:table-cell>
              <table:table-cell office:value-type="float" office:value="18.6927650482">
                <text:p>18.6927650482</text:p>
              </table:table-cell>
              <table:table-cell office:value-type="float" office:value="23.0778965692">
                <text:p>23.0778965692</text:p>
              </table:table-cell>
              <table:table-cell office:value-type="float" office:value="21.746787337">
                <text:p>21.746787337</text:p>
              </table:table-cell>
            </table:table-row>
            <table:table-row>
              <table:table-cell office:value-type="string">
                <text:p>arraycopy_1_8</text:p>
              </table:table-cell>
              <table:table-cell office:value-type="float" office:value="20.3684409387">
                <text:p>20.3684409387</text:p>
              </table:table-cell>
              <table:table-cell office:value-type="float" office:value="19.253870987">
                <text:p>19.253870987</text:p>
              </table:table-cell>
              <table:table-cell office:value-type="float" office:value="22.3314810022">
                <text:p>22.3314810022</text:p>
              </table:table-cell>
              <table:table-cell office:value-type="float" office:value="21.3250967145">
                <text:p>21.3250967145</text:p>
              </table:table-cell>
            </table:table-row>
            <table:table-row>
              <table:table-cell office:value-type="string">
                <text:p>arraycopy_1_9</text:p>
              </table:table-cell>
              <table:table-cell office:value-type="float" office:value="20.3283903287">
                <text:p>20.3283903287</text:p>
              </table:table-cell>
              <table:table-cell office:value-type="float" office:value="19.7036395555">
                <text:p>19.7036395555</text:p>
              </table:table-cell>
              <table:table-cell office:value-type="float" office:value="21.2012822664">
                <text:p>21.2012822664</text:p>
              </table:table-cell>
              <table:table-cell office:value-type="float" office:value="20.7974581672">
                <text:p>20.7974581672</text:p>
              </table:table-cell>
            </table:table-row>
            <table:table-row>
              <table:table-cell office:value-type="string">
                <text:p>arraycopy_21_0</text:p>
              </table:table-cell>
              <table:table-cell office:value-type="float" office:value="20.310388457">
                <text:p>20.310388457</text:p>
              </table:table-cell>
              <table:table-cell office:value-type="float" office:value="20.2230821086">
                <text:p>20.2230821086</text:p>
              </table:table-cell>
              <table:table-cell office:value-type="float" office:value="20.5120486922">
                <text:p>20.5120486922</text:p>
              </table:table-cell>
              <table:table-cell office:value-type="float" office:value="20.4093613087">
                <text:p>20.4093613087</text:p>
              </table:table-cell>
            </table:table-row>
            <table:table-row>
              <table:table-cell office:value-type="string">
                <text:p>arraycopy_21_1</text:p>
              </table:table-cell>
              <table:table-cell office:value-type="float" office:value="28.5507226508">
                <text:p>28.5507226508</text:p>
              </table:table-cell>
              <table:table-cell office:value-type="float" office:value="28.4557810611">
                <text:p>28.4557810611</text:p>
              </table:table-cell>
              <table:table-cell office:value-type="float" office:value="28.7576511573">
                <text:p>28.7576511573</text:p>
              </table:table-cell>
              <table:table-cell office:value-type="float" office:value="28.639720171">
                <text:p>28.639720171</text:p>
              </table:table-cell>
            </table:table-row>
            <table:table-row>
              <table:table-cell office:value-type="string">
                <text:p>arraycopy_21_15</text:p>
              </table:table-cell>
              <table:table-cell office:value-type="float" office:value="20.2761673916">
                <text:p>20.2761673916</text:p>
              </table:table-cell>
              <table:table-cell office:value-type="float" office:value="19.8137796044">
                <text:p>19.8137796044</text:p>
              </table:table-cell>
              <table:table-cell office:value-type="float" office:value="21.014537718">
                <text:p>21.014537718</text:p>
              </table:table-cell>
              <table:table-cell office:value-type="float" office:value="20.6610207424">
                <text:p>20.6610207424</text:p>
              </table:table-cell>
            </table:table-row>
            <table:table-row>
              <table:table-cell office:value-type="string">
                <text:p>arraycopy_21_16</text:p>
              </table:table-cell>
              <table:table-cell office:value-type="float" office:value="18.0888508295">
                <text:p>18.0888508295</text:p>
              </table:table-cell>
              <table:table-cell office:value-type="float" office:value="17.2795130525">
                <text:p>17.2795130525</text:p>
              </table:table-cell>
              <table:table-cell office:value-type="float" office:value="19.3031848921">
                <text:p>19.3031848921</text:p>
              </table:table-cell>
              <table:table-cell office:value-type="float" office:value="18.7315734567">
                <text:p>18.7315734567</text:p>
              </table:table-cell>
            </table:table-row>
            <table:table-row>
              <table:table-cell office:value-type="string">
                <text:p>arraycopy_21_17</text:p>
              </table:table-cell>
              <table:table-cell office:value-type="float" office:value="20.3240542486">
                <text:p>20.3240542486</text:p>
              </table:table-cell>
              <table:table-cell office:value-type="float" office:value="19.9042187335">
                <text:p>19.9042187335</text:p>
              </table:table-cell>
              <table:table-cell office:value-type="float" office:value="20.9366083793">
                <text:p>20.9366083793</text:p>
              </table:table-cell>
              <table:table-cell office:value-type="float" office:value="20.6462231742">
                <text:p>20.6462231742</text:p>
              </table:table-cell>
            </table:table-row>
            <table:table-row>
              <table:table-cell office:value-type="string">
                <text:p>arraycopy_21_2</text:p>
              </table:table-cell>
              <table:table-cell office:value-type="float" office:value="21.8077087874">
                <text:p>21.8077087874</text:p>
              </table:table-cell>
              <table:table-cell office:value-type="float" office:value="21.3806756939">
                <text:p>21.3806756939</text:p>
              </table:table-cell>
              <table:table-cell office:value-type="float" office:value="22.4015972963">
                <text:p>22.4015972963</text:p>
              </table:table-cell>
              <table:table-cell office:value-type="float" office:value="22.1262235088">
                <text:p>22.1262235088</text:p>
              </table:table-cell>
            </table:table-row>
            <table:table-row>
              <table:table-cell office:value-type="string">
                <text:p>arraycopy_21_21</text:p>
              </table:table-cell>
              <table:table-cell office:value-type="float" office:value="20.2831722754">
                <text:p>20.2831722754</text:p>
              </table:table-cell>
              <table:table-cell office:value-type="float" office:value="20.2027455252">
                <text:p>20.2027455252</text:p>
              </table:table-cell>
              <table:table-cell office:value-type="float" office:value="20.4332620513">
                <text:p>20.4332620513</text:p>
              </table:table-cell>
              <table:table-cell office:value-type="float" office:value="20.3494688959">
                <text:p>20.3494688959</text:p>
              </table:table-cell>
            </table:table-row>
            <table:table-row>
              <table:table-cell office:value-type="string">
                <text:p>arraycopy_21_23</text:p>
              </table:table-cell>
              <table:table-cell office:value-type="float" office:value="20.419204892">
                <text:p>20.419204892</text:p>
              </table:table-cell>
              <table:table-cell office:value-type="float" office:value="19.3124312567">
                <text:p>19.3124312567</text:p>
              </table:table-cell>
              <table:table-cell office:value-type="float" office:value="22.0246692522">
                <text:p>22.0246692522</text:p>
              </table:table-cell>
              <table:table-cell office:value-type="float" office:value="21.2788393844">
                <text:p>21.2788393844</text:p>
              </table:table-cell>
            </table:table-row>
            <table:table-row>
              <table:table-cell office:value-type="string">
                <text:p>arraycopy_21_24</text:p>
              </table:table-cell>
              <table:table-cell office:value-type="float" office:value="21.2642863725">
                <text:p>21.2642863725</text:p>
              </table:table-cell>
              <table:table-cell office:value-type="float" office:value="21.1293315508">
                <text:p>21.1293315508</text:p>
              </table:table-cell>
              <table:table-cell office:value-type="float" office:value="21.4610600777">
                <text:p>21.4610600777</text:p>
              </table:table-cell>
              <table:table-cell office:value-type="float" office:value="21.3701936859">
                <text:p>21.3701936859</text:p>
              </table:table-cell>
            </table:table-row>
            <table:table-row>
              <table:table-cell office:value-type="string">
                <text:p>arraycopy_21_27</text:p>
              </table:table-cell>
              <table:table-cell office:value-type="float" office:value="20.3088921159">
                <text:p>20.3088921159</text:p>
              </table:table-cell>
              <table:table-cell office:value-type="float" office:value="20.0237726274">
                <text:p>20.0237726274</text:p>
              </table:table-cell>
              <table:table-cell office:value-type="float" office:value="20.7399262828">
                <text:p>20.7399262828</text:p>
              </table:table-cell>
              <table:table-cell office:value-type="float" office:value="20.4856156357">
                <text:p>20.4856156357</text:p>
              </table:table-cell>
            </table:table-row>
            <table:table-row>
              <table:table-cell office:value-type="string">
                <text:p>arraycopy_21_29</text:p>
              </table:table-cell>
              <table:table-cell office:value-type="float" office:value="20.599554963">
                <text:p>20.599554963</text:p>
              </table:table-cell>
              <table:table-cell office:value-type="float" office:value="18.4096328133">
                <text:p>18.4096328133</text:p>
              </table:table-cell>
              <table:table-cell office:value-type="float" office:value="23.4503964397">
                <text:p>23.4503964397</text:p>
              </table:table-cell>
              <table:table-cell office:value-type="float" office:value="22.0992593583">
                <text:p>22.0992593583</text:p>
              </table:table-cell>
            </table:table-row>
            <table:table-row>
              <table:table-cell office:value-type="string">
                <text:p>arraycopy_21_3</text:p>
              </table:table-cell>
              <table:table-cell office:value-type="float" office:value="27.471948662">
                <text:p>27.471948662</text:p>
              </table:table-cell>
              <table:table-cell office:value-type="float" office:value="27.433097119">
                <text:p>27.433097119</text:p>
              </table:table-cell>
              <table:table-cell office:value-type="float" office:value="27.5423032497">
                <text:p>27.5423032497</text:p>
              </table:table-cell>
              <table:table-cell office:value-type="float" office:value="27.5045278593">
                <text:p>27.5045278593</text:p>
              </table:table-cell>
            </table:table-row>
            <table:table-row>
              <table:table-cell office:value-type="string">
                <text:p>arraycopy_21_31</text:p>
              </table:table-cell>
              <table:table-cell office:value-type="float" office:value="20.2798903748">
                <text:p>20.2798903748</text:p>
              </table:table-cell>
              <table:table-cell office:value-type="float" office:value="20.176834708">
                <text:p>20.176834708</text:p>
              </table:table-cell>
              <table:table-cell office:value-type="float" office:value="20.4917267341">
                <text:p>20.4917267341</text:p>
              </table:table-cell>
              <table:table-cell office:value-type="float" office:value="20.3879500144">
                <text:p>20.3879500144</text:p>
              </table:table-cell>
            </table:table-row>
            <table:table-row>
              <table:table-cell office:value-type="string">
                <text:p>arraycopy_21_7</text:p>
              </table:table-cell>
              <table:table-cell office:value-type="float" office:value="20.6239839818">
                <text:p>20.6239839818</text:p>
              </table:table-cell>
              <table:table-cell office:value-type="float" office:value="20.5520676716">
                <text:p>20.5520676716</text:p>
              </table:table-cell>
              <table:table-cell office:value-type="float" office:value="20.8116497848">
                <text:p>20.8116497848</text:p>
              </table:table-cell>
              <table:table-cell office:value-type="float" office:value="20.7068344145">
                <text:p>20.7068344145</text:p>
              </table:table-cell>
            </table:table-row>
            <table:table-row>
              <table:table-cell office:value-type="string">
                <text:p>arraycopy_21_8</text:p>
              </table:table-cell>
              <table:table-cell office:value-type="float" office:value="20.3261900354">
                <text:p>20.3261900354</text:p>
              </table:table-cell>
              <table:table-cell office:value-type="float" office:value="20.2691940665">
                <text:p>20.2691940665</text:p>
              </table:table-cell>
              <table:table-cell office:value-type="float" office:value="20.46128674">
                <text:p>20.46128674</text:p>
              </table:table-cell>
              <table:table-cell office:value-type="float" office:value="20.3907380028">
                <text:p>20.3907380028</text:p>
              </table:table-cell>
            </table:table-row>
            <table:table-row>
              <table:table-cell office:value-type="string">
                <text:p>arraycopy_21_9</text:p>
              </table:table-cell>
              <table:table-cell office:value-type="float" office:value="20.4203532628">
                <text:p>20.4203532628</text:p>
              </table:table-cell>
              <table:table-cell office:value-type="float" office:value="19.554571091">
                <text:p>19.554571091</text:p>
              </table:table-cell>
              <table:table-cell office:value-type="float" office:value="21.6252993543">
                <text:p>21.6252993543</text:p>
              </table:table-cell>
              <table:table-cell office:value-type="float" office:value="21.0648294013">
                <text:p>21.0648294013</text:p>
              </table:table-cell>
            </table:table-row>
            <table:table-row>
              <table:table-cell office:value-type="string">
                <text:p>arraycopy_23_0</text:p>
              </table:table-cell>
              <table:table-cell office:value-type="float" office:value="20.2967635544">
                <text:p>20.2967635544</text:p>
              </table:table-cell>
              <table:table-cell office:value-type="float" office:value="18.9665338297">
                <text:p>18.9665338297</text:p>
              </table:table-cell>
              <table:table-cell office:value-type="float" office:value="22.0596015754">
                <text:p>22.0596015754</text:p>
              </table:table-cell>
              <table:table-cell office:value-type="float" office:value="21.2274303518">
                <text:p>21.2274303518</text:p>
              </table:table-cell>
            </table:table-row>
            <table:table-row>
              <table:table-cell office:value-type="string">
                <text:p>arraycopy_23_1</text:p>
              </table:table-cell>
              <table:table-cell office:value-type="float" office:value="20.3079914545">
                <text:p>20.3079914545</text:p>
              </table:table-cell>
              <table:table-cell office:value-type="float" office:value="19.886243733">
                <text:p>19.886243733</text:p>
              </table:table-cell>
              <table:table-cell office:value-type="float" office:value="20.8604949895">
                <text:p>20.8604949895</text:p>
              </table:table-cell>
              <table:table-cell office:value-type="float" office:value="20.5980904622">
                <text:p>20.5980904622</text:p>
              </table:table-cell>
            </table:table-row>
            <table:table-row>
              <table:table-cell office:value-type="string">
                <text:p>arraycopy_23_15</text:p>
              </table:table-cell>
              <table:table-cell office:value-type="float" office:value="20.2823642086">
                <text:p>20.2823642086</text:p>
              </table:table-cell>
              <table:table-cell office:value-type="float" office:value="20.1850362593">
                <text:p>20.1850362593</text:p>
              </table:table-cell>
              <table:table-cell office:value-type="float" office:value="20.4610420728">
                <text:p>20.4610420728</text:p>
              </table:table-cell>
              <table:table-cell office:value-type="float" office:value="20.367060778">
                <text:p>20.367060778</text:p>
              </table:table-cell>
            </table:table-row>
            <table:table-row>
              <table:table-cell office:value-type="string">
                <text:p>arraycopy_23_16</text:p>
              </table:table-cell>
              <table:table-cell office:value-type="float" office:value="15.6489785973">
                <text:p>15.6489785973</text:p>
              </table:table-cell>
              <table:table-cell office:value-type="float" office:value="15.5366091651">
                <text:p>15.5366091651</text:p>
              </table:table-cell>
              <table:table-cell office:value-type="float" office:value="15.8579539378">
                <text:p>15.8579539378</text:p>
              </table:table-cell>
              <table:table-cell office:value-type="float" office:value="15.756133986">
                <text:p>15.7561339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japanese-candle-stick="true"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fill-color="#ffffff"/>
    </style:style>
    <style:style style:name="ch7" style:family="chart">
      <style:graphic-properties svg:stroke-color="#b3b3b3" draw:fill-color="#000000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037cm" svg:height="15.419cm" xlink:href=".." xlink:type="simple" chart:class="chart:stock" chart:style-name="ch1">
        <chart:plot-area chart:style-name="ch2" table:cell-range-address="xeon.A1:xeon.E100" chart:data-source-has-labels="column" svg:x="0.68cm" svg:y="0.308cm" svg:width="32.677cm" svg:height="14.803cm">
          <chartooo:coordinate-region svg:x="1.301cm" svg:y="0.507cm" svg:width="32.056cm" svg:height="11.735cm"/>
          <chart:axis chart:dimension="x" chart:name="primary-x" chart:style-name="ch3" chartooo:axis-type="auto">
            <chartooo:date-scale/>
            <chart:categories table:cell-range-address="xeon.A1:xeon.A100"/>
          </chart:axis>
          <chart:axis chart:dimension="y" chart:name="primary-y" chart:style-name="ch4">
            <chart:grid chart:style-name="ch5" chart:class="major"/>
          </chart:axis>
          <chart:series chart:values-cell-range-address="xeon.B1:xeon.B100" chart:attached-axis="primary-y">
            <chart:data-point chart:repeated="100"/>
          </chart:series>
          <chart:series chart:values-cell-range-address="xeon.C1:xeon.C100" chart:attached-axis="primary-y">
            <chart:data-point chart:repeated="100"/>
          </chart:series>
          <chart:series chart:values-cell-range-address="xeon.D1:xeon.D100" chart:attached-axis="primary-y">
            <chart:data-point chart:repeated="100"/>
          </chart:series>
          <chart:series chart:values-cell-range-address="xeon.E1:xeon.E100" chart:attached-axis="primary-y">
            <chart:data-point chart:repeated="100"/>
          </chart:series>
          <chart:stock-gain-marker chart:style-name="ch6"/>
          <chart:stock-loss-marker chart:style-name="ch7"/>
          <chart:stock-range-line chart:style-name="ch8"/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arraycopy_0_0</text:p>
                <draw:g>
                  <svg:desc>xeon.A1:xeon.A100</svg:desc>
                </draw:g>
              </table:table-cell>
              <table:table-cell office:value-type="float" office:value="31.0864257183">
                <text:p>31.0864257183</text:p>
                <draw:g>
                  <svg:desc>xeon.B1:xeon.B100</svg:desc>
                </draw:g>
              </table:table-cell>
              <table:table-cell office:value-type="float" office:value="31.0840843108">
                <text:p>31.0840843108</text:p>
                <draw:g>
                  <svg:desc>xeon.C1:xeon.C100</svg:desc>
                </draw:g>
              </table:table-cell>
              <table:table-cell office:value-type="float" office:value="31.0908621269">
                <text:p>31.0908621269</text:p>
                <draw:g>
                  <svg:desc>xeon.D1:xeon.D100</svg:desc>
                </draw:g>
              </table:table-cell>
              <table:table-cell office:value-type="float" office:value="31.088546568">
                <text:p>31.088546568</text:p>
                <draw:g>
                  <svg:desc>xeon.E1:xeon.E100</svg:desc>
                </draw:g>
              </table:table-cell>
            </table:table-row>
            <table:table-row>
              <table:table-cell office:value-type="string">
                <text:p>arraycopy_0_1</text:p>
              </table:table-cell>
              <table:table-cell office:value-type="float" office:value="43.4113980049">
                <text:p>43.4113980049</text:p>
              </table:table-cell>
              <table:table-cell office:value-type="float" office:value="43.4058593211">
                <text:p>43.4058593211</text:p>
              </table:table-cell>
              <table:table-cell office:value-type="float" office:value="43.4234172268">
                <text:p>43.4234172268</text:p>
              </table:table-cell>
              <table:table-cell office:value-type="float" office:value="43.4170851771">
                <text:p>43.4170851771</text:p>
              </table:table-cell>
            </table:table-row>
            <table:table-row>
              <table:table-cell office:value-type="string">
                <text:p>arraycopy_0_15</text:p>
              </table:table-cell>
              <table:table-cell office:value-type="float" office:value="43.4145290422">
                <text:p>43.4145290422</text:p>
              </table:table-cell>
              <table:table-cell office:value-type="float" office:value="43.4112433745">
                <text:p>43.4112433745</text:p>
              </table:table-cell>
              <table:table-cell office:value-type="float" office:value="43.4211832614">
                <text:p>43.4211832614</text:p>
              </table:table-cell>
              <table:table-cell office:value-type="float" office:value="43.4180126157">
                <text:p>43.4180126157</text:p>
              </table:table-cell>
            </table:table-row>
            <table:table-row>
              <table:table-cell office:value-type="string">
                <text:p>arraycopy_0_16</text:p>
              </table:table-cell>
              <table:table-cell office:value-type="float" office:value="31.7986590107">
                <text:p>31.7986590107</text:p>
              </table:table-cell>
              <table:table-cell office:value-type="float" office:value="31.3752416485">
                <text:p>31.3752416485</text:p>
              </table:table-cell>
              <table:table-cell office:value-type="float" office:value="32.3408814519">
                <text:p>32.3408814519</text:p>
              </table:table-cell>
              <table:table-cell office:value-type="float" office:value="32.0823200326">
                <text:p>32.0823200326</text:p>
              </table:table-cell>
            </table:table-row>
            <table:table-row>
              <table:table-cell office:value-type="string">
                <text:p>arraycopy_0_17</text:p>
              </table:table-cell>
              <table:table-cell office:value-type="float" office:value="43.5013295718">
                <text:p>43.5013295718</text:p>
              </table:table-cell>
              <table:table-cell office:value-type="float" office:value="43.4889300527">
                <text:p>43.4889300527</text:p>
              </table:table-cell>
              <table:table-cell office:value-type="float" office:value="43.5247398746">
                <text:p>43.5247398746</text:p>
              </table:table-cell>
              <table:table-cell office:value-type="float" office:value="43.5135599616">
                <text:p>43.5135599616</text:p>
              </table:table-cell>
            </table:table-row>
            <table:table-row>
              <table:table-cell office:value-type="string">
                <text:p>arraycopy_0_2</text:p>
              </table:table-cell>
              <table:table-cell office:value-type="float" office:value="43.3302041673">
                <text:p>43.3302041673</text:p>
              </table:table-cell>
              <table:table-cell office:value-type="float" office:value="43.2015151663">
                <text:p>43.2015151663</text:p>
              </table:table-cell>
              <table:table-cell office:value-type="float" office:value="43.5614605747">
                <text:p>43.5614605747</text:p>
              </table:table-cell>
              <table:table-cell office:value-type="float" office:value="43.4179390975">
                <text:p>43.4179390975</text:p>
              </table:table-cell>
            </table:table-row>
            <table:table-row>
              <table:table-cell office:value-type="string">
                <text:p>arraycopy_0_21</text:p>
              </table:table-cell>
              <table:table-cell office:value-type="float" office:value="43.5023898111">
                <text:p>43.5023898111</text:p>
              </table:table-cell>
              <table:table-cell office:value-type="float" office:value="43.4861503267">
                <text:p>43.4861503267</text:p>
              </table:table-cell>
              <table:table-cell office:value-type="float" office:value="43.5292127598">
                <text:p>43.5292127598</text:p>
              </table:table-cell>
              <table:table-cell office:value-type="float" office:value="43.5164588889">
                <text:p>43.5164588889</text:p>
              </table:table-cell>
            </table:table-row>
            <table:table-row>
              <table:table-cell office:value-type="string">
                <text:p>arraycopy_0_23</text:p>
              </table:table-cell>
              <table:table-cell office:value-type="float" office:value="43.3243867054">
                <text:p>43.3243867054</text:p>
              </table:table-cell>
              <table:table-cell office:value-type="float" office:value="43.3103951503">
                <text:p>43.3103951503</text:p>
              </table:table-cell>
              <table:table-cell office:value-type="float" office:value="43.3458463662">
                <text:p>43.3458463662</text:p>
              </table:table-cell>
              <table:table-cell office:value-type="float" office:value="43.335348073">
                <text:p>43.335348073</text:p>
              </table:table-cell>
            </table:table-row>
            <table:table-row>
              <table:table-cell office:value-type="string">
                <text:p>arraycopy_0_24</text:p>
              </table:table-cell>
              <table:table-cell office:value-type="float" office:value="43.2330785748">
                <text:p>43.2330785748</text:p>
              </table:table-cell>
              <table:table-cell office:value-type="float" office:value="42.9845776715">
                <text:p>42.9845776715</text:p>
              </table:table-cell>
              <table:table-cell office:value-type="float" office:value="43.9124393511">
                <text:p>43.9124393511</text:p>
              </table:table-cell>
              <table:table-cell office:value-type="float" office:value="43.5053241309">
                <text:p>43.5053241309</text:p>
              </table:table-cell>
            </table:table-row>
            <table:table-row>
              <table:table-cell office:value-type="string">
                <text:p>arraycopy_0_27</text:p>
              </table:table-cell>
              <table:table-cell office:value-type="float" office:value="43.3316075889">
                <text:p>43.3316075889</text:p>
              </table:table-cell>
              <table:table-cell office:value-type="float" office:value="43.1572987985">
                <text:p>43.1572987985</text:p>
              </table:table-cell>
              <table:table-cell office:value-type="float" office:value="43.8002228539">
                <text:p>43.8002228539</text:p>
              </table:table-cell>
              <table:table-cell office:value-type="float" office:value="43.5395280085">
                <text:p>43.5395280085</text:p>
              </table:table-cell>
            </table:table-row>
            <table:table-row>
              <table:table-cell office:value-type="string">
                <text:p>arraycopy_0_29</text:p>
              </table:table-cell>
              <table:table-cell office:value-type="float" office:value="43.2392162414">
                <text:p>43.2392162414</text:p>
              </table:table-cell>
              <table:table-cell office:value-type="float" office:value="42.9943127659">
                <text:p>42.9943127659</text:p>
              </table:table-cell>
              <table:table-cell office:value-type="float" office:value="43.9086190995">
                <text:p>43.9086190995</text:p>
              </table:table-cell>
              <table:table-cell office:value-type="float" office:value="43.5102363431">
                <text:p>43.5102363431</text:p>
              </table:table-cell>
            </table:table-row>
            <table:table-row>
              <table:table-cell office:value-type="string">
                <text:p>arraycopy_0_3</text:p>
              </table:table-cell>
              <table:table-cell office:value-type="float" office:value="43.3276325969">
                <text:p>43.3276325969</text:p>
              </table:table-cell>
              <table:table-cell office:value-type="float" office:value="43.2474767239">
                <text:p>43.2474767239</text:p>
              </table:table-cell>
              <table:table-cell office:value-type="float" office:value="43.5459940973">
                <text:p>43.5459940973</text:p>
              </table:table-cell>
              <table:table-cell office:value-type="float" office:value="43.4185755865">
                <text:p>43.4185755865</text:p>
              </table:table-cell>
            </table:table-row>
            <table:table-row>
              <table:table-cell office:value-type="string">
                <text:p>arraycopy_0_31</text:p>
              </table:table-cell>
              <table:table-cell office:value-type="float" office:value="43.4998631729">
                <text:p>43.4998631729</text:p>
              </table:table-cell>
              <table:table-cell office:value-type="float" office:value="43.4969830299">
                <text:p>43.4969830299</text:p>
              </table:table-cell>
              <table:table-cell office:value-type="float" office:value="43.506781116">
                <text:p>43.506781116</text:p>
              </table:table-cell>
              <table:table-cell office:value-type="float" office:value="43.5029985941">
                <text:p>43.5029985941</text:p>
              </table:table-cell>
            </table:table-row>
            <table:table-row>
              <table:table-cell office:value-type="string">
                <text:p>arraycopy_0_7</text:p>
              </table:table-cell>
              <table:table-cell office:value-type="float" office:value="43.3312347647">
                <text:p>43.3312347647</text:p>
              </table:table-cell>
              <table:table-cell office:value-type="float" office:value="43.2530825256">
                <text:p>43.2530825256</text:p>
              </table:table-cell>
              <table:table-cell office:value-type="float" office:value="43.5448453017">
                <text:p>43.5448453017</text:p>
              </table:table-cell>
              <table:table-cell office:value-type="float" office:value="43.4175490081">
                <text:p>43.4175490081</text:p>
              </table:table-cell>
            </table:table-row>
            <table:table-row>
              <table:table-cell office:value-type="string">
                <text:p>arraycopy_0_8</text:p>
              </table:table-cell>
              <table:table-cell office:value-type="float" office:value="43.3240547728">
                <text:p>43.3240547728</text:p>
              </table:table-cell>
              <table:table-cell office:value-type="float" office:value="43.2397233961">
                <text:p>43.2397233961</text:p>
              </table:table-cell>
              <table:table-cell office:value-type="float" office:value="43.5544576933">
                <text:p>43.5544576933</text:p>
              </table:table-cell>
              <table:table-cell office:value-type="float" office:value="43.4175752521">
                <text:p>43.4175752521</text:p>
              </table:table-cell>
            </table:table-row>
            <table:table-row>
              <table:table-cell office:value-type="string">
                <text:p>arraycopy_0_9</text:p>
              </table:table-cell>
              <table:table-cell office:value-type="float" office:value="43.2351760064">
                <text:p>43.2351760064</text:p>
              </table:table-cell>
              <table:table-cell office:value-type="float" office:value="42.9692922799">
                <text:p>42.9692922799</text:p>
              </table:table-cell>
              <table:table-cell office:value-type="float" office:value="43.577879892">
                <text:p>43.577879892</text:p>
              </table:table-cell>
              <table:table-cell office:value-type="float" office:value="43.4148739315">
                <text:p>43.4148739315</text:p>
              </table:table-cell>
            </table:table-row>
            <table:table-row>
              <table:table-cell office:value-type="string">
                <text:p>arraycopy_15_0</text:p>
              </table:table-cell>
              <table:table-cell office:value-type="float" office:value="35.2498623161">
                <text:p>35.2498623161</text:p>
              </table:table-cell>
              <table:table-cell office:value-type="float" office:value="34.7832421046">
                <text:p>34.7832421046</text:p>
              </table:table-cell>
              <table:table-cell office:value-type="float" office:value="36.3313794942">
                <text:p>36.3313794942</text:p>
              </table:table-cell>
              <table:table-cell office:value-type="float" office:value="35.7410357437">
                <text:p>35.7410357437</text:p>
              </table:table-cell>
            </table:table-row>
            <table:table-row>
              <table:table-cell office:value-type="string">
                <text:p>arraycopy_15_1</text:p>
              </table:table-cell>
              <table:table-cell office:value-type="float" office:value="43.5947676244">
                <text:p>43.5947676244</text:p>
              </table:table-cell>
              <table:table-cell office:value-type="float" office:value="42.7791982842">
                <text:p>42.7791982842</text:p>
              </table:table-cell>
              <table:table-cell office:value-type="float" office:value="45.7812083496">
                <text:p>45.7812083496</text:p>
              </table:table-cell>
              <table:table-cell office:value-type="float" office:value="44.5555860889">
                <text:p>44.5555860889</text:p>
              </table:table-cell>
            </table:table-row>
            <table:table-row>
              <table:table-cell office:value-type="string">
                <text:p>arraycopy_15_15</text:p>
              </table:table-cell>
              <table:table-cell office:value-type="float" office:value="43.2340231561">
                <text:p>43.2340231561</text:p>
              </table:table-cell>
              <table:table-cell office:value-type="float" office:value="43.050402294">
                <text:p>43.050402294</text:p>
              </table:table-cell>
              <table:table-cell office:value-type="float" office:value="43.4746298084">
                <text:p>43.4746298084</text:p>
              </table:table-cell>
              <table:table-cell office:value-type="float" office:value="43.3608299848">
                <text:p>43.3608299848</text:p>
              </table:table-cell>
            </table:table-row>
            <table:table-row>
              <table:table-cell office:value-type="string">
                <text:p>arraycopy_15_16</text:p>
              </table:table-cell>
              <table:table-cell office:value-type="float" office:value="35.7776414847">
                <text:p>35.7776414847</text:p>
              </table:table-cell>
              <table:table-cell office:value-type="float" office:value="34.8729153015">
                <text:p>34.8729153015</text:p>
              </table:table-cell>
              <table:table-cell office:value-type="float" office:value="37.5347944116">
                <text:p>37.5347944116</text:p>
              </table:table-cell>
              <table:table-cell office:value-type="float" office:value="36.7394848688">
                <text:p>36.7394848688</text:p>
              </table:table-cell>
            </table:table-row>
            <table:table-row>
              <table:table-cell office:value-type="string">
                <text:p>arraycopy_15_17</text:p>
              </table:table-cell>
              <table:table-cell office:value-type="float" office:value="44.7798922565">
                <text:p>44.7798922565</text:p>
              </table:table-cell>
              <table:table-cell office:value-type="float" office:value="44.6586486595">
                <text:p>44.6586486595</text:p>
              </table:table-cell>
              <table:table-cell office:value-type="float" office:value="44.956056627">
                <text:p>44.956056627</text:p>
              </table:table-cell>
              <table:table-cell office:value-type="float" office:value="44.8744572894">
                <text:p>44.8744572894</text:p>
              </table:table-cell>
            </table:table-row>
            <table:table-row>
              <table:table-cell office:value-type="string">
                <text:p>arraycopy_15_2</text:p>
              </table:table-cell>
              <table:table-cell office:value-type="float" office:value="44.2424698978">
                <text:p>44.2424698978</text:p>
              </table:table-cell>
              <table:table-cell office:value-type="float" office:value="44.1634822802">
                <text:p>44.1634822802</text:p>
              </table:table-cell>
              <table:table-cell office:value-type="float" office:value="44.4291528615">
                <text:p>44.4291528615</text:p>
              </table:table-cell>
              <table:table-cell office:value-type="float" office:value="44.325380113">
                <text:p>44.325380113</text:p>
              </table:table-cell>
            </table:table-row>
            <table:table-row>
              <table:table-cell office:value-type="string">
                <text:p>arraycopy_15_21</text:p>
              </table:table-cell>
              <table:table-cell office:value-type="float" office:value="44.8087333421">
                <text:p>44.8087333421</text:p>
              </table:table-cell>
              <table:table-cell office:value-type="float" office:value="43.1560151039">
                <text:p>43.1560151039</text:p>
              </table:table-cell>
              <table:table-cell office:value-type="float" office:value="47.01481053">
                <text:p>47.01481053</text:p>
              </table:table-cell>
              <table:table-cell office:value-type="float" office:value="45.9747309443">
                <text:p>45.9747309443</text:p>
              </table:table-cell>
            </table:table-row>
            <table:table-row>
              <table:table-cell office:value-type="string">
                <text:p>arraycopy_15_23</text:p>
              </table:table-cell>
              <table:table-cell office:value-type="float" office:value="44.7016114721">
                <text:p>44.7016114721</text:p>
              </table:table-cell>
              <table:table-cell office:value-type="float" office:value="34.5135625785">
                <text:p>34.5135625785</text:p>
              </table:table-cell>
              <table:table-cell office:value-type="float" office:value="57.7630422703">
                <text:p>57.7630422703</text:p>
              </table:table-cell>
              <table:table-cell office:value-type="float" office:value="51.53774867">
                <text:p>51.53774867</text:p>
              </table:table-cell>
            </table:table-row>
            <table:table-row>
              <table:table-cell office:value-type="string">
                <text:p>arraycopy_15_24</text:p>
              </table:table-cell>
              <table:table-cell office:value-type="float" office:value="43.5438980556">
                <text:p>43.5438980556</text:p>
              </table:table-cell>
              <table:table-cell office:value-type="float" office:value="41.7309275916">
                <text:p>41.7309275916</text:p>
              </table:table-cell>
              <table:table-cell office:value-type="float" office:value="46.2568040966">
                <text:p>46.2568040966</text:p>
              </table:table-cell>
              <table:table-cell office:value-type="float" office:value="44.6528600692">
                <text:p>44.6528600692</text:p>
              </table:table-cell>
            </table:table-row>
            <table:table-row>
              <table:table-cell office:value-type="string">
                <text:p>arraycopy_15_27</text:p>
              </table:table-cell>
              <table:table-cell office:value-type="float" office:value="44.7500710592">
                <text:p>44.7500710592</text:p>
              </table:table-cell>
              <table:table-cell office:value-type="float" office:value="41.7472471547">
                <text:p>41.7472471547</text:p>
              </table:table-cell>
              <table:table-cell office:value-type="float" office:value="48.728608189">
                <text:p>48.728608189</text:p>
              </table:table-cell>
              <table:table-cell office:value-type="float" office:value="46.8572103949">
                <text:p>46.8572103949</text:p>
              </table:table-cell>
            </table:table-row>
            <table:table-row>
              <table:table-cell office:value-type="string">
                <text:p>arraycopy_15_29</text:p>
              </table:table-cell>
              <table:table-cell office:value-type="float" office:value="44.7974152378">
                <text:p>44.7974152378</text:p>
              </table:table-cell>
              <table:table-cell office:value-type="float" office:value="44.6693057094">
                <text:p>44.6693057094</text:p>
              </table:table-cell>
              <table:table-cell office:value-type="float" office:value="45.0049565117">
                <text:p>45.0049565117</text:p>
              </table:table-cell>
              <table:table-cell office:value-type="float" office:value="44.901065325">
                <text:p>44.901065325</text:p>
              </table:table-cell>
            </table:table-row>
            <table:table-row>
              <table:table-cell office:value-type="string">
                <text:p>arraycopy_15_3</text:p>
              </table:table-cell>
              <table:table-cell office:value-type="float" office:value="44.7893975749">
                <text:p>44.7893975749</text:p>
              </table:table-cell>
              <table:table-cell office:value-type="float" office:value="43.7993173702">
                <text:p>43.7993173702</text:p>
              </table:table-cell>
              <table:table-cell office:value-type="float" office:value="46.1221327369">
                <text:p>46.1221327369</text:p>
              </table:table-cell>
              <table:table-cell office:value-type="float" office:value="45.4982586196">
                <text:p>45.4982586196</text:p>
              </table:table-cell>
            </table:table-row>
            <table:table-row>
              <table:table-cell office:value-type="string">
                <text:p>arraycopy_15_31</text:p>
              </table:table-cell>
              <table:table-cell office:value-type="float" office:value="44.1143277425">
                <text:p>44.1143277425</text:p>
              </table:table-cell>
              <table:table-cell office:value-type="float" office:value="43.3433523321">
                <text:p>43.3433523321</text:p>
              </table:table-cell>
              <table:table-cell office:value-type="float" office:value="46.1977752316">
                <text:p>46.1977752316</text:p>
              </table:table-cell>
              <table:table-cell office:value-type="float" office:value="44.9916305594">
                <text:p>44.9916305594</text:p>
              </table:table-cell>
            </table:table-row>
            <table:table-row>
              <table:table-cell office:value-type="string">
                <text:p>arraycopy_15_7</text:p>
              </table:table-cell>
              <table:table-cell office:value-type="float" office:value="44.8374441192">
                <text:p>44.8374441192</text:p>
              </table:table-cell>
              <table:table-cell office:value-type="float" office:value="44.7486760999">
                <text:p>44.7486760999</text:p>
              </table:table-cell>
              <table:table-cell office:value-type="float" office:value="45.0087239907">
                <text:p>45.0087239907</text:p>
              </table:table-cell>
              <table:table-cell office:value-type="float" office:value="44.9204134938">
                <text:p>44.9204134938</text:p>
              </table:table-cell>
            </table:table-row>
            <table:table-row>
              <table:table-cell office:value-type="string">
                <text:p>arraycopy_15_8</text:p>
              </table:table-cell>
              <table:table-cell office:value-type="float" office:value="43.6036762468">
                <text:p>43.6036762468</text:p>
              </table:table-cell>
              <table:table-cell office:value-type="float" office:value="43.3185173584">
                <text:p>43.3185173584</text:p>
              </table:table-cell>
              <table:table-cell office:value-type="float" office:value="44.3693042497">
                <text:p>44.3693042497</text:p>
              </table:table-cell>
              <table:table-cell office:value-type="float" office:value="43.9300904417">
                <text:p>43.9300904417</text:p>
              </table:table-cell>
            </table:table-row>
            <table:table-row>
              <table:table-cell office:value-type="string">
                <text:p>arraycopy_15_9</text:p>
              </table:table-cell>
              <table:table-cell office:value-type="float" office:value="44.7560875176">
                <text:p>44.7560875176</text:p>
              </table:table-cell>
              <table:table-cell office:value-type="float" office:value="44.3395691634">
                <text:p>44.3395691634</text:p>
              </table:table-cell>
              <table:table-cell office:value-type="float" office:value="45.4406049863">
                <text:p>45.4406049863</text:p>
              </table:table-cell>
              <table:table-cell office:value-type="float" office:value="45.1341091619">
                <text:p>45.1341091619</text:p>
              </table:table-cell>
            </table:table-row>
            <table:table-row>
              <table:table-cell office:value-type="string">
                <text:p>arraycopy_16_0</text:p>
              </table:table-cell>
              <table:table-cell office:value-type="float" office:value="31.0856182447">
                <text:p>31.0856182447</text:p>
              </table:table-cell>
              <table:table-cell office:value-type="float" office:value="31.0797657725">
                <text:p>31.0797657725</text:p>
              </table:table-cell>
              <table:table-cell office:value-type="float" office:value="31.0961255307">
                <text:p>31.0961255307</text:p>
              </table:table-cell>
              <table:table-cell office:value-type="float" office:value="31.0906117236">
                <text:p>31.0906117236</text:p>
              </table:table-cell>
            </table:table-row>
            <table:table-row>
              <table:table-cell office:value-type="string">
                <text:p>arraycopy_16_1</text:p>
              </table:table-cell>
              <table:table-cell office:value-type="float" office:value="43.3255511822">
                <text:p>43.3255511822</text:p>
              </table:table-cell>
              <table:table-cell office:value-type="float" office:value="43.3086117764">
                <text:p>43.3086117764</text:p>
              </table:table-cell>
              <table:table-cell office:value-type="float" office:value="43.3554162948">
                <text:p>43.3554162948</text:p>
              </table:table-cell>
              <table:table-cell office:value-type="float" office:value="43.3405180652">
                <text:p>43.3405180652</text:p>
              </table:table-cell>
            </table:table-row>
            <table:table-row>
              <table:table-cell office:value-type="string">
                <text:p>arraycopy_16_15</text:p>
              </table:table-cell>
              <table:table-cell office:value-type="float" office:value="43.3152174134">
                <text:p>43.3152174134</text:p>
              </table:table-cell>
              <table:table-cell office:value-type="float" office:value="43.2970660502">
                <text:p>43.2970660502</text:p>
              </table:table-cell>
              <table:table-cell office:value-type="float" office:value="43.3566971495">
                <text:p>43.3566971495</text:p>
              </table:table-cell>
              <table:table-cell office:value-type="float" office:value="43.3338897512">
                <text:p>43.3338897512</text:p>
              </table:table-cell>
            </table:table-row>
            <table:table-row>
              <table:table-cell office:value-type="string">
                <text:p>arraycopy_16_16</text:p>
              </table:table-cell>
              <table:table-cell office:value-type="float" office:value="30.7299275709">
                <text:p>30.7299275709</text:p>
              </table:table-cell>
              <table:table-cell office:value-type="float" office:value="30.7295417167">
                <text:p>30.7295417167</text:p>
              </table:table-cell>
              <table:table-cell office:value-type="float" office:value="30.7306217224">
                <text:p>30.7306217224</text:p>
              </table:table-cell>
              <table:table-cell office:value-type="float" office:value="30.7303089945">
                <text:p>30.7303089945</text:p>
              </table:table-cell>
            </table:table-row>
            <table:table-row>
              <table:table-cell office:value-type="string">
                <text:p>arraycopy_16_17</text:p>
              </table:table-cell>
              <table:table-cell office:value-type="float" office:value="43.2389213573">
                <text:p>43.2389213573</text:p>
              </table:table-cell>
              <table:table-cell office:value-type="float" office:value="43.225990389">
                <text:p>43.225990389</text:p>
              </table:table-cell>
              <table:table-cell office:value-type="float" office:value="43.2586163009">
                <text:p>43.2586163009</text:p>
              </table:table-cell>
              <table:table-cell office:value-type="float" office:value="43.2494836966">
                <text:p>43.2494836966</text:p>
              </table:table-cell>
            </table:table-row>
            <table:table-row>
              <table:table-cell office:value-type="string">
                <text:p>arraycopy_16_2</text:p>
              </table:table-cell>
              <table:table-cell office:value-type="float" office:value="44.3062107252">
                <text:p>44.3062107252</text:p>
              </table:table-cell>
              <table:table-cell office:value-type="float" office:value="44.2970056601">
                <text:p>44.2970056601</text:p>
              </table:table-cell>
              <table:table-cell office:value-type="float" office:value="44.3202931202">
                <text:p>44.3202931202</text:p>
              </table:table-cell>
              <table:table-cell office:value-type="float" office:value="44.3138467645">
                <text:p>44.3138467645</text:p>
              </table:table-cell>
            </table:table-row>
            <table:table-row>
              <table:table-cell office:value-type="string">
                <text:p>arraycopy_16_21</text:p>
              </table:table-cell>
              <table:table-cell office:value-type="float" office:value="43.2344417345">
                <text:p>43.2344417345</text:p>
              </table:table-cell>
              <table:table-cell office:value-type="float" office:value="43.2292931709">
                <text:p>43.2292931709</text:p>
              </table:table-cell>
              <table:table-cell office:value-type="float" office:value="43.2445857414">
                <text:p>43.2445857414</text:p>
              </table:table-cell>
              <table:table-cell office:value-type="float" office:value="43.2399682646">
                <text:p>43.2399682646</text:p>
              </table:table-cell>
            </table:table-row>
            <table:table-row>
              <table:table-cell office:value-type="string">
                <text:p>arraycopy_16_23</text:p>
              </table:table-cell>
              <table:table-cell office:value-type="float" office:value="43.2392024063">
                <text:p>43.2392024063</text:p>
              </table:table-cell>
              <table:table-cell office:value-type="float" office:value="43.1112737817">
                <text:p>43.1112737817</text:p>
              </table:table-cell>
              <table:table-cell office:value-type="float" office:value="43.4160030896">
                <text:p>43.4160030896</text:p>
              </table:table-cell>
              <table:table-cell office:value-type="float" office:value="43.3339206177">
                <text:p>43.3339206177</text:p>
              </table:table-cell>
            </table:table-row>
            <table:table-row>
              <table:table-cell office:value-type="string">
                <text:p>arraycopy_16_24</text:p>
              </table:table-cell>
              <table:table-cell office:value-type="float" office:value="43.2343715827">
                <text:p>43.2343715827</text:p>
              </table:table-cell>
              <table:table-cell office:value-type="float" office:value="43.2323596751">
                <text:p>43.2323596751</text:p>
              </table:table-cell>
              <table:table-cell office:value-type="float" office:value="43.2394558064">
                <text:p>43.2394558064</text:p>
              </table:table-cell>
              <table:table-cell office:value-type="float" office:value="43.2365635022">
                <text:p>43.2365635022</text:p>
              </table:table-cell>
            </table:table-row>
            <table:table-row>
              <table:table-cell office:value-type="string">
                <text:p>arraycopy_16_27</text:p>
              </table:table-cell>
              <table:table-cell office:value-type="float" office:value="43.2377820023">
                <text:p>43.2377820023</text:p>
              </table:table-cell>
              <table:table-cell office:value-type="float" office:value="43.1172575958">
                <text:p>43.1172575958</text:p>
              </table:table-cell>
              <table:table-cell office:value-type="float" office:value="43.3978277935">
                <text:p>43.3978277935</text:p>
              </table:table-cell>
              <table:table-cell office:value-type="float" office:value="43.3225811231">
                <text:p>43.3225811231</text:p>
              </table:table-cell>
            </table:table-row>
            <table:table-row>
              <table:table-cell office:value-type="string">
                <text:p>arraycopy_16_29</text:p>
              </table:table-cell>
              <table:table-cell office:value-type="float" office:value="43.2392899642">
                <text:p>43.2392899642</text:p>
              </table:table-cell>
              <table:table-cell office:value-type="float" office:value="43.2246215936">
                <text:p>43.2246215936</text:p>
              </table:table-cell>
              <table:table-cell office:value-type="float" office:value="43.261420806">
                <text:p>43.261420806</text:p>
              </table:table-cell>
              <table:table-cell office:value-type="float" office:value="43.2513831403">
                <text:p>43.2513831403</text:p>
              </table:table-cell>
            </table:table-row>
            <table:table-row>
              <table:table-cell office:value-type="string">
                <text:p>arraycopy_16_3</text:p>
              </table:table-cell>
              <table:table-cell office:value-type="float" office:value="43.3270404107">
                <text:p>43.3270404107</text:p>
              </table:table-cell>
              <table:table-cell office:value-type="float" office:value="43.3144031222">
                <text:p>43.3144031222</text:p>
              </table:table-cell>
              <table:table-cell office:value-type="float" office:value="43.3525802608">
                <text:p>43.3525802608</text:p>
              </table:table-cell>
              <table:table-cell office:value-type="float" office:value="43.338987649">
                <text:p>43.338987649</text:p>
              </table:table-cell>
            </table:table-row>
            <table:table-row>
              <table:table-cell office:value-type="string">
                <text:p>arraycopy_16_31</text:p>
              </table:table-cell>
              <table:table-cell office:value-type="float" office:value="43.2350579479">
                <text:p>43.2350579479</text:p>
              </table:table-cell>
              <table:table-cell office:value-type="float" office:value="43.2333713444">
                <text:p>43.2333713444</text:p>
              </table:table-cell>
              <table:table-cell office:value-type="float" office:value="43.2387589566">
                <text:p>43.2387589566</text:p>
              </table:table-cell>
              <table:table-cell office:value-type="float" office:value="43.2368503425">
                <text:p>43.2368503425</text:p>
              </table:table-cell>
            </table:table-row>
            <table:table-row>
              <table:table-cell office:value-type="string">
                <text:p>arraycopy_16_7</text:p>
              </table:table-cell>
              <table:table-cell office:value-type="float" office:value="43.3122551756">
                <text:p>43.3122551756</text:p>
              </table:table-cell>
              <table:table-cell office:value-type="float" office:value="43.2817048474">
                <text:p>43.2817048474</text:p>
              </table:table-cell>
              <table:table-cell office:value-type="float" office:value="43.3707011417">
                <text:p>43.3707011417</text:p>
              </table:table-cell>
              <table:table-cell office:value-type="float" office:value="43.344344139">
                <text:p>43.344344139</text:p>
              </table:table-cell>
            </table:table-row>
            <table:table-row>
              <table:table-cell office:value-type="string">
                <text:p>arraycopy_16_8</text:p>
              </table:table-cell>
              <table:table-cell office:value-type="float" office:value="43.8099627282">
                <text:p>43.8099627282</text:p>
              </table:table-cell>
              <table:table-cell office:value-type="float" office:value="43.6834556771">
                <text:p>43.6834556771</text:p>
              </table:table-cell>
              <table:table-cell office:value-type="float" office:value="44.055345547">
                <text:p>44.055345547</text:p>
              </table:table-cell>
              <table:table-cell office:value-type="float" office:value="43.9105521015">
                <text:p>43.9105521015</text:p>
              </table:table-cell>
            </table:table-row>
            <table:table-row>
              <table:table-cell office:value-type="string">
                <text:p>arraycopy_16_9</text:p>
              </table:table-cell>
              <table:table-cell office:value-type="float" office:value="43.3123155297">
                <text:p>43.3123155297</text:p>
              </table:table-cell>
              <table:table-cell office:value-type="float" office:value="43.2826576678">
                <text:p>43.2826576678</text:p>
              </table:table-cell>
              <table:table-cell office:value-type="float" office:value="43.3656178528">
                <text:p>43.3656178528</text:p>
              </table:table-cell>
              <table:table-cell office:value-type="float" office:value="43.3379619578">
                <text:p>43.3379619578</text:p>
              </table:table-cell>
            </table:table-row>
            <table:table-row>
              <table:table-cell office:value-type="string">
                <text:p>arraycopy_17_0</text:p>
              </table:table-cell>
              <table:table-cell office:value-type="float" office:value="35.6856421632">
                <text:p>35.6856421632</text:p>
              </table:table-cell>
              <table:table-cell office:value-type="float" office:value="34.7075292108">
                <text:p>34.7075292108</text:p>
              </table:table-cell>
              <table:table-cell office:value-type="float" office:value="37.1633368493">
                <text:p>37.1633368493</text:p>
              </table:table-cell>
              <table:table-cell office:value-type="float" office:value="36.4380470119">
                <text:p>36.4380470119</text:p>
              </table:table-cell>
            </table:table-row>
            <table:table-row>
              <table:table-cell office:value-type="string">
                <text:p>arraycopy_17_1</text:p>
              </table:table-cell>
              <table:table-cell office:value-type="float" office:value="44.6110743117">
                <text:p>44.6110743117</text:p>
              </table:table-cell>
              <table:table-cell office:value-type="float" office:value="43.9599244628">
                <text:p>43.9599244628</text:p>
              </table:table-cell>
              <table:table-cell office:value-type="float" office:value="45.5461583231">
                <text:p>45.5461583231</text:p>
              </table:table-cell>
              <table:table-cell office:value-type="float" office:value="45.115410373">
                <text:p>45.115410373</text:p>
              </table:table-cell>
            </table:table-row>
            <table:table-row>
              <table:table-cell office:value-type="string">
                <text:p>arraycopy_17_15</text:p>
              </table:table-cell>
              <table:table-cell office:value-type="float" office:value="43.5030559008">
                <text:p>43.5030559008</text:p>
              </table:table-cell>
              <table:table-cell office:value-type="float" office:value="43.4948836288">
                <text:p>43.4948836288</text:p>
              </table:table-cell>
              <table:table-cell office:value-type="float" office:value="43.5226028477">
                <text:p>43.5226028477</text:p>
              </table:table-cell>
              <table:table-cell office:value-type="float" office:value="43.5119471995">
                <text:p>43.5119471995</text:p>
              </table:table-cell>
            </table:table-row>
            <table:table-row>
              <table:table-cell office:value-type="string">
                <text:p>arraycopy_17_16</text:p>
              </table:table-cell>
              <table:table-cell office:value-type="float" office:value="36.2538110095">
                <text:p>36.2538110095</text:p>
              </table:table-cell>
              <table:table-cell office:value-type="float" office:value="35.459593155">
                <text:p>35.459593155</text:p>
              </table:table-cell>
              <table:table-cell office:value-type="float" office:value="37.3698610713">
                <text:p>37.3698610713</text:p>
              </table:table-cell>
              <table:table-cell office:value-type="float" office:value="36.8191040318">
                <text:p>36.8191040318</text:p>
              </table:table-cell>
            </table:table-row>
            <table:table-row>
              <table:table-cell office:value-type="string">
                <text:p>arraycopy_17_17</text:p>
              </table:table-cell>
              <table:table-cell office:value-type="float" office:value="44.5078670213">
                <text:p>44.5078670213</text:p>
              </table:table-cell>
              <table:table-cell office:value-type="float" office:value="44.3600342742">
                <text:p>44.3600342742</text:p>
              </table:table-cell>
              <table:table-cell office:value-type="float" office:value="44.8071062689">
                <text:p>44.8071062689</text:p>
              </table:table-cell>
              <table:table-cell office:value-type="float" office:value="44.6688222974">
                <text:p>44.6688222974</text:p>
              </table:table-cell>
            </table:table-row>
            <table:table-row>
              <table:table-cell office:value-type="string">
                <text:p>arraycopy_17_2</text:p>
              </table:table-cell>
              <table:table-cell office:value-type="float" office:value="44.2739265636">
                <text:p>44.2739265636</text:p>
              </table:table-cell>
              <table:table-cell office:value-type="float" office:value="42.5157683309">
                <text:p>42.5157683309</text:p>
              </table:table-cell>
              <table:table-cell office:value-type="float" office:value="46.6737819192">
                <text:p>46.6737819192</text:p>
              </table:table-cell>
              <table:table-cell office:value-type="float" office:value="45.5529333858">
                <text:p>45.5529333858</text:p>
              </table:table-cell>
            </table:table-row>
            <table:table-row>
              <table:table-cell office:value-type="string">
                <text:p>arraycopy_17_21</text:p>
              </table:table-cell>
              <table:table-cell office:value-type="float" office:value="43.5039418544">
                <text:p>43.5039418544</text:p>
              </table:table-cell>
              <table:table-cell office:value-type="float" office:value="43.485451614">
                <text:p>43.485451614</text:p>
              </table:table-cell>
              <table:table-cell office:value-type="float" office:value="43.5346062008">
                <text:p>43.5346062008</text:p>
              </table:table-cell>
              <table:table-cell office:value-type="float" office:value="43.5172739065">
                <text:p>43.5172739065</text:p>
              </table:table-cell>
            </table:table-row>
            <table:table-row>
              <table:table-cell office:value-type="string">
                <text:p>arraycopy_17_23</text:p>
              </table:table-cell>
              <table:table-cell office:value-type="float" office:value="43.4946571693">
                <text:p>43.4946571693</text:p>
              </table:table-cell>
              <table:table-cell office:value-type="float" office:value="43.1947581396">
                <text:p>43.1947581396</text:p>
              </table:table-cell>
              <table:table-cell office:value-type="float" office:value="43.8763056051">
                <text:p>43.8763056051</text:p>
              </table:table-cell>
              <table:table-cell office:value-type="float" office:value="43.6938319035">
                <text:p>43.6938319035</text:p>
              </table:table-cell>
            </table:table-row>
            <table:table-row>
              <table:table-cell office:value-type="string">
                <text:p>arraycopy_17_24</text:p>
              </table:table-cell>
              <table:table-cell office:value-type="float" office:value="43.5107778693">
                <text:p>43.5107778693</text:p>
              </table:table-cell>
              <table:table-cell office:value-type="float" office:value="43.4942770776">
                <text:p>43.4942770776</text:p>
              </table:table-cell>
              <table:table-cell office:value-type="float" office:value="43.5402448894">
                <text:p>43.5402448894</text:p>
              </table:table-cell>
              <table:table-cell office:value-type="float" office:value="43.5247608785">
                <text:p>43.5247608785</text:p>
              </table:table-cell>
            </table:table-row>
            <table:table-row>
              <table:table-cell office:value-type="string">
                <text:p>arraycopy_17_27</text:p>
              </table:table-cell>
              <table:table-cell office:value-type="float" office:value="43.5192297441">
                <text:p>43.5192297441</text:p>
              </table:table-cell>
              <table:table-cell office:value-type="float" office:value="43.5067161669">
                <text:p>43.5067161669</text:p>
              </table:table-cell>
              <table:table-cell office:value-type="float" office:value="43.5416515061">
                <text:p>43.5416515061</text:p>
              </table:table-cell>
              <table:table-cell office:value-type="float" office:value="43.5315616755">
                <text:p>43.5315616755</text:p>
              </table:table-cell>
            </table:table-row>
            <table:table-row>
              <table:table-cell office:value-type="string">
                <text:p>arraycopy_17_29</text:p>
              </table:table-cell>
              <table:table-cell office:value-type="float" office:value="43.4312195505">
                <text:p>43.4312195505</text:p>
              </table:table-cell>
              <table:table-cell office:value-type="float" office:value="43.1798855136">
                <text:p>43.1798855136</text:p>
              </table:table-cell>
              <table:table-cell office:value-type="float" office:value="43.8798968398">
                <text:p>43.8798968398</text:p>
              </table:table-cell>
              <table:table-cell office:value-type="float" office:value="43.6796899517">
                <text:p>43.6796899517</text:p>
              </table:table-cell>
            </table:table-row>
            <table:table-row>
              <table:table-cell office:value-type="string">
                <text:p>arraycopy_17_3</text:p>
              </table:table-cell>
              <table:table-cell office:value-type="float" office:value="43.5066608417">
                <text:p>43.5066608417</text:p>
              </table:table-cell>
              <table:table-cell office:value-type="float" office:value="43.4793032641">
                <text:p>43.4793032641</text:p>
              </table:table-cell>
              <table:table-cell office:value-type="float" office:value="43.5500853466">
                <text:p>43.5500853466</text:p>
              </table:table-cell>
              <table:table-cell office:value-type="float" office:value="43.5303691978">
                <text:p>43.5303691978</text:p>
              </table:table-cell>
            </table:table-row>
            <table:table-row>
              <table:table-cell office:value-type="string">
                <text:p>arraycopy_17_31</text:p>
              </table:table-cell>
              <table:table-cell office:value-type="float" office:value="43.5032401445">
                <text:p>43.5032401445</text:p>
              </table:table-cell>
              <table:table-cell office:value-type="float" office:value="43.4157471397">
                <text:p>43.4157471397</text:p>
              </table:table-cell>
              <table:table-cell office:value-type="float" office:value="43.6292960062">
                <text:p>43.6292960062</text:p>
              </table:table-cell>
              <table:table-cell office:value-type="float" office:value="43.5708828374">
                <text:p>43.5708828374</text:p>
              </table:table-cell>
            </table:table-row>
            <table:table-row>
              <table:table-cell office:value-type="string">
                <text:p>arraycopy_17_7</text:p>
              </table:table-cell>
              <table:table-cell office:value-type="float" office:value="43.5071098251">
                <text:p>43.5071098251</text:p>
              </table:table-cell>
              <table:table-cell office:value-type="float" office:value="43.4167850388">
                <text:p>43.4167850388</text:p>
              </table:table-cell>
              <table:table-cell office:value-type="float" office:value="43.6269322983">
                <text:p>43.6269322983</text:p>
              </table:table-cell>
              <table:table-cell office:value-type="float" office:value="43.5704958945">
                <text:p>43.5704958945</text:p>
              </table:table-cell>
            </table:table-row>
            <table:table-row>
              <table:table-cell office:value-type="string">
                <text:p>arraycopy_17_8</text:p>
              </table:table-cell>
              <table:table-cell office:value-type="float" office:value="43.504528771">
                <text:p>43.504528771</text:p>
              </table:table-cell>
              <table:table-cell office:value-type="float" office:value="43.456925794">
                <text:p>43.456925794</text:p>
              </table:table-cell>
              <table:table-cell office:value-type="float" office:value="43.5733178263">
                <text:p>43.5733178263</text:p>
              </table:table-cell>
              <table:table-cell office:value-type="float" office:value="43.5414135866">
                <text:p>43.5414135866</text:p>
              </table:table-cell>
            </table:table-row>
            <table:table-row>
              <table:table-cell office:value-type="string">
                <text:p>arraycopy_17_9</text:p>
              </table:table-cell>
              <table:table-cell office:value-type="float" office:value="45.4499616834">
                <text:p>45.4499616834</text:p>
              </table:table-cell>
              <table:table-cell office:value-type="float" office:value="45.0983914804">
                <text:p>45.0983914804</text:p>
              </table:table-cell>
              <table:table-cell office:value-type="float" office:value="46.146795322">
                <text:p>46.146795322</text:p>
              </table:table-cell>
              <table:table-cell office:value-type="float" office:value="45.811576915">
                <text:p>45.811576915</text:p>
              </table:table-cell>
            </table:table-row>
            <table:table-row>
              <table:table-cell office:value-type="string">
                <text:p>arraycopy_1_0</text:p>
              </table:table-cell>
              <table:table-cell office:value-type="float" office:value="35.5500450769">
                <text:p>35.5500450769</text:p>
              </table:table-cell>
              <table:table-cell office:value-type="float" office:value="34.8665802586">
                <text:p>34.8665802586</text:p>
              </table:table-cell>
              <table:table-cell office:value-type="float" office:value="37.4149337969">
                <text:p>37.4149337969</text:p>
              </table:table-cell>
              <table:table-cell office:value-type="float" office:value="36.3146373784">
                <text:p>36.3146373784</text:p>
              </table:table-cell>
            </table:table-row>
            <table:table-row>
              <table:table-cell office:value-type="string">
                <text:p>arraycopy_1_1</text:p>
              </table:table-cell>
              <table:table-cell office:value-type="float" office:value="43.2372956109">
                <text:p>43.2372956109</text:p>
              </table:table-cell>
              <table:table-cell office:value-type="float" office:value="43.1576722776">
                <text:p>43.1576722776</text:p>
              </table:table-cell>
              <table:table-cell office:value-type="float" office:value="43.3514034887">
                <text:p>43.3514034887</text:p>
              </table:table-cell>
              <table:table-cell office:value-type="float" office:value="43.2989568683">
                <text:p>43.2989568683</text:p>
              </table:table-cell>
            </table:table-row>
            <table:table-row>
              <table:table-cell office:value-type="string">
                <text:p>arraycopy_1_15</text:p>
              </table:table-cell>
              <table:table-cell office:value-type="float" office:value="43.8582213333">
                <text:p>43.8582213333</text:p>
              </table:table-cell>
              <table:table-cell office:value-type="float" office:value="42.8626245306">
                <text:p>42.8626245306</text:p>
              </table:table-cell>
              <table:table-cell office:value-type="float" office:value="45.1544152923">
                <text:p>45.1544152923</text:p>
              </table:table-cell>
              <table:table-cell office:value-type="float" office:value="44.5403504385">
                <text:p>44.5403504385</text:p>
              </table:table-cell>
            </table:table-row>
            <table:table-row>
              <table:table-cell office:value-type="string">
                <text:p>arraycopy_1_16</text:p>
              </table:table-cell>
              <table:table-cell office:value-type="float" office:value="35.8765468186">
                <text:p>35.8765468186</text:p>
              </table:table-cell>
              <table:table-cell office:value-type="float" office:value="35.6410912804">
                <text:p>35.6410912804</text:p>
              </table:table-cell>
              <table:table-cell office:value-type="float" office:value="36.2472477223">
                <text:p>36.2472477223</text:p>
              </table:table-cell>
              <table:table-cell office:value-type="float" office:value="36.0624194863">
                <text:p>36.0624194863</text:p>
              </table:table-cell>
            </table:table-row>
            <table:table-row>
              <table:table-cell office:value-type="string">
                <text:p>arraycopy_1_17</text:p>
              </table:table-cell>
              <table:table-cell office:value-type="float" office:value="43.8545431232">
                <text:p>43.8545431232</text:p>
              </table:table-cell>
              <table:table-cell office:value-type="float" office:value="43.4721694944">
                <text:p>43.4721694944</text:p>
              </table:table-cell>
              <table:table-cell office:value-type="float" office:value="44.8437894864">
                <text:p>44.8437894864</text:p>
              </table:table-cell>
              <table:table-cell office:value-type="float" office:value="44.3274208709">
                <text:p>44.3274208709</text:p>
              </table:table-cell>
            </table:table-row>
            <table:table-row>
              <table:table-cell office:value-type="string">
                <text:p>arraycopy_1_2</text:p>
              </table:table-cell>
              <table:table-cell office:value-type="float" office:value="43.8672950952">
                <text:p>43.8672950952</text:p>
              </table:table-cell>
              <table:table-cell office:value-type="float" office:value="42.9600921493">
                <text:p>42.9600921493</text:p>
              </table:table-cell>
              <table:table-cell office:value-type="float" office:value="45.0678431188">
                <text:p>45.0678431188</text:p>
              </table:table-cell>
              <table:table-cell office:value-type="float" office:value="44.5019404754">
                <text:p>44.5019404754</text:p>
              </table:table-cell>
            </table:table-row>
            <table:table-row>
              <table:table-cell office:value-type="string">
                <text:p>arraycopy_1_21</text:p>
              </table:table-cell>
              <table:table-cell office:value-type="float" office:value="44.8282680861">
                <text:p>44.8282680861</text:p>
              </table:table-cell>
              <table:table-cell office:value-type="float" office:value="44.6686732802">
                <text:p>44.6686732802</text:p>
              </table:table-cell>
              <table:table-cell office:value-type="float" office:value="45.1387168779">
                <text:p>45.1387168779</text:p>
              </table:table-cell>
              <table:table-cell office:value-type="float" office:value="44.966780216">
                <text:p>44.966780216</text:p>
              </table:table-cell>
            </table:table-row>
            <table:table-row>
              <table:table-cell office:value-type="string">
                <text:p>arraycopy_1_23</text:p>
              </table:table-cell>
              <table:table-cell office:value-type="float" office:value="45.909600593">
                <text:p>45.909600593</text:p>
              </table:table-cell>
              <table:table-cell office:value-type="float" office:value="45.8389282851">
                <text:p>45.8389282851</text:p>
              </table:table-cell>
              <table:table-cell office:value-type="float" office:value="46.0444485136">
                <text:p>46.0444485136</text:p>
              </table:table-cell>
              <table:table-cell office:value-type="float" office:value="45.9838404363">
                <text:p>45.9838404363</text:p>
              </table:table-cell>
            </table:table-row>
            <table:table-row>
              <table:table-cell office:value-type="string">
                <text:p>arraycopy_1_24</text:p>
              </table:table-cell>
              <table:table-cell office:value-type="float" office:value="45.047118214">
                <text:p>45.047118214</text:p>
              </table:table-cell>
              <table:table-cell office:value-type="float" office:value="44.792739322">
                <text:p>44.792739322</text:p>
              </table:table-cell>
              <table:table-cell office:value-type="float" office:value="45.4421922049">
                <text:p>45.4421922049</text:p>
              </table:table-cell>
              <table:table-cell office:value-type="float" office:value="45.2467060543">
                <text:p>45.2467060543</text:p>
              </table:table-cell>
            </table:table-row>
            <table:table-row>
              <table:table-cell office:value-type="string">
                <text:p>arraycopy_1_27</text:p>
              </table:table-cell>
              <table:table-cell office:value-type="float" office:value="44.2786065277">
                <text:p>44.2786065277</text:p>
              </table:table-cell>
              <table:table-cell office:value-type="float" office:value="44.2416508104">
                <text:p>44.2416508104</text:p>
              </table:table-cell>
              <table:table-cell office:value-type="float" office:value="44.3793726748">
                <text:p>44.3793726748</text:p>
              </table:table-cell>
              <table:table-cell office:value-type="float" office:value="44.3207175341">
                <text:p>44.3207175341</text:p>
              </table:table-cell>
            </table:table-row>
            <table:table-row>
              <table:table-cell office:value-type="string">
                <text:p>arraycopy_1_29</text:p>
              </table:table-cell>
              <table:table-cell office:value-type="float" office:value="44.124487254">
                <text:p>44.124487254</text:p>
              </table:table-cell>
              <table:table-cell office:value-type="float" office:value="42.9992489959">
                <text:p>42.9992489959</text:p>
              </table:table-cell>
              <table:table-cell office:value-type="float" office:value="46.7418999036">
                <text:p>46.7418999036</text:p>
              </table:table-cell>
              <table:table-cell office:value-type="float" office:value="45.489139051">
                <text:p>45.489139051</text:p>
              </table:table-cell>
            </table:table-row>
            <table:table-row>
              <table:table-cell office:value-type="string">
                <text:p>arraycopy_1_3</text:p>
              </table:table-cell>
              <table:table-cell office:value-type="float" office:value="43.8542524962">
                <text:p>43.8542524962</text:p>
              </table:table-cell>
              <table:table-cell office:value-type="float" office:value="42.6430225169">
                <text:p>42.6430225169</text:p>
              </table:table-cell>
              <table:table-cell office:value-type="float" office:value="45.4386235123">
                <text:p>45.4386235123</text:p>
              </table:table-cell>
              <table:table-cell office:value-type="float" office:value="44.6870089975">
                <text:p>44.6870089975</text:p>
              </table:table-cell>
            </table:table-row>
            <table:table-row>
              <table:table-cell office:value-type="string">
                <text:p>arraycopy_1_31</text:p>
              </table:table-cell>
              <table:table-cell office:value-type="float" office:value="44.8067000973">
                <text:p>44.8067000973</text:p>
              </table:table-cell>
              <table:table-cell office:value-type="float" office:value="44.5719135045">
                <text:p>44.5719135045</text:p>
              </table:table-cell>
              <table:table-cell office:value-type="float" office:value="45.1710452294">
                <text:p>45.1710452294</text:p>
              </table:table-cell>
              <table:table-cell office:value-type="float" office:value="45.0042281168">
                <text:p>45.0042281168</text:p>
              </table:table-cell>
            </table:table-row>
            <table:table-row>
              <table:table-cell office:value-type="string">
                <text:p>arraycopy_1_7</text:p>
              </table:table-cell>
              <table:table-cell office:value-type="float" office:value="43.865534179">
                <text:p>43.865534179</text:p>
              </table:table-cell>
              <table:table-cell office:value-type="float" office:value="34.1820178537">
                <text:p>34.1820178537</text:p>
              </table:table-cell>
              <table:table-cell office:value-type="float" office:value="56.4760598246">
                <text:p>56.4760598246</text:p>
              </table:table-cell>
              <table:table-cell office:value-type="float" office:value="50.4812276166">
                <text:p>50.4812276166</text:p>
              </table:table-cell>
            </table:table-row>
            <table:table-row>
              <table:table-cell office:value-type="string">
                <text:p>arraycopy_1_8</text:p>
              </table:table-cell>
              <table:table-cell office:value-type="float" office:value="43.8703502968">
                <text:p>43.8703502968</text:p>
              </table:table-cell>
              <table:table-cell office:value-type="float" office:value="43.862776852">
                <text:p>43.862776852</text:p>
              </table:table-cell>
              <table:table-cell office:value-type="float" office:value="43.8868673277">
                <text:p>43.8868673277</text:p>
              </table:table-cell>
              <table:table-cell office:value-type="float" office:value="43.878915499">
                <text:p>43.878915499</text:p>
              </table:table-cell>
            </table:table-row>
            <table:table-row>
              <table:table-cell office:value-type="string">
                <text:p>arraycopy_1_9</text:p>
              </table:table-cell>
              <table:table-cell office:value-type="float" office:value="43.8626159681">
                <text:p>43.8626159681</text:p>
              </table:table-cell>
              <table:table-cell office:value-type="float" office:value="43.8523786538">
                <text:p>43.8523786538</text:p>
              </table:table-cell>
              <table:table-cell office:value-type="float" office:value="43.8851831945">
                <text:p>43.8851831945</text:p>
              </table:table-cell>
              <table:table-cell office:value-type="float" office:value="43.874224481">
                <text:p>43.874224481</text:p>
              </table:table-cell>
            </table:table-row>
            <table:table-row>
              <table:table-cell office:value-type="string">
                <text:p>arraycopy_21_0</text:p>
              </table:table-cell>
              <table:table-cell office:value-type="float" office:value="35.7168765546">
                <text:p>35.7168765546</text:p>
              </table:table-cell>
              <table:table-cell office:value-type="float" office:value="34.6511610009">
                <text:p>34.6511610009</text:p>
              </table:table-cell>
              <table:table-cell office:value-type="float" office:value="37.6177010694">
                <text:p>37.6177010694</text:p>
              </table:table-cell>
              <table:table-cell office:value-type="float" office:value="36.5982661355">
                <text:p>36.5982661355</text:p>
              </table:table-cell>
            </table:table-row>
            <table:table-row>
              <table:table-cell office:value-type="string">
                <text:p>arraycopy_21_1</text:p>
              </table:table-cell>
              <table:table-cell office:value-type="float" office:value="43.4969690061">
                <text:p>43.4969690061</text:p>
              </table:table-cell>
              <table:table-cell office:value-type="float" office:value="43.4767598048">
                <text:p>43.4767598048</text:p>
              </table:table-cell>
              <table:table-cell office:value-type="float" office:value="43.5379730327">
                <text:p>43.5379730327</text:p>
              </table:table-cell>
              <table:table-cell office:value-type="float" office:value="43.5146035248">
                <text:p>43.5146035248</text:p>
              </table:table-cell>
            </table:table-row>
            <table:table-row>
              <table:table-cell office:value-type="string">
                <text:p>arraycopy_21_15</text:p>
              </table:table-cell>
              <table:table-cell office:value-type="float" office:value="43.496432854">
                <text:p>43.496432854</text:p>
              </table:table-cell>
              <table:table-cell office:value-type="float" office:value="43.4777774673">
                <text:p>43.4777774673</text:p>
              </table:table-cell>
              <table:table-cell office:value-type="float" office:value="43.5360467656">
                <text:p>43.5360467656</text:p>
              </table:table-cell>
              <table:table-cell office:value-type="float" office:value="43.5155955709">
                <text:p>43.5155955709</text:p>
              </table:table-cell>
            </table:table-row>
            <table:table-row>
              <table:table-cell office:value-type="string">
                <text:p>arraycopy_21_16</text:p>
              </table:table-cell>
              <table:table-cell office:value-type="float" office:value="35.8248891356">
                <text:p>35.8248891356</text:p>
              </table:table-cell>
              <table:table-cell office:value-type="float" office:value="35.2202203741">
                <text:p>35.2202203741</text:p>
              </table:table-cell>
              <table:table-cell office:value-type="float" office:value="36.8398078963">
                <text:p>36.8398078963</text:p>
              </table:table-cell>
              <table:table-cell office:value-type="float" office:value="36.2471531698">
                <text:p>36.2471531698</text:p>
              </table:table-cell>
            </table:table-row>
            <table:table-row>
              <table:table-cell office:value-type="string">
                <text:p>arraycopy_21_17</text:p>
              </table:table-cell>
              <table:table-cell office:value-type="float" office:value="43.3252729318">
                <text:p>43.3252729318</text:p>
              </table:table-cell>
              <table:table-cell office:value-type="float" office:value="39.0075159784">
                <text:p>39.0075159784</text:p>
              </table:table-cell>
              <table:table-cell office:value-type="float" office:value="49.6710463841">
                <text:p>49.6710463841</text:p>
              </table:table-cell>
              <table:table-cell office:value-type="float" office:value="45.9941064798">
                <text:p>45.9941064798</text:p>
              </table:table-cell>
            </table:table-row>
            <table:table-row>
              <table:table-cell office:value-type="string">
                <text:p>arraycopy_21_2</text:p>
              </table:table-cell>
              <table:table-cell office:value-type="float" office:value="43.947080194">
                <text:p>43.947080194</text:p>
              </table:table-cell>
              <table:table-cell office:value-type="float" office:value="42.680944977">
                <text:p>42.680944977</text:p>
              </table:table-cell>
              <table:table-cell office:value-type="float" office:value="46.678402541">
                <text:p>46.678402541</text:p>
              </table:table-cell>
              <table:table-cell office:value-type="float" office:value="45.4064127722">
                <text:p>45.4064127722</text:p>
              </table:table-cell>
            </table:table-row>
            <table:table-row>
              <table:table-cell office:value-type="string">
                <text:p>arraycopy_21_21</text:p>
              </table:table-cell>
              <table:table-cell office:value-type="float" office:value="44.5955447861">
                <text:p>44.5955447861</text:p>
              </table:table-cell>
              <table:table-cell office:value-type="float" office:value="43.6771946107">
                <text:p>43.6771946107</text:p>
              </table:table-cell>
              <table:table-cell office:value-type="float" office:value="46.2901199861">
                <text:p>46.2901199861</text:p>
              </table:table-cell>
              <table:table-cell office:value-type="float" office:value="45.2341410664">
                <text:p>45.2341410664</text:p>
              </table:table-cell>
            </table:table-row>
            <table:table-row>
              <table:table-cell office:value-type="string">
                <text:p>arraycopy_21_23</text:p>
              </table:table-cell>
              <table:table-cell office:value-type="float" office:value="43.5013999004">
                <text:p>43.5013999004</text:p>
              </table:table-cell>
              <table:table-cell office:value-type="float" office:value="43.4869047708">
                <text:p>43.4869047708</text:p>
              </table:table-cell>
              <table:table-cell office:value-type="float" office:value="43.5244541892">
                <text:p>43.5244541892</text:p>
              </table:table-cell>
              <table:table-cell office:value-type="float" office:value="43.5122279393">
                <text:p>43.5122279393</text:p>
              </table:table-cell>
            </table:table-row>
            <table:table-row>
              <table:table-cell office:value-type="string">
                <text:p>arraycopy_21_24</text:p>
              </table:table-cell>
              <table:table-cell office:value-type="float" office:value="43.5066655303">
                <text:p>43.5066655303</text:p>
              </table:table-cell>
              <table:table-cell office:value-type="float" office:value="43.2455508557">
                <text:p>43.2455508557</text:p>
              </table:table-cell>
              <table:table-cell office:value-type="float" office:value="43.8535646932">
                <text:p>43.8535646932</text:p>
              </table:table-cell>
              <table:table-cell office:value-type="float" office:value="43.6903957092">
                <text:p>43.6903957092</text:p>
              </table:table-cell>
            </table:table-row>
            <table:table-row>
              <table:table-cell office:value-type="string">
                <text:p>arraycopy_21_27</text:p>
              </table:table-cell>
              <table:table-cell office:value-type="float" office:value="43.484225408">
                <text:p>43.484225408</text:p>
              </table:table-cell>
              <table:table-cell office:value-type="float" office:value="43.4646035936">
                <text:p>43.4646035936</text:p>
              </table:table-cell>
              <table:table-cell office:value-type="float" office:value="43.533710595">
                <text:p>43.533710595</text:p>
              </table:table-cell>
              <table:table-cell office:value-type="float" office:value="43.5064836108">
                <text:p>43.5064836108</text:p>
              </table:table-cell>
            </table:table-row>
            <table:table-row>
              <table:table-cell office:value-type="string">
                <text:p>arraycopy_21_29</text:p>
              </table:table-cell>
              <table:table-cell office:value-type="float" office:value="43.5029739916">
                <text:p>43.5029739916</text:p>
              </table:table-cell>
              <table:table-cell office:value-type="float" office:value="43.4934038398">
                <text:p>43.4934038398</text:p>
              </table:table-cell>
              <table:table-cell office:value-type="float" office:value="43.5254837306">
                <text:p>43.5254837306</text:p>
              </table:table-cell>
              <table:table-cell office:value-type="float" office:value="43.5141856176">
                <text:p>43.5141856176</text:p>
              </table:table-cell>
            </table:table-row>
            <table:table-row>
              <table:table-cell office:value-type="string">
                <text:p>arraycopy_21_3</text:p>
              </table:table-cell>
              <table:table-cell office:value-type="float" office:value="43.5012662476">
                <text:p>43.5012662476</text:p>
              </table:table-cell>
              <table:table-cell office:value-type="float" office:value="43.4835363894">
                <text:p>43.4835363894</text:p>
              </table:table-cell>
              <table:table-cell office:value-type="float" office:value="43.5334923936">
                <text:p>43.5334923936</text:p>
              </table:table-cell>
              <table:table-cell office:value-type="float" office:value="43.5184876609">
                <text:p>43.5184876609</text:p>
              </table:table-cell>
            </table:table-row>
            <table:table-row>
              <table:table-cell office:value-type="string">
                <text:p>arraycopy_21_31</text:p>
              </table:table-cell>
              <table:table-cell office:value-type="float" office:value="43.5219781207">
                <text:p>43.5219781207</text:p>
              </table:table-cell>
              <table:table-cell office:value-type="float" office:value="43.2126486504">
                <text:p>43.2126486504</text:p>
              </table:table-cell>
              <table:table-cell office:value-type="float" office:value="43.9679385415">
                <text:p>43.9679385415</text:p>
              </table:table-cell>
              <table:table-cell office:value-type="float" office:value="43.7606106267">
                <text:p>43.7606106267</text:p>
              </table:table-cell>
            </table:table-row>
            <table:table-row>
              <table:table-cell office:value-type="string">
                <text:p>arraycopy_21_7</text:p>
              </table:table-cell>
              <table:table-cell office:value-type="float" office:value="43.4903966548">
                <text:p>43.4903966548</text:p>
              </table:table-cell>
              <table:table-cell office:value-type="float" office:value="43.472609994">
                <text:p>43.472609994</text:p>
              </table:table-cell>
              <table:table-cell office:value-type="float" office:value="43.5286808853">
                <text:p>43.5286808853</text:p>
              </table:table-cell>
              <table:table-cell office:value-type="float" office:value="43.5102835844">
                <text:p>43.5102835844</text:p>
              </table:table-cell>
            </table:table-row>
            <table:table-row>
              <table:table-cell office:value-type="string">
                <text:p>arraycopy_21_8</text:p>
              </table:table-cell>
              <table:table-cell office:value-type="float" office:value="45.8002653785">
                <text:p>45.8002653785</text:p>
              </table:table-cell>
              <table:table-cell office:value-type="float" office:value="45.6382471376">
                <text:p>45.6382471376</text:p>
              </table:table-cell>
              <table:table-cell office:value-type="float" office:value="46.1450905019">
                <text:p>46.1450905019</text:p>
              </table:table-cell>
              <table:table-cell office:value-type="float" office:value="45.9662813886">
                <text:p>45.9662813886</text:p>
              </table:table-cell>
            </table:table-row>
            <table:table-row>
              <table:table-cell office:value-type="string">
                <text:p>arraycopy_21_9</text:p>
              </table:table-cell>
              <table:table-cell office:value-type="float" office:value="43.5360950981">
                <text:p>43.5360950981</text:p>
              </table:table-cell>
              <table:table-cell office:value-type="float" office:value="43.4880150664">
                <text:p>43.4880150664</text:p>
              </table:table-cell>
              <table:table-cell office:value-type="float" office:value="43.6216835165">
                <text:p>43.6216835165</text:p>
              </table:table-cell>
              <table:table-cell office:value-type="float" office:value="43.5783697482">
                <text:p>43.5783697482</text:p>
              </table:table-cell>
            </table:table-row>
            <table:table-row>
              <table:table-cell office:value-type="string">
                <text:p>arraycopy_23_0</text:p>
              </table:table-cell>
              <table:table-cell office:value-type="float" office:value="37.7456018425">
                <text:p>37.7456018425</text:p>
              </table:table-cell>
              <table:table-cell office:value-type="float" office:value="36.7484886159">
                <text:p>36.7484886159</text:p>
              </table:table-cell>
              <table:table-cell office:value-type="float" office:value="39.5597132716">
                <text:p>39.5597132716</text:p>
              </table:table-cell>
              <table:table-cell office:value-type="float" office:value="38.47060651">
                <text:p>38.47060651</text:p>
              </table:table-cell>
            </table:table-row>
            <table:table-row>
              <table:table-cell office:value-type="string">
                <text:p>arraycopy_23_1</text:p>
              </table:table-cell>
              <table:table-cell office:value-type="float" office:value="43.5298012155">
                <text:p>43.5298012155</text:p>
              </table:table-cell>
              <table:table-cell office:value-type="float" office:value="43.4872068783">
                <text:p>43.4872068783</text:p>
              </table:table-cell>
              <table:table-cell office:value-type="float" office:value="43.6198240841">
                <text:p>43.6198240841</text:p>
              </table:table-cell>
              <table:table-cell office:value-type="float" office:value="43.5783099917">
                <text:p>43.5783099917</text:p>
              </table:table-cell>
            </table:table-row>
            <table:table-row>
              <table:table-cell office:value-type="string">
                <text:p>arraycopy_23_15</text:p>
              </table:table-cell>
              <table:table-cell office:value-type="float" office:value="43.4767467232">
                <text:p>43.4767467232</text:p>
              </table:table-cell>
              <table:table-cell office:value-type="float" office:value="43.4459857809">
                <text:p>43.4459857809</text:p>
              </table:table-cell>
              <table:table-cell office:value-type="float" office:value="43.5481430231">
                <text:p>43.5481430231</text:p>
              </table:table-cell>
              <table:table-cell office:value-type="float" office:value="43.5126770611">
                <text:p>43.5126770611</text:p>
              </table:table-cell>
            </table:table-row>
            <table:table-row>
              <table:table-cell office:value-type="string">
                <text:p>arraycopy_23_16</text:p>
              </table:table-cell>
              <table:table-cell office:value-type="float" office:value="37.1918039727">
                <text:p>37.1918039727</text:p>
              </table:table-cell>
              <table:table-cell office:value-type="float" office:value="36.3813709066">
                <text:p>36.3813709066</text:p>
              </table:table-cell>
              <table:table-cell office:value-type="float" office:value="38.9144327136">
                <text:p>38.9144327136</text:p>
              </table:table-cell>
              <table:table-cell office:value-type="float" office:value="38.1214520485">
                <text:p>38.12145204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